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3.comm.sub.network" table:style-name="ta1">
        <table:shapes>
          <draw:frame draw:z-index="0" draw:style-name="gr1" draw:text-style-name="P1" svg:width="965.68pt" svg:height="611.4pt" svg:x="371.76pt" svg:y="3pt">
            <draw:object draw:notify-on-update-of-ranges="'relay3.comm.sub.network'.E2:'relay3.comm.sub.network'.E616 'relay3.comm.sub.network'.F2:'relay3.comm.sub.network'.F6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07873.85063" calcext:value-type="float">
            <text:p>1455907873.85063</text:p>
          </table:table-cell>
          <table:table-cell office:value-type="float" office:value="1455907873.85093" calcext:value-type="float">
            <text:p>1455907873.85093</text:p>
          </table:table-cell>
          <table:table-cell office:value-type="float" office:value="5840" calcext:value-type="float">
            <text:p>5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07874.02818" calcext:value-type="float">
            <text:p>1455907874.02818</text:p>
          </table:table-cell>
          <table:table-cell office:value-type="float" office:value="1455907874.02836" calcext:value-type="float">
            <text:p>1455907874.02836</text:p>
          </table:table-cell>
          <table:table-cell office:value-type="float" office:value="5624" calcext:value-type="float">
            <text:p>5624</text:p>
          </table:table-cell>
          <table:table-cell table:formula="of:=[.B3]-[.B$2]" office:value-type="float" office:value="0.177549600601196" calcext:value-type="float">
            <text:p>0.1775496006</text:p>
          </table:table-cell>
          <table:table-cell table:formula="of:=[.D3]/([.E3]-[.E2])" office:value-type="float" office:value="31675.6555968401" calcext:value-type="float">
            <text:p>31675.6555968401</text:p>
          </table:table-cell>
          <table:table-cell table:formula="of:=[.E3]-[.E2]" office:value-type="float" office:value="0.177549600601196" calcext:value-type="float">
            <text:p>0.1775496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07874.1212" calcext:value-type="float">
            <text:p>1455907874.1212</text:p>
          </table:table-cell>
          <table:table-cell office:value-type="float" office:value="1455907874.12137" calcext:value-type="float">
            <text:p>1455907874.12137</text:p>
          </table:table-cell>
          <table:table-cell office:value-type="float" office:value="5512" calcext:value-type="float">
            <text:p>5512</text:p>
          </table:table-cell>
          <table:table-cell table:formula="of:=[.B4]-[.B$2]" office:value-type="float" office:value="0.270566940307617" calcext:value-type="float">
            <text:p>0.2705669403</text:p>
          </table:table-cell>
          <table:table-cell table:formula="of:=[.D4]/([.E4]-[.E3])" office:value-type="float" office:value="59257.7686848156" calcext:value-type="float">
            <text:p>59257.7686848156</text:p>
          </table:table-cell>
          <table:table-cell table:formula="of:=[.E4]-[.E3]" office:value-type="float" office:value="0.0930173397064209" calcext:value-type="float">
            <text:p>0.0930173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07874.21282" calcext:value-type="float">
            <text:p>1455907874.21282</text:p>
          </table:table-cell>
          <table:table-cell office:value-type="float" office:value="1455907874.21312" calcext:value-type="float">
            <text:p>1455907874.21312</text:p>
          </table:table-cell>
          <table:table-cell office:value-type="float" office:value="5400" calcext:value-type="float">
            <text:p>5400</text:p>
          </table:table-cell>
          <table:table-cell table:formula="of:=[.B5]-[.B$2]" office:value-type="float" office:value="0.362186193466187" calcext:value-type="float">
            <text:p>0.3621861935</text:p>
          </table:table-cell>
          <table:table-cell table:formula="of:=[.D5]/([.E5]-[.E4])" office:value-type="float" office:value="58939.5767137939" calcext:value-type="float">
            <text:p>58939.5767137939</text:p>
          </table:table-cell>
          <table:table-cell table:formula="of:=[.E5]-[.E4]" office:value-type="float" office:value="0.0916192531585693" calcext:value-type="float">
            <text:p>0.0916192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07874.30465" calcext:value-type="float">
            <text:p>1455907874.30465</text:p>
          </table:table-cell>
          <table:table-cell office:value-type="float" office:value="1455907874.30486" calcext:value-type="float">
            <text:p>1455907874.30486</text:p>
          </table:table-cell>
          <table:table-cell office:value-type="float" office:value="5296" calcext:value-type="float">
            <text:p>5296</text:p>
          </table:table-cell>
          <table:table-cell table:formula="of:=[.B6]-[.B$2]" office:value-type="float" office:value="0.454014539718628" calcext:value-type="float">
            <text:p>0.4540145397</text:p>
          </table:table-cell>
          <table:table-cell table:formula="of:=[.D6]/([.E6]-[.E5])" office:value-type="float" office:value="57672.8234377759" calcext:value-type="float">
            <text:p>57672.8234377759</text:p>
          </table:table-cell>
          <table:table-cell table:formula="of:=[.E6]-[.E5]" office:value-type="float" office:value="0.0918283462524414" calcext:value-type="float">
            <text:p>0.0918283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07874.39628" calcext:value-type="float">
            <text:p>1455907874.39628</text:p>
          </table:table-cell>
          <table:table-cell office:value-type="float" office:value="1455907874.39644" calcext:value-type="float">
            <text:p>1455907874.39644</text:p>
          </table:table-cell>
          <table:table-cell office:value-type="float" office:value="5192" calcext:value-type="float">
            <text:p>5192</text:p>
          </table:table-cell>
          <table:table-cell table:formula="of:=[.B7]-[.B$2]" office:value-type="float" office:value="0.545644760131836" calcext:value-type="float">
            <text:p>0.5456447601</text:p>
          </table:table-cell>
          <table:table-cell table:formula="of:=[.D7]/([.E7]-[.E6])" office:value-type="float" office:value="56662.5287660184" calcext:value-type="float">
            <text:p>56662.5287660184</text:p>
          </table:table-cell>
          <table:table-cell table:formula="of:=[.E7]-[.E6]" office:value-type="float" office:value="0.091630220413208" calcext:value-type="float">
            <text:p>0.0916302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07874.4877" calcext:value-type="float">
            <text:p>1455907874.4877</text:p>
          </table:table-cell>
          <table:table-cell office:value-type="float" office:value="1455907874.48787" calcext:value-type="float">
            <text:p>1455907874.48787</text:p>
          </table:table-cell>
          <table:table-cell office:value-type="float" office:value="5096" calcext:value-type="float">
            <text:p>5096</text:p>
          </table:table-cell>
          <table:table-cell table:formula="of:=[.B8]-[.B$2]" office:value-type="float" office:value="0.637069702148438" calcext:value-type="float">
            <text:p>0.6370697021</text:p>
          </table:table-cell>
          <table:table-cell table:formula="of:=[.D8]/([.E8]-[.E7])" office:value-type="float" office:value="55739.7126822857" calcext:value-type="float">
            <text:p>55739.7126822857</text:p>
          </table:table-cell>
          <table:table-cell table:formula="of:=[.E8]-[.E7]" office:value-type="float" office:value="0.0914249420166016" calcext:value-type="float">
            <text:p>0.091424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07874.57836" calcext:value-type="float">
            <text:p>1455907874.57836</text:p>
          </table:table-cell>
          <table:table-cell office:value-type="float" office:value="1455907874.57853" calcext:value-type="float">
            <text:p>1455907874.57853</text:p>
          </table:table-cell>
          <table:table-cell office:value-type="float" office:value="5008" calcext:value-type="float">
            <text:p>5008</text:p>
          </table:table-cell>
          <table:table-cell table:formula="of:=[.B9]-[.B$2]" office:value-type="float" office:value="0.727730989456177" calcext:value-type="float">
            <text:p>0.7277309895</text:p>
          </table:table-cell>
          <table:table-cell table:formula="of:=[.D9]/([.E9]-[.E8])" office:value-type="float" office:value="55238.5714864264" calcext:value-type="float">
            <text:p>55238.5714864264</text:p>
          </table:table-cell>
          <table:table-cell table:formula="of:=[.E9]-[.E8]" office:value-type="float" office:value="0.0906612873077393" calcext:value-type="float">
            <text:p>0.0906612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07874.67018" calcext:value-type="float">
            <text:p>1455907874.67018</text:p>
          </table:table-cell>
          <table:table-cell office:value-type="float" office:value="1455907874.67043" calcext:value-type="float">
            <text:p>1455907874.67043</text:p>
          </table:table-cell>
          <table:table-cell office:value-type="float" office:value="4912" calcext:value-type="float">
            <text:p>4912</text:p>
          </table:table-cell>
          <table:table-cell table:formula="of:=[.B10]-[.B$2]" office:value-type="float" office:value="0.819549322128296" calcext:value-type="float">
            <text:p>0.8195493221</text:p>
          </table:table-cell>
          <table:table-cell table:formula="of:=[.D10]/([.E10]-[.E9])" office:value-type="float" office:value="53496.9418094382" calcext:value-type="float">
            <text:p>53496.9418094382</text:p>
          </table:table-cell>
          <table:table-cell table:formula="of:=[.E10]-[.E9]" office:value-type="float" office:value="0.0918183326721191" calcext:value-type="float">
            <text:p>0.091818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07874.76233" calcext:value-type="float">
            <text:p>1455907874.76233</text:p>
          </table:table-cell>
          <table:table-cell office:value-type="float" office:value="1455907874.76251" calcext:value-type="float">
            <text:p>1455907874.76251</text:p>
          </table:table-cell>
          <table:table-cell office:value-type="float" office:value="4832" calcext:value-type="float">
            <text:p>4832</text:p>
          </table:table-cell>
          <table:table-cell table:formula="of:=[.B11]-[.B$2]" office:value-type="float" office:value="0.91169285774231" calcext:value-type="float">
            <text:p>0.9116928577</text:p>
          </table:table-cell>
          <table:table-cell table:formula="of:=[.D11]/([.E11]-[.E10])" office:value-type="float" office:value="52439.9239490993" calcext:value-type="float">
            <text:p>52439.9239490993</text:p>
          </table:table-cell>
          <table:table-cell table:formula="of:=[.E11]-[.E10]" office:value-type="float" office:value="0.0921435356140137" calcext:value-type="float">
            <text:p>0.0921435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07874.85353" calcext:value-type="float">
            <text:p>1455907874.85353</text:p>
          </table:table-cell>
          <table:table-cell office:value-type="float" office:value="1455907874.85369" calcext:value-type="float">
            <text:p>1455907874.85369</text:p>
          </table:table-cell>
          <table:table-cell office:value-type="float" office:value="4752" calcext:value-type="float">
            <text:p>4752</text:p>
          </table:table-cell>
          <table:table-cell table:formula="of:=[.B12]-[.B$2]" office:value-type="float" office:value="1.00289344787598" calcext:value-type="float">
            <text:p>1.0028934479</text:p>
          </table:table-cell>
          <table:table-cell table:formula="of:=[.D12]/([.E12]-[.E11])" office:value-type="float" office:value="52104.925999221" calcext:value-type="float">
            <text:p>52104.925999221</text:p>
          </table:table-cell>
          <table:table-cell table:formula="of:=[.E12]-[.E11]" office:value-type="float" office:value="0.091200590133667" calcext:value-type="float">
            <text:p>0.0912005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07874.94534" calcext:value-type="float">
            <text:p>1455907874.94534</text:p>
          </table:table-cell>
          <table:table-cell office:value-type="float" office:value="1455907874.94552" calcext:value-type="float">
            <text:p>1455907874.94552</text:p>
          </table:table-cell>
          <table:table-cell office:value-type="float" office:value="4680" calcext:value-type="float">
            <text:p>4680</text:p>
          </table:table-cell>
          <table:table-cell table:formula="of:=[.B13]-[.B$2]" office:value-type="float" office:value="1.09471106529236" calcext:value-type="float">
            <text:p>1.0947110653</text:p>
          </table:table-cell>
          <table:table-cell table:formula="of:=[.D13]/([.E13]-[.E12])" office:value-type="float" office:value="50970.6103435114" calcext:value-type="float">
            <text:p>50970.6103435114</text:p>
          </table:table-cell>
          <table:table-cell table:formula="of:=[.E13]-[.E12]" office:value-type="float" office:value="0.0918176174163818" calcext:value-type="float">
            <text:p>0.0918176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07875.03695" calcext:value-type="float">
            <text:p>1455907875.03695</text:p>
          </table:table-cell>
          <table:table-cell office:value-type="float" office:value="1455907875.03713" calcext:value-type="float">
            <text:p>1455907875.03713</text:p>
          </table:table-cell>
          <table:table-cell office:value-type="float" office:value="4608" calcext:value-type="float">
            <text:p>4608</text:p>
          </table:table-cell>
          <table:table-cell table:formula="of:=[.B14]-[.B$2]" office:value-type="float" office:value="1.18631625175476" calcext:value-type="float">
            <text:p>1.1863162518</text:p>
          </table:table-cell>
          <table:table-cell table:formula="of:=[.D14]/([.E14]-[.E13])" office:value-type="float" office:value="50302.8286710739" calcext:value-type="float">
            <text:p>50302.8286710739</text:p>
          </table:table-cell>
          <table:table-cell table:formula="of:=[.E14]-[.E13]" office:value-type="float" office:value="0.0916051864624023" calcext:value-type="float">
            <text:p>0.09160518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07875.12821" calcext:value-type="float">
            <text:p>1455907875.12821</text:p>
          </table:table-cell>
          <table:table-cell office:value-type="float" office:value="1455907875.12838" calcext:value-type="float">
            <text:p>1455907875.12838</text:p>
          </table:table-cell>
          <table:table-cell office:value-type="float" office:value="4544" calcext:value-type="float">
            <text:p>4544</text:p>
          </table:table-cell>
          <table:table-cell table:formula="of:=[.B15]-[.B$2]" office:value-type="float" office:value="1.27757930755615" calcext:value-type="float">
            <text:p>1.2775793076</text:p>
          </table:table-cell>
          <table:table-cell table:formula="of:=[.D15]/([.E15]-[.E14])" office:value-type="float" office:value="49790.1364369032" calcext:value-type="float">
            <text:p>49790.1364369032</text:p>
          </table:table-cell>
          <table:table-cell table:formula="of:=[.E15]-[.E14]" office:value-type="float" office:value="0.0912630558013916" calcext:value-type="float">
            <text:p>0.0912630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07875.21895" calcext:value-type="float">
            <text:p>1455907875.21895</text:p>
          </table:table-cell>
          <table:table-cell office:value-type="float" office:value="1455907875.21912" calcext:value-type="float">
            <text:p>1455907875.21912</text:p>
          </table:table-cell>
          <table:table-cell office:value-type="float" office:value="4488" calcext:value-type="float">
            <text:p>4488</text:p>
          </table:table-cell>
          <table:table-cell table:formula="of:=[.B16]-[.B$2]" office:value-type="float" office:value="1.36831831932068" calcext:value-type="float">
            <text:p>1.3683183193</text:p>
          </table:table-cell>
          <table:table-cell table:formula="of:=[.D16]/([.E16]-[.E15])" office:value-type="float" office:value="49460.5342589211" calcext:value-type="float">
            <text:p>49460.5342589211</text:p>
          </table:table-cell>
          <table:table-cell table:formula="of:=[.E16]-[.E15]" office:value-type="float" office:value="0.0907390117645264" calcext:value-type="float">
            <text:p>0.0907390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07875.31005" calcext:value-type="float">
            <text:p>1455907875.31005</text:p>
          </table:table-cell>
          <table:table-cell office:value-type="float" office:value="1455907875.31022" calcext:value-type="float">
            <text:p>1455907875.31022</text:p>
          </table:table-cell>
          <table:table-cell office:value-type="float" office:value="4440" calcext:value-type="float">
            <text:p>4440</text:p>
          </table:table-cell>
          <table:table-cell table:formula="of:=[.B17]-[.B$2]" office:value-type="float" office:value="1.45941710472107" calcext:value-type="float">
            <text:p>1.4594171047</text:p>
          </table:table-cell>
          <table:table-cell table:formula="of:=[.D17]/([.E17]-[.E16])" office:value-type="float" office:value="48738.300741175" calcext:value-type="float">
            <text:p>48738.300741175</text:p>
          </table:table-cell>
          <table:table-cell table:formula="of:=[.E17]-[.E16]" office:value-type="float" office:value="0.0910987854003906" calcext:value-type="float">
            <text:p>0.0910987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07875.40214" calcext:value-type="float">
            <text:p>1455907875.40214</text:p>
          </table:table-cell>
          <table:table-cell office:value-type="float" office:value="1455907875.40232" calcext:value-type="float">
            <text:p>1455907875.40232</text:p>
          </table:table-cell>
          <table:table-cell office:value-type="float" office:value="4400" calcext:value-type="float">
            <text:p>4400</text:p>
          </table:table-cell>
          <table:table-cell table:formula="of:=[.B18]-[.B$2]" office:value-type="float" office:value="1.55151081085205" calcext:value-type="float">
            <text:p>1.5515108109</text:p>
          </table:table-cell>
          <table:table-cell table:formula="of:=[.D18]/([.E18]-[.E17])" office:value-type="float" office:value="47777.423505381" calcext:value-type="float">
            <text:p>47777.423505381</text:p>
          </table:table-cell>
          <table:table-cell table:formula="of:=[.E18]-[.E17]" office:value-type="float" office:value="0.0920937061309814" calcext:value-type="float">
            <text:p>0.0920937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07875.49418" calcext:value-type="float">
            <text:p>1455907875.49418</text:p>
          </table:table-cell>
          <table:table-cell office:value-type="float" office:value="1455907875.49435" calcext:value-type="float">
            <text:p>1455907875.49435</text:p>
          </table:table-cell>
          <table:table-cell office:value-type="float" office:value="4360" calcext:value-type="float">
            <text:p>4360</text:p>
          </table:table-cell>
          <table:table-cell table:formula="of:=[.B19]-[.B$2]" office:value-type="float" office:value="1.64354968070984" calcext:value-type="float">
            <text:p>1.6435496807</text:p>
          </table:table-cell>
          <table:table-cell table:formula="of:=[.D19]/([.E19]-[.E18])" office:value-type="float" office:value="47371.2900510052" calcext:value-type="float">
            <text:p>47371.2900510052</text:p>
          </table:table-cell>
          <table:table-cell table:formula="of:=[.E19]-[.E18]" office:value-type="float" office:value="0.0920388698577881" calcext:value-type="float">
            <text:p>0.09203886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07875.58628" calcext:value-type="float">
            <text:p>1455907875.58628</text:p>
          </table:table-cell>
          <table:table-cell office:value-type="float" office:value="1455907875.58651" calcext:value-type="float">
            <text:p>1455907875.58651</text:p>
          </table:table-cell>
          <table:table-cell office:value-type="float" office:value="4336" calcext:value-type="float">
            <text:p>4336</text:p>
          </table:table-cell>
          <table:table-cell table:formula="of:=[.B20]-[.B$2]" office:value-type="float" office:value="1.73564219474792" calcext:value-type="float">
            <text:p>1.7356421947</text:p>
          </table:table-cell>
          <table:table-cell table:formula="of:=[.D20]/([.E20]-[.E19])" office:value-type="float" office:value="47083.088623325" calcext:value-type="float">
            <text:p>47083.088623325</text:p>
          </table:table-cell>
          <table:table-cell table:formula="of:=[.E20]-[.E19]" office:value-type="float" office:value="0.0920925140380859" calcext:value-type="float">
            <text:p>0.092092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07875.67732" calcext:value-type="float">
            <text:p>1455907875.67732</text:p>
          </table:table-cell>
          <table:table-cell office:value-type="float" office:value="1455907875.67766" calcext:value-type="float">
            <text:p>1455907875.67766</text:p>
          </table:table-cell>
          <table:table-cell office:value-type="float" office:value="4312" calcext:value-type="float">
            <text:p>4312</text:p>
          </table:table-cell>
          <table:table-cell table:formula="of:=[.B21]-[.B$2]" office:value-type="float" office:value="1.8266909122467" calcext:value-type="float">
            <text:p>1.8266909122</text:p>
          </table:table-cell>
          <table:table-cell table:formula="of:=[.D21]/([.E21]-[.E20])" office:value-type="float" office:value="47359.2612664512" calcext:value-type="float">
            <text:p>47359.2612664512</text:p>
          </table:table-cell>
          <table:table-cell table:formula="of:=[.E21]-[.E20]" office:value-type="float" office:value="0.0910487174987793" calcext:value-type="float">
            <text:p>0.09104871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07875.7686" calcext:value-type="float">
            <text:p>1455907875.7686</text:p>
          </table:table-cell>
          <table:table-cell office:value-type="float" office:value="1455907875.76877" calcext:value-type="float">
            <text:p>1455907875.76877</text:p>
          </table:table-cell>
          <table:table-cell office:value-type="float" office:value="4296" calcext:value-type="float">
            <text:p>4296</text:p>
          </table:table-cell>
          <table:table-cell table:formula="of:=[.B22]-[.B$2]" office:value-type="float" office:value="1.91796803474426" calcext:value-type="float">
            <text:p>1.9179680347</text:p>
          </table:table-cell>
          <table:table-cell table:formula="of:=[.D22]/([.E22]-[.E21])" office:value-type="float" office:value="47065.4626531956" calcext:value-type="float">
            <text:p>47065.4626531956</text:p>
          </table:table-cell>
          <table:table-cell table:formula="of:=[.E22]-[.E21]" office:value-type="float" office:value="0.0912771224975586" calcext:value-type="float">
            <text:p>0.0912771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07875.85913" calcext:value-type="float">
            <text:p>1455907875.85913</text:p>
          </table:table-cell>
          <table:table-cell office:value-type="float" office:value="1455907875.8593" calcext:value-type="float">
            <text:p>1455907875.8593</text:p>
          </table:table-cell>
          <table:table-cell office:value-type="float" office:value="4296" calcext:value-type="float">
            <text:p>4296</text:p>
          </table:table-cell>
          <table:table-cell table:formula="of:=[.B23]-[.B$2]" office:value-type="float" office:value="2.00849413871765" calcext:value-type="float">
            <text:p>2.0084941387</text:p>
          </table:table-cell>
          <table:table-cell table:formula="of:=[.D23]/([.E23]-[.E22])" office:value-type="float" office:value="47455.9249922306" calcext:value-type="float">
            <text:p>47455.9249922306</text:p>
          </table:table-cell>
          <table:table-cell table:formula="of:=[.E23]-[.E22]" office:value-type="float" office:value="0.0905261039733887" calcext:value-type="float">
            <text:p>0.090526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07875.95001" calcext:value-type="float">
            <text:p>1455907875.95001</text:p>
          </table:table-cell>
          <table:table-cell office:value-type="float" office:value="1455907875.95018" calcext:value-type="float">
            <text:p>1455907875.95018</text:p>
          </table:table-cell>
          <table:table-cell office:value-type="float" office:value="4296" calcext:value-type="float">
            <text:p>4296</text:p>
          </table:table-cell>
          <table:table-cell table:formula="of:=[.B24]-[.B$2]" office:value-type="float" office:value="2.09937500953674" calcext:value-type="float">
            <text:p>2.0993750095</text:p>
          </table:table-cell>
          <table:table-cell table:formula="of:=[.D24]/([.E24]-[.E23])" office:value-type="float" office:value="47270.6738093614" calcext:value-type="float">
            <text:p>47270.6738093614</text:p>
          </table:table-cell>
          <table:table-cell table:formula="of:=[.E24]-[.E23]" office:value-type="float" office:value="0.0908808708190918" calcext:value-type="float">
            <text:p>0.09088087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07876.04174" calcext:value-type="float">
            <text:p>1455907876.04174</text:p>
          </table:table-cell>
          <table:table-cell office:value-type="float" office:value="1455907876.04191" calcext:value-type="float">
            <text:p>1455907876.04191</text:p>
          </table:table-cell>
          <table:table-cell office:value-type="float" office:value="4304" calcext:value-type="float">
            <text:p>4304</text:p>
          </table:table-cell>
          <table:table-cell table:formula="of:=[.B25]-[.B$2]" office:value-type="float" office:value="2.19110703468323" calcext:value-type="float">
            <text:p>2.1911070347</text:p>
          </table:table-cell>
          <table:table-cell table:formula="of:=[.D25]/([.E25]-[.E24])" office:value-type="float" office:value="46919.273755562" calcext:value-type="float">
            <text:p>46919.273755562</text:p>
          </table:table-cell>
          <table:table-cell table:formula="of:=[.E25]-[.E24]" office:value-type="float" office:value="0.0917320251464844" calcext:value-type="float">
            <text:p>0.09173202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07876.13341" calcext:value-type="float">
            <text:p>1455907876.13341</text:p>
          </table:table-cell>
          <table:table-cell office:value-type="float" office:value="1455907876.13358" calcext:value-type="float">
            <text:p>1455907876.13358</text:p>
          </table:table-cell>
          <table:table-cell office:value-type="float" office:value="4320" calcext:value-type="float">
            <text:p>4320</text:p>
          </table:table-cell>
          <table:table-cell table:formula="of:=[.B26]-[.B$2]" office:value-type="float" office:value="2.28277969360352" calcext:value-type="float">
            <text:p>2.2827796936</text:p>
          </table:table-cell>
          <table:table-cell table:formula="of:=[.D26]/([.E26]-[.E25])" office:value-type="float" office:value="47124.1922169658" calcext:value-type="float">
            <text:p>47124.1922169658</text:p>
          </table:table-cell>
          <table:table-cell table:formula="of:=[.E26]-[.E25]" office:value-type="float" office:value="0.0916726589202881" calcext:value-type="float">
            <text:p>0.09167265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07876.22462" calcext:value-type="float">
            <text:p>1455907876.22462</text:p>
          </table:table-cell>
          <table:table-cell office:value-type="float" office:value="1455907876.22479" calcext:value-type="float">
            <text:p>1455907876.22479</text:p>
          </table:table-cell>
          <table:table-cell office:value-type="float" office:value="4336" calcext:value-type="float">
            <text:p>4336</text:p>
          </table:table-cell>
          <table:table-cell table:formula="of:=[.B27]-[.B$2]" office:value-type="float" office:value="2.37398624420166" calcext:value-type="float">
            <text:p>2.3739862442</text:p>
          </table:table-cell>
          <table:table-cell table:formula="of:=[.D27]/([.E27]-[.E26])" office:value-type="float" office:value="47540.4449742255" calcext:value-type="float">
            <text:p>47540.4449742255</text:p>
          </table:table-cell>
          <table:table-cell table:formula="of:=[.E27]-[.E26]" office:value-type="float" office:value="0.0912065505981445" calcext:value-type="float">
            <text:p>0.09120655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07876.31583" calcext:value-type="float">
            <text:p>1455907876.31583</text:p>
          </table:table-cell>
          <table:table-cell office:value-type="float" office:value="1455907876.316" calcext:value-type="float">
            <text:p>1455907876.316</text:p>
          </table:table-cell>
          <table:table-cell office:value-type="float" office:value="4368" calcext:value-type="float">
            <text:p>4368</text:p>
          </table:table-cell>
          <table:table-cell table:formula="of:=[.B28]-[.B$2]" office:value-type="float" office:value="2.46519756317139" calcext:value-type="float">
            <text:p>2.4651975632</text:p>
          </table:table-cell>
          <table:table-cell table:formula="of:=[.D28]/([.E28]-[.E27])" office:value-type="float" office:value="47888.7932916501" calcext:value-type="float">
            <text:p>47888.7932916501</text:p>
          </table:table-cell>
          <table:table-cell table:formula="of:=[.E28]-[.E27]" office:value-type="float" office:value="0.0912113189697266" calcext:value-type="float">
            <text:p>0.0912113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07876.40751" calcext:value-type="float">
            <text:p>1455907876.40751</text:p>
          </table:table-cell>
          <table:table-cell office:value-type="float" office:value="1455907876.40768" calcext:value-type="float">
            <text:p>1455907876.40768</text:p>
          </table:table-cell>
          <table:table-cell office:value-type="float" office:value="4408" calcext:value-type="float">
            <text:p>4408</text:p>
          </table:table-cell>
          <table:table-cell table:formula="of:=[.B29]-[.B$2]" office:value-type="float" office:value="2.55687260627747" calcext:value-type="float">
            <text:p>2.5568726063</text:p>
          </table:table-cell>
          <table:table-cell table:formula="of:=[.D29]/([.E29]-[.E28])" office:value-type="float" office:value="48082.8789455753" calcext:value-type="float">
            <text:p>48082.8789455753</text:p>
          </table:table-cell>
          <table:table-cell table:formula="of:=[.E29]-[.E28]" office:value-type="float" office:value="0.0916750431060791" calcext:value-type="float">
            <text:p>0.09167504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07876.49819" calcext:value-type="float">
            <text:p>1455907876.49819</text:p>
          </table:table-cell>
          <table:table-cell office:value-type="float" office:value="1455907876.49836" calcext:value-type="float">
            <text:p>1455907876.49836</text:p>
          </table:table-cell>
          <table:table-cell office:value-type="float" office:value="4448" calcext:value-type="float">
            <text:p>4448</text:p>
          </table:table-cell>
          <table:table-cell table:formula="of:=[.B30]-[.B$2]" office:value-type="float" office:value="2.64755368232727" calcext:value-type="float">
            <text:p>2.6475536823</text:p>
          </table:table-cell>
          <table:table-cell table:formula="of:=[.D30]/([.E30]-[.E29])" office:value-type="float" office:value="49051.0279957091" calcext:value-type="float">
            <text:p>49051.0279957091</text:p>
          </table:table-cell>
          <table:table-cell table:formula="of:=[.E30]-[.E29]" office:value-type="float" office:value="0.0906810760498047" calcext:value-type="float">
            <text:p>0.0906810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07876.589" calcext:value-type="float">
            <text:p>1455907876.589</text:p>
          </table:table-cell>
          <table:table-cell office:value-type="float" office:value="1455907876.58918" calcext:value-type="float">
            <text:p>1455907876.58918</text:p>
          </table:table-cell>
          <table:table-cell office:value-type="float" office:value="4496" calcext:value-type="float">
            <text:p>4496</text:p>
          </table:table-cell>
          <table:table-cell table:formula="of:=[.B31]-[.B$2]" office:value-type="float" office:value="2.738365650177" calcext:value-type="float">
            <text:p>2.7383656502</text:p>
          </table:table-cell>
          <table:table-cell table:formula="of:=[.D31]/([.E31]-[.E30])" office:value-type="float" office:value="49508.8930066974" calcext:value-type="float">
            <text:p>49508.8930066974</text:p>
          </table:table-cell>
          <table:table-cell table:formula="of:=[.E31]-[.E30]" office:value-type="float" office:value="0.0908119678497314" calcext:value-type="float">
            <text:p>0.09081196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07876.68032" calcext:value-type="float">
            <text:p>1455907876.68032</text:p>
          </table:table-cell>
          <table:table-cell office:value-type="float" office:value="1455907876.68049" calcext:value-type="float">
            <text:p>1455907876.68049</text:p>
          </table:table-cell>
          <table:table-cell office:value-type="float" office:value="4552" calcext:value-type="float">
            <text:p>4552</text:p>
          </table:table-cell>
          <table:table-cell table:formula="of:=[.B32]-[.B$2]" office:value-type="float" office:value="2.8296844959259" calcext:value-type="float">
            <text:p>2.8296844959</text:p>
          </table:table-cell>
          <table:table-cell table:formula="of:=[.D32]/([.E32]-[.E31])" office:value-type="float" office:value="49847.3229996423" calcext:value-type="float">
            <text:p>49847.3229996423</text:p>
          </table:table-cell>
          <table:table-cell table:formula="of:=[.E32]-[.E31]" office:value-type="float" office:value="0.0913188457489014" calcext:value-type="float">
            <text:p>0.09131884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07876.77141" calcext:value-type="float">
            <text:p>1455907876.77141</text:p>
          </table:table-cell>
          <table:table-cell office:value-type="float" office:value="1455907876.77158" calcext:value-type="float">
            <text:p>1455907876.77158</text:p>
          </table:table-cell>
          <table:table-cell office:value-type="float" office:value="4616" calcext:value-type="float">
            <text:p>4616</text:p>
          </table:table-cell>
          <table:table-cell table:formula="of:=[.B33]-[.B$2]" office:value-type="float" office:value="2.92077875137329" calcext:value-type="float">
            <text:p>2.9207787514</text:p>
          </table:table-cell>
          <table:table-cell table:formula="of:=[.D33]/([.E33]-[.E32])" office:value-type="float" office:value="50672.7891603001" calcext:value-type="float">
            <text:p>50672.7891603001</text:p>
          </table:table-cell>
          <table:table-cell table:formula="of:=[.E33]-[.E32]" office:value-type="float" office:value="0.0910942554473877" calcext:value-type="float">
            <text:p>0.09109425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07876.86359" calcext:value-type="float">
            <text:p>1455907876.86359</text:p>
          </table:table-cell>
          <table:table-cell office:value-type="float" office:value="1455907876.86376" calcext:value-type="float">
            <text:p>1455907876.86376</text:p>
          </table:table-cell>
          <table:table-cell office:value-type="float" office:value="4688" calcext:value-type="float">
            <text:p>4688</text:p>
          </table:table-cell>
          <table:table-cell table:formula="of:=[.B34]-[.B$2]" office:value-type="float" office:value="3.01295781135559" calcext:value-type="float">
            <text:p>3.0129578114</text:p>
          </table:table-cell>
          <table:table-cell table:formula="of:=[.D34]/([.E34]-[.E33])" office:value-type="float" office:value="50857.5375025541" calcext:value-type="float">
            <text:p>50857.5375025541</text:p>
          </table:table-cell>
          <table:table-cell table:formula="of:=[.E34]-[.E33]" office:value-type="float" office:value="0.0921790599822998" calcext:value-type="float">
            <text:p>0.092179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07876.9554" calcext:value-type="float">
            <text:p>1455907876.9554</text:p>
          </table:table-cell>
          <table:table-cell office:value-type="float" office:value="1455907876.95557" calcext:value-type="float">
            <text:p>1455907876.95557</text:p>
          </table:table-cell>
          <table:table-cell office:value-type="float" office:value="4760" calcext:value-type="float">
            <text:p>4760</text:p>
          </table:table-cell>
          <table:table-cell table:formula="of:=[.B35]-[.B$2]" office:value-type="float" office:value="3.10477113723755" calcext:value-type="float">
            <text:p>3.1047711372</text:p>
          </table:table-cell>
          <table:table-cell table:formula="of:=[.D35]/([.E35]-[.E34])" office:value-type="float" office:value="51844.3260199484" calcext:value-type="float">
            <text:p>51844.3260199484</text:p>
          </table:table-cell>
          <table:table-cell table:formula="of:=[.E35]-[.E34]" office:value-type="float" office:value="0.091813325881958" calcext:value-type="float">
            <text:p>0.09181332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07877.04703" calcext:value-type="float">
            <text:p>1455907877.04703</text:p>
          </table:table-cell>
          <table:table-cell office:value-type="float" office:value="1455907877.0472" calcext:value-type="float">
            <text:p>1455907877.0472</text:p>
          </table:table-cell>
          <table:table-cell office:value-type="float" office:value="4840" calcext:value-type="float">
            <text:p>4840</text:p>
          </table:table-cell>
          <table:table-cell table:formula="of:=[.B36]-[.B$2]" office:value-type="float" office:value="3.19639801979065" calcext:value-type="float">
            <text:p>3.1963980198</text:p>
          </table:table-cell>
          <table:table-cell table:formula="of:=[.D36]/([.E36]-[.E35])" office:value-type="float" office:value="52822.9255993193" calcext:value-type="float">
            <text:p>52822.9255993193</text:p>
          </table:table-cell>
          <table:table-cell table:formula="of:=[.E36]-[.E35]" office:value-type="float" office:value="0.0916268825531006" calcext:value-type="float">
            <text:p>0.09162688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07877.13764" calcext:value-type="float">
            <text:p>1455907877.13764</text:p>
          </table:table-cell>
          <table:table-cell office:value-type="float" office:value="1455907877.13782" calcext:value-type="float">
            <text:p>1455907877.13782</text:p>
          </table:table-cell>
          <table:table-cell office:value-type="float" office:value="4928" calcext:value-type="float">
            <text:p>4928</text:p>
          </table:table-cell>
          <table:table-cell table:formula="of:=[.B37]-[.B$2]" office:value-type="float" office:value="3.28701090812683" calcext:value-type="float">
            <text:p>3.2870109081</text:p>
          </table:table-cell>
          <table:table-cell table:formula="of:=[.D37]/([.E37]-[.E36])" office:value-type="float" office:value="54385.1993958817" calcext:value-type="float">
            <text:p>54385.1993958817</text:p>
          </table:table-cell>
          <table:table-cell table:formula="of:=[.E37]-[.E36]" office:value-type="float" office:value="0.0906128883361816" calcext:value-type="float">
            <text:p>0.09061288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07877.22917" calcext:value-type="float">
            <text:p>1455907877.22917</text:p>
          </table:table-cell>
          <table:table-cell office:value-type="float" office:value="1455907877.22934" calcext:value-type="float">
            <text:p>1455907877.22934</text:p>
          </table:table-cell>
          <table:table-cell office:value-type="float" office:value="5016" calcext:value-type="float">
            <text:p>5016</text:p>
          </table:table-cell>
          <table:table-cell table:formula="of:=[.B38]-[.B$2]" office:value-type="float" office:value="3.37853360176086" calcext:value-type="float">
            <text:p>3.3785336018</text:p>
          </table:table-cell>
          <table:table-cell table:formula="of:=[.D38]/([.E38]-[.E37])" office:value-type="float" office:value="54806.0792447522" calcext:value-type="float">
            <text:p>54806.0792447522</text:p>
          </table:table-cell>
          <table:table-cell table:formula="of:=[.E38]-[.E37]" office:value-type="float" office:value="0.0915226936340332" calcext:value-type="float">
            <text:p>0.0915226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07877.32111" calcext:value-type="float">
            <text:p>1455907877.32111</text:p>
          </table:table-cell>
          <table:table-cell office:value-type="float" office:value="1455907877.32144" calcext:value-type="float">
            <text:p>1455907877.32144</text:p>
          </table:table-cell>
          <table:table-cell office:value-type="float" office:value="5112" calcext:value-type="float">
            <text:p>5112</text:p>
          </table:table-cell>
          <table:table-cell table:formula="of:=[.B39]-[.B$2]" office:value-type="float" office:value="3.47047805786133" calcext:value-type="float">
            <text:p>3.4704780579</text:p>
          </table:table-cell>
          <table:table-cell table:formula="of:=[.D39]/([.E39]-[.E38])" office:value-type="float" office:value="55598.7844923932" calcext:value-type="float">
            <text:p>55598.7844923932</text:p>
          </table:table-cell>
          <table:table-cell table:formula="of:=[.E39]-[.E38]" office:value-type="float" office:value="0.0919444561004639" calcext:value-type="float">
            <text:p>0.0919444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07877.41221" calcext:value-type="float">
            <text:p>1455907877.41221</text:p>
          </table:table-cell>
          <table:table-cell office:value-type="float" office:value="1455907877.41238" calcext:value-type="float">
            <text:p>1455907877.41238</text:p>
          </table:table-cell>
          <table:table-cell office:value-type="float" office:value="5208" calcext:value-type="float">
            <text:p>5208</text:p>
          </table:table-cell>
          <table:table-cell table:formula="of:=[.B40]-[.B$2]" office:value-type="float" office:value="3.56157302856445" calcext:value-type="float">
            <text:p>3.5615730286</text:p>
          </table:table-cell>
          <table:table-cell table:formula="of:=[.D40]/([.E40]-[.E39])" office:value-type="float" office:value="57171.1035175879" calcext:value-type="float">
            <text:p>57171.1035175879</text:p>
          </table:table-cell>
          <table:table-cell table:formula="of:=[.E40]-[.E39]" office:value-type="float" office:value="0.091094970703125" calcext:value-type="float">
            <text:p>0.09109497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07877.50397" calcext:value-type="float">
            <text:p>1455907877.50397</text:p>
          </table:table-cell>
          <table:table-cell office:value-type="float" office:value="1455907877.50415" calcext:value-type="float">
            <text:p>1455907877.50415</text:p>
          </table:table-cell>
          <table:table-cell office:value-type="float" office:value="5312" calcext:value-type="float">
            <text:p>5312</text:p>
          </table:table-cell>
          <table:table-cell table:formula="of:=[.B41]-[.B$2]" office:value-type="float" office:value="3.65333843231201" calcext:value-type="float">
            <text:p>3.6533384323</text:p>
          </table:table-cell>
          <table:table-cell table:formula="of:=[.D41]/([.E41]-[.E40])" office:value-type="float" office:value="57886.7392619228" calcext:value-type="float">
            <text:p>57886.7392619228</text:p>
          </table:table-cell>
          <table:table-cell table:formula="of:=[.E41]-[.E40]" office:value-type="float" office:value="0.0917654037475586" calcext:value-type="float">
            <text:p>0.09176540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07877.59521" calcext:value-type="float">
            <text:p>1455907877.59521</text:p>
          </table:table-cell>
          <table:table-cell office:value-type="float" office:value="1455907877.59538" calcext:value-type="float">
            <text:p>1455907877.59538</text:p>
          </table:table-cell>
          <table:table-cell office:value-type="float" office:value="5416" calcext:value-type="float">
            <text:p>5416</text:p>
          </table:table-cell>
          <table:table-cell table:formula="of:=[.B42]-[.B$2]" office:value-type="float" office:value="3.74457740783691" calcext:value-type="float">
            <text:p>3.7445774078</text:p>
          </table:table-cell>
          <table:table-cell table:formula="of:=[.D42]/([.E42]-[.E41])" office:value-type="float" office:value="59360.5963771676" calcext:value-type="float">
            <text:p>59360.5963771676</text:p>
          </table:table-cell>
          <table:table-cell table:formula="of:=[.E42]-[.E41]" office:value-type="float" office:value="0.0912389755249023" calcext:value-type="float">
            <text:p>0.09123897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07877.68655" calcext:value-type="float">
            <text:p>1455907877.68655</text:p>
          </table:table-cell>
          <table:table-cell office:value-type="float" office:value="1455907877.68672" calcext:value-type="float">
            <text:p>1455907877.68672</text:p>
          </table:table-cell>
          <table:table-cell office:value-type="float" office:value="5520" calcext:value-type="float">
            <text:p>5520</text:p>
          </table:table-cell>
          <table:table-cell table:formula="of:=[.B43]-[.B$2]" office:value-type="float" office:value="3.83591270446777" calcext:value-type="float">
            <text:p>3.8359127045</text:p>
          </table:table-cell>
          <table:table-cell table:formula="of:=[.D43]/([.E43]-[.E42])" office:value-type="float" office:value="60436.6570605187" calcext:value-type="float">
            <text:p>60436.6570605187</text:p>
          </table:table-cell>
          <table:table-cell table:formula="of:=[.E43]-[.E42]" office:value-type="float" office:value="0.0913352966308594" calcext:value-type="float">
            <text:p>0.09133529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07877.7777" calcext:value-type="float">
            <text:p>1455907877.7777</text:p>
          </table:table-cell>
          <table:table-cell office:value-type="float" office:value="1455907877.77794" calcext:value-type="float">
            <text:p>1455907877.77794</text:p>
          </table:table-cell>
          <table:table-cell office:value-type="float" office:value="5632" calcext:value-type="float">
            <text:p>5632</text:p>
          </table:table-cell>
          <table:table-cell table:formula="of:=[.B44]-[.B$2]" office:value-type="float" office:value="3.92706799507141" calcext:value-type="float">
            <text:p>3.9270679951</text:p>
          </table:table-cell>
          <table:table-cell table:formula="of:=[.D44]/([.E44]-[.E43])" office:value-type="float" office:value="61784.6749508936" calcext:value-type="float">
            <text:p>61784.6749508936</text:p>
          </table:table-cell>
          <table:table-cell table:formula="of:=[.E44]-[.E43]" office:value-type="float" office:value="0.0911552906036377" calcext:value-type="float">
            <text:p>0.09115529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07877.86901" calcext:value-type="float">
            <text:p>1455907877.86901</text:p>
          </table:table-cell>
          <table:table-cell office:value-type="float" office:value="1455907877.86918" calcext:value-type="float">
            <text:p>1455907877.86918</text:p>
          </table:table-cell>
          <table:table-cell office:value-type="float" office:value="5744" calcext:value-type="float">
            <text:p>5744</text:p>
          </table:table-cell>
          <table:table-cell table:formula="of:=[.B45]-[.B$2]" office:value-type="float" office:value="4.01837801933289" calcext:value-type="float">
            <text:p>4.0183780193</text:p>
          </table:table-cell>
          <table:table-cell table:formula="of:=[.D45]/([.E45]-[.E44])" office:value-type="float" office:value="62906.5652589417" calcext:value-type="float">
            <text:p>62906.5652589417</text:p>
          </table:table-cell>
          <table:table-cell table:formula="of:=[.E45]-[.E44]" office:value-type="float" office:value="0.0913100242614746" calcext:value-type="float">
            <text:p>0.09131002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07877.96072" calcext:value-type="float">
            <text:p>1455907877.96072</text:p>
          </table:table-cell>
          <table:table-cell office:value-type="float" office:value="1455907877.96089" calcext:value-type="float">
            <text:p>1455907877.96089</text:p>
          </table:table-cell>
          <table:table-cell office:value-type="float" office:value="5856" calcext:value-type="float">
            <text:p>5856</text:p>
          </table:table-cell>
          <table:table-cell table:formula="of:=[.B46]-[.B$2]" office:value-type="float" office:value="4.11008787155151" calcext:value-type="float">
            <text:p>4.1100878716</text:p>
          </table:table-cell>
          <table:table-cell table:formula="of:=[.D46]/([.E46]-[.E45])" office:value-type="float" office:value="63853.5539893776" calcext:value-type="float">
            <text:p>63853.5539893776</text:p>
          </table:table-cell>
          <table:table-cell table:formula="of:=[.E46]-[.E45]" office:value-type="float" office:value="0.0917098522186279" calcext:value-type="float">
            <text:p>0.09170985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07878.05217" calcext:value-type="float">
            <text:p>1455907878.05217</text:p>
          </table:table-cell>
          <table:table-cell office:value-type="float" office:value="1455907878.05233" calcext:value-type="float">
            <text:p>1455907878.05233</text:p>
          </table:table-cell>
          <table:table-cell office:value-type="float" office:value="5968" calcext:value-type="float">
            <text:p>5968</text:p>
          </table:table-cell>
          <table:table-cell table:formula="of:=[.B47]-[.B$2]" office:value-type="float" office:value="4.20153331756592" calcext:value-type="float">
            <text:p>4.2015333176</text:p>
          </table:table-cell>
          <table:table-cell table:formula="of:=[.D47]/([.E47]-[.E46])" office:value-type="float" office:value="65262.954691696" calcext:value-type="float">
            <text:p>65262.954691696</text:p>
          </table:table-cell>
          <table:table-cell table:formula="of:=[.E47]-[.E46]" office:value-type="float" office:value="0.0914454460144043" calcext:value-type="float">
            <text:p>0.0914454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07878.1443" calcext:value-type="float">
            <text:p>1455907878.1443</text:p>
          </table:table-cell>
          <table:table-cell office:value-type="float" office:value="1455907878.14447" calcext:value-type="float">
            <text:p>1455907878.14447</text:p>
          </table:table-cell>
          <table:table-cell office:value-type="float" office:value="6088" calcext:value-type="float">
            <text:p>6088</text:p>
          </table:table-cell>
          <table:table-cell table:formula="of:=[.B48]-[.B$2]" office:value-type="float" office:value="4.29366731643677" calcext:value-type="float">
            <text:p>4.2936673164</text:p>
          </table:table-cell>
          <table:table-cell table:formula="of:=[.D48]/([.E48]-[.E47])" office:value-type="float" office:value="66077.6702912239" calcext:value-type="float">
            <text:p>66077.6702912239</text:p>
          </table:table-cell>
          <table:table-cell table:formula="of:=[.E48]-[.E47]" office:value-type="float" office:value="0.0921339988708496" calcext:value-type="float">
            <text:p>0.09213399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07878.23615" calcext:value-type="float">
            <text:p>1455907878.23615</text:p>
          </table:table-cell>
          <table:table-cell office:value-type="float" office:value="1455907878.23632" calcext:value-type="float">
            <text:p>1455907878.23632</text:p>
          </table:table-cell>
          <table:table-cell office:value-type="float" office:value="6200" calcext:value-type="float">
            <text:p>6200</text:p>
          </table:table-cell>
          <table:table-cell table:formula="of:=[.B49]-[.B$2]" office:value-type="float" office:value="4.38552069664001" calcext:value-type="float">
            <text:p>4.3855206966</text:p>
          </table:table-cell>
          <table:table-cell table:formula="of:=[.D49]/([.E49]-[.E48])" office:value-type="float" office:value="67498.8768652939" calcext:value-type="float">
            <text:p>67498.8768652939</text:p>
          </table:table-cell>
          <table:table-cell table:formula="of:=[.E49]-[.E48]" office:value-type="float" office:value="0.0918533802032471" calcext:value-type="float">
            <text:p>0.09185338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07878.32808" calcext:value-type="float">
            <text:p>1455907878.32808</text:p>
          </table:table-cell>
          <table:table-cell office:value-type="float" office:value="1455907878.32825" calcext:value-type="float">
            <text:p>1455907878.32825</text:p>
          </table:table-cell>
          <table:table-cell office:value-type="float" office:value="6320" calcext:value-type="float">
            <text:p>6320</text:p>
          </table:table-cell>
          <table:table-cell table:formula="of:=[.B50]-[.B$2]" office:value-type="float" office:value="4.47744798660278" calcext:value-type="float">
            <text:p>4.4774479866</text:p>
          </table:table-cell>
          <table:table-cell table:formula="of:=[.D50]/([.E50]-[.E49])" office:value-type="float" office:value="68749.9871100264" calcext:value-type="float">
            <text:p>68749.9871100264</text:p>
          </table:table-cell>
          <table:table-cell table:formula="of:=[.E50]-[.E49]" office:value-type="float" office:value="0.0919272899627686" calcext:value-type="float">
            <text:p>0.091927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07878.41917" calcext:value-type="float">
            <text:p>1455907878.41917</text:p>
          </table:table-cell>
          <table:table-cell office:value-type="float" office:value="1455907878.41935" calcext:value-type="float">
            <text:p>1455907878.41935</text:p>
          </table:table-cell>
          <table:table-cell office:value-type="float" office:value="6432" calcext:value-type="float">
            <text:p>6432</text:p>
          </table:table-cell>
          <table:table-cell table:formula="of:=[.B51]-[.B$2]" office:value-type="float" office:value="4.56853246688843" calcext:value-type="float">
            <text:p>4.5685324669</text:p>
          </table:table-cell>
          <table:table-cell table:formula="of:=[.D51]/([.E51]-[.E50])" office:value-type="float" office:value="70615.7622004209" calcext:value-type="float">
            <text:p>70615.7622004209</text:p>
          </table:table-cell>
          <table:table-cell table:formula="of:=[.E51]-[.E50]" office:value-type="float" office:value="0.0910844802856445" calcext:value-type="float">
            <text:p>0.09108448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07878.51072" calcext:value-type="float">
            <text:p>1455907878.51072</text:p>
          </table:table-cell>
          <table:table-cell office:value-type="float" office:value="1455907878.51089" calcext:value-type="float">
            <text:p>1455907878.51089</text:p>
          </table:table-cell>
          <table:table-cell office:value-type="float" office:value="6544" calcext:value-type="float">
            <text:p>6544</text:p>
          </table:table-cell>
          <table:table-cell table:formula="of:=[.B52]-[.B$2]" office:value-type="float" office:value="4.66008877754211" calcext:value-type="float">
            <text:p>4.6600887775</text:p>
          </table:table-cell>
          <table:table-cell table:formula="of:=[.D52]/([.E52]-[.E51])" office:value-type="float" office:value="71475.1386690624" calcext:value-type="float">
            <text:p>71475.1386690624</text:p>
          </table:table-cell>
          <table:table-cell table:formula="of:=[.E52]-[.E51]" office:value-type="float" office:value="0.0915563106536865" calcext:value-type="float">
            <text:p>0.0915563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07878.60248" calcext:value-type="float">
            <text:p>1455907878.60248</text:p>
          </table:table-cell>
          <table:table-cell office:value-type="float" office:value="1455907878.60265" calcext:value-type="float">
            <text:p>1455907878.60265</text:p>
          </table:table-cell>
          <table:table-cell office:value-type="float" office:value="6656" calcext:value-type="float">
            <text:p>6656</text:p>
          </table:table-cell>
          <table:table-cell table:formula="of:=[.B53]-[.B$2]" office:value-type="float" office:value="4.75184512138367" calcext:value-type="float">
            <text:p>4.7518451214</text:p>
          </table:table-cell>
          <table:table-cell table:formula="of:=[.D53]/([.E53]-[.E52])" office:value-type="float" office:value="72539.9435214393" calcext:value-type="float">
            <text:p>72539.9435214393</text:p>
          </table:table-cell>
          <table:table-cell table:formula="of:=[.E53]-[.E52]" office:value-type="float" office:value="0.0917563438415527" calcext:value-type="float">
            <text:p>0.09175634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07878.6937" calcext:value-type="float">
            <text:p>1455907878.6937</text:p>
          </table:table-cell>
          <table:table-cell office:value-type="float" office:value="1455907878.69393" calcext:value-type="float">
            <text:p>1455907878.69393</text:p>
          </table:table-cell>
          <table:table-cell office:value-type="float" office:value="6760" calcext:value-type="float">
            <text:p>6760</text:p>
          </table:table-cell>
          <table:table-cell table:formula="of:=[.B54]-[.B$2]" office:value-type="float" office:value="4.8430712223053" calcext:value-type="float">
            <text:p>4.8430712223</text:p>
          </table:table-cell>
          <table:table-cell table:formula="of:=[.D54]/([.E54]-[.E53])" office:value-type="float" office:value="74101.5995609335" calcext:value-type="float">
            <text:p>74101.5995609335</text:p>
          </table:table-cell>
          <table:table-cell table:formula="of:=[.E54]-[.E53]" office:value-type="float" office:value="0.0912261009216309" calcext:value-type="float">
            <text:p>0.0912261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07878.78566" calcext:value-type="float">
            <text:p>1455907878.78566</text:p>
          </table:table-cell>
          <table:table-cell office:value-type="float" office:value="1455907878.78589" calcext:value-type="float">
            <text:p>1455907878.78589</text:p>
          </table:table-cell>
          <table:table-cell office:value-type="float" office:value="6864" calcext:value-type="float">
            <text:p>6864</text:p>
          </table:table-cell>
          <table:table-cell table:formula="of:=[.B55]-[.B$2]" office:value-type="float" office:value="4.93502855300903" calcext:value-type="float">
            <text:p>4.935028553</text:p>
          </table:table-cell>
          <table:table-cell table:formula="of:=[.D55]/([.E55]-[.E54])" office:value-type="float" office:value="74643.3149752267" calcext:value-type="float">
            <text:p>74643.3149752267</text:p>
          </table:table-cell>
          <table:table-cell table:formula="of:=[.E55]-[.E54]" office:value-type="float" office:value="0.0919573307037354" calcext:value-type="float">
            <text:p>0.09195733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07878.87745" calcext:value-type="float">
            <text:p>1455907878.87745</text:p>
          </table:table-cell>
          <table:table-cell office:value-type="float" office:value="1455907878.87768" calcext:value-type="float">
            <text:p>1455907878.87768</text:p>
          </table:table-cell>
          <table:table-cell office:value-type="float" office:value="6968" calcext:value-type="float">
            <text:p>6968</text:p>
          </table:table-cell>
          <table:table-cell table:formula="of:=[.B56]-[.B$2]" office:value-type="float" office:value="5.02681946754456" calcext:value-type="float">
            <text:p>5.0268194675</text:p>
          </table:table-cell>
          <table:table-cell table:formula="of:=[.D56]/([.E56]-[.E55])" office:value-type="float" office:value="75911.6524250712" calcext:value-type="float">
            <text:p>75911.6524250712</text:p>
          </table:table-cell>
          <table:table-cell table:formula="of:=[.E56]-[.E55]" office:value-type="float" office:value="0.0917909145355225" calcext:value-type="float">
            <text:p>0.0917909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07878.9695" calcext:value-type="float">
            <text:p>1455907878.9695</text:p>
          </table:table-cell>
          <table:table-cell office:value-type="float" office:value="1455907878.96967" calcext:value-type="float">
            <text:p>1455907878.96967</text:p>
          </table:table-cell>
          <table:table-cell office:value-type="float" office:value="7064" calcext:value-type="float">
            <text:p>7064</text:p>
          </table:table-cell>
          <table:table-cell table:formula="of:=[.B57]-[.B$2]" office:value-type="float" office:value="5.11886692047119" calcext:value-type="float">
            <text:p>5.1188669205</text:p>
          </table:table-cell>
          <table:table-cell table:formula="of:=[.D57]/([.E57]-[.E56])" office:value-type="float" office:value="76743.0252049472" calcext:value-type="float">
            <text:p>76743.0252049472</text:p>
          </table:table-cell>
          <table:table-cell table:formula="of:=[.E57]-[.E56]" office:value-type="float" office:value="0.0920474529266357" calcext:value-type="float">
            <text:p>0.09204745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07879.06081" calcext:value-type="float">
            <text:p>1455907879.06081</text:p>
          </table:table-cell>
          <table:table-cell office:value-type="float" office:value="1455907879.06097" calcext:value-type="float">
            <text:p>1455907879.06097</text:p>
          </table:table-cell>
          <table:table-cell office:value-type="float" office:value="7160" calcext:value-type="float">
            <text:p>7160</text:p>
          </table:table-cell>
          <table:table-cell table:formula="of:=[.B58]-[.B$2]" office:value-type="float" office:value="5.21017527580261" calcext:value-type="float">
            <text:p>5.2101752758</text:p>
          </table:table-cell>
          <table:table-cell table:formula="of:=[.D58]/([.E58]-[.E57])" office:value-type="float" office:value="78415.6058228344" calcext:value-type="float">
            <text:p>78415.6058228344</text:p>
          </table:table-cell>
          <table:table-cell table:formula="of:=[.E58]-[.E57]" office:value-type="float" office:value="0.0913083553314209" calcext:value-type="float">
            <text:p>0.09130835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07879.15303" calcext:value-type="float">
            <text:p>1455907879.15303</text:p>
          </table:table-cell>
          <table:table-cell office:value-type="float" office:value="1455907879.1532" calcext:value-type="float">
            <text:p>1455907879.1532</text:p>
          </table:table-cell>
          <table:table-cell office:value-type="float" office:value="7256" calcext:value-type="float">
            <text:p>7256</text:p>
          </table:table-cell>
          <table:table-cell table:formula="of:=[.B59]-[.B$2]" office:value-type="float" office:value="5.30239677429199" calcext:value-type="float">
            <text:p>5.3023967743</text:p>
          </table:table-cell>
          <table:table-cell table:formula="of:=[.D59]/([.E59]-[.E58])" office:value-type="float" office:value="78680.135530823" calcext:value-type="float">
            <text:p>78680.135530823</text:p>
          </table:table-cell>
          <table:table-cell table:formula="of:=[.E59]-[.E58]" office:value-type="float" office:value="0.0922214984893799" calcext:value-type="float">
            <text:p>0.0922214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07879.24579" calcext:value-type="float">
            <text:p>1455907879.24579</text:p>
          </table:table-cell>
          <table:table-cell office:value-type="float" office:value="1455907879.24597" calcext:value-type="float">
            <text:p>1455907879.24597</text:p>
          </table:table-cell>
          <table:table-cell office:value-type="float" office:value="7336" calcext:value-type="float">
            <text:p>7336</text:p>
          </table:table-cell>
          <table:table-cell table:formula="of:=[.B60]-[.B$2]" office:value-type="float" office:value="5.39516043663025" calcext:value-type="float">
            <text:p>5.3951604366</text:p>
          </table:table-cell>
          <table:table-cell table:formula="of:=[.D60]/([.E60]-[.E59])" office:value-type="float" office:value="79082.690517864" calcext:value-type="float">
            <text:p>79082.690517864</text:p>
          </table:table-cell>
          <table:table-cell table:formula="of:=[.E60]-[.E59]" office:value-type="float" office:value="0.0927636623382568" calcext:value-type="float">
            <text:p>0.09276366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07879.33831" calcext:value-type="float">
            <text:p>1455907879.33831</text:p>
          </table:table-cell>
          <table:table-cell office:value-type="float" office:value="1455907879.33856" calcext:value-type="float">
            <text:p>1455907879.33856</text:p>
          </table:table-cell>
          <table:table-cell office:value-type="float" office:value="7424" calcext:value-type="float">
            <text:p>7424</text:p>
          </table:table-cell>
          <table:table-cell table:formula="of:=[.B61]-[.B$2]" office:value-type="float" office:value="5.48767924308777" calcext:value-type="float">
            <text:p>5.4876792431</text:p>
          </table:table-cell>
          <table:table-cell table:formula="of:=[.D61]/([.E61]-[.E60])" office:value-type="float" office:value="80243.1449805696" calcext:value-type="float">
            <text:p>80243.1449805696</text:p>
          </table:table-cell>
          <table:table-cell table:formula="of:=[.E61]-[.E60]" office:value-type="float" office:value="0.0925188064575195" calcext:value-type="float">
            <text:p>0.09251880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07879.43089" calcext:value-type="float">
            <text:p>1455907879.43089</text:p>
          </table:table-cell>
          <table:table-cell office:value-type="float" office:value="1455907879.43106" calcext:value-type="float">
            <text:p>1455907879.43106</text:p>
          </table:table-cell>
          <table:table-cell office:value-type="float" office:value="7496" calcext:value-type="float">
            <text:p>7496</text:p>
          </table:table-cell>
          <table:table-cell table:formula="of:=[.B62]-[.B$2]" office:value-type="float" office:value="5.58025431632996" calcext:value-type="float">
            <text:p>5.5802543163</text:p>
          </table:table-cell>
          <table:table-cell table:formula="of:=[.D62]/([.E62]-[.E61])" office:value-type="float" office:value="80972.1206527114" calcext:value-type="float">
            <text:p>80972.1206527114</text:p>
          </table:table-cell>
          <table:table-cell table:formula="of:=[.E62]-[.E61]" office:value-type="float" office:value="0.0925750732421875" calcext:value-type="float">
            <text:p>0.09257507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07879.52227" calcext:value-type="float">
            <text:p>1455907879.52227</text:p>
          </table:table-cell>
          <table:table-cell office:value-type="float" office:value="1455907879.52243" calcext:value-type="float">
            <text:p>1455907879.52243</text:p>
          </table:table-cell>
          <table:table-cell office:value-type="float" office:value="7568" calcext:value-type="float">
            <text:p>7568</text:p>
          </table:table-cell>
          <table:table-cell table:formula="of:=[.B63]-[.B$2]" office:value-type="float" office:value="5.67163300514221" calcext:value-type="float">
            <text:p>5.6716330051</text:p>
          </table:table-cell>
          <table:table-cell table:formula="of:=[.D63]/([.E63]-[.E62])" office:value-type="float" office:value="82820.18595768" calcext:value-type="float">
            <text:p>82820.18595768</text:p>
          </table:table-cell>
          <table:table-cell table:formula="of:=[.E63]-[.E62]" office:value-type="float" office:value="0.0913786888122559" calcext:value-type="float">
            <text:p>0.0913786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07879.61398" calcext:value-type="float">
            <text:p>1455907879.61398</text:p>
          </table:table-cell>
          <table:table-cell office:value-type="float" office:value="1455907879.61415" calcext:value-type="float">
            <text:p>1455907879.61415</text:p>
          </table:table-cell>
          <table:table-cell office:value-type="float" office:value="7632" calcext:value-type="float">
            <text:p>7632</text:p>
          </table:table-cell>
          <table:table-cell table:formula="of:=[.B64]-[.B$2]" office:value-type="float" office:value="5.76334834098816" calcext:value-type="float">
            <text:p>5.763348341</text:p>
          </table:table-cell>
          <table:table-cell table:formula="of:=[.D64]/([.E64]-[.E63])" office:value-type="float" office:value="83214.000467919" calcext:value-type="float">
            <text:p>83214.000467919</text:p>
          </table:table-cell>
          <table:table-cell table:formula="of:=[.E64]-[.E63]" office:value-type="float" office:value="0.0917153358459473" calcext:value-type="float">
            <text:p>0.09171533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07879.70569" calcext:value-type="float">
            <text:p>1455907879.70569</text:p>
          </table:table-cell>
          <table:table-cell office:value-type="float" office:value="1455907879.70587" calcext:value-type="float">
            <text:p>1455907879.70587</text:p>
          </table:table-cell>
          <table:table-cell office:value-type="float" office:value="7688" calcext:value-type="float">
            <text:p>7688</text:p>
          </table:table-cell>
          <table:table-cell table:formula="of:=[.B65]-[.B$2]" office:value-type="float" office:value="5.855055809021" calcext:value-type="float">
            <text:p>5.855055809</text:p>
          </table:table-cell>
          <table:table-cell table:formula="of:=[.D65]/([.E65]-[.E64])" office:value-type="float" office:value="83831.7768978991" calcext:value-type="float">
            <text:p>83831.7768978991</text:p>
          </table:table-cell>
          <table:table-cell table:formula="of:=[.E65]-[.E64]" office:value-type="float" office:value="0.0917074680328369" calcext:value-type="float">
            <text:p>0.0917074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07879.79849" calcext:value-type="float">
            <text:p>1455907879.79849</text:p>
          </table:table-cell>
          <table:table-cell office:value-type="float" office:value="1455907879.79866" calcext:value-type="float">
            <text:p>1455907879.79866</text:p>
          </table:table-cell>
          <table:table-cell office:value-type="float" office:value="7736" calcext:value-type="float">
            <text:p>7736</text:p>
          </table:table-cell>
          <table:table-cell table:formula="of:=[.B66]-[.B$2]" office:value-type="float" office:value="5.94785571098328" calcext:value-type="float">
            <text:p>5.947855711</text:p>
          </table:table-cell>
          <table:table-cell table:formula="of:=[.D66]/([.E66]-[.E65])" office:value-type="float" office:value="83362.1570327132" calcext:value-type="float">
            <text:p>83362.1570327132</text:p>
          </table:table-cell>
          <table:table-cell table:formula="of:=[.E66]-[.E65]" office:value-type="float" office:value="0.0927999019622803" calcext:value-type="float">
            <text:p>0.0927999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07879.89205" calcext:value-type="float">
            <text:p>1455907879.89205</text:p>
          </table:table-cell>
          <table:table-cell office:value-type="float" office:value="1455907879.89222" calcext:value-type="float">
            <text:p>1455907879.89222</text:p>
          </table:table-cell>
          <table:table-cell office:value-type="float" office:value="7784" calcext:value-type="float">
            <text:p>7784</text:p>
          </table:table-cell>
          <table:table-cell table:formula="of:=[.B67]-[.B$2]" office:value-type="float" office:value="6.04141235351563" calcext:value-type="float">
            <text:p>6.0414123535</text:p>
          </table:table-cell>
          <table:table-cell table:formula="of:=[.D67]/([.E67]-[.E66])" office:value-type="float" office:value="83200.9335660861" calcext:value-type="float">
            <text:p>83200.9335660861</text:p>
          </table:table-cell>
          <table:table-cell table:formula="of:=[.E67]-[.E66]" office:value-type="float" office:value="0.0935566425323486" calcext:value-type="float">
            <text:p>0.09355664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07879.98349" calcext:value-type="float">
            <text:p>1455907879.98349</text:p>
          </table:table-cell>
          <table:table-cell office:value-type="float" office:value="1455907879.98381" calcext:value-type="float">
            <text:p>1455907879.98381</text:p>
          </table:table-cell>
          <table:table-cell office:value-type="float" office:value="7816" calcext:value-type="float">
            <text:p>7816</text:p>
          </table:table-cell>
          <table:table-cell table:formula="of:=[.B68]-[.B$2]" office:value-type="float" office:value="6.13285899162293" calcext:value-type="float">
            <text:p>6.1328589916</text:p>
          </table:table-cell>
          <table:table-cell table:formula="of:=[.D68]/([.E68]-[.E67])" office:value-type="float" office:value="85470.6106399343" calcext:value-type="float">
            <text:p>85470.6106399343</text:p>
          </table:table-cell>
          <table:table-cell table:formula="of:=[.E68]-[.E67]" office:value-type="float" office:value="0.0914466381072998" calcext:value-type="float">
            <text:p>0.09144663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07880.07558" calcext:value-type="float">
            <text:p>1455907880.07558</text:p>
          </table:table-cell>
          <table:table-cell office:value-type="float" office:value="1455907880.07584" calcext:value-type="float">
            <text:p>1455907880.07584</text:p>
          </table:table-cell>
          <table:table-cell office:value-type="float" office:value="7848" calcext:value-type="float">
            <text:p>7848</text:p>
          </table:table-cell>
          <table:table-cell table:formula="of:=[.B69]-[.B$2]" office:value-type="float" office:value="6.22494888305664" calcext:value-type="float">
            <text:p>6.2249488831</text:p>
          </table:table-cell>
          <table:table-cell table:formula="of:=[.D69]/([.E69]-[.E68])" office:value-type="float" office:value="85221.0799450101" calcext:value-type="float">
            <text:p>85221.0799450101</text:p>
          </table:table-cell>
          <table:table-cell table:formula="of:=[.E69]-[.E68]" office:value-type="float" office:value="0.0920898914337158" calcext:value-type="float">
            <text:p>0.09208989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07880.16694" calcext:value-type="float">
            <text:p>1455907880.16694</text:p>
          </table:table-cell>
          <table:table-cell office:value-type="float" office:value="1455907880.16711" calcext:value-type="float">
            <text:p>1455907880.16711</text:p>
          </table:table-cell>
          <table:table-cell office:value-type="float" office:value="7872" calcext:value-type="float">
            <text:p>7872</text:p>
          </table:table-cell>
          <table:table-cell table:formula="of:=[.B70]-[.B$2]" office:value-type="float" office:value="6.31630992889404" calcext:value-type="float">
            <text:p>6.3163099289</text:p>
          </table:table-cell>
          <table:table-cell table:formula="of:=[.D70]/([.E70]-[.E69])" office:value-type="float" office:value="86163.63711521" calcext:value-type="float">
            <text:p>86163.63711521</text:p>
          </table:table-cell>
          <table:table-cell table:formula="of:=[.E70]-[.E69]" office:value-type="float" office:value="0.0913610458374023" calcext:value-type="float">
            <text:p>0.09136104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07880.25862" calcext:value-type="float">
            <text:p>1455907880.25862</text:p>
          </table:table-cell>
          <table:table-cell office:value-type="float" office:value="1455907880.2588" calcext:value-type="float">
            <text:p>1455907880.2588</text:p>
          </table:table-cell>
          <table:table-cell office:value-type="float" office:value="7880" calcext:value-type="float">
            <text:p>7880</text:p>
          </table:table-cell>
          <table:table-cell table:formula="of:=[.B71]-[.B$2]" office:value-type="float" office:value="6.40798616409302" calcext:value-type="float">
            <text:p>6.4079861641</text:p>
          </table:table-cell>
          <table:table-cell table:formula="of:=[.D71]/([.E71]-[.E70])" office:value-type="float" office:value="85954.6640729433" calcext:value-type="float">
            <text:p>85954.6640729433</text:p>
          </table:table-cell>
          <table:table-cell table:formula="of:=[.E71]-[.E70]" office:value-type="float" office:value="0.0916762351989746" calcext:value-type="float">
            <text:p>0.09167623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07880.35011" calcext:value-type="float">
            <text:p>1455907880.35011</text:p>
          </table:table-cell>
          <table:table-cell office:value-type="float" office:value="1455907880.35037" calcext:value-type="float">
            <text:p>1455907880.35037</text:p>
          </table:table-cell>
          <table:table-cell office:value-type="float" office:value="7888" calcext:value-type="float">
            <text:p>7888</text:p>
          </table:table-cell>
          <table:table-cell table:formula="of:=[.B72]-[.B$2]" office:value-type="float" office:value="6.4994752407074" calcext:value-type="float">
            <text:p>6.4994752407</text:p>
          </table:table-cell>
          <table:table-cell table:formula="of:=[.D72]/([.E72]-[.E71])" office:value-type="float" office:value="86217.9430802146" calcext:value-type="float">
            <text:p>86217.9430802146</text:p>
          </table:table-cell>
          <table:table-cell table:formula="of:=[.E72]-[.E71]" office:value-type="float" office:value="0.0914890766143799" calcext:value-type="float">
            <text:p>0.09148907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07880.44257" calcext:value-type="float">
            <text:p>1455907880.44257</text:p>
          </table:table-cell>
          <table:table-cell office:value-type="float" office:value="1455907880.44275" calcext:value-type="float">
            <text:p>1455907880.44275</text:p>
          </table:table-cell>
          <table:table-cell office:value-type="float" office:value="7888" calcext:value-type="float">
            <text:p>7888</text:p>
          </table:table-cell>
          <table:table-cell table:formula="of:=[.B73]-[.B$2]" office:value-type="float" office:value="6.59193682670593" calcext:value-type="float">
            <text:p>6.5919368267</text:p>
          </table:table-cell>
          <table:table-cell table:formula="of:=[.D73]/([.E73]-[.E72])" office:value-type="float" office:value="85311.1042257589" calcext:value-type="float">
            <text:p>85311.1042257589</text:p>
          </table:table-cell>
          <table:table-cell table:formula="of:=[.E73]-[.E72]" office:value-type="float" office:value="0.0924615859985352" calcext:value-type="float">
            <text:p>0.0924615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07880.53526" calcext:value-type="float">
            <text:p>1455907880.53526</text:p>
          </table:table-cell>
          <table:table-cell office:value-type="float" office:value="1455907880.53543" calcext:value-type="float">
            <text:p>1455907880.53543</text:p>
          </table:table-cell>
          <table:table-cell office:value-type="float" office:value="7880" calcext:value-type="float">
            <text:p>7880</text:p>
          </table:table-cell>
          <table:table-cell table:formula="of:=[.B74]-[.B$2]" office:value-type="float" office:value="6.6846284866333" calcext:value-type="float">
            <text:p>6.6846284866</text:p>
          </table:table-cell>
          <table:table-cell table:formula="of:=[.D74]/([.E74]-[.E73])" office:value-type="float" office:value="85013.0422324366" calcext:value-type="float">
            <text:p>85013.0422324366</text:p>
          </table:table-cell>
          <table:table-cell table:formula="of:=[.E74]-[.E73]" office:value-type="float" office:value="0.0926916599273682" calcext:value-type="float">
            <text:p>0.09269165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07880.62682" calcext:value-type="float">
            <text:p>1455907880.62682</text:p>
          </table:table-cell>
          <table:table-cell office:value-type="float" office:value="1455907880.62698" calcext:value-type="float">
            <text:p>1455907880.62698</text:p>
          </table:table-cell>
          <table:table-cell office:value-type="float" office:value="7872" calcext:value-type="float">
            <text:p>7872</text:p>
          </table:table-cell>
          <table:table-cell table:formula="of:=[.B75]-[.B$2]" office:value-type="float" office:value="6.77618169784546" calcext:value-type="float">
            <text:p>6.7761816978</text:p>
          </table:table-cell>
          <table:table-cell table:formula="of:=[.D75]/([.E75]-[.E74])" office:value-type="float" office:value="85982.7841729991" calcext:value-type="float">
            <text:p>85982.7841729991</text:p>
          </table:table-cell>
          <table:table-cell table:formula="of:=[.E75]-[.E74]" office:value-type="float" office:value="0.0915532112121582" calcext:value-type="float">
            <text:p>0.0915532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07880.71902" calcext:value-type="float">
            <text:p>1455907880.71902</text:p>
          </table:table-cell>
          <table:table-cell office:value-type="float" office:value="1455907880.71919" calcext:value-type="float">
            <text:p>1455907880.71919</text:p>
          </table:table-cell>
          <table:table-cell office:value-type="float" office:value="7848" calcext:value-type="float">
            <text:p>7848</text:p>
          </table:table-cell>
          <table:table-cell table:formula="of:=[.B76]-[.B$2]" office:value-type="float" office:value="6.86838459968567" calcext:value-type="float">
            <text:p>6.8683845997</text:p>
          </table:table-cell>
          <table:table-cell table:formula="of:=[.D76]/([.E76]-[.E75])" office:value-type="float" office:value="85116.6269538977" calcext:value-type="float">
            <text:p>85116.6269538977</text:p>
          </table:table-cell>
          <table:table-cell table:formula="of:=[.E76]-[.E75]" office:value-type="float" office:value="0.09220290184021" calcext:value-type="float">
            <text:p>0.0922029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07880.81072" calcext:value-type="float">
            <text:p>1455907880.81072</text:p>
          </table:table-cell>
          <table:table-cell office:value-type="float" office:value="1455907880.81089" calcext:value-type="float">
            <text:p>1455907880.81089</text:p>
          </table:table-cell>
          <table:table-cell office:value-type="float" office:value="7816" calcext:value-type="float">
            <text:p>7816</text:p>
          </table:table-cell>
          <table:table-cell table:formula="of:=[.B77]-[.B$2]" office:value-type="float" office:value="6.96009016036987" calcext:value-type="float">
            <text:p>6.9600901604</text:p>
          </table:table-cell>
          <table:table-cell table:formula="of:=[.D77]/([.E77]-[.E76])" office:value-type="float" office:value="85229.2918955598" calcext:value-type="float">
            <text:p>85229.2918955598</text:p>
          </table:table-cell>
          <table:table-cell table:formula="of:=[.E77]-[.E76]" office:value-type="float" office:value="0.0917055606842041" calcext:value-type="float">
            <text:p>0.09170556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07880.90245" calcext:value-type="float">
            <text:p>1455907880.90245</text:p>
          </table:table-cell>
          <table:table-cell office:value-type="float" office:value="1455907880.90262" calcext:value-type="float">
            <text:p>1455907880.90262</text:p>
          </table:table-cell>
          <table:table-cell office:value-type="float" office:value="7784" calcext:value-type="float">
            <text:p>7784</text:p>
          </table:table-cell>
          <table:table-cell table:formula="of:=[.B78]-[.B$2]" office:value-type="float" office:value="7.05181884765625" calcext:value-type="float">
            <text:p>7.0518188477</text:p>
          </table:table-cell>
          <table:table-cell table:formula="of:=[.D78]/([.E78]-[.E77])" office:value-type="float" office:value="84858.9490406458" calcext:value-type="float">
            <text:p>84858.9490406458</text:p>
          </table:table-cell>
          <table:table-cell table:formula="of:=[.E78]-[.E77]" office:value-type="float" office:value="0.091728687286377" calcext:value-type="float">
            <text:p>0.09172868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07880.99402" calcext:value-type="float">
            <text:p>1455907880.99402</text:p>
          </table:table-cell>
          <table:table-cell office:value-type="float" office:value="1455907880.99419" calcext:value-type="float">
            <text:p>1455907880.99419</text:p>
          </table:table-cell>
          <table:table-cell office:value-type="float" office:value="7736" calcext:value-type="float">
            <text:p>7736</text:p>
          </table:table-cell>
          <table:table-cell table:formula="of:=[.B79]-[.B$2]" office:value-type="float" office:value="7.14338660240173" calcext:value-type="float">
            <text:p>7.1433866024</text:p>
          </table:table-cell>
          <table:table-cell table:formula="of:=[.D79]/([.E79]-[.E78])" office:value-type="float" office:value="84483.8886953443" calcext:value-type="float">
            <text:p>84483.8886953443</text:p>
          </table:table-cell>
          <table:table-cell table:formula="of:=[.E79]-[.E78]" office:value-type="float" office:value="0.0915677547454834" calcext:value-type="float">
            <text:p>0.09156775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07881.08565" calcext:value-type="float">
            <text:p>1455907881.08565</text:p>
          </table:table-cell>
          <table:table-cell office:value-type="float" office:value="1455907881.08596" calcext:value-type="float">
            <text:p>1455907881.08596</text:p>
          </table:table-cell>
          <table:table-cell office:value-type="float" office:value="7688" calcext:value-type="float">
            <text:p>7688</text:p>
          </table:table-cell>
          <table:table-cell table:formula="of:=[.B80]-[.B$2]" office:value-type="float" office:value="7.23501539230347" calcext:value-type="float">
            <text:p>7.2350153923</text:p>
          </table:table-cell>
          <table:table-cell table:formula="of:=[.D80]/([.E80]-[.E79])" office:value-type="float" office:value="83903.7600326812" calcext:value-type="float">
            <text:p>83903.7600326812</text:p>
          </table:table-cell>
          <table:table-cell table:formula="of:=[.E80]-[.E79]" office:value-type="float" office:value="0.0916287899017334" calcext:value-type="float">
            <text:p>0.09162878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07881.17786" calcext:value-type="float">
            <text:p>1455907881.17786</text:p>
          </table:table-cell>
          <table:table-cell office:value-type="float" office:value="1455907881.17804" calcext:value-type="float">
            <text:p>1455907881.17804</text:p>
          </table:table-cell>
          <table:table-cell office:value-type="float" office:value="7632" calcext:value-type="float">
            <text:p>7632</text:p>
          </table:table-cell>
          <table:table-cell table:formula="of:=[.B81]-[.B$2]" office:value-type="float" office:value="7.32722473144531" calcext:value-type="float">
            <text:p>7.3272247314</text:p>
          </table:table-cell>
          <table:table-cell table:formula="of:=[.D81]/([.E81]-[.E80])" office:value-type="float" office:value="82768.1888952668" calcext:value-type="float">
            <text:p>82768.1888952668</text:p>
          </table:table-cell>
          <table:table-cell table:formula="of:=[.E81]-[.E80]" office:value-type="float" office:value="0.0922093391418457" calcext:value-type="float">
            <text:p>0.09220933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07881.26979" calcext:value-type="float">
            <text:p>1455907881.26979</text:p>
          </table:table-cell>
          <table:table-cell office:value-type="float" office:value="1455907881.26995" calcext:value-type="float">
            <text:p>1455907881.26995</text:p>
          </table:table-cell>
          <table:table-cell office:value-type="float" office:value="7568" calcext:value-type="float">
            <text:p>7568</text:p>
          </table:table-cell>
          <table:table-cell table:formula="of:=[.B82]-[.B$2]" office:value-type="float" office:value="7.41915345191956" calcext:value-type="float">
            <text:p>7.4191534519</text:p>
          </table:table-cell>
          <table:table-cell table:formula="of:=[.D82]/([.E82]-[.E81])" office:value-type="float" office:value="82324.6528501441" calcext:value-type="float">
            <text:p>82324.6528501441</text:p>
          </table:table-cell>
          <table:table-cell table:formula="of:=[.E82]-[.E81]" office:value-type="float" office:value="0.0919287204742432" calcext:value-type="float">
            <text:p>0.09192872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07881.36216" calcext:value-type="float">
            <text:p>1455907881.36216</text:p>
          </table:table-cell>
          <table:table-cell office:value-type="float" office:value="1455907881.36234" calcext:value-type="float">
            <text:p>1455907881.36234</text:p>
          </table:table-cell>
          <table:table-cell office:value-type="float" office:value="7504" calcext:value-type="float">
            <text:p>7504</text:p>
          </table:table-cell>
          <table:table-cell table:formula="of:=[.B83]-[.B$2]" office:value-type="float" office:value="7.51153135299683" calcext:value-type="float">
            <text:p>7.511531353</text:p>
          </table:table-cell>
          <table:table-cell table:formula="of:=[.D83]/([.E83]-[.E82])" office:value-type="float" office:value="81231.5490229985" calcext:value-type="float">
            <text:p>81231.5490229985</text:p>
          </table:table-cell>
          <table:table-cell table:formula="of:=[.E83]-[.E82]" office:value-type="float" office:value="0.0923779010772705" calcext:value-type="float">
            <text:p>0.09237790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07881.45388" calcext:value-type="float">
            <text:p>1455907881.45388</text:p>
          </table:table-cell>
          <table:table-cell office:value-type="float" office:value="1455907881.45405" calcext:value-type="float">
            <text:p>1455907881.45405</text:p>
          </table:table-cell>
          <table:table-cell office:value-type="float" office:value="7424" calcext:value-type="float">
            <text:p>7424</text:p>
          </table:table-cell>
          <table:table-cell table:formula="of:=[.B84]-[.B$2]" office:value-type="float" office:value="7.60324954986572" calcext:value-type="float">
            <text:p>7.6032495499</text:p>
          </table:table-cell>
          <table:table-cell table:formula="of:=[.D84]/([.E84]-[.E83])" office:value-type="float" office:value="80943.5886600779" calcext:value-type="float">
            <text:p>80943.5886600779</text:p>
          </table:table-cell>
          <table:table-cell table:formula="of:=[.E84]-[.E83]" office:value-type="float" office:value="0.0917181968688965" calcext:value-type="float">
            <text:p>0.09171819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07881.54599" calcext:value-type="float">
            <text:p>1455907881.54599</text:p>
          </table:table-cell>
          <table:table-cell office:value-type="float" office:value="1455907881.54617" calcext:value-type="float">
            <text:p>1455907881.54617</text:p>
          </table:table-cell>
          <table:table-cell office:value-type="float" office:value="7344" calcext:value-type="float">
            <text:p>7344</text:p>
          </table:table-cell>
          <table:table-cell table:formula="of:=[.B85]-[.B$2]" office:value-type="float" office:value="7.69535803794861" calcext:value-type="float">
            <text:p>7.6953580379</text:p>
          </table:table-cell>
          <table:table-cell table:formula="of:=[.D85]/([.E85]-[.E84])" office:value-type="float" office:value="79732.0654464695" calcext:value-type="float">
            <text:p>79732.0654464695</text:p>
          </table:table-cell>
          <table:table-cell table:formula="of:=[.E85]-[.E84]" office:value-type="float" office:value="0.0921084880828857" calcext:value-type="float">
            <text:p>0.09210848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07881.63733" calcext:value-type="float">
            <text:p>1455907881.63733</text:p>
          </table:table-cell>
          <table:table-cell office:value-type="float" office:value="1455907881.63751" calcext:value-type="float">
            <text:p>1455907881.63751</text:p>
          </table:table-cell>
          <table:table-cell office:value-type="float" office:value="7264" calcext:value-type="float">
            <text:p>7264</text:p>
          </table:table-cell>
          <table:table-cell table:formula="of:=[.B86]-[.B$2]" office:value-type="float" office:value="7.78670072555542" calcext:value-type="float">
            <text:p>7.7867007256</text:p>
          </table:table-cell>
          <table:table-cell table:formula="of:=[.D86]/([.E86]-[.E85])" office:value-type="float" office:value="79524.7018706981" calcext:value-type="float">
            <text:p>79524.7018706981</text:p>
          </table:table-cell>
          <table:table-cell table:formula="of:=[.E86]-[.E85]" office:value-type="float" office:value="0.0913426876068115" calcext:value-type="float">
            <text:p>0.09134268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07881.72879" calcext:value-type="float">
            <text:p>1455907881.72879</text:p>
          </table:table-cell>
          <table:table-cell office:value-type="float" office:value="1455907881.72896" calcext:value-type="float">
            <text:p>1455907881.72896</text:p>
          </table:table-cell>
          <table:table-cell office:value-type="float" office:value="7168" calcext:value-type="float">
            <text:p>7168</text:p>
          </table:table-cell>
          <table:table-cell table:formula="of:=[.B87]-[.B$2]" office:value-type="float" office:value="7.8781578540802" calcext:value-type="float">
            <text:p>7.8781578541</text:p>
          </table:table-cell>
          <table:table-cell table:formula="of:=[.D87]/([.E87]-[.E86])" office:value-type="float" office:value="78375.5199361834" calcext:value-type="float">
            <text:p>78375.5199361834</text:p>
          </table:table-cell>
          <table:table-cell table:formula="of:=[.E87]-[.E86]" office:value-type="float" office:value="0.0914571285247803" calcext:value-type="float">
            <text:p>0.09145712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07881.82067" calcext:value-type="float">
            <text:p>1455907881.82067</text:p>
          </table:table-cell>
          <table:table-cell office:value-type="float" office:value="1455907881.8209" calcext:value-type="float">
            <text:p>1455907881.8209</text:p>
          </table:table-cell>
          <table:table-cell office:value-type="float" office:value="7072" calcext:value-type="float">
            <text:p>7072</text:p>
          </table:table-cell>
          <table:table-cell table:formula="of:=[.B88]-[.B$2]" office:value-type="float" office:value="7.9700334072113" calcext:value-type="float">
            <text:p>7.9700334072</text:p>
          </table:table-cell>
          <table:table-cell table:formula="of:=[.D88]/([.E88]-[.E87])" office:value-type="float" office:value="76973.6862417414" calcext:value-type="float">
            <text:p>76973.6862417414</text:p>
          </table:table-cell>
          <table:table-cell table:formula="of:=[.E88]-[.E87]" office:value-type="float" office:value="0.0918755531311035" calcext:value-type="float">
            <text:p>0.09187555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07881.91197" calcext:value-type="float">
            <text:p>1455907881.91197</text:p>
          </table:table-cell>
          <table:table-cell office:value-type="float" office:value="1455907881.91214" calcext:value-type="float">
            <text:p>1455907881.91214</text:p>
          </table:table-cell>
          <table:table-cell office:value-type="float" office:value="6976" calcext:value-type="float">
            <text:p>6976</text:p>
          </table:table-cell>
          <table:table-cell table:formula="of:=[.B89]-[.B$2]" office:value-type="float" office:value="8.06133413314819" calcext:value-type="float">
            <text:p>8.0613341331</text:p>
          </table:table-cell>
          <table:table-cell table:formula="of:=[.D89]/([.E89]-[.E88])" office:value-type="float" office:value="76406.8404540624" calcext:value-type="float">
            <text:p>76406.8404540624</text:p>
          </table:table-cell>
          <table:table-cell table:formula="of:=[.E89]-[.E88]" office:value-type="float" office:value="0.0913007259368897" calcext:value-type="float">
            <text:p>0.0913007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07882.0041" calcext:value-type="float">
            <text:p>1455907882.0041</text:p>
          </table:table-cell>
          <table:table-cell office:value-type="float" office:value="1455907882.00427" calcext:value-type="float">
            <text:p>1455907882.00427</text:p>
          </table:table-cell>
          <table:table-cell office:value-type="float" office:value="6872" calcext:value-type="float">
            <text:p>6872</text:p>
          </table:table-cell>
          <table:table-cell table:formula="of:=[.B90]-[.B$2]" office:value-type="float" office:value="8.15346527099609" calcext:value-type="float">
            <text:p>8.153465271</text:p>
          </table:table-cell>
          <table:table-cell table:formula="of:=[.D90]/([.E90]-[.E89])" office:value-type="float" office:value="74589.3316909318" calcext:value-type="float">
            <text:p>74589.3316909318</text:p>
          </table:table-cell>
          <table:table-cell table:formula="of:=[.E90]-[.E89]" office:value-type="float" office:value="0.0921311378479004" calcext:value-type="float">
            <text:p>0.09213113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07882.09602" calcext:value-type="float">
            <text:p>1455907882.09602</text:p>
          </table:table-cell>
          <table:table-cell office:value-type="float" office:value="1455907882.09621" calcext:value-type="float">
            <text:p>1455907882.09621</text:p>
          </table:table-cell>
          <table:table-cell office:value-type="float" office:value="6768" calcext:value-type="float">
            <text:p>6768</text:p>
          </table:table-cell>
          <table:table-cell table:formula="of:=[.B91]-[.B$2]" office:value-type="float" office:value="8.24538660049439" calcext:value-type="float">
            <text:p>8.2453866005</text:p>
          </table:table-cell>
          <table:table-cell table:formula="of:=[.D91]/([.E91]-[.E90])" office:value-type="float" office:value="73628.1778879822" calcext:value-type="float">
            <text:p>73628.1778879822</text:p>
          </table:table-cell>
          <table:table-cell table:formula="of:=[.E91]-[.E90]" office:value-type="float" office:value="0.091921329498291" calcext:value-type="float">
            <text:p>0.0919213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07882.18856" calcext:value-type="float">
            <text:p>1455907882.18856</text:p>
          </table:table-cell>
          <table:table-cell office:value-type="float" office:value="1455907882.18873" calcext:value-type="float">
            <text:p>1455907882.18873</text:p>
          </table:table-cell>
          <table:table-cell office:value-type="float" office:value="6664" calcext:value-type="float">
            <text:p>6664</text:p>
          </table:table-cell>
          <table:table-cell table:formula="of:=[.B92]-[.B$2]" office:value-type="float" office:value="8.33792328834534" calcext:value-type="float">
            <text:p>8.3379232883</text:p>
          </table:table-cell>
          <table:table-cell table:formula="of:=[.D92]/([.E92]-[.E91])" office:value-type="float" office:value="72014.6803906969" calcext:value-type="float">
            <text:p>72014.6803906969</text:p>
          </table:table-cell>
          <table:table-cell table:formula="of:=[.E92]-[.E91]" office:value-type="float" office:value="0.0925366878509522" calcext:value-type="float">
            <text:p>0.09253668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07882.27978" calcext:value-type="float">
            <text:p>1455907882.27978</text:p>
          </table:table-cell>
          <table:table-cell office:value-type="float" office:value="1455907882.28002" calcext:value-type="float">
            <text:p>1455907882.28002</text:p>
          </table:table-cell>
          <table:table-cell office:value-type="float" office:value="6552" calcext:value-type="float">
            <text:p>6552</text:p>
          </table:table-cell>
          <table:table-cell table:formula="of:=[.B93]-[.B$2]" office:value-type="float" office:value="8.42915034294128" calcext:value-type="float">
            <text:p>8.4291503429</text:p>
          </table:table-cell>
          <table:table-cell table:formula="of:=[.D93]/([.E93]-[.E92])" office:value-type="float" office:value="71820.7995316673" calcext:value-type="float">
            <text:p>71820.7995316673</text:p>
          </table:table-cell>
          <table:table-cell table:formula="of:=[.E93]-[.E92]" office:value-type="float" office:value="0.0912270545959473" calcext:value-type="float">
            <text:p>0.09122705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07882.37141" calcext:value-type="float">
            <text:p>1455907882.37141</text:p>
          </table:table-cell>
          <table:table-cell office:value-type="float" office:value="1455907882.37158" calcext:value-type="float">
            <text:p>1455907882.37158</text:p>
          </table:table-cell>
          <table:table-cell office:value-type="float" office:value="6440" calcext:value-type="float">
            <text:p>6440</text:p>
          </table:table-cell>
          <table:table-cell table:formula="of:=[.B94]-[.B$2]" office:value-type="float" office:value="8.52077722549439" calcext:value-type="float">
            <text:p>8.5207772255</text:p>
          </table:table-cell>
          <table:table-cell table:formula="of:=[.D94]/([.E94]-[.E93])" office:value-type="float" office:value="70285.0497643835" calcext:value-type="float">
            <text:p>70285.0497643835</text:p>
          </table:table-cell>
          <table:table-cell table:formula="of:=[.E94]-[.E93]" office:value-type="float" office:value="0.0916268825531006" calcext:value-type="float">
            <text:p>0.09162688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07882.46329" calcext:value-type="float">
            <text:p>1455907882.46329</text:p>
          </table:table-cell>
          <table:table-cell office:value-type="float" office:value="1455907882.46351" calcext:value-type="float">
            <text:p>1455907882.46351</text:p>
          </table:table-cell>
          <table:table-cell office:value-type="float" office:value="6328" calcext:value-type="float">
            <text:p>6328</text:p>
          </table:table-cell>
          <table:table-cell table:formula="of:=[.B95]-[.B$2]" office:value-type="float" office:value="8.61266112327576" calcext:value-type="float">
            <text:p>8.6126611233</text:p>
          </table:table-cell>
          <table:table-cell table:formula="of:=[.D95]/([.E95]-[.E94])" office:value-type="float" office:value="68869.5206972695" calcext:value-type="float">
            <text:p>68869.5206972695</text:p>
          </table:table-cell>
          <table:table-cell table:formula="of:=[.E95]-[.E94]" office:value-type="float" office:value="0.0918838977813721" calcext:value-type="float">
            <text:p>0.09188389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07882.55455" calcext:value-type="float">
            <text:p>1455907882.55455</text:p>
          </table:table-cell>
          <table:table-cell office:value-type="float" office:value="1455907882.55472" calcext:value-type="float">
            <text:p>1455907882.55472</text:p>
          </table:table-cell>
          <table:table-cell office:value-type="float" office:value="6208" calcext:value-type="float">
            <text:p>6208</text:p>
          </table:table-cell>
          <table:table-cell table:formula="of:=[.B96]-[.B$2]" office:value-type="float" office:value="8.70391798019409" calcext:value-type="float">
            <text:p>8.7039179802</text:p>
          </table:table-cell>
          <table:table-cell table:formula="of:=[.D96]/([.E96]-[.E95])" office:value-type="float" office:value="68027.7648128457" calcext:value-type="float">
            <text:p>68027.7648128457</text:p>
          </table:table-cell>
          <table:table-cell table:formula="of:=[.E96]-[.E95]" office:value-type="float" office:value="0.091256856918335" calcext:value-type="float">
            <text:p>0.09125685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07882.64656" calcext:value-type="float">
            <text:p>1455907882.64656</text:p>
          </table:table-cell>
          <table:table-cell office:value-type="float" office:value="1455907882.64673" calcext:value-type="float">
            <text:p>1455907882.64673</text:p>
          </table:table-cell>
          <table:table-cell office:value-type="float" office:value="6096" calcext:value-type="float">
            <text:p>6096</text:p>
          </table:table-cell>
          <table:table-cell table:formula="of:=[.B97]-[.B$2]" office:value-type="float" office:value="8.79592680931091" calcext:value-type="float">
            <text:p>8.7959268093</text:p>
          </table:table-cell>
          <table:table-cell table:formula="of:=[.D97]/([.E97]-[.E96])" office:value-type="float" office:value="66254.5112084848" calcext:value-type="float">
            <text:p>66254.5112084848</text:p>
          </table:table-cell>
          <table:table-cell table:formula="of:=[.E97]-[.E96]" office:value-type="float" office:value="0.0920088291168213" calcext:value-type="float">
            <text:p>0.09200882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07882.73839" calcext:value-type="float">
            <text:p>1455907882.73839</text:p>
          </table:table-cell>
          <table:table-cell office:value-type="float" office:value="1455907882.73856" calcext:value-type="float">
            <text:p>1455907882.73856</text:p>
          </table:table-cell>
          <table:table-cell office:value-type="float" office:value="5976" calcext:value-type="float">
            <text:p>5976</text:p>
          </table:table-cell>
          <table:table-cell table:formula="of:=[.B98]-[.B$2]" office:value-type="float" office:value="8.88775706291199" calcext:value-type="float">
            <text:p>8.8877570629</text:p>
          </table:table-cell>
          <table:table-cell table:formula="of:=[.D98]/([.E98]-[.E97])" office:value-type="float" office:value="65076.5925787457" calcext:value-type="float">
            <text:p>65076.5925787457</text:p>
          </table:table-cell>
          <table:table-cell table:formula="of:=[.E98]-[.E97]" office:value-type="float" office:value="0.0918302536010742" calcext:value-type="float">
            <text:p>0.09183025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07882.83012" calcext:value-type="float">
            <text:p>1455907882.83012</text:p>
          </table:table-cell>
          <table:table-cell office:value-type="float" office:value="1455907882.83029" calcext:value-type="float">
            <text:p>1455907882.83029</text:p>
          </table:table-cell>
          <table:table-cell office:value-type="float" office:value="5864" calcext:value-type="float">
            <text:p>5864</text:p>
          </table:table-cell>
          <table:table-cell table:formula="of:=[.B99]-[.B$2]" office:value-type="float" office:value="8.97948527336121" calcext:value-type="float">
            <text:p>8.9794852734</text:p>
          </table:table-cell>
          <table:table-cell table:formula="of:=[.D99]/([.E99]-[.E98])" office:value-type="float" office:value="63927.9886883473" calcext:value-type="float">
            <text:p>63927.9886883473</text:p>
          </table:table-cell>
          <table:table-cell table:formula="of:=[.E99]-[.E98]" office:value-type="float" office:value="0.0917282104492188" calcext:value-type="float">
            <text:p>0.0917282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07882.92105" calcext:value-type="float">
            <text:p>1455907882.92105</text:p>
          </table:table-cell>
          <table:table-cell office:value-type="float" office:value="1455907882.92123" calcext:value-type="float">
            <text:p>1455907882.92123</text:p>
          </table:table-cell>
          <table:table-cell office:value-type="float" office:value="5752" calcext:value-type="float">
            <text:p>5752</text:p>
          </table:table-cell>
          <table:table-cell table:formula="of:=[.B100]-[.B$2]" office:value-type="float" office:value="9.07041573524475" calcext:value-type="float">
            <text:p>9.0704157352</text:p>
          </table:table-cell>
          <table:table-cell table:formula="of:=[.D100]/([.E100]-[.E99])" office:value-type="float" office:value="63257.129468523" calcext:value-type="float">
            <text:p>63257.129468523</text:p>
          </table:table-cell>
          <table:table-cell table:formula="of:=[.E100]-[.E99]" office:value-type="float" office:value="0.0909304618835449" calcext:value-type="float">
            <text:p>0.09093046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07883.01265" calcext:value-type="float">
            <text:p>1455907883.01265</text:p>
          </table:table-cell>
          <table:table-cell office:value-type="float" office:value="1455907883.01283" calcext:value-type="float">
            <text:p>1455907883.01283</text:p>
          </table:table-cell>
          <table:table-cell office:value-type="float" office:value="5640" calcext:value-type="float">
            <text:p>5640</text:p>
          </table:table-cell>
          <table:table-cell table:formula="of:=[.B101]-[.B$2]" office:value-type="float" office:value="9.16201329231262" calcext:value-type="float">
            <text:p>9.1620132923</text:p>
          </table:table-cell>
          <table:table-cell table:formula="of:=[.D101]/([.E101]-[.E100])" office:value-type="float" office:value="61573.6945453788" calcext:value-type="float">
            <text:p>61573.6945453788</text:p>
          </table:table-cell>
          <table:table-cell table:formula="of:=[.E101]-[.E100]" office:value-type="float" office:value="0.0915975570678711" calcext:value-type="float">
            <text:p>0.0915975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07883.10441" calcext:value-type="float">
            <text:p>1455907883.10441</text:p>
          </table:table-cell>
          <table:table-cell office:value-type="float" office:value="1455907883.10458" calcext:value-type="float">
            <text:p>1455907883.10458</text:p>
          </table:table-cell>
          <table:table-cell office:value-type="float" office:value="5528" calcext:value-type="float">
            <text:p>5528</text:p>
          </table:table-cell>
          <table:table-cell table:formula="of:=[.B102]-[.B$2]" office:value-type="float" office:value="9.25377607345581" calcext:value-type="float">
            <text:p>9.2537760735</text:p>
          </table:table-cell>
          <table:table-cell table:formula="of:=[.D102]/([.E102]-[.E101])" office:value-type="float" office:value="60242.2892062741" calcext:value-type="float">
            <text:p>60242.2892062741</text:p>
          </table:table-cell>
          <table:table-cell table:formula="of:=[.E102]-[.E101]" office:value-type="float" office:value="0.0917627811431885" calcext:value-type="float">
            <text:p>0.09176278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07883.19547" calcext:value-type="float">
            <text:p>1455907883.19547</text:p>
          </table:table-cell>
          <table:table-cell office:value-type="float" office:value="1455907883.19579" calcext:value-type="float">
            <text:p>1455907883.19579</text:p>
          </table:table-cell>
          <table:table-cell office:value-type="float" office:value="5424" calcext:value-type="float">
            <text:p>5424</text:p>
          </table:table-cell>
          <table:table-cell table:formula="of:=[.B103]-[.B$2]" office:value-type="float" office:value="9.3448326587677" calcext:value-type="float">
            <text:p>9.3448326588</text:p>
          </table:table-cell>
          <table:table-cell table:formula="of:=[.D103]/([.E103]-[.E102])" office:value-type="float" office:value="59567.3556330007" calcext:value-type="float">
            <text:p>59567.3556330007</text:p>
          </table:table-cell>
          <table:table-cell table:formula="of:=[.E103]-[.E102]" office:value-type="float" office:value="0.0910565853118897" calcext:value-type="float">
            <text:p>0.09105658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07883.28719" calcext:value-type="float">
            <text:p>1455907883.28719</text:p>
          </table:table-cell>
          <table:table-cell office:value-type="float" office:value="1455907883.28736" calcext:value-type="float">
            <text:p>1455907883.28736</text:p>
          </table:table-cell>
          <table:table-cell office:value-type="float" office:value="5320" calcext:value-type="float">
            <text:p>5320</text:p>
          </table:table-cell>
          <table:table-cell table:formula="of:=[.B104]-[.B$2]" office:value-type="float" office:value="9.43655347824097" calcext:value-type="float">
            <text:p>9.4365534782</text:p>
          </table:table-cell>
          <table:table-cell table:formula="of:=[.D104]/([.E104]-[.E103])" office:value-type="float" office:value="58002.0984390637" calcext:value-type="float">
            <text:p>58002.0984390637</text:p>
          </table:table-cell>
          <table:table-cell table:formula="of:=[.E104]-[.E103]" office:value-type="float" office:value="0.0917208194732666" calcext:value-type="float">
            <text:p>0.09172081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07883.37836" calcext:value-type="float">
            <text:p>1455907883.37836</text:p>
          </table:table-cell>
          <table:table-cell office:value-type="float" office:value="1455907883.37853" calcext:value-type="float">
            <text:p>1455907883.37853</text:p>
          </table:table-cell>
          <table:table-cell office:value-type="float" office:value="5216" calcext:value-type="float">
            <text:p>5216</text:p>
          </table:table-cell>
          <table:table-cell table:formula="of:=[.B105]-[.B$2]" office:value-type="float" office:value="9.52772784233093" calcext:value-type="float">
            <text:p>9.5277278423</text:p>
          </table:table-cell>
          <table:table-cell table:formula="of:=[.D105]/([.E105]-[.E104])" office:value-type="float" office:value="57209.0636667687" calcext:value-type="float">
            <text:p>57209.0636667687</text:p>
          </table:table-cell>
          <table:table-cell table:formula="of:=[.E105]-[.E104]" office:value-type="float" office:value="0.0911743640899658" calcext:value-type="float">
            <text:p>0.09117436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07883.46996" calcext:value-type="float">
            <text:p>1455907883.46996</text:p>
          </table:table-cell>
          <table:table-cell office:value-type="float" office:value="1455907883.47013" calcext:value-type="float">
            <text:p>1455907883.47013</text:p>
          </table:table-cell>
          <table:table-cell office:value-type="float" office:value="5112" calcext:value-type="float">
            <text:p>5112</text:p>
          </table:table-cell>
          <table:table-cell table:formula="of:=[.B106]-[.B$2]" office:value-type="float" office:value="9.61933064460754" calcext:value-type="float">
            <text:p>9.6193306446</text:p>
          </table:table-cell>
          <table:table-cell table:formula="of:=[.D106]/([.E106]-[.E105])" office:value-type="float" office:value="55806.1530100726" calcext:value-type="float">
            <text:p>55806.1530100726</text:p>
          </table:table-cell>
          <table:table-cell table:formula="of:=[.E106]-[.E105]" office:value-type="float" office:value="0.0916028022766113" calcext:value-type="float">
            <text:p>0.09160280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07883.56099" calcext:value-type="float">
            <text:p>1455907883.56099</text:p>
          </table:table-cell>
          <table:table-cell office:value-type="float" office:value="1455907883.56123" calcext:value-type="float">
            <text:p>1455907883.56123</text:p>
          </table:table-cell>
          <table:table-cell office:value-type="float" office:value="5024" calcext:value-type="float">
            <text:p>5024</text:p>
          </table:table-cell>
          <table:table-cell table:formula="of:=[.B107]-[.B$2]" office:value-type="float" office:value="9.71035742759705" calcext:value-type="float">
            <text:p>9.7103574276</text:p>
          </table:table-cell>
          <table:table-cell table:formula="of:=[.D107]/([.E107]-[.E106])" office:value-type="float" office:value="55192.5470175016" calcext:value-type="float">
            <text:p>55192.5470175016</text:p>
          </table:table-cell>
          <table:table-cell table:formula="of:=[.E107]-[.E106]" office:value-type="float" office:value="0.091026782989502" calcext:value-type="float">
            <text:p>0.0910267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07883.65235" calcext:value-type="float">
            <text:p>1455907883.65235</text:p>
          </table:table-cell>
          <table:table-cell office:value-type="float" office:value="1455907883.65253" calcext:value-type="float">
            <text:p>1455907883.65253</text:p>
          </table:table-cell>
          <table:table-cell office:value-type="float" office:value="4928" calcext:value-type="float">
            <text:p>4928</text:p>
          </table:table-cell>
          <table:table-cell table:formula="of:=[.B108]-[.B$2]" office:value-type="float" office:value="9.80171942710876" calcext:value-type="float">
            <text:p>9.8017194271</text:p>
          </table:table-cell>
          <table:table-cell table:formula="of:=[.D108]/([.E108]-[.E107])" office:value-type="float" office:value="53939.274822547" calcext:value-type="float">
            <text:p>53939.274822547</text:p>
          </table:table-cell>
          <table:table-cell table:formula="of:=[.E108]-[.E107]" office:value-type="float" office:value="0.0913619995117188" calcext:value-type="float">
            <text:p>0.09136199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07883.74399" calcext:value-type="float">
            <text:p>1455907883.74399</text:p>
          </table:table-cell>
          <table:table-cell office:value-type="float" office:value="1455907883.74416" calcext:value-type="float">
            <text:p>1455907883.74416</text:p>
          </table:table-cell>
          <table:table-cell office:value-type="float" office:value="4848" calcext:value-type="float">
            <text:p>4848</text:p>
          </table:table-cell>
          <table:table-cell table:formula="of:=[.B109]-[.B$2]" office:value-type="float" office:value="9.89335584640503" calcext:value-type="float">
            <text:p>9.8933558464</text:p>
          </table:table-cell>
          <table:table-cell table:formula="of:=[.D109]/([.E109]-[.E108])" office:value-type="float" office:value="52904.7297704442" calcext:value-type="float">
            <text:p>52904.7297704442</text:p>
          </table:table-cell>
          <table:table-cell table:formula="of:=[.E109]-[.E108]" office:value-type="float" office:value="0.0916364192962647" calcext:value-type="float">
            <text:p>0.09163641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07883.83498" calcext:value-type="float">
            <text:p>1455907883.83498</text:p>
          </table:table-cell>
          <table:table-cell office:value-type="float" office:value="1455907883.83515" calcext:value-type="float">
            <text:p>1455907883.83515</text:p>
          </table:table-cell>
          <table:table-cell office:value-type="float" office:value="4768" calcext:value-type="float">
            <text:p>4768</text:p>
          </table:table-cell>
          <table:table-cell table:formula="of:=[.B110]-[.B$2]" office:value-type="float" office:value="9.98434805870056" calcext:value-type="float">
            <text:p>9.9843480587</text:p>
          </table:table-cell>
          <table:table-cell table:formula="of:=[.D110]/([.E110]-[.E109])" office:value-type="float" office:value="52400.0887517064" calcext:value-type="float">
            <text:p>52400.0887517064</text:p>
          </table:table-cell>
          <table:table-cell table:formula="of:=[.E110]-[.E109]" office:value-type="float" office:value="0.0909922122955322" calcext:value-type="float">
            <text:p>0.0909922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07883.92678" calcext:value-type="float">
            <text:p>1455907883.92678</text:p>
          </table:table-cell>
          <table:table-cell office:value-type="float" office:value="1455907883.92696" calcext:value-type="float">
            <text:p>1455907883.92696</text:p>
          </table:table-cell>
          <table:table-cell office:value-type="float" office:value="4688" calcext:value-type="float">
            <text:p>4688</text:p>
          </table:table-cell>
          <table:table-cell table:formula="of:=[.B111]-[.B$2]" office:value-type="float" office:value="10.0761506557465" calcext:value-type="float">
            <text:p>10.0761506557</text:p>
          </table:table-cell>
          <table:table-cell table:formula="of:=[.D111]/([.E111]-[.E110])" office:value-type="float" office:value="51066.0934532837" calcext:value-type="float">
            <text:p>51066.0934532837</text:p>
          </table:table-cell>
          <table:table-cell table:formula="of:=[.E111]-[.E110]" office:value-type="float" office:value="0.0918025970458984" calcext:value-type="float">
            <text:p>0.0918025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07884.01799" calcext:value-type="float">
            <text:p>1455907884.01799</text:p>
          </table:table-cell>
          <table:table-cell office:value-type="float" office:value="1455907884.01822" calcext:value-type="float">
            <text:p>1455907884.01822</text:p>
          </table:table-cell>
          <table:table-cell office:value-type="float" office:value="4624" calcext:value-type="float">
            <text:p>4624</text:p>
          </table:table-cell>
          <table:table-cell table:formula="of:=[.B112]-[.B$2]" office:value-type="float" office:value="10.1673579216003" calcext:value-type="float">
            <text:p>10.1673579216</text:p>
          </table:table-cell>
          <table:table-cell table:formula="of:=[.D112]/([.E112]-[.E111])" office:value-type="float" office:value="50697.7153268453" calcext:value-type="float">
            <text:p>50697.7153268453</text:p>
          </table:table-cell>
          <table:table-cell table:formula="of:=[.E112]-[.E111]" office:value-type="float" office:value="0.0912072658538818" calcext:value-type="float">
            <text:p>0.09120726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07884.10959" calcext:value-type="float">
            <text:p>1455907884.10959</text:p>
          </table:table-cell>
          <table:table-cell office:value-type="float" office:value="1455907884.10976" calcext:value-type="float">
            <text:p>1455907884.10976</text:p>
          </table:table-cell>
          <table:table-cell office:value-type="float" office:value="4560" calcext:value-type="float">
            <text:p>4560</text:p>
          </table:table-cell>
          <table:table-cell table:formula="of:=[.B113]-[.B$2]" office:value-type="float" office:value="10.2589540481567" calcext:value-type="float">
            <text:p>10.2589540482</text:p>
          </table:table-cell>
          <table:table-cell table:formula="of:=[.D113]/([.E113]-[.E112])" office:value-type="float" office:value="49783.7645699174" calcext:value-type="float">
            <text:p>49783.7645699174</text:p>
          </table:table-cell>
          <table:table-cell table:formula="of:=[.E113]-[.E112]" office:value-type="float" office:value="0.0915961265563965" calcext:value-type="float">
            <text:p>0.09159612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07884.20045" calcext:value-type="float">
            <text:p>1455907884.20045</text:p>
          </table:table-cell>
          <table:table-cell office:value-type="float" office:value="1455907884.20062" calcext:value-type="float">
            <text:p>1455907884.20062</text:p>
          </table:table-cell>
          <table:table-cell office:value-type="float" office:value="4504" calcext:value-type="float">
            <text:p>4504</text:p>
          </table:table-cell>
          <table:table-cell table:formula="of:=[.B114]-[.B$2]" office:value-type="float" office:value="10.3498206138611" calcext:value-type="float">
            <text:p>10.3498206139</text:p>
          </table:table-cell>
          <table:table-cell table:formula="of:=[.D114]/([.E114]-[.E113])" office:value-type="float" office:value="49567.1864022544" calcext:value-type="float">
            <text:p>49567.1864022544</text:p>
          </table:table-cell>
          <table:table-cell table:formula="of:=[.E114]-[.E113]" office:value-type="float" office:value="0.0908665657043457" calcext:value-type="float">
            <text:p>0.09086656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07884.29142" calcext:value-type="float">
            <text:p>1455907884.29142</text:p>
          </table:table-cell>
          <table:table-cell office:value-type="float" office:value="1455907884.29166" calcext:value-type="float">
            <text:p>1455907884.29166</text:p>
          </table:table-cell>
          <table:table-cell office:value-type="float" office:value="4448" calcext:value-type="float">
            <text:p>4448</text:p>
          </table:table-cell>
          <table:table-cell table:formula="of:=[.B115]-[.B$2]" office:value-type="float" office:value="10.4407875537872" calcext:value-type="float">
            <text:p>10.4407875538</text:p>
          </table:table-cell>
          <table:table-cell table:formula="of:=[.D115]/([.E115]-[.E114])" office:value-type="float" office:value="48896.8849959244" calcext:value-type="float">
            <text:p>48896.8849959244</text:p>
          </table:table-cell>
          <table:table-cell table:formula="of:=[.E115]-[.E114]" office:value-type="float" office:value="0.0909669399261475" calcext:value-type="float">
            <text:p>0.09096693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07884.383" calcext:value-type="float">
            <text:p>1455907884.383</text:p>
          </table:table-cell>
          <table:table-cell office:value-type="float" office:value="1455907884.38317" calcext:value-type="float">
            <text:p>1455907884.38317</text:p>
          </table:table-cell>
          <table:table-cell office:value-type="float" office:value="4408" calcext:value-type="float">
            <text:p>4408</text:p>
          </table:table-cell>
          <table:table-cell table:formula="of:=[.B116]-[.B$2]" office:value-type="float" office:value="10.5323665142059" calcext:value-type="float">
            <text:p>10.5323665142</text:p>
          </table:table-cell>
          <table:table-cell table:formula="of:=[.D116]/([.E116]-[.E115])" office:value-type="float" office:value="48133.3264741871" calcext:value-type="float">
            <text:p>48133.3264741871</text:p>
          </table:table-cell>
          <table:table-cell table:formula="of:=[.E116]-[.E115]" office:value-type="float" office:value="0.0915789604187012" calcext:value-type="float">
            <text:p>0.09157896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07884.47385" calcext:value-type="float">
            <text:p>1455907884.47385</text:p>
          </table:table-cell>
          <table:table-cell office:value-type="float" office:value="1455907884.47401" calcext:value-type="float">
            <text:p>1455907884.47401</text:p>
          </table:table-cell>
          <table:table-cell office:value-type="float" office:value="4368" calcext:value-type="float">
            <text:p>4368</text:p>
          </table:table-cell>
          <table:table-cell table:formula="of:=[.B117]-[.B$2]" office:value-type="float" office:value="10.6232125759125" calcext:value-type="float">
            <text:p>10.6232125759</text:p>
          </table:table-cell>
          <table:table-cell table:formula="of:=[.D117]/([.E117]-[.E116])" office:value-type="float" office:value="48081.3358107895" calcext:value-type="float">
            <text:p>48081.3358107895</text:p>
          </table:table-cell>
          <table:table-cell table:formula="of:=[.E117]-[.E116]" office:value-type="float" office:value="0.090846061706543" calcext:value-type="float">
            <text:p>0.09084606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07884.5654" calcext:value-type="float">
            <text:p>1455907884.5654</text:p>
          </table:table-cell>
          <table:table-cell office:value-type="float" office:value="1455907884.56558" calcext:value-type="float">
            <text:p>1455907884.56558</text:p>
          </table:table-cell>
          <table:table-cell office:value-type="float" office:value="4344" calcext:value-type="float">
            <text:p>4344</text:p>
          </table:table-cell>
          <table:table-cell table:formula="of:=[.B118]-[.B$2]" office:value-type="float" office:value="10.7147696018219" calcext:value-type="float">
            <text:p>10.7147696018</text:p>
          </table:table-cell>
          <table:table-cell table:formula="of:=[.D118]/([.E118]-[.E117])" office:value-type="float" office:value="47445.8399762511" calcext:value-type="float">
            <text:p>47445.8399762511</text:p>
          </table:table-cell>
          <table:table-cell table:formula="of:=[.E118]-[.E117]" office:value-type="float" office:value="0.0915570259094238" calcext:value-type="float">
            <text:p>0.09155702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07884.657" calcext:value-type="float">
            <text:p>1455907884.657</text:p>
          </table:table-cell>
          <table:table-cell office:value-type="float" office:value="1455907884.65716" calcext:value-type="float">
            <text:p>1455907884.65716</text:p>
          </table:table-cell>
          <table:table-cell office:value-type="float" office:value="4320" calcext:value-type="float">
            <text:p>4320</text:p>
          </table:table-cell>
          <table:table-cell table:formula="of:=[.B119]-[.B$2]" office:value-type="float" office:value="10.8063621520996" calcext:value-type="float">
            <text:p>10.8063621521</text:p>
          </table:table-cell>
          <table:table-cell table:formula="of:=[.D119]/([.E119]-[.E118])" office:value-type="float" office:value="47165.4079606005" calcext:value-type="float">
            <text:p>47165.4079606005</text:p>
          </table:table-cell>
          <table:table-cell table:formula="of:=[.E119]-[.E118]" office:value-type="float" office:value="0.09159255027771" calcext:value-type="float">
            <text:p>0.09159255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07884.74939" calcext:value-type="float">
            <text:p>1455907884.74939</text:p>
          </table:table-cell>
          <table:table-cell office:value-type="float" office:value="1455907884.74956" calcext:value-type="float">
            <text:p>1455907884.74956</text:p>
          </table:table-cell>
          <table:table-cell office:value-type="float" office:value="4304" calcext:value-type="float">
            <text:p>4304</text:p>
          </table:table-cell>
          <table:table-cell table:formula="of:=[.B120]-[.B$2]" office:value-type="float" office:value="10.8987600803375" calcext:value-type="float">
            <text:p>10.8987600803</text:p>
          </table:table-cell>
          <table:table-cell table:formula="of:=[.D120]/([.E120]-[.E119])" office:value-type="float" office:value="46581.1310067218" calcext:value-type="float">
            <text:p>46581.1310067218</text:p>
          </table:table-cell>
          <table:table-cell table:formula="of:=[.E120]-[.E119]" office:value-type="float" office:value="0.092397928237915" calcext:value-type="float">
            <text:p>0.09239792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07884.84029" calcext:value-type="float">
            <text:p>1455907884.84029</text:p>
          </table:table-cell>
          <table:table-cell office:value-type="float" office:value="1455907884.84068" calcext:value-type="float">
            <text:p>1455907884.84068</text:p>
          </table:table-cell>
          <table:table-cell office:value-type="float" office:value="4296" calcext:value-type="float">
            <text:p>4296</text:p>
          </table:table-cell>
          <table:table-cell table:formula="of:=[.B121]-[.B$2]" office:value-type="float" office:value="10.9896559715271" calcext:value-type="float">
            <text:p>10.9896559715</text:p>
          </table:table-cell>
          <table:table-cell table:formula="of:=[.D121]/([.E121]-[.E120])" office:value-type="float" office:value="47262.8624218023" calcext:value-type="float">
            <text:p>47262.8624218023</text:p>
          </table:table-cell>
          <table:table-cell table:formula="of:=[.E121]-[.E120]" office:value-type="float" office:value="0.0908958911895752" calcext:value-type="float">
            <text:p>0.09089589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07884.93156" calcext:value-type="float">
            <text:p>1455907884.93156</text:p>
          </table:table-cell>
          <table:table-cell office:value-type="float" office:value="1455907884.93172" calcext:value-type="float">
            <text:p>1455907884.93172</text:p>
          </table:table-cell>
          <table:table-cell office:value-type="float" office:value="4296" calcext:value-type="float">
            <text:p>4296</text:p>
          </table:table-cell>
          <table:table-cell table:formula="of:=[.B122]-[.B$2]" office:value-type="float" office:value="11.0809216499329" calcext:value-type="float">
            <text:p>11.0809216499</text:p>
          </table:table-cell>
          <table:table-cell table:formula="of:=[.D122]/([.E122]-[.E121])" office:value-type="float" office:value="47071.3643402752" calcext:value-type="float">
            <text:p>47071.3643402752</text:p>
          </table:table-cell>
          <table:table-cell table:formula="of:=[.E122]-[.E121]" office:value-type="float" office:value="0.0912656784057617" calcext:value-type="float">
            <text:p>0.09126567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07885.02332" calcext:value-type="float">
            <text:p>1455907885.02332</text:p>
          </table:table-cell>
          <table:table-cell office:value-type="float" office:value="1455907885.02349" calcext:value-type="float">
            <text:p>1455907885.02349</text:p>
          </table:table-cell>
          <table:table-cell office:value-type="float" office:value="4296" calcext:value-type="float">
            <text:p>4296</text:p>
          </table:table-cell>
          <table:table-cell table:formula="of:=[.B123]-[.B$2]" office:value-type="float" office:value="11.1726834774017" calcext:value-type="float">
            <text:p>11.1726834774</text:p>
          </table:table-cell>
          <table:table-cell table:formula="of:=[.D123]/([.E123]-[.E122])" office:value-type="float" office:value="46816.8531348976" calcext:value-type="float">
            <text:p>46816.8531348976</text:p>
          </table:table-cell>
          <table:table-cell table:formula="of:=[.E123]-[.E122]" office:value-type="float" office:value="0.0917618274688721" calcext:value-type="float">
            <text:p>0.0917618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07885.11396" calcext:value-type="float">
            <text:p>1455907885.11396</text:p>
          </table:table-cell>
          <table:table-cell office:value-type="float" office:value="1455907885.11412" calcext:value-type="float">
            <text:p>1455907885.11412</text:p>
          </table:table-cell>
          <table:table-cell office:value-type="float" office:value="4312" calcext:value-type="float">
            <text:p>4312</text:p>
          </table:table-cell>
          <table:table-cell table:formula="of:=[.B124]-[.B$2]" office:value-type="float" office:value="11.2633221149445" calcext:value-type="float">
            <text:p>11.2633221149</text:p>
          </table:table-cell>
          <table:table-cell table:formula="of:=[.D124]/([.E124]-[.E123])" office:value-type="float" office:value="47573.5306366166" calcext:value-type="float">
            <text:p>47573.5306366166</text:p>
          </table:table-cell>
          <table:table-cell table:formula="of:=[.E124]-[.E123]" office:value-type="float" office:value="0.0906386375427246" calcext:value-type="float">
            <text:p>0.09063863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07885.2052" calcext:value-type="float">
            <text:p>1455907885.2052</text:p>
          </table:table-cell>
          <table:table-cell office:value-type="float" office:value="1455907885.20537" calcext:value-type="float">
            <text:p>1455907885.20537</text:p>
          </table:table-cell>
          <table:table-cell office:value-type="float" office:value="4336" calcext:value-type="float">
            <text:p>4336</text:p>
          </table:table-cell>
          <table:table-cell table:formula="of:=[.B125]-[.B$2]" office:value-type="float" office:value="11.3545696735382" calcext:value-type="float">
            <text:p>11.3545696735</text:p>
          </table:table-cell>
          <table:table-cell table:formula="of:=[.D125]/([.E125]-[.E124])" office:value-type="float" office:value="47519.0795986622" calcext:value-type="float">
            <text:p>47519.0795986622</text:p>
          </table:table-cell>
          <table:table-cell table:formula="of:=[.E125]-[.E124]" office:value-type="float" office:value="0.09124755859375" calcext:value-type="float">
            <text:p>0.09124755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07885.29635" calcext:value-type="float">
            <text:p>1455907885.29635</text:p>
          </table:table-cell>
          <table:table-cell office:value-type="float" office:value="1455907885.29651" calcext:value-type="float">
            <text:p>1455907885.29651</text:p>
          </table:table-cell>
          <table:table-cell office:value-type="float" office:value="4360" calcext:value-type="float">
            <text:p>4360</text:p>
          </table:table-cell>
          <table:table-cell table:formula="of:=[.B126]-[.B$2]" office:value-type="float" office:value="11.4457137584686" calcext:value-type="float">
            <text:p>11.4457137585</text:p>
          </table:table-cell>
          <table:table-cell table:formula="of:=[.D126]/([.E126]-[.E125])" office:value-type="float" office:value="47836.3461910716" calcext:value-type="float">
            <text:p>47836.3461910716</text:p>
          </table:table-cell>
          <table:table-cell table:formula="of:=[.E126]-[.E125]" office:value-type="float" office:value="0.0911440849304199" calcext:value-type="float">
            <text:p>0.09114408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07885.38743" calcext:value-type="float">
            <text:p>1455907885.38743</text:p>
          </table:table-cell>
          <table:table-cell office:value-type="float" office:value="1455907885.3876" calcext:value-type="float">
            <text:p>1455907885.3876</text:p>
          </table:table-cell>
          <table:table-cell office:value-type="float" office:value="4392" calcext:value-type="float">
            <text:p>4392</text:p>
          </table:table-cell>
          <table:table-cell table:formula="of:=[.B127]-[.B$2]" office:value-type="float" office:value="11.5367975234985" calcext:value-type="float">
            <text:p>11.5367975235</text:p>
          </table:table-cell>
          <table:table-cell table:formula="of:=[.D127]/([.E127]-[.E126])" office:value-type="float" office:value="48219.3506006026" calcext:value-type="float">
            <text:p>48219.3506006026</text:p>
          </table:table-cell>
          <table:table-cell table:formula="of:=[.E127]-[.E126]" office:value-type="float" office:value="0.0910837650299072" calcext:value-type="float">
            <text:p>0.0910837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07885.47833" calcext:value-type="float">
            <text:p>1455907885.47833</text:p>
          </table:table-cell>
          <table:table-cell office:value-type="float" office:value="1455907885.47849" calcext:value-type="float">
            <text:p>1455907885.47849</text:p>
          </table:table-cell>
          <table:table-cell office:value-type="float" office:value="4440" calcext:value-type="float">
            <text:p>4440</text:p>
          </table:table-cell>
          <table:table-cell table:formula="of:=[.B128]-[.B$2]" office:value-type="float" office:value="11.6276957988739" calcext:value-type="float">
            <text:p>11.6276957989</text:p>
          </table:table-cell>
          <table:table-cell table:formula="of:=[.D128]/([.E128]-[.E127])" office:value-type="float" office:value="48845.8112287052" calcext:value-type="float">
            <text:p>48845.8112287052</text:p>
          </table:table-cell>
          <table:table-cell table:formula="of:=[.E128]-[.E127]" office:value-type="float" office:value="0.0908982753753662" calcext:value-type="float">
            <text:p>0.09089827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07885.56955" calcext:value-type="float">
            <text:p>1455907885.56955</text:p>
          </table:table-cell>
          <table:table-cell office:value-type="float" office:value="1455907885.56973" calcext:value-type="float">
            <text:p>1455907885.56973</text:p>
          </table:table-cell>
          <table:table-cell office:value-type="float" office:value="4488" calcext:value-type="float">
            <text:p>4488</text:p>
          </table:table-cell>
          <table:table-cell table:formula="of:=[.B129]-[.B$2]" office:value-type="float" office:value="11.7189140319824" calcext:value-type="float">
            <text:p>11.718914032</text:p>
          </table:table-cell>
          <table:table-cell table:formula="of:=[.D129]/([.E129]-[.E128])" office:value-type="float" office:value="49200.6898956343" calcext:value-type="float">
            <text:p>49200.6898956343</text:p>
          </table:table-cell>
          <table:table-cell table:formula="of:=[.E129]-[.E128]" office:value-type="float" office:value="0.0912182331085205" calcext:value-type="float">
            <text:p>0.09121823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07885.66339" calcext:value-type="float">
            <text:p>1455907885.66339</text:p>
          </table:table-cell>
          <table:table-cell office:value-type="float" office:value="1455907885.66356" calcext:value-type="float">
            <text:p>1455907885.66356</text:p>
          </table:table-cell>
          <table:table-cell office:value-type="float" office:value="4544" calcext:value-type="float">
            <text:p>4544</text:p>
          </table:table-cell>
          <table:table-cell table:formula="of:=[.B130]-[.B$2]" office:value-type="float" office:value="11.8127572536469" calcext:value-type="float">
            <text:p>11.8127572536</text:p>
          </table:table-cell>
          <table:table-cell table:formula="of:=[.D130]/([.E130]-[.E129])" office:value-type="float" office:value="48421.1850297378" calcext:value-type="float">
            <text:p>48421.1850297378</text:p>
          </table:table-cell>
          <table:table-cell table:formula="of:=[.E130]-[.E129]" office:value-type="float" office:value="0.0938432216644287" calcext:value-type="float">
            <text:p>0.09384322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07885.75702" calcext:value-type="float">
            <text:p>1455907885.75702</text:p>
          </table:table-cell>
          <table:table-cell office:value-type="float" office:value="1455907885.75721" calcext:value-type="float">
            <text:p>1455907885.75721</text:p>
          </table:table-cell>
          <table:table-cell office:value-type="float" office:value="4608" calcext:value-type="float">
            <text:p>4608</text:p>
          </table:table-cell>
          <table:table-cell table:formula="of:=[.B131]-[.B$2]" office:value-type="float" office:value="11.9063882827759" calcext:value-type="float">
            <text:p>11.9063882828</text:p>
          </table:table-cell>
          <table:table-cell table:formula="of:=[.D131]/([.E131]-[.E130])" office:value-type="float" office:value="49214.4542558636" calcext:value-type="float">
            <text:p>49214.4542558636</text:p>
          </table:table-cell>
          <table:table-cell table:formula="of:=[.E131]-[.E130]" office:value-type="float" office:value="0.0936310291290283" calcext:value-type="float">
            <text:p>0.09363102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07885.84846" calcext:value-type="float">
            <text:p>1455907885.84846</text:p>
          </table:table-cell>
          <table:table-cell office:value-type="float" office:value="1455907885.84863" calcext:value-type="float">
            <text:p>1455907885.84863</text:p>
          </table:table-cell>
          <table:table-cell office:value-type="float" office:value="4672" calcext:value-type="float">
            <text:p>4672</text:p>
          </table:table-cell>
          <table:table-cell table:formula="of:=[.B132]-[.B$2]" office:value-type="float" office:value="11.997829914093" calcext:value-type="float">
            <text:p>11.9978299141</text:p>
          </table:table-cell>
          <table:table-cell table:formula="of:=[.D132]/([.E132]-[.E131])" office:value-type="float" office:value="51092.7017891504" calcext:value-type="float">
            <text:p>51092.7017891504</text:p>
          </table:table-cell>
          <table:table-cell table:formula="of:=[.E132]-[.E131]" office:value-type="float" office:value="0.0914416313171387" calcext:value-type="float">
            <text:p>0.09144163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07885.93948" calcext:value-type="float">
            <text:p>1455907885.93948</text:p>
          </table:table-cell>
          <table:table-cell office:value-type="float" office:value="1455907885.93965" calcext:value-type="float">
            <text:p>1455907885.93965</text:p>
          </table:table-cell>
          <table:table-cell office:value-type="float" office:value="4744" calcext:value-type="float">
            <text:p>4744</text:p>
          </table:table-cell>
          <table:table-cell table:formula="of:=[.B133]-[.B$2]" office:value-type="float" office:value="12.0888497829437" calcext:value-type="float">
            <text:p>12.0888497829</text:p>
          </table:table-cell>
          <table:table-cell table:formula="of:=[.D133]/([.E133]-[.E132])" office:value-type="float" office:value="52120.4881956177" calcext:value-type="float">
            <text:p>52120.4881956177</text:p>
          </table:table-cell>
          <table:table-cell table:formula="of:=[.E133]-[.E132]" office:value-type="float" office:value="0.091019868850708" calcext:value-type="float">
            <text:p>0.09101986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07886.03117" calcext:value-type="float">
            <text:p>1455907886.03117</text:p>
          </table:table-cell>
          <table:table-cell office:value-type="float" office:value="1455907886.03134" calcext:value-type="float">
            <text:p>1455907886.03134</text:p>
          </table:table-cell>
          <table:table-cell office:value-type="float" office:value="4824" calcext:value-type="float">
            <text:p>4824</text:p>
          </table:table-cell>
          <table:table-cell table:formula="of:=[.B134]-[.B$2]" office:value-type="float" office:value="12.1805317401886" calcext:value-type="float">
            <text:p>12.1805317402</text:p>
          </table:table-cell>
          <table:table-cell table:formula="of:=[.D134]/([.E134]-[.E133])" office:value-type="float" office:value="52616.677751715" calcext:value-type="float">
            <text:p>52616.677751715</text:p>
          </table:table-cell>
          <table:table-cell table:formula="of:=[.E134]-[.E133]" office:value-type="float" office:value="0.0916819572448731" calcext:value-type="float">
            <text:p>0.09168195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07886.12208" calcext:value-type="float">
            <text:p>1455907886.12208</text:p>
          </table:table-cell>
          <table:table-cell office:value-type="float" office:value="1455907886.12225" calcext:value-type="float">
            <text:p>1455907886.12225</text:p>
          </table:table-cell>
          <table:table-cell office:value-type="float" office:value="4912" calcext:value-type="float">
            <text:p>4912</text:p>
          </table:table-cell>
          <table:table-cell table:formula="of:=[.B135]-[.B$2]" office:value-type="float" office:value="12.2714421749115" calcext:value-type="float">
            <text:p>12.2714421749</text:p>
          </table:table-cell>
          <table:table-cell table:formula="of:=[.D135]/([.E135]-[.E134])" office:value-type="float" office:value="54031.2013133809" calcext:value-type="float">
            <text:p>54031.2013133809</text:p>
          </table:table-cell>
          <table:table-cell table:formula="of:=[.E135]-[.E134]" office:value-type="float" office:value="0.0909104347229004" calcext:value-type="float">
            <text:p>0.09091043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07886.21321" calcext:value-type="float">
            <text:p>1455907886.21321</text:p>
          </table:table-cell>
          <table:table-cell office:value-type="float" office:value="1455907886.21338" calcext:value-type="float">
            <text:p>1455907886.21338</text:p>
          </table:table-cell>
          <table:table-cell office:value-type="float" office:value="5000" calcext:value-type="float">
            <text:p>5000</text:p>
          </table:table-cell>
          <table:table-cell table:formula="of:=[.B136]-[.B$2]" office:value-type="float" office:value="12.3625771999359" calcext:value-type="float">
            <text:p>12.3625771999</text:p>
          </table:table-cell>
          <table:table-cell table:formula="of:=[.D136]/([.E136]-[.E135])" office:value-type="float" office:value="54863.648730667" calcext:value-type="float">
            <text:p>54863.648730667</text:p>
          </table:table-cell>
          <table:table-cell table:formula="of:=[.E136]-[.E135]" office:value-type="float" office:value="0.0911350250244141" calcext:value-type="float">
            <text:p>0.0911350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07886.30492" calcext:value-type="float">
            <text:p>1455907886.30492</text:p>
          </table:table-cell>
          <table:table-cell office:value-type="float" office:value="1455907886.30509" calcext:value-type="float">
            <text:p>1455907886.30509</text:p>
          </table:table-cell>
          <table:table-cell office:value-type="float" office:value="5088" calcext:value-type="float">
            <text:p>5088</text:p>
          </table:table-cell>
          <table:table-cell table:formula="of:=[.B137]-[.B$2]" office:value-type="float" office:value="12.4542880058289" calcext:value-type="float">
            <text:p>12.4542880058</text:p>
          </table:table-cell>
          <table:table-cell table:formula="of:=[.D137]/([.E137]-[.E136])" office:value-type="float" office:value="55478.7404871277" calcext:value-type="float">
            <text:p>55478.7404871277</text:p>
          </table:table-cell>
          <table:table-cell table:formula="of:=[.E137]-[.E136]" office:value-type="float" office:value="0.0917108058929443" calcext:value-type="float">
            <text:p>0.09171080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07886.39635" calcext:value-type="float">
            <text:p>1455907886.39635</text:p>
          </table:table-cell>
          <table:table-cell office:value-type="float" office:value="1455907886.39652" calcext:value-type="float">
            <text:p>1455907886.39652</text:p>
          </table:table-cell>
          <table:table-cell office:value-type="float" office:value="5192" calcext:value-type="float">
            <text:p>5192</text:p>
          </table:table-cell>
          <table:table-cell table:formula="of:=[.B138]-[.B$2]" office:value-type="float" office:value="12.5457201004028" calcext:value-type="float">
            <text:p>12.5457201004</text:p>
          </table:table-cell>
          <table:table-cell table:formula="of:=[.D138]/([.E138]-[.E137])" office:value-type="float" office:value="56785.3118119188" calcext:value-type="float">
            <text:p>56785.3118119188</text:p>
          </table:table-cell>
          <table:table-cell table:formula="of:=[.E138]-[.E137]" office:value-type="float" office:value="0.0914320945739746" calcext:value-type="float">
            <text:p>0.09143209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07886.48861" calcext:value-type="float">
            <text:p>1455907886.48861</text:p>
          </table:table-cell>
          <table:table-cell office:value-type="float" office:value="1455907886.48878" calcext:value-type="float">
            <text:p>1455907886.48878</text:p>
          </table:table-cell>
          <table:table-cell office:value-type="float" office:value="5288" calcext:value-type="float">
            <text:p>5288</text:p>
          </table:table-cell>
          <table:table-cell table:formula="of:=[.B139]-[.B$2]" office:value-type="float" office:value="12.6379733085632" calcext:value-type="float">
            <text:p>12.6379733086</text:p>
          </table:table-cell>
          <table:table-cell table:formula="of:=[.D139]/([.E139]-[.E138])" office:value-type="float" office:value="57320.4998010017" calcext:value-type="float">
            <text:p>57320.4998010017</text:p>
          </table:table-cell>
          <table:table-cell table:formula="of:=[.E139]-[.E138]" office:value-type="float" office:value="0.0922532081604004" calcext:value-type="float">
            <text:p>0.09225320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07886.5799" calcext:value-type="float">
            <text:p>1455907886.5799</text:p>
          </table:table-cell>
          <table:table-cell office:value-type="float" office:value="1455907886.58007" calcext:value-type="float">
            <text:p>1455907886.58007</text:p>
          </table:table-cell>
          <table:table-cell office:value-type="float" office:value="5392" calcext:value-type="float">
            <text:p>5392</text:p>
          </table:table-cell>
          <table:table-cell table:formula="of:=[.B140]-[.B$2]" office:value-type="float" office:value="12.7292711734772" calcext:value-type="float">
            <text:p>12.7292711735</text:p>
          </table:table-cell>
          <table:table-cell table:formula="of:=[.D140]/([.E140]-[.E139])" office:value-type="float" office:value="59059.43151116" calcext:value-type="float">
            <text:p>59059.43151116</text:p>
          </table:table-cell>
          <table:table-cell table:formula="of:=[.E140]-[.E139]" office:value-type="float" office:value="0.0912978649139404" calcext:value-type="float">
            <text:p>0.09129786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07886.67143" calcext:value-type="float">
            <text:p>1455907886.67143</text:p>
          </table:table-cell>
          <table:table-cell office:value-type="float" office:value="1455907886.67162" calcext:value-type="float">
            <text:p>1455907886.67162</text:p>
          </table:table-cell>
          <table:table-cell office:value-type="float" office:value="5504" calcext:value-type="float">
            <text:p>5504</text:p>
          </table:table-cell>
          <table:table-cell table:formula="of:=[.B141]-[.B$2]" office:value-type="float" office:value="12.8207995891571" calcext:value-type="float">
            <text:p>12.8207995892</text:p>
          </table:table-cell>
          <table:table-cell table:formula="of:=[.D141]/([.E141]-[.E140])" office:value-type="float" office:value="60134.3305148763" calcext:value-type="float">
            <text:p>60134.3305148763</text:p>
          </table:table-cell>
          <table:table-cell table:formula="of:=[.E141]-[.E140]" office:value-type="float" office:value="0.0915284156799316" calcext:value-type="float">
            <text:p>0.09152841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07886.76258" calcext:value-type="float">
            <text:p>1455907886.76258</text:p>
          </table:table-cell>
          <table:table-cell office:value-type="float" office:value="1455907886.76275" calcext:value-type="float">
            <text:p>1455907886.76275</text:p>
          </table:table-cell>
          <table:table-cell office:value-type="float" office:value="5616" calcext:value-type="float">
            <text:p>5616</text:p>
          </table:table-cell>
          <table:table-cell table:formula="of:=[.B142]-[.B$2]" office:value-type="float" office:value="12.9119448661804" calcext:value-type="float">
            <text:p>12.9119448662</text:p>
          </table:table-cell>
          <table:table-cell table:formula="of:=[.D142]/([.E142]-[.E141])" office:value-type="float" office:value="61615.9189308668" calcext:value-type="float">
            <text:p>61615.9189308668</text:p>
          </table:table-cell>
          <table:table-cell table:formula="of:=[.E142]-[.E141]" office:value-type="float" office:value="0.0911452770233154" calcext:value-type="float">
            <text:p>0.0911452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07886.85394" calcext:value-type="float">
            <text:p>1455907886.85394</text:p>
          </table:table-cell>
          <table:table-cell office:value-type="float" office:value="1455907886.85417" calcext:value-type="float">
            <text:p>1455907886.85417</text:p>
          </table:table-cell>
          <table:table-cell office:value-type="float" office:value="5720" calcext:value-type="float">
            <text:p>5720</text:p>
          </table:table-cell>
          <table:table-cell table:formula="of:=[.B143]-[.B$2]" office:value-type="float" office:value="13.0033094882965" calcext:value-type="float">
            <text:p>13.0033094883</text:p>
          </table:table-cell>
          <table:table-cell table:formula="of:=[.D143]/([.E143]-[.E142])" office:value-type="float" office:value="62606.2896941894" calcext:value-type="float">
            <text:p>62606.2896941894</text:p>
          </table:table-cell>
          <table:table-cell table:formula="of:=[.E143]-[.E142]" office:value-type="float" office:value="0.0913646221160889" calcext:value-type="float">
            <text:p>0.09136462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07886.94591" calcext:value-type="float">
            <text:p>1455907886.94591</text:p>
          </table:table-cell>
          <table:table-cell office:value-type="float" office:value="1455907886.94621" calcext:value-type="float">
            <text:p>1455907886.94621</text:p>
          </table:table-cell>
          <table:table-cell office:value-type="float" office:value="5840" calcext:value-type="float">
            <text:p>5840</text:p>
          </table:table-cell>
          <table:table-cell table:formula="of:=[.B144]-[.B$2]" office:value-type="float" office:value="13.0952739715576" calcext:value-type="float">
            <text:p>13.0952739716</text:p>
          </table:table-cell>
          <table:table-cell table:formula="of:=[.D144]/([.E144]-[.E143])" office:value-type="float" office:value="63502.7762121915" calcext:value-type="float">
            <text:p>63502.7762121915</text:p>
          </table:table-cell>
          <table:table-cell table:formula="of:=[.E144]-[.E143]" office:value-type="float" office:value="0.0919644832611084" calcext:value-type="float">
            <text:p>0.09196448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07887.03719" calcext:value-type="float">
            <text:p>1455907887.03719</text:p>
          </table:table-cell>
          <table:table-cell office:value-type="float" office:value="1455907887.03736" calcext:value-type="float">
            <text:p>1455907887.03736</text:p>
          </table:table-cell>
          <table:table-cell office:value-type="float" office:value="5952" calcext:value-type="float">
            <text:p>5952</text:p>
          </table:table-cell>
          <table:table-cell table:formula="of:=[.B145]-[.B$2]" office:value-type="float" office:value="13.1865599155426" calcext:value-type="float">
            <text:p>13.1865599155</text:p>
          </table:table-cell>
          <table:table-cell table:formula="of:=[.D145]/([.E145]-[.E144])" office:value-type="float" office:value="65201.7138693223" calcext:value-type="float">
            <text:p>65201.7138693223</text:p>
          </table:table-cell>
          <table:table-cell table:formula="of:=[.E145]-[.E144]" office:value-type="float" office:value="0.0912859439849854" calcext:value-type="float">
            <text:p>0.0912859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07887.1292" calcext:value-type="float">
            <text:p>1455907887.1292</text:p>
          </table:table-cell>
          <table:table-cell office:value-type="float" office:value="1455907887.12937" calcext:value-type="float">
            <text:p>1455907887.12937</text:p>
          </table:table-cell>
          <table:table-cell office:value-type="float" office:value="6064" calcext:value-type="float">
            <text:p>6064</text:p>
          </table:table-cell>
          <table:table-cell table:formula="of:=[.B146]-[.B$2]" office:value-type="float" office:value="13.2785658836365" calcext:value-type="float">
            <text:p>13.2785658836</text:p>
          </table:table-cell>
          <table:table-cell table:formula="of:=[.D146]/([.E146]-[.E145])" office:value-type="float" office:value="65908.7679378908" calcext:value-type="float">
            <text:p>65908.7679378908</text:p>
          </table:table-cell>
          <table:table-cell table:formula="of:=[.E146]-[.E145]" office:value-type="float" office:value="0.0920059680938721" calcext:value-type="float">
            <text:p>0.09200596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07887.2207" calcext:value-type="float">
            <text:p>1455907887.2207</text:p>
          </table:table-cell>
          <table:table-cell office:value-type="float" office:value="1455907887.22086" calcext:value-type="float">
            <text:p>1455907887.22086</text:p>
          </table:table-cell>
          <table:table-cell office:value-type="float" office:value="6184" calcext:value-type="float">
            <text:p>6184</text:p>
          </table:table-cell>
          <table:table-cell table:formula="of:=[.B147]-[.B$2]" office:value-type="float" office:value="13.3700637817383" calcext:value-type="float">
            <text:p>13.3700637817</text:p>
          </table:table-cell>
          <table:table-cell table:formula="of:=[.D147]/([.E147]-[.E146])" office:value-type="float" office:value="67586.2520155301" calcext:value-type="float">
            <text:p>67586.2520155301</text:p>
          </table:table-cell>
          <table:table-cell table:formula="of:=[.E147]-[.E146]" office:value-type="float" office:value="0.0914978981018066" calcext:value-type="float">
            <text:p>0.09149789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07887.31321" calcext:value-type="float">
            <text:p>1455907887.31321</text:p>
          </table:table-cell>
          <table:table-cell office:value-type="float" office:value="1455907887.31338" calcext:value-type="float">
            <text:p>1455907887.31338</text:p>
          </table:table-cell>
          <table:table-cell office:value-type="float" office:value="6296" calcext:value-type="float">
            <text:p>6296</text:p>
          </table:table-cell>
          <table:table-cell table:formula="of:=[.B148]-[.B$2]" office:value-type="float" office:value="13.4625768661499" calcext:value-type="float">
            <text:p>13.4625768661</text:p>
          </table:table-cell>
          <table:table-cell table:formula="of:=[.D148]/([.E148]-[.E147])" office:value-type="float" office:value="68055.2382405393" calcext:value-type="float">
            <text:p>68055.2382405393</text:p>
          </table:table-cell>
          <table:table-cell table:formula="of:=[.E148]-[.E147]" office:value-type="float" office:value="0.0925130844116211" calcext:value-type="float">
            <text:p>0.09251308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07887.4044" calcext:value-type="float">
            <text:p>1455907887.4044</text:p>
          </table:table-cell>
          <table:table-cell office:value-type="float" office:value="1455907887.40474" calcext:value-type="float">
            <text:p>1455907887.40474</text:p>
          </table:table-cell>
          <table:table-cell office:value-type="float" office:value="6408" calcext:value-type="float">
            <text:p>6408</text:p>
          </table:table-cell>
          <table:table-cell table:formula="of:=[.B149]-[.B$2]" office:value-type="float" office:value="13.5537655353546" calcext:value-type="float">
            <text:p>13.5537655354</text:p>
          </table:table-cell>
          <table:table-cell table:formula="of:=[.D149]/([.E149]-[.E148])" office:value-type="float" office:value="70271.8885568393" calcext:value-type="float">
            <text:p>70271.8885568393</text:p>
          </table:table-cell>
          <table:table-cell table:formula="of:=[.E149]-[.E148]" office:value-type="float" office:value="0.0911886692047119" calcext:value-type="float">
            <text:p>0.09118866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07887.49572" calcext:value-type="float">
            <text:p>1455907887.49572</text:p>
          </table:table-cell>
          <table:table-cell office:value-type="float" office:value="1455907887.49589" calcext:value-type="float">
            <text:p>1455907887.49589</text:p>
          </table:table-cell>
          <table:table-cell office:value-type="float" office:value="6520" calcext:value-type="float">
            <text:p>6520</text:p>
          </table:table-cell>
          <table:table-cell table:formula="of:=[.B150]-[.B$2]" office:value-type="float" office:value="13.645081281662" calcext:value-type="float">
            <text:p>13.6450812817</text:p>
          </table:table-cell>
          <table:table-cell table:formula="of:=[.D150]/([.E150]-[.E149])" office:value-type="float" office:value="71400.6101209903" calcext:value-type="float">
            <text:p>71400.6101209903</text:p>
          </table:table-cell>
          <table:table-cell table:formula="of:=[.E150]-[.E149]" office:value-type="float" office:value="0.0913157463073731" calcext:value-type="float">
            <text:p>0.09131574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07887.5877" calcext:value-type="float">
            <text:p>1455907887.5877</text:p>
          </table:table-cell>
          <table:table-cell office:value-type="float" office:value="1455907887.58788" calcext:value-type="float">
            <text:p>1455907887.58788</text:p>
          </table:table-cell>
          <table:table-cell office:value-type="float" office:value="6632" calcext:value-type="float">
            <text:p>6632</text:p>
          </table:table-cell>
          <table:table-cell table:formula="of:=[.B151]-[.B$2]" office:value-type="float" office:value="13.7370641231537" calcext:value-type="float">
            <text:p>13.7370641232</text:p>
          </table:table-cell>
          <table:table-cell table:formula="of:=[.D151]/([.E151]-[.E150])" office:value-type="float" office:value="72100.4036453743" calcext:value-type="float">
            <text:p>72100.4036453743</text:p>
          </table:table-cell>
          <table:table-cell table:formula="of:=[.E151]-[.E150]" office:value-type="float" office:value="0.0919828414916992" calcext:value-type="float">
            <text:p>0.09198284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07887.67922" calcext:value-type="float">
            <text:p>1455907887.67922</text:p>
          </table:table-cell>
          <table:table-cell office:value-type="float" office:value="1455907887.67939" calcext:value-type="float">
            <text:p>1455907887.67939</text:p>
          </table:table-cell>
          <table:table-cell office:value-type="float" office:value="6744" calcext:value-type="float">
            <text:p>6744</text:p>
          </table:table-cell>
          <table:table-cell table:formula="of:=[.B152]-[.B$2]" office:value-type="float" office:value="13.828587770462" calcext:value-type="float">
            <text:p>13.8285877705</text:p>
          </table:table-cell>
          <table:table-cell table:formula="of:=[.D152]/([.E152]-[.E151])" office:value-type="float" office:value="73685.8746164146" calcext:value-type="float">
            <text:p>73685.8746164146</text:p>
          </table:table-cell>
          <table:table-cell table:formula="of:=[.E152]-[.E151]" office:value-type="float" office:value="0.0915236473083496" calcext:value-type="float">
            <text:p>0.09152364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07887.77149" calcext:value-type="float">
            <text:p>1455907887.77149</text:p>
          </table:table-cell>
          <table:table-cell office:value-type="float" office:value="1455907887.77167" calcext:value-type="float">
            <text:p>1455907887.77167</text:p>
          </table:table-cell>
          <table:table-cell office:value-type="float" office:value="6848" calcext:value-type="float">
            <text:p>6848</text:p>
          </table:table-cell>
          <table:table-cell table:formula="of:=[.B153]-[.B$2]" office:value-type="float" office:value="13.9208610057831" calcext:value-type="float">
            <text:p>13.9208610058</text:p>
          </table:table-cell>
          <table:table-cell table:formula="of:=[.D153]/([.E153]-[.E152])" office:value-type="float" office:value="74214.3697050814" calcext:value-type="float">
            <text:p>74214.3697050814</text:p>
          </table:table-cell>
          <table:table-cell table:formula="of:=[.E153]-[.E152]" office:value-type="float" office:value="0.0922732353210449" calcext:value-type="float">
            <text:p>0.09227323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07887.86325" calcext:value-type="float">
            <text:p>1455907887.86325</text:p>
          </table:table-cell>
          <table:table-cell office:value-type="float" office:value="1455907887.86341" calcext:value-type="float">
            <text:p>1455907887.86341</text:p>
          </table:table-cell>
          <table:table-cell office:value-type="float" office:value="6952" calcext:value-type="float">
            <text:p>6952</text:p>
          </table:table-cell>
          <table:table-cell table:formula="of:=[.B154]-[.B$2]" office:value-type="float" office:value="14.0126178264618" calcext:value-type="float">
            <text:p>14.0126178265</text:p>
          </table:table-cell>
          <table:table-cell table:formula="of:=[.D154]/([.E154]-[.E153])" office:value-type="float" office:value="75765.4847735257" calcext:value-type="float">
            <text:p>75765.4847735257</text:p>
          </table:table-cell>
          <table:table-cell table:formula="of:=[.E154]-[.E153]" office:value-type="float" office:value="0.0917568206787109" calcext:value-type="float">
            <text:p>0.0917568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07887.95545" calcext:value-type="float">
            <text:p>1455907887.95545</text:p>
          </table:table-cell>
          <table:table-cell office:value-type="float" office:value="1455907887.95569" calcext:value-type="float">
            <text:p>1455907887.95569</text:p>
          </table:table-cell>
          <table:table-cell office:value-type="float" office:value="7056" calcext:value-type="float">
            <text:p>7056</text:p>
          </table:table-cell>
          <table:table-cell table:formula="of:=[.B155]-[.B$2]" office:value-type="float" office:value="14.1048209667206" calcext:value-type="float">
            <text:p>14.1048209667</text:p>
          </table:table-cell>
          <table:table-cell table:formula="of:=[.D155]/([.E155]-[.E154])" office:value-type="float" office:value="76526.6777269812" calcext:value-type="float">
            <text:p>76526.6777269812</text:p>
          </table:table-cell>
          <table:table-cell table:formula="of:=[.E155]-[.E154]" office:value-type="float" office:value="0.0922031402587891" calcext:value-type="float">
            <text:p>0.09220314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07888.04677" calcext:value-type="float">
            <text:p>1455907888.04677</text:p>
          </table:table-cell>
          <table:table-cell office:value-type="float" office:value="1455907888.04693" calcext:value-type="float">
            <text:p>1455907888.04693</text:p>
          </table:table-cell>
          <table:table-cell office:value-type="float" office:value="7144" calcext:value-type="float">
            <text:p>7144</text:p>
          </table:table-cell>
          <table:table-cell table:formula="of:=[.B156]-[.B$2]" office:value-type="float" office:value="14.1961362361908" calcext:value-type="float">
            <text:p>14.1961362362</text:p>
          </table:table-cell>
          <table:table-cell table:formula="of:=[.D156]/([.E156]-[.E155])" office:value-type="float" office:value="78234.4512746603" calcext:value-type="float">
            <text:p>78234.4512746603</text:p>
          </table:table-cell>
          <table:table-cell table:formula="of:=[.E156]-[.E155]" office:value-type="float" office:value="0.0913152694702148" calcext:value-type="float">
            <text:p>0.09131526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07888.13838" calcext:value-type="float">
            <text:p>1455907888.13838</text:p>
          </table:table-cell>
          <table:table-cell office:value-type="float" office:value="1455907888.13855" calcext:value-type="float">
            <text:p>1455907888.13855</text:p>
          </table:table-cell>
          <table:table-cell office:value-type="float" office:value="7240" calcext:value-type="float">
            <text:p>7240</text:p>
          </table:table-cell>
          <table:table-cell table:formula="of:=[.B157]-[.B$2]" office:value-type="float" office:value="14.2877509593964" calcext:value-type="float">
            <text:p>14.2877509594</text:p>
          </table:table-cell>
          <table:table-cell table:formula="of:=[.D157]/([.E157]-[.E156])" office:value-type="float" office:value="79026.599073544" calcext:value-type="float">
            <text:p>79026.599073544</text:p>
          </table:table-cell>
          <table:table-cell table:formula="of:=[.E157]-[.E156]" office:value-type="float" office:value="0.0916147232055664" calcext:value-type="float">
            <text:p>0.0916147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07888.23055" calcext:value-type="float">
            <text:p>1455907888.23055</text:p>
          </table:table-cell>
          <table:table-cell office:value-type="float" office:value="1455907888.23071" calcext:value-type="float">
            <text:p>1455907888.23071</text:p>
          </table:table-cell>
          <table:table-cell office:value-type="float" office:value="7328" calcext:value-type="float">
            <text:p>7328</text:p>
          </table:table-cell>
          <table:table-cell table:formula="of:=[.B158]-[.B$2]" office:value-type="float" office:value="14.3799142837524" calcext:value-type="float">
            <text:p>14.3799142838</text:p>
          </table:table-cell>
          <table:table-cell table:formula="of:=[.D158]/([.E158]-[.E157])" office:value-type="float" office:value="79511.0208013742" calcext:value-type="float">
            <text:p>79511.0208013742</text:p>
          </table:table-cell>
          <table:table-cell table:formula="of:=[.E158]-[.E157]" office:value-type="float" office:value="0.0921633243560791" calcext:value-type="float">
            <text:p>0.09216332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07888.32225" calcext:value-type="float">
            <text:p>1455907888.32225</text:p>
          </table:table-cell>
          <table:table-cell office:value-type="float" office:value="1455907888.32242" calcext:value-type="float">
            <text:p>1455907888.32242</text:p>
          </table:table-cell>
          <table:table-cell office:value-type="float" office:value="7408" calcext:value-type="float">
            <text:p>7408</text:p>
          </table:table-cell>
          <table:table-cell table:formula="of:=[.B159]-[.B$2]" office:value-type="float" office:value="14.4716210365295" calcext:value-type="float">
            <text:p>14.4716210365</text:p>
          </table:table-cell>
          <table:table-cell table:formula="of:=[.D159]/([.E159]-[.E158])" office:value-type="float" office:value="80779.2204572516" calcext:value-type="float">
            <text:p>80779.2204572516</text:p>
          </table:table-cell>
          <table:table-cell table:formula="of:=[.E159]-[.E158]" office:value-type="float" office:value="0.0917067527770996" calcext:value-type="float">
            <text:p>0.09170675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07888.41446" calcext:value-type="float">
            <text:p>1455907888.41446</text:p>
          </table:table-cell>
          <table:table-cell office:value-type="float" office:value="1455907888.41468" calcext:value-type="float">
            <text:p>1455907888.41468</text:p>
          </table:table-cell>
          <table:table-cell office:value-type="float" office:value="7480" calcext:value-type="float">
            <text:p>7480</text:p>
          </table:table-cell>
          <table:table-cell table:formula="of:=[.B160]-[.B$2]" office:value-type="float" office:value="14.5638263225555" calcext:value-type="float">
            <text:p>14.5638263226</text:p>
          </table:table-cell>
          <table:table-cell table:formula="of:=[.D160]/([.E160]-[.E159])" office:value-type="float" office:value="81123.3316698428" calcext:value-type="float">
            <text:p>81123.3316698428</text:p>
          </table:table-cell>
          <table:table-cell table:formula="of:=[.E160]-[.E159]" office:value-type="float" office:value="0.092205286026001" calcext:value-type="float">
            <text:p>0.0922052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07888.50618" calcext:value-type="float">
            <text:p>1455907888.50618</text:p>
          </table:table-cell>
          <table:table-cell office:value-type="float" office:value="1455907888.50656" calcext:value-type="float">
            <text:p>1455907888.50656</text:p>
          </table:table-cell>
          <table:table-cell office:value-type="float" office:value="7552" calcext:value-type="float">
            <text:p>7552</text:p>
          </table:table-cell>
          <table:table-cell table:formula="of:=[.B161]-[.B$2]" office:value-type="float" office:value="14.6555509567261" calcext:value-type="float">
            <text:p>14.6555509567</text:p>
          </table:table-cell>
          <table:table-cell table:formula="of:=[.D161]/([.E161]-[.E160])" office:value-type="float" office:value="82333.3891521388" calcext:value-type="float">
            <text:p>82333.3891521388</text:p>
          </table:table-cell>
          <table:table-cell table:formula="of:=[.E161]-[.E160]" office:value-type="float" office:value="0.0917246341705322" calcext:value-type="float">
            <text:p>0.09172463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07888.59813" calcext:value-type="float">
            <text:p>1455907888.59813</text:p>
          </table:table-cell>
          <table:table-cell office:value-type="float" office:value="1455907888.59837" calcext:value-type="float">
            <text:p>1455907888.59837</text:p>
          </table:table-cell>
          <table:table-cell office:value-type="float" office:value="7616" calcext:value-type="float">
            <text:p>7616</text:p>
          </table:table-cell>
          <table:table-cell table:formula="of:=[.B162]-[.B$2]" office:value-type="float" office:value="14.7474949359894" calcext:value-type="float">
            <text:p>14.747494936</text:p>
          </table:table-cell>
          <table:table-cell table:formula="of:=[.D162]/([.E162]-[.E161])" office:value-type="float" office:value="82833.0474819845" calcext:value-type="float">
            <text:p>82833.0474819845</text:p>
          </table:table-cell>
          <table:table-cell table:formula="of:=[.E162]-[.E161]" office:value-type="float" office:value="0.0919439792633057" calcext:value-type="float">
            <text:p>0.09194397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07888.68966" calcext:value-type="float">
            <text:p>1455907888.68966</text:p>
          </table:table-cell>
          <table:table-cell office:value-type="float" office:value="1455907888.68983" calcext:value-type="float">
            <text:p>1455907888.68983</text:p>
          </table:table-cell>
          <table:table-cell office:value-type="float" office:value="7672" calcext:value-type="float">
            <text:p>7672</text:p>
          </table:table-cell>
          <table:table-cell table:formula="of:=[.B163]-[.B$2]" office:value-type="float" office:value="14.8390281200409" calcext:value-type="float">
            <text:p>14.83902812</text:p>
          </table:table-cell>
          <table:table-cell table:formula="of:=[.D163]/([.E163]-[.E162])" office:value-type="float" office:value="83816.5970024849" calcext:value-type="float">
            <text:p>83816.5970024849</text:p>
          </table:table-cell>
          <table:table-cell table:formula="of:=[.E163]-[.E162]" office:value-type="float" office:value="0.0915331840515137" calcext:value-type="float">
            <text:p>0.09153318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07888.78203" calcext:value-type="float">
            <text:p>1455907888.78203</text:p>
          </table:table-cell>
          <table:table-cell office:value-type="float" office:value="1455907888.7822" calcext:value-type="float">
            <text:p>1455907888.7822</text:p>
          </table:table-cell>
          <table:table-cell office:value-type="float" office:value="7728" calcext:value-type="float">
            <text:p>7728</text:p>
          </table:table-cell>
          <table:table-cell table:formula="of:=[.B164]-[.B$2]" office:value-type="float" office:value="14.931396484375" calcext:value-type="float">
            <text:p>14.9313964844</text:p>
          </table:table-cell>
          <table:table-cell table:formula="of:=[.D164]/([.E164]-[.E163])" office:value-type="float" office:value="83665.0086391806" calcext:value-type="float">
            <text:p>83665.0086391806</text:p>
          </table:table-cell>
          <table:table-cell table:formula="of:=[.E164]-[.E163]" office:value-type="float" office:value="0.0923683643341064" calcext:value-type="float">
            <text:p>0.09236836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07888.87448" calcext:value-type="float">
            <text:p>1455907888.87448</text:p>
          </table:table-cell>
          <table:table-cell office:value-type="float" office:value="1455907888.87465" calcext:value-type="float">
            <text:p>1455907888.87465</text:p>
          </table:table-cell>
          <table:table-cell office:value-type="float" office:value="7776" calcext:value-type="float">
            <text:p>7776</text:p>
          </table:table-cell>
          <table:table-cell table:formula="of:=[.B165]-[.B$2]" office:value-type="float" office:value="15.0238502025604" calcext:value-type="float">
            <text:p>15.0238502026</text:p>
          </table:table-cell>
          <table:table-cell table:formula="of:=[.D165]/([.E165]-[.E164])" office:value-type="float" office:value="84106.9472663553" calcext:value-type="float">
            <text:p>84106.9472663553</text:p>
          </table:table-cell>
          <table:table-cell table:formula="of:=[.E165]-[.E164]" office:value-type="float" office:value="0.0924537181854248" calcext:value-type="float">
            <text:p>0.09245371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07888.96583" calcext:value-type="float">
            <text:p>1455907888.96583</text:p>
          </table:table-cell>
          <table:table-cell office:value-type="float" office:value="1455907888.966" calcext:value-type="float">
            <text:p>1455907888.966</text:p>
          </table:table-cell>
          <table:table-cell office:value-type="float" office:value="7808" calcext:value-type="float">
            <text:p>7808</text:p>
          </table:table-cell>
          <table:table-cell table:formula="of:=[.B166]-[.B$2]" office:value-type="float" office:value="15.115195274353" calcext:value-type="float">
            <text:p>15.1151952744</text:p>
          </table:table-cell>
          <table:table-cell table:formula="of:=[.D166]/([.E166]-[.E165])" office:value-type="float" office:value="85478.0651738709" calcext:value-type="float">
            <text:p>85478.0651738709</text:p>
          </table:table-cell>
          <table:table-cell table:formula="of:=[.E166]-[.E165]" office:value-type="float" office:value="0.0913450717926025" calcext:value-type="float">
            <text:p>0.09134507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07889.0577" calcext:value-type="float">
            <text:p>1455907889.0577</text:p>
          </table:table-cell>
          <table:table-cell office:value-type="float" office:value="1455907889.05787" calcext:value-type="float">
            <text:p>1455907889.05787</text:p>
          </table:table-cell>
          <table:table-cell office:value-type="float" office:value="7840" calcext:value-type="float">
            <text:p>7840</text:p>
          </table:table-cell>
          <table:table-cell table:formula="of:=[.B167]-[.B$2]" office:value-type="float" office:value="15.2070641517639" calcext:value-type="float">
            <text:p>15.2070641518</text:p>
          </table:table-cell>
          <table:table-cell table:formula="of:=[.D167]/([.E167]-[.E166])" office:value-type="float" office:value="85339.0203619792" calcext:value-type="float">
            <text:p>85339.0203619792</text:p>
          </table:table-cell>
          <table:table-cell table:formula="of:=[.E167]-[.E166]" office:value-type="float" office:value="0.0918688774108887" calcext:value-type="float">
            <text:p>0.09186887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07889.14924" calcext:value-type="float">
            <text:p>1455907889.14924</text:p>
          </table:table-cell>
          <table:table-cell office:value-type="float" office:value="1455907889.1494" calcext:value-type="float">
            <text:p>1455907889.1494</text:p>
          </table:table-cell>
          <table:table-cell office:value-type="float" office:value="7864" calcext:value-type="float">
            <text:p>7864</text:p>
          </table:table-cell>
          <table:table-cell table:formula="of:=[.B168]-[.B$2]" office:value-type="float" office:value="15.2986035346985" calcext:value-type="float">
            <text:p>15.2986035347</text:p>
          </table:table-cell>
          <table:table-cell table:formula="of:=[.D168]/([.E168]-[.E167])" office:value-type="float" office:value="85908.3789719334" calcext:value-type="float">
            <text:p>85908.3789719334</text:p>
          </table:table-cell>
          <table:table-cell table:formula="of:=[.E168]-[.E167]" office:value-type="float" office:value="0.0915393829345703" calcext:value-type="float">
            <text:p>0.09153938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07889.24134" calcext:value-type="float">
            <text:p>1455907889.24134</text:p>
          </table:table-cell>
          <table:table-cell office:value-type="float" office:value="1455907889.2415" calcext:value-type="float">
            <text:p>1455907889.2415</text:p>
          </table:table-cell>
          <table:table-cell office:value-type="float" office:value="7880" calcext:value-type="float">
            <text:p>7880</text:p>
          </table:table-cell>
          <table:table-cell table:formula="of:=[.B169]-[.B$2]" office:value-type="float" office:value="15.3907027244568" calcext:value-type="float">
            <text:p>15.3907027245</text:p>
          </table:table-cell>
          <table:table-cell table:formula="of:=[.D169]/([.E169]-[.E168])" office:value-type="float" office:value="85559.9275159724" calcext:value-type="float">
            <text:p>85559.9275159724</text:p>
          </table:table-cell>
          <table:table-cell table:formula="of:=[.E169]-[.E168]" office:value-type="float" office:value="0.0920991897583008" calcext:value-type="float">
            <text:p>0.09209918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07889.33271" calcext:value-type="float">
            <text:p>1455907889.33271</text:p>
          </table:table-cell>
          <table:table-cell office:value-type="float" office:value="1455907889.33288" calcext:value-type="float">
            <text:p>1455907889.33288</text:p>
          </table:table-cell>
          <table:table-cell office:value-type="float" office:value="7888" calcext:value-type="float">
            <text:p>7888</text:p>
          </table:table-cell>
          <table:table-cell table:formula="of:=[.B170]-[.B$2]" office:value-type="float" office:value="15.4820785522461" calcext:value-type="float">
            <text:p>15.4820785522</text:p>
          </table:table-cell>
          <table:table-cell table:formula="of:=[.D170]/([.E170]-[.E169])" office:value-type="float" office:value="86324.7993570911" calcext:value-type="float">
            <text:p>86324.7993570911</text:p>
          </table:table-cell>
          <table:table-cell table:formula="of:=[.E170]-[.E169]" office:value-type="float" office:value="0.0913758277893066" calcext:value-type="float">
            <text:p>0.09137582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07889.42454" calcext:value-type="float">
            <text:p>1455907889.42454</text:p>
          </table:table-cell>
          <table:table-cell office:value-type="float" office:value="1455907889.42473" calcext:value-type="float">
            <text:p>1455907889.42473</text:p>
          </table:table-cell>
          <table:table-cell office:value-type="float" office:value="7888" calcext:value-type="float">
            <text:p>7888</text:p>
          </table:table-cell>
          <table:table-cell table:formula="of:=[.B171]-[.B$2]" office:value-type="float" office:value="15.5739059448242" calcext:value-type="float">
            <text:p>15.5739059448</text:p>
          </table:table-cell>
          <table:table-cell table:formula="of:=[.D171]/([.E171]-[.E170])" office:value-type="float" office:value="85900.2937853107" calcext:value-type="float">
            <text:p>85900.2937853107</text:p>
          </table:table-cell>
          <table:table-cell table:formula="of:=[.E171]-[.E170]" office:value-type="float" office:value="0.091827392578125" calcext:value-type="float">
            <text:p>0.09182739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07889.51681" calcext:value-type="float">
            <text:p>1455907889.51681</text:p>
          </table:table-cell>
          <table:table-cell office:value-type="float" office:value="1455907889.51697" calcext:value-type="float">
            <text:p>1455907889.51697</text:p>
          </table:table-cell>
          <table:table-cell office:value-type="float" office:value="7888" calcext:value-type="float">
            <text:p>7888</text:p>
          </table:table-cell>
          <table:table-cell table:formula="of:=[.B172]-[.B$2]" office:value-type="float" office:value="15.6661729812622" calcext:value-type="float">
            <text:p>15.6661729813</text:p>
          </table:table-cell>
          <table:table-cell table:formula="of:=[.D172]/([.E172]-[.E171])" office:value-type="float" office:value="85490.9868629133" calcext:value-type="float">
            <text:p>85490.9868629133</text:p>
          </table:table-cell>
          <table:table-cell table:formula="of:=[.E172]-[.E171]" office:value-type="float" office:value="0.0922670364379883" calcext:value-type="float">
            <text:p>0.09226703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07889.60845" calcext:value-type="float">
            <text:p>1455907889.60845</text:p>
          </table:table-cell>
          <table:table-cell office:value-type="float" office:value="1455907889.60862" calcext:value-type="float">
            <text:p>1455907889.60862</text:p>
          </table:table-cell>
          <table:table-cell office:value-type="float" office:value="7872" calcext:value-type="float">
            <text:p>7872</text:p>
          </table:table-cell>
          <table:table-cell table:formula="of:=[.B173]-[.B$2]" office:value-type="float" office:value="15.7578189373016" calcext:value-type="float">
            <text:p>15.7578189373</text:p>
          </table:table-cell>
          <table:table-cell table:formula="of:=[.D173]/([.E173]-[.E172])" office:value-type="float" office:value="85895.7704212638" calcext:value-type="float">
            <text:p>85895.7704212638</text:p>
          </table:table-cell>
          <table:table-cell table:formula="of:=[.E173]-[.E172]" office:value-type="float" office:value="0.0916459560394287" calcext:value-type="float">
            <text:p>0.0916459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07889.70135" calcext:value-type="float">
            <text:p>1455907889.70135</text:p>
          </table:table-cell>
          <table:table-cell office:value-type="float" office:value="1455907889.70151" calcext:value-type="float">
            <text:p>1455907889.70151</text:p>
          </table:table-cell>
          <table:table-cell office:value-type="float" office:value="7856" calcext:value-type="float">
            <text:p>7856</text:p>
          </table:table-cell>
          <table:table-cell table:formula="of:=[.B174]-[.B$2]" office:value-type="float" office:value="15.8507165908813" calcext:value-type="float">
            <text:p>15.8507165909</text:p>
          </table:table-cell>
          <table:table-cell table:formula="of:=[.D174]/([.E174]-[.E173])" office:value-type="float" office:value="84566.1832917994" calcext:value-type="float">
            <text:p>84566.1832917994</text:p>
          </table:table-cell>
          <table:table-cell table:formula="of:=[.E174]-[.E173]" office:value-type="float" office:value="0.0928976535797119" calcext:value-type="float">
            <text:p>0.09289765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07889.7933" calcext:value-type="float">
            <text:p>1455907889.7933</text:p>
          </table:table-cell>
          <table:table-cell office:value-type="float" office:value="1455907889.79347" calcext:value-type="float">
            <text:p>1455907889.79347</text:p>
          </table:table-cell>
          <table:table-cell office:value-type="float" office:value="7824" calcext:value-type="float">
            <text:p>7824</text:p>
          </table:table-cell>
          <table:table-cell table:formula="of:=[.B175]-[.B$2]" office:value-type="float" office:value="15.9426693916321" calcext:value-type="float">
            <text:p>15.9426693916</text:p>
          </table:table-cell>
          <table:table-cell table:formula="of:=[.D175]/([.E175]-[.E174])" office:value-type="float" office:value="85087.1309641722" calcext:value-type="float">
            <text:p>85087.1309641722</text:p>
          </table:table-cell>
          <table:table-cell table:formula="of:=[.E175]-[.E174]" office:value-type="float" office:value="0.0919528007507324" calcext:value-type="float">
            <text:p>0.09195280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07889.88545" calcext:value-type="float">
            <text:p>1455907889.88545</text:p>
          </table:table-cell>
          <table:table-cell office:value-type="float" office:value="1455907889.88561" calcext:value-type="float">
            <text:p>1455907889.88561</text:p>
          </table:table-cell>
          <table:table-cell office:value-type="float" office:value="7792" calcext:value-type="float">
            <text:p>7792</text:p>
          </table:table-cell>
          <table:table-cell table:formula="of:=[.B176]-[.B$2]" office:value-type="float" office:value="16.0348138809204" calcext:value-type="float">
            <text:p>16.0348138809</text:p>
          </table:table-cell>
          <table:table-cell table:formula="of:=[.D176]/([.E176]-[.E175])" office:value-type="float" office:value="84562.8432061519" calcext:value-type="float">
            <text:p>84562.8432061519</text:p>
          </table:table-cell>
          <table:table-cell table:formula="of:=[.E176]-[.E175]" office:value-type="float" office:value="0.0921444892883301" calcext:value-type="float">
            <text:p>0.09214448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07889.97722" calcext:value-type="float">
            <text:p>1455907889.97722</text:p>
          </table:table-cell>
          <table:table-cell office:value-type="float" office:value="1455907889.97739" calcext:value-type="float">
            <text:p>1455907889.97739</text:p>
          </table:table-cell>
          <table:table-cell office:value-type="float" office:value="7744" calcext:value-type="float">
            <text:p>7744</text:p>
          </table:table-cell>
          <table:table-cell table:formula="of:=[.B177]-[.B$2]" office:value-type="float" office:value="16.1265890598297" calcext:value-type="float">
            <text:p>16.1265890598</text:p>
          </table:table-cell>
          <table:table-cell table:formula="of:=[.D177]/([.E177]-[.E176])" office:value-type="float" office:value="84380.1133599873" calcext:value-type="float">
            <text:p>84380.1133599873</text:p>
          </table:table-cell>
          <table:table-cell table:formula="of:=[.E177]-[.E176]" office:value-type="float" office:value="0.0917751789093018" calcext:value-type="float">
            <text:p>0.09177517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07890.06924" calcext:value-type="float">
            <text:p>1455907890.06924</text:p>
          </table:table-cell>
          <table:table-cell office:value-type="float" office:value="1455907890.06941" calcext:value-type="float">
            <text:p>1455907890.06941</text:p>
          </table:table-cell>
          <table:table-cell office:value-type="float" office:value="7696" calcext:value-type="float">
            <text:p>7696</text:p>
          </table:table-cell>
          <table:table-cell table:formula="of:=[.B178]-[.B$2]" office:value-type="float" office:value="16.2186076641083" calcext:value-type="float">
            <text:p>16.2186076641</text:p>
          </table:table-cell>
          <table:table-cell table:formula="of:=[.D178]/([.E178]-[.E177])" office:value-type="float" office:value="83635.2611554745" calcext:value-type="float">
            <text:p>83635.2611554745</text:p>
          </table:table-cell>
          <table:table-cell table:formula="of:=[.E178]-[.E177]" office:value-type="float" office:value="0.0920186042785645" calcext:value-type="float">
            <text:p>0.09201860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07890.16131" calcext:value-type="float">
            <text:p>1455907890.16131</text:p>
          </table:table-cell>
          <table:table-cell office:value-type="float" office:value="1455907890.16148" calcext:value-type="float">
            <text:p>1455907890.16148</text:p>
          </table:table-cell>
          <table:table-cell office:value-type="float" office:value="7640" calcext:value-type="float">
            <text:p>7640</text:p>
          </table:table-cell>
          <table:table-cell table:formula="of:=[.B179]-[.B$2]" office:value-type="float" office:value="16.310676574707" calcext:value-type="float">
            <text:p>16.3106765747</text:p>
          </table:table-cell>
          <table:table-cell table:formula="of:=[.D179]/([.E179]-[.E178])" office:value-type="float" office:value="82981.3229060117" calcext:value-type="float">
            <text:p>82981.3229060117</text:p>
          </table:table-cell>
          <table:table-cell table:formula="of:=[.E179]-[.E178]" office:value-type="float" office:value="0.0920689105987549" calcext:value-type="float">
            <text:p>0.09206891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07890.25267" calcext:value-type="float">
            <text:p>1455907890.25267</text:p>
          </table:table-cell>
          <table:table-cell office:value-type="float" office:value="1455907890.25284" calcext:value-type="float">
            <text:p>1455907890.25284</text:p>
          </table:table-cell>
          <table:table-cell office:value-type="float" office:value="7584" calcext:value-type="float">
            <text:p>7584</text:p>
          </table:table-cell>
          <table:table-cell table:formula="of:=[.B180]-[.B$2]" office:value-type="float" office:value="16.4020411968231" calcext:value-type="float">
            <text:p>16.4020411968</text:p>
          </table:table-cell>
          <table:table-cell table:formula="of:=[.D180]/([.E180]-[.E179])" office:value-type="float" office:value="83008.0596225056" calcext:value-type="float">
            <text:p>83008.0596225056</text:p>
          </table:table-cell>
          <table:table-cell table:formula="of:=[.E180]-[.E179]" office:value-type="float" office:value="0.0913646221160889" calcext:value-type="float">
            <text:p>0.09136462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07890.34456" calcext:value-type="float">
            <text:p>1455907890.34456</text:p>
          </table:table-cell>
          <table:table-cell office:value-type="float" office:value="1455907890.34474" calcext:value-type="float">
            <text:p>1455907890.34474</text:p>
          </table:table-cell>
          <table:table-cell office:value-type="float" office:value="7512" calcext:value-type="float">
            <text:p>7512</text:p>
          </table:table-cell>
          <table:table-cell table:formula="of:=[.B181]-[.B$2]" office:value-type="float" office:value="16.4939289093018" calcext:value-type="float">
            <text:p>16.4939289093</text:p>
          </table:table-cell>
          <table:table-cell table:formula="of:=[.D181]/([.E181]-[.E180])" office:value-type="float" office:value="81751.9535242148" calcext:value-type="float">
            <text:p>81751.9535242148</text:p>
          </table:table-cell>
          <table:table-cell table:formula="of:=[.E181]-[.E180]" office:value-type="float" office:value="0.0918877124786377" calcext:value-type="float">
            <text:p>0.0918877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07890.43634" calcext:value-type="float">
            <text:p>1455907890.43634</text:p>
          </table:table-cell>
          <table:table-cell office:value-type="float" office:value="1455907890.43651" calcext:value-type="float">
            <text:p>1455907890.43651</text:p>
          </table:table-cell>
          <table:table-cell office:value-type="float" office:value="7440" calcext:value-type="float">
            <text:p>7440</text:p>
          </table:table-cell>
          <table:table-cell table:formula="of:=[.B182]-[.B$2]" office:value-type="float" office:value="16.5857090950012" calcext:value-type="float">
            <text:p>16.585709095</text:p>
          </table:table-cell>
          <table:table-cell table:formula="of:=[.D182]/([.E182]-[.E181])" office:value-type="float" office:value="81063.2484920276" calcext:value-type="float">
            <text:p>81063.2484920276</text:p>
          </table:table-cell>
          <table:table-cell table:formula="of:=[.E182]-[.E181]" office:value-type="float" office:value="0.0917801856994629" calcext:value-type="float">
            <text:p>0.09178018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07890.52864" calcext:value-type="float">
            <text:p>1455907890.52864</text:p>
          </table:table-cell>
          <table:table-cell office:value-type="float" office:value="1455907890.52881" calcext:value-type="float">
            <text:p>1455907890.52881</text:p>
          </table:table-cell>
          <table:table-cell office:value-type="float" office:value="7360" calcext:value-type="float">
            <text:p>7360</text:p>
          </table:table-cell>
          <table:table-cell table:formula="of:=[.B183]-[.B$2]" office:value-type="float" office:value="16.6780064105988" calcext:value-type="float">
            <text:p>16.6780064106</text:p>
          </table:table-cell>
          <table:table-cell table:formula="of:=[.D183]/([.E183]-[.E182])" office:value-type="float" office:value="79742.2975126769" calcext:value-type="float">
            <text:p>79742.2975126769</text:p>
          </table:table-cell>
          <table:table-cell table:formula="of:=[.E183]-[.E182]" office:value-type="float" office:value="0.0922973155975342" calcext:value-type="float">
            <text:p>0.09229731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07890.61987" calcext:value-type="float">
            <text:p>1455907890.61987</text:p>
          </table:table-cell>
          <table:table-cell office:value-type="float" office:value="1455907890.62003" calcext:value-type="float">
            <text:p>1455907890.62003</text:p>
          </table:table-cell>
          <table:table-cell office:value-type="float" office:value="7280" calcext:value-type="float">
            <text:p>7280</text:p>
          </table:table-cell>
          <table:table-cell table:formula="of:=[.B184]-[.B$2]" office:value-type="float" office:value="16.7692317962646" calcext:value-type="float">
            <text:p>16.7692317963</text:p>
          </table:table-cell>
          <table:table-cell table:formula="of:=[.D184]/([.E184]-[.E183])" office:value-type="float" office:value="79802.348292201" calcext:value-type="float">
            <text:p>79802.348292201</text:p>
          </table:table-cell>
          <table:table-cell table:formula="of:=[.E184]-[.E183]" office:value-type="float" office:value="0.0912253856658936" calcext:value-type="float">
            <text:p>0.09122538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07890.71179" calcext:value-type="float">
            <text:p>1455907890.71179</text:p>
          </table:table-cell>
          <table:table-cell office:value-type="float" office:value="1455907890.71212" calcext:value-type="float">
            <text:p>1455907890.71212</text:p>
          </table:table-cell>
          <table:table-cell office:value-type="float" office:value="7184" calcext:value-type="float">
            <text:p>7184</text:p>
          </table:table-cell>
          <table:table-cell table:formula="of:=[.B185]-[.B$2]" office:value-type="float" office:value="16.8611600399017" calcext:value-type="float">
            <text:p>16.8611600399</text:p>
          </table:table-cell>
          <table:table-cell table:formula="of:=[.D185]/([.E185]-[.E184])" office:value-type="float" office:value="78147.9088011412" calcext:value-type="float">
            <text:p>78147.9088011412</text:p>
          </table:table-cell>
          <table:table-cell table:formula="of:=[.E185]-[.E184]" office:value-type="float" office:value="0.091928243637085" calcext:value-type="float">
            <text:p>0.09192824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07890.80378" calcext:value-type="float">
            <text:p>1455907890.80378</text:p>
          </table:table-cell>
          <table:table-cell office:value-type="float" office:value="1455907890.80394" calcext:value-type="float">
            <text:p>1455907890.80394</text:p>
          </table:table-cell>
          <table:table-cell office:value-type="float" office:value="7096" calcext:value-type="float">
            <text:p>7096</text:p>
          </table:table-cell>
          <table:table-cell table:formula="of:=[.B186]-[.B$2]" office:value-type="float" office:value="16.953141450882" calcext:value-type="float">
            <text:p>16.9531414509</text:p>
          </table:table-cell>
          <table:table-cell table:formula="of:=[.D186]/([.E186]-[.E185])" office:value-type="float" office:value="77146.0224884525" calcext:value-type="float">
            <text:p>77146.0224884525</text:p>
          </table:table-cell>
          <table:table-cell table:formula="of:=[.E186]-[.E185]" office:value-type="float" office:value="0.0919814109802246" calcext:value-type="float">
            <text:p>0.0919814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07890.8952" calcext:value-type="float">
            <text:p>1455907890.8952</text:p>
          </table:table-cell>
          <table:table-cell office:value-type="float" office:value="1455907890.89537" calcext:value-type="float">
            <text:p>1455907890.89537</text:p>
          </table:table-cell>
          <table:table-cell office:value-type="float" office:value="7000" calcext:value-type="float">
            <text:p>7000</text:p>
          </table:table-cell>
          <table:table-cell table:formula="of:=[.B187]-[.B$2]" office:value-type="float" office:value="17.0445709228516" calcext:value-type="float">
            <text:p>17.0445709229</text:p>
          </table:table-cell>
          <table:table-cell table:formula="of:=[.D187]/([.E187]-[.E186])" office:value-type="float" office:value="76561.745892256" calcext:value-type="float">
            <text:p>76561.745892256</text:p>
          </table:table-cell>
          <table:table-cell table:formula="of:=[.E187]-[.E186]" office:value-type="float" office:value="0.0914294719696045" calcext:value-type="float">
            <text:p>0.0914294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07890.98701" calcext:value-type="float">
            <text:p>1455907890.98701</text:p>
          </table:table-cell>
          <table:table-cell office:value-type="float" office:value="1455907890.98719" calcext:value-type="float">
            <text:p>1455907890.98719</text:p>
          </table:table-cell>
          <table:table-cell office:value-type="float" office:value="6896" calcext:value-type="float">
            <text:p>6896</text:p>
          </table:table-cell>
          <table:table-cell table:formula="of:=[.B188]-[.B$2]" office:value-type="float" office:value="17.1363809108734" calcext:value-type="float">
            <text:p>17.1363809109</text:p>
          </table:table-cell>
          <table:table-cell table:formula="of:=[.D188]/([.E188]-[.E187])" office:value-type="float" office:value="75111.6534113779" calcext:value-type="float">
            <text:p>75111.6534113779</text:p>
          </table:table-cell>
          <table:table-cell table:formula="of:=[.E188]-[.E187]" office:value-type="float" office:value="0.0918099880218506" calcext:value-type="float">
            <text:p>0.0918099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07891.07852" calcext:value-type="float">
            <text:p>1455907891.07852</text:p>
          </table:table-cell>
          <table:table-cell office:value-type="float" office:value="1455907891.07876" calcext:value-type="float">
            <text:p>1455907891.07876</text:p>
          </table:table-cell>
          <table:table-cell office:value-type="float" office:value="6792" calcext:value-type="float">
            <text:p>6792</text:p>
          </table:table-cell>
          <table:table-cell table:formula="of:=[.B189]-[.B$2]" office:value-type="float" office:value="17.2278866767883" calcext:value-type="float">
            <text:p>17.2278866768</text:p>
          </table:table-cell>
          <table:table-cell table:formula="of:=[.D189]/([.E189]-[.E188])" office:value-type="float" office:value="74224.8308845944" calcext:value-type="float">
            <text:p>74224.8308845944</text:p>
          </table:table-cell>
          <table:table-cell table:formula="of:=[.E189]-[.E188]" office:value-type="float" office:value="0.091505765914917" calcext:value-type="float">
            <text:p>0.09150576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07891.17014" calcext:value-type="float">
            <text:p>1455907891.17014</text:p>
          </table:table-cell>
          <table:table-cell office:value-type="float" office:value="1455907891.17032" calcext:value-type="float">
            <text:p>1455907891.17032</text:p>
          </table:table-cell>
          <table:table-cell office:value-type="float" office:value="6680" calcext:value-type="float">
            <text:p>6680</text:p>
          </table:table-cell>
          <table:table-cell table:formula="of:=[.B190]-[.B$2]" office:value-type="float" office:value="17.3195111751556" calcext:value-type="float">
            <text:p>17.3195111752</text:p>
          </table:table-cell>
          <table:table-cell table:formula="of:=[.D190]/([.E190]-[.E189])" office:value-type="float" office:value="72906.2654533816" calcext:value-type="float">
            <text:p>72906.2654533816</text:p>
          </table:table-cell>
          <table:table-cell table:formula="of:=[.E190]-[.E189]" office:value-type="float" office:value="0.0916244983673096" calcext:value-type="float">
            <text:p>0.09162449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07891.26135" calcext:value-type="float">
            <text:p>1455907891.26135</text:p>
          </table:table-cell>
          <table:table-cell office:value-type="float" office:value="1455907891.26153" calcext:value-type="float">
            <text:p>1455907891.26153</text:p>
          </table:table-cell>
          <table:table-cell office:value-type="float" office:value="6576" calcext:value-type="float">
            <text:p>6576</text:p>
          </table:table-cell>
          <table:table-cell table:formula="of:=[.B191]-[.B$2]" office:value-type="float" office:value="17.4107165336609" calcext:value-type="float">
            <text:p>17.4107165337</text:p>
          </table:table-cell>
          <table:table-cell table:formula="of:=[.D191]/([.E191]-[.E190])" office:value-type="float" office:value="72101.0268231284" calcext:value-type="float">
            <text:p>72101.0268231284</text:p>
          </table:table-cell>
          <table:table-cell table:formula="of:=[.E191]-[.E190]" office:value-type="float" office:value="0.091205358505249" calcext:value-type="float">
            <text:p>0.09120535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07891.35268" calcext:value-type="float">
            <text:p>1455907891.35268</text:p>
          </table:table-cell>
          <table:table-cell office:value-type="float" office:value="1455907891.35285" calcext:value-type="float">
            <text:p>1455907891.35285</text:p>
          </table:table-cell>
          <table:table-cell office:value-type="float" office:value="6464" calcext:value-type="float">
            <text:p>6464</text:p>
          </table:table-cell>
          <table:table-cell table:formula="of:=[.B192]-[.B$2]" office:value-type="float" office:value="17.5020489692688" calcext:value-type="float">
            <text:p>17.5020489693</text:p>
          </table:table-cell>
          <table:table-cell table:formula="of:=[.D192]/([.E192]-[.E191])" office:value-type="float" office:value="70774.4182773131" calcext:value-type="float">
            <text:p>70774.4182773131</text:p>
          </table:table-cell>
          <table:table-cell table:formula="of:=[.E192]-[.E191]" office:value-type="float" office:value="0.0913324356079102" calcext:value-type="float">
            <text:p>0.09133243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07891.44558" calcext:value-type="float">
            <text:p>1455907891.44558</text:p>
          </table:table-cell>
          <table:table-cell office:value-type="float" office:value="1455907891.44576" calcext:value-type="float">
            <text:p>1455907891.44576</text:p>
          </table:table-cell>
          <table:table-cell office:value-type="float" office:value="6344" calcext:value-type="float">
            <text:p>6344</text:p>
          </table:table-cell>
          <table:table-cell table:formula="of:=[.B193]-[.B$2]" office:value-type="float" office:value="17.5949420928955" calcext:value-type="float">
            <text:p>17.5949420929</text:p>
          </table:table-cell>
          <table:table-cell table:formula="of:=[.D193]/([.E193]-[.E192])" office:value-type="float" office:value="68293.5372643229" calcext:value-type="float">
            <text:p>68293.5372643229</text:p>
          </table:table-cell>
          <table:table-cell table:formula="of:=[.E193]-[.E192]" office:value-type="float" office:value="0.092893123626709" calcext:value-type="float">
            <text:p>0.09289312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07891.5372" calcext:value-type="float">
            <text:p>1455907891.5372</text:p>
          </table:table-cell>
          <table:table-cell office:value-type="float" office:value="1455907891.53736" calcext:value-type="float">
            <text:p>1455907891.53736</text:p>
          </table:table-cell>
          <table:table-cell office:value-type="float" office:value="6232" calcext:value-type="float">
            <text:p>6232</text:p>
          </table:table-cell>
          <table:table-cell table:formula="of:=[.B194]-[.B$2]" office:value-type="float" office:value="17.6865627765656" calcext:value-type="float">
            <text:p>17.6865627766</text:p>
          </table:table-cell>
          <table:table-cell table:formula="of:=[.D194]/([.E194]-[.E193])" office:value-type="float" office:value="68019.5753880583" calcext:value-type="float">
            <text:p>68019.5753880583</text:p>
          </table:table-cell>
          <table:table-cell table:formula="of:=[.E194]-[.E193]" office:value-type="float" office:value="0.0916206836700439" calcext:value-type="float">
            <text:p>0.09162068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07891.62896" calcext:value-type="float">
            <text:p>1455907891.62896</text:p>
          </table:table-cell>
          <table:table-cell office:value-type="float" office:value="1455907891.62912" calcext:value-type="float">
            <text:p>1455907891.62912</text:p>
          </table:table-cell>
          <table:table-cell office:value-type="float" office:value="6120" calcext:value-type="float">
            <text:p>6120</text:p>
          </table:table-cell>
          <table:table-cell table:formula="of:=[.B195]-[.B$2]" office:value-type="float" office:value="17.7783217430115" calcext:value-type="float">
            <text:p>17.778321743</text:p>
          </table:table-cell>
          <table:table-cell table:formula="of:=[.D195]/([.E195]-[.E194])" office:value-type="float" office:value="66696.4792329778" calcext:value-type="float">
            <text:p>66696.4792329778</text:p>
          </table:table-cell>
          <table:table-cell table:formula="of:=[.E195]-[.E194]" office:value-type="float" office:value="0.0917589664459229" calcext:value-type="float">
            <text:p>0.09175896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07891.72022" calcext:value-type="float">
            <text:p>1455907891.72022</text:p>
          </table:table-cell>
          <table:table-cell office:value-type="float" office:value="1455907891.72039" calcext:value-type="float">
            <text:p>1455907891.72039</text:p>
          </table:table-cell>
          <table:table-cell office:value-type="float" office:value="6000" calcext:value-type="float">
            <text:p>6000</text:p>
          </table:table-cell>
          <table:table-cell table:formula="of:=[.B196]-[.B$2]" office:value-type="float" office:value="17.8695888519287" calcext:value-type="float">
            <text:p>17.8695888519</text:p>
          </table:table-cell>
          <table:table-cell table:formula="of:=[.D196]/([.E196]-[.E195])" office:value-type="float" office:value="65741.0985313556" calcext:value-type="float">
            <text:p>65741.0985313556</text:p>
          </table:table-cell>
          <table:table-cell table:formula="of:=[.E196]-[.E195]" office:value-type="float" office:value="0.0912671089172363" calcext:value-type="float">
            <text:p>0.0912671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07891.81207" calcext:value-type="float">
            <text:p>1455907891.81207</text:p>
          </table:table-cell>
          <table:table-cell office:value-type="float" office:value="1455907891.81224" calcext:value-type="float">
            <text:p>1455907891.81224</text:p>
          </table:table-cell>
          <table:table-cell office:value-type="float" office:value="5888" calcext:value-type="float">
            <text:p>5888</text:p>
          </table:table-cell>
          <table:table-cell table:formula="of:=[.B197]-[.B$2]" office:value-type="float" office:value="17.9614319801331" calcext:value-type="float">
            <text:p>17.9614319801</text:p>
          </table:table-cell>
          <table:table-cell table:formula="of:=[.D197]/([.E197]-[.E196])" office:value-type="float" office:value="64109.314601083" calcext:value-type="float">
            <text:p>64109.314601083</text:p>
          </table:table-cell>
          <table:table-cell table:formula="of:=[.E197]-[.E196]" office:value-type="float" office:value="0.0918431282043457" calcext:value-type="float">
            <text:p>0.09184312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07891.90285" calcext:value-type="float">
            <text:p>1455907891.90285</text:p>
          </table:table-cell>
          <table:table-cell office:value-type="float" office:value="1455907891.90308" calcext:value-type="float">
            <text:p>1455907891.90308</text:p>
          </table:table-cell>
          <table:table-cell office:value-type="float" office:value="5776" calcext:value-type="float">
            <text:p>5776</text:p>
          </table:table-cell>
          <table:table-cell table:formula="of:=[.B198]-[.B$2]" office:value-type="float" office:value="18.0522150993347" calcext:value-type="float">
            <text:p>18.0522150993</text:p>
          </table:table-cell>
          <table:table-cell table:formula="of:=[.D198]/([.E198]-[.E197])" office:value-type="float" office:value="63624.1632893175" calcext:value-type="float">
            <text:p>63624.1632893175</text:p>
          </table:table-cell>
          <table:table-cell table:formula="of:=[.E198]-[.E197]" office:value-type="float" office:value="0.0907831192016602" calcext:value-type="float">
            <text:p>0.09078311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07891.99439" calcext:value-type="float">
            <text:p>1455907891.99439</text:p>
          </table:table-cell>
          <table:table-cell office:value-type="float" office:value="1455907891.99456" calcext:value-type="float">
            <text:p>1455907891.99456</text:p>
          </table:table-cell>
          <table:table-cell office:value-type="float" office:value="5664" calcext:value-type="float">
            <text:p>5664</text:p>
          </table:table-cell>
          <table:table-cell table:formula="of:=[.B199]-[.B$2]" office:value-type="float" office:value="18.143755197525" calcext:value-type="float">
            <text:p>18.1437551975</text:p>
          </table:table-cell>
          <table:table-cell table:formula="of:=[.D199]/([.E199]-[.E198])" office:value-type="float" office:value="61874.5239733609" calcext:value-type="float">
            <text:p>61874.5239733609</text:p>
          </table:table-cell>
          <table:table-cell table:formula="of:=[.E199]-[.E198]" office:value-type="float" office:value="0.0915400981903076" calcext:value-type="float">
            <text:p>0.09154009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07892.0864" calcext:value-type="float">
            <text:p>1455907892.0864</text:p>
          </table:table-cell>
          <table:table-cell office:value-type="float" office:value="1455907892.08665" calcext:value-type="float">
            <text:p>1455907892.08665</text:p>
          </table:table-cell>
          <table:table-cell office:value-type="float" office:value="5552" calcext:value-type="float">
            <text:p>5552</text:p>
          </table:table-cell>
          <table:table-cell table:formula="of:=[.B200]-[.B$2]" office:value-type="float" office:value="18.2357637882233" calcext:value-type="float">
            <text:p>18.2357637882</text:p>
          </table:table-cell>
          <table:table-cell table:formula="of:=[.D200]/([.E200]-[.E199])" office:value-type="float" office:value="60342.191504799" calcext:value-type="float">
            <text:p>60342.191504799</text:p>
          </table:table-cell>
          <table:table-cell table:formula="of:=[.E200]-[.E199]" office:value-type="float" office:value="0.0920085906982422" calcext:value-type="float">
            <text:p>0.09200859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07892.17807" calcext:value-type="float">
            <text:p>1455907892.17807</text:p>
          </table:table-cell>
          <table:table-cell office:value-type="float" office:value="1455907892.1783" calcext:value-type="float">
            <text:p>1455907892.1783</text:p>
          </table:table-cell>
          <table:table-cell office:value-type="float" office:value="5440" calcext:value-type="float">
            <text:p>5440</text:p>
          </table:table-cell>
          <table:table-cell table:formula="of:=[.B201]-[.B$2]" office:value-type="float" office:value="18.3274321556091" calcext:value-type="float">
            <text:p>18.3274321556</text:p>
          </table:table-cell>
          <table:table-cell table:formula="of:=[.D201]/([.E201]-[.E200])" office:value-type="float" office:value="59344.3535118405" calcext:value-type="float">
            <text:p>59344.3535118405</text:p>
          </table:table-cell>
          <table:table-cell table:formula="of:=[.E201]-[.E200]" office:value-type="float" office:value="0.0916683673858643" calcext:value-type="float">
            <text:p>0.09166836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07892.27038" calcext:value-type="float">
            <text:p>1455907892.27038</text:p>
          </table:table-cell>
          <table:table-cell office:value-type="float" office:value="1455907892.27055" calcext:value-type="float">
            <text:p>1455907892.27055</text:p>
          </table:table-cell>
          <table:table-cell office:value-type="float" office:value="5336" calcext:value-type="float">
            <text:p>5336</text:p>
          </table:table-cell>
          <table:table-cell table:formula="of:=[.B202]-[.B$2]" office:value-type="float" office:value="18.4197468757629" calcext:value-type="float">
            <text:p>18.4197468758</text:p>
          </table:table-cell>
          <table:table-cell table:formula="of:=[.D202]/([.E202]-[.E201])" office:value-type="float" office:value="57802.2658911766" calcext:value-type="float">
            <text:p>57802.2658911766</text:p>
          </table:table-cell>
          <table:table-cell table:formula="of:=[.E202]-[.E201]" office:value-type="float" office:value="0.0923147201538086" calcext:value-type="float">
            <text:p>0.0923147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07892.36145" calcext:value-type="float">
            <text:p>1455907892.36145</text:p>
          </table:table-cell>
          <table:table-cell office:value-type="float" office:value="1455907892.36183" calcext:value-type="float">
            <text:p>1455907892.36183</text:p>
          </table:table-cell>
          <table:table-cell office:value-type="float" office:value="5232" calcext:value-type="float">
            <text:p>5232</text:p>
          </table:table-cell>
          <table:table-cell table:formula="of:=[.B203]-[.B$2]" office:value-type="float" office:value="18.5108208656311" calcext:value-type="float">
            <text:p>18.5108208656</text:p>
          </table:table-cell>
          <table:table-cell table:formula="of:=[.D203]/([.E203]-[.E202])" office:value-type="float" office:value="57447.7961004419" calcext:value-type="float">
            <text:p>57447.7961004419</text:p>
          </table:table-cell>
          <table:table-cell table:formula="of:=[.E203]-[.E202]" office:value-type="float" office:value="0.0910739898681641" calcext:value-type="float">
            <text:p>0.09107398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07892.45308" calcext:value-type="float">
            <text:p>1455907892.45308</text:p>
          </table:table-cell>
          <table:table-cell office:value-type="float" office:value="1455907892.45325" calcext:value-type="float">
            <text:p>1455907892.45325</text:p>
          </table:table-cell>
          <table:table-cell office:value-type="float" office:value="5136" calcext:value-type="float">
            <text:p>5136</text:p>
          </table:table-cell>
          <table:table-cell table:formula="of:=[.B204]-[.B$2]" office:value-type="float" office:value="18.602445602417" calcext:value-type="float">
            <text:p>18.6024456024</text:p>
          </table:table-cell>
          <table:table-cell table:formula="of:=[.D204]/([.E204]-[.E203])" office:value-type="float" office:value="56054.7312894547" calcext:value-type="float">
            <text:p>56054.7312894547</text:p>
          </table:table-cell>
          <table:table-cell table:formula="of:=[.E204]-[.E203]" office:value-type="float" office:value="0.0916247367858887" calcext:value-type="float">
            <text:p>0.0916247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07892.54377" calcext:value-type="float">
            <text:p>1455907892.54377</text:p>
          </table:table-cell>
          <table:table-cell office:value-type="float" office:value="1455907892.54394" calcext:value-type="float">
            <text:p>1455907892.54394</text:p>
          </table:table-cell>
          <table:table-cell office:value-type="float" office:value="5040" calcext:value-type="float">
            <text:p>5040</text:p>
          </table:table-cell>
          <table:table-cell table:formula="of:=[.B205]-[.B$2]" office:value-type="float" office:value="18.6931366920471" calcext:value-type="float">
            <text:p>18.693136692</text:p>
          </table:table-cell>
          <table:table-cell table:formula="of:=[.D205]/([.E205]-[.E204])" office:value-type="float" office:value="55573.2654724412" calcext:value-type="float">
            <text:p>55573.2654724412</text:p>
          </table:table-cell>
          <table:table-cell table:formula="of:=[.E205]-[.E204]" office:value-type="float" office:value="0.090691089630127" calcext:value-type="float">
            <text:p>0.09069108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07892.635" calcext:value-type="float">
            <text:p>1455907892.635</text:p>
          </table:table-cell>
          <table:table-cell office:value-type="float" office:value="1455907892.63517" calcext:value-type="float">
            <text:p>1455907892.63517</text:p>
          </table:table-cell>
          <table:table-cell office:value-type="float" office:value="4952" calcext:value-type="float">
            <text:p>4952</text:p>
          </table:table-cell>
          <table:table-cell table:formula="of:=[.B206]-[.B$2]" office:value-type="float" office:value="18.7843625545502" calcext:value-type="float">
            <text:p>18.7843625546</text:p>
          </table:table-cell>
          <table:table-cell table:formula="of:=[.D206]/([.E206]-[.E205])" office:value-type="float" office:value="54282.8520786454" calcext:value-type="float">
            <text:p>54282.8520786454</text:p>
          </table:table-cell>
          <table:table-cell table:formula="of:=[.E206]-[.E205]" office:value-type="float" office:value="0.0912258625030518" calcext:value-type="float">
            <text:p>0.09122586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07892.72673" calcext:value-type="float">
            <text:p>1455907892.72673</text:p>
          </table:table-cell>
          <table:table-cell office:value-type="float" office:value="1455907892.7269" calcext:value-type="float">
            <text:p>1455907892.7269</text:p>
          </table:table-cell>
          <table:table-cell office:value-type="float" office:value="4864" calcext:value-type="float">
            <text:p>4864</text:p>
          </table:table-cell>
          <table:table-cell table:formula="of:=[.B207]-[.B$2]" office:value-type="float" office:value="18.8761003017426" calcext:value-type="float">
            <text:p>18.8761003017</text:p>
          </table:table-cell>
          <table:table-cell table:formula="of:=[.D207]/([.E207]-[.E206])" office:value-type="float" office:value="53020.7046593343" calcext:value-type="float">
            <text:p>53020.7046593343</text:p>
          </table:table-cell>
          <table:table-cell table:formula="of:=[.E207]-[.E206]" office:value-type="float" office:value="0.0917377471923828" calcext:value-type="float">
            <text:p>0.09173774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07892.81795" calcext:value-type="float">
            <text:p>1455907892.81795</text:p>
          </table:table-cell>
          <table:table-cell office:value-type="float" office:value="1455907892.81812" calcext:value-type="float">
            <text:p>1455907892.81812</text:p>
          </table:table-cell>
          <table:table-cell office:value-type="float" office:value="4784" calcext:value-type="float">
            <text:p>4784</text:p>
          </table:table-cell>
          <table:table-cell table:formula="of:=[.B208]-[.B$2]" office:value-type="float" office:value="18.9673178195953" calcext:value-type="float">
            <text:p>18.9673178196</text:p>
          </table:table-cell>
          <table:table-cell table:formula="of:=[.D208]/([.E208]-[.E207])" office:value-type="float" office:value="52446.0664202784" calcext:value-type="float">
            <text:p>52446.0664202784</text:p>
          </table:table-cell>
          <table:table-cell table:formula="of:=[.E208]-[.E207]" office:value-type="float" office:value="0.0912175178527832" calcext:value-type="float">
            <text:p>0.09121751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07892.90896" calcext:value-type="float">
            <text:p>1455907892.90896</text:p>
          </table:table-cell>
          <table:table-cell office:value-type="float" office:value="1455907892.90914" calcext:value-type="float">
            <text:p>1455907892.90914</text:p>
          </table:table-cell>
          <table:table-cell office:value-type="float" office:value="4704" calcext:value-type="float">
            <text:p>4704</text:p>
          </table:table-cell>
          <table:table-cell table:formula="of:=[.B209]-[.B$2]" office:value-type="float" office:value="19.0583279132843" calcext:value-type="float">
            <text:p>19.0583279133</text:p>
          </table:table-cell>
          <table:table-cell table:formula="of:=[.D209]/([.E209]-[.E208])" office:value-type="float" office:value="51686.5746350767" calcext:value-type="float">
            <text:p>51686.5746350767</text:p>
          </table:table-cell>
          <table:table-cell table:formula="of:=[.E209]-[.E208]" office:value-type="float" office:value="0.0910100936889648" calcext:value-type="float">
            <text:p>0.09101009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07893.00035" calcext:value-type="float">
            <text:p>1455907893.00035</text:p>
          </table:table-cell>
          <table:table-cell office:value-type="float" office:value="1455907893.00058" calcext:value-type="float">
            <text:p>1455907893.00058</text:p>
          </table:table-cell>
          <table:table-cell office:value-type="float" office:value="4632" calcext:value-type="float">
            <text:p>4632</text:p>
          </table:table-cell>
          <table:table-cell table:formula="of:=[.B210]-[.B$2]" office:value-type="float" office:value="19.1497147083282" calcext:value-type="float">
            <text:p>19.1497147083</text:p>
          </table:table-cell>
          <table:table-cell table:formula="of:=[.D210]/([.E210]-[.E209])" office:value-type="float" office:value="50685.6597583119" calcext:value-type="float">
            <text:p>50685.6597583119</text:p>
          </table:table-cell>
          <table:table-cell table:formula="of:=[.E210]-[.E209]" office:value-type="float" office:value="0.0913867950439453" calcext:value-type="float">
            <text:p>0.0913867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07893.09238" calcext:value-type="float">
            <text:p>1455907893.09238</text:p>
          </table:table-cell>
          <table:table-cell office:value-type="float" office:value="1455907893.09257" calcext:value-type="float">
            <text:p>1455907893.09257</text:p>
          </table:table-cell>
          <table:table-cell office:value-type="float" office:value="4568" calcext:value-type="float">
            <text:p>4568</text:p>
          </table:table-cell>
          <table:table-cell table:formula="of:=[.B211]-[.B$2]" office:value-type="float" office:value="19.2417442798615" calcext:value-type="float">
            <text:p>19.2417442799</text:p>
          </table:table-cell>
          <table:table-cell table:formula="of:=[.D211]/([.E211]-[.E210])" office:value-type="float" office:value="49636.219357513" calcext:value-type="float">
            <text:p>49636.219357513</text:p>
          </table:table-cell>
          <table:table-cell table:formula="of:=[.E211]-[.E210]" office:value-type="float" office:value="0.0920295715332031" calcext:value-type="float">
            <text:p>0.09202957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07893.18337" calcext:value-type="float">
            <text:p>1455907893.18337</text:p>
          </table:table-cell>
          <table:table-cell office:value-type="float" office:value="1455907893.18354" calcext:value-type="float">
            <text:p>1455907893.18354</text:p>
          </table:table-cell>
          <table:table-cell office:value-type="float" office:value="4512" calcext:value-type="float">
            <text:p>4512</text:p>
          </table:table-cell>
          <table:table-cell table:formula="of:=[.B212]-[.B$2]" office:value-type="float" office:value="19.3327393531799" calcext:value-type="float">
            <text:p>19.3327393532</text:p>
          </table:table-cell>
          <table:table-cell table:formula="of:=[.D212]/([.E212]-[.E211])" office:value-type="float" office:value="49585.1020879786" calcext:value-type="float">
            <text:p>49585.1020879786</text:p>
          </table:table-cell>
          <table:table-cell table:formula="of:=[.E212]-[.E211]" office:value-type="float" office:value="0.0909950733184814" calcext:value-type="float">
            <text:p>0.09099507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07893.27448" calcext:value-type="float">
            <text:p>1455907893.27448</text:p>
          </table:table-cell>
          <table:table-cell office:value-type="float" office:value="1455907893.27465" calcext:value-type="float">
            <text:p>1455907893.27465</text:p>
          </table:table-cell>
          <table:table-cell office:value-type="float" office:value="4464" calcext:value-type="float">
            <text:p>4464</text:p>
          </table:table-cell>
          <table:table-cell table:formula="of:=[.B213]-[.B$2]" office:value-type="float" office:value="19.4238476753235" calcext:value-type="float">
            <text:p>19.4238476753</text:p>
          </table:table-cell>
          <table:table-cell table:formula="of:=[.D213]/([.E213]-[.E212])" office:value-type="float" office:value="48996.6217681663" calcext:value-type="float">
            <text:p>48996.6217681663</text:p>
          </table:table-cell>
          <table:table-cell table:formula="of:=[.E213]-[.E212]" office:value-type="float" office:value="0.0911083221435547" calcext:value-type="float">
            <text:p>0.09110832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07893.36571" calcext:value-type="float">
            <text:p>1455907893.36571</text:p>
          </table:table-cell>
          <table:table-cell office:value-type="float" office:value="1455907893.36608" calcext:value-type="float">
            <text:p>1455907893.36608</text:p>
          </table:table-cell>
          <table:table-cell office:value-type="float" office:value="4416" calcext:value-type="float">
            <text:p>4416</text:p>
          </table:table-cell>
          <table:table-cell table:formula="of:=[.B214]-[.B$2]" office:value-type="float" office:value="19.5150713920593" calcext:value-type="float">
            <text:p>19.5150713921</text:p>
          </table:table-cell>
          <table:table-cell table:formula="of:=[.D214]/([.E214]-[.E213])" office:value-type="float" office:value="48408.4639172024" calcext:value-type="float">
            <text:p>48408.4639172024</text:p>
          </table:table-cell>
          <table:table-cell table:formula="of:=[.E214]-[.E213]" office:value-type="float" office:value="0.0912237167358398" calcext:value-type="float">
            <text:p>0.09122371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07893.45702" calcext:value-type="float">
            <text:p>1455907893.45702</text:p>
          </table:table-cell>
          <table:table-cell office:value-type="float" office:value="1455907893.45719" calcext:value-type="float">
            <text:p>1455907893.45719</text:p>
          </table:table-cell>
          <table:table-cell office:value-type="float" office:value="4376" calcext:value-type="float">
            <text:p>4376</text:p>
          </table:table-cell>
          <table:table-cell table:formula="of:=[.B215]-[.B$2]" office:value-type="float" office:value="19.6063904762268" calcext:value-type="float">
            <text:p>19.6063904762</text:p>
          </table:table-cell>
          <table:table-cell table:formula="of:=[.D215]/([.E215]-[.E214])" office:value-type="float" office:value="47919.8848728526" calcext:value-type="float">
            <text:p>47919.8848728526</text:p>
          </table:table-cell>
          <table:table-cell table:formula="of:=[.E215]-[.E214]" office:value-type="float" office:value="0.0913190841674805" calcext:value-type="float">
            <text:p>0.09131908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07893.54893" calcext:value-type="float">
            <text:p>1455907893.54893</text:p>
          </table:table-cell>
          <table:table-cell office:value-type="float" office:value="1455907893.5491" calcext:value-type="float">
            <text:p>1455907893.5491</text:p>
          </table:table-cell>
          <table:table-cell office:value-type="float" office:value="4344" calcext:value-type="float">
            <text:p>4344</text:p>
          </table:table-cell>
          <table:table-cell table:formula="of:=[.B216]-[.B$2]" office:value-type="float" office:value="19.6983008384705" calcext:value-type="float">
            <text:p>19.6983008385</text:p>
          </table:table-cell>
          <table:table-cell table:formula="of:=[.D216]/([.E216]-[.E215])" office:value-type="float" office:value="47263.4411828794" calcext:value-type="float">
            <text:p>47263.4411828794</text:p>
          </table:table-cell>
          <table:table-cell table:formula="of:=[.E216]-[.E215]" office:value-type="float" office:value="0.0919103622436523" calcext:value-type="float">
            <text:p>0.09191036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07893.63994" calcext:value-type="float">
            <text:p>1455907893.63994</text:p>
          </table:table-cell>
          <table:table-cell office:value-type="float" office:value="1455907893.64011" calcext:value-type="float">
            <text:p>1455907893.64011</text:p>
          </table:table-cell>
          <table:table-cell office:value-type="float" office:value="4320" calcext:value-type="float">
            <text:p>4320</text:p>
          </table:table-cell>
          <table:table-cell table:formula="of:=[.B217]-[.B$2]" office:value-type="float" office:value="19.7893087863922" calcext:value-type="float">
            <text:p>19.7893087864</text:p>
          </table:table-cell>
          <table:table-cell table:formula="of:=[.D217]/([.E217]-[.E216])" office:value-type="float" office:value="47468.3815935973" calcext:value-type="float">
            <text:p>47468.3815935973</text:p>
          </table:table-cell>
          <table:table-cell table:formula="of:=[.E217]-[.E216]" office:value-type="float" office:value="0.0910079479217529" calcext:value-type="float">
            <text:p>0.09100794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07893.7317" calcext:value-type="float">
            <text:p>1455907893.7317</text:p>
          </table:table-cell>
          <table:table-cell office:value-type="float" office:value="1455907893.73188" calcext:value-type="float">
            <text:p>1455907893.73188</text:p>
          </table:table-cell>
          <table:table-cell office:value-type="float" office:value="4304" calcext:value-type="float">
            <text:p>4304</text:p>
          </table:table-cell>
          <table:table-cell table:formula="of:=[.B218]-[.B$2]" office:value-type="float" office:value="19.8810698986053" calcext:value-type="float">
            <text:p>19.8810698986</text:p>
          </table:table-cell>
          <table:table-cell table:formula="of:=[.D218]/([.E218]-[.E217])" office:value-type="float" office:value="46904.4009623929" calcext:value-type="float">
            <text:p>46904.4009623929</text:p>
          </table:table-cell>
          <table:table-cell table:formula="of:=[.E218]-[.E217]" office:value-type="float" office:value="0.0917611122131348" calcext:value-type="float">
            <text:p>0.09176111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07893.82258" calcext:value-type="float">
            <text:p>1455907893.82258</text:p>
          </table:table-cell>
          <table:table-cell office:value-type="float" office:value="1455907893.82275" calcext:value-type="float">
            <text:p>1455907893.82275</text:p>
          </table:table-cell>
          <table:table-cell office:value-type="float" office:value="4296" calcext:value-type="float">
            <text:p>4296</text:p>
          </table:table-cell>
          <table:table-cell table:formula="of:=[.B219]-[.B$2]" office:value-type="float" office:value="19.9719445705414" calcext:value-type="float">
            <text:p>19.9719445705</text:p>
          </table:table-cell>
          <table:table-cell table:formula="of:=[.D219]/([.E219]-[.E218])" office:value-type="float" office:value="47273.8983093537" calcext:value-type="float">
            <text:p>47273.8983093537</text:p>
          </table:table-cell>
          <table:table-cell table:formula="of:=[.E219]-[.E218]" office:value-type="float" office:value="0.0908746719360352" calcext:value-type="float">
            <text:p>0.09087467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07893.91355" calcext:value-type="float">
            <text:p>1455907893.91355</text:p>
          </table:table-cell>
          <table:table-cell office:value-type="float" office:value="1455907893.91372" calcext:value-type="float">
            <text:p>1455907893.91372</text:p>
          </table:table-cell>
          <table:table-cell office:value-type="float" office:value="4296" calcext:value-type="float">
            <text:p>4296</text:p>
          </table:table-cell>
          <table:table-cell table:formula="of:=[.B220]-[.B$2]" office:value-type="float" office:value="20.0629122257233" calcext:value-type="float">
            <text:p>20.0629122257</text:p>
          </table:table-cell>
          <table:table-cell table:formula="of:=[.D220]/([.E220]-[.E219])" office:value-type="float" office:value="47225.5769527134" calcext:value-type="float">
            <text:p>47225.5769527134</text:p>
          </table:table-cell>
          <table:table-cell table:formula="of:=[.E220]-[.E219]" office:value-type="float" office:value="0.0909676551818848" calcext:value-type="float">
            <text:p>0.09096765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07894.00559" calcext:value-type="float">
            <text:p>1455907894.00559</text:p>
          </table:table-cell>
          <table:table-cell office:value-type="float" office:value="1455907894.00577" calcext:value-type="float">
            <text:p>1455907894.00577</text:p>
          </table:table-cell>
          <table:table-cell office:value-type="float" office:value="4296" calcext:value-type="float">
            <text:p>4296</text:p>
          </table:table-cell>
          <table:table-cell table:formula="of:=[.B221]-[.B$2]" office:value-type="float" office:value="20.1549556255341" calcext:value-type="float">
            <text:p>20.1549556255</text:p>
          </table:table-cell>
          <table:table-cell table:formula="of:=[.D221]/([.E221]-[.E220])" office:value-type="float" office:value="46673.6344901543" calcext:value-type="float">
            <text:p>46673.6344901543</text:p>
          </table:table-cell>
          <table:table-cell table:formula="of:=[.E221]-[.E220]" office:value-type="float" office:value="0.092043399810791" calcext:value-type="float">
            <text:p>0.09204339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07894.09636" calcext:value-type="float">
            <text:p>1455907894.09636</text:p>
          </table:table-cell>
          <table:table-cell office:value-type="float" office:value="1455907894.09652" calcext:value-type="float">
            <text:p>1455907894.09652</text:p>
          </table:table-cell>
          <table:table-cell office:value-type="float" office:value="4312" calcext:value-type="float">
            <text:p>4312</text:p>
          </table:table-cell>
          <table:table-cell table:formula="of:=[.B222]-[.B$2]" office:value-type="float" office:value="20.2457239627838" calcext:value-type="float">
            <text:p>20.2457239628</text:p>
          </table:table-cell>
          <table:table-cell table:formula="of:=[.D222]/([.E222]-[.E221])" office:value-type="float" office:value="47505.5523837041" calcext:value-type="float">
            <text:p>47505.5523837041</text:p>
          </table:table-cell>
          <table:table-cell table:formula="of:=[.E222]-[.E221]" office:value-type="float" office:value="0.0907683372497559" calcext:value-type="float">
            <text:p>0.09076833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07894.18782" calcext:value-type="float">
            <text:p>1455907894.18782</text:p>
          </table:table-cell>
          <table:table-cell office:value-type="float" office:value="1455907894.18799" calcext:value-type="float">
            <text:p>1455907894.18799</text:p>
          </table:table-cell>
          <table:table-cell office:value-type="float" office:value="4328" calcext:value-type="float">
            <text:p>4328</text:p>
          </table:table-cell>
          <table:table-cell table:formula="of:=[.B223]-[.B$2]" office:value-type="float" office:value="20.3371875286102" calcext:value-type="float">
            <text:p>20.3371875286</text:p>
          </table:table-cell>
          <table:table-cell table:formula="of:=[.D223]/([.E223]-[.E222])" office:value-type="float" office:value="47319.3884460386" calcext:value-type="float">
            <text:p>47319.3884460386</text:p>
          </table:table-cell>
          <table:table-cell table:formula="of:=[.E223]-[.E222]" office:value-type="float" office:value="0.091463565826416" calcext:value-type="float">
            <text:p>0.09146356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07894.27917" calcext:value-type="float">
            <text:p>1455907894.27917</text:p>
          </table:table-cell>
          <table:table-cell office:value-type="float" office:value="1455907894.27934" calcext:value-type="float">
            <text:p>1455907894.27934</text:p>
          </table:table-cell>
          <table:table-cell office:value-type="float" office:value="4352" calcext:value-type="float">
            <text:p>4352</text:p>
          </table:table-cell>
          <table:table-cell table:formula="of:=[.B224]-[.B$2]" office:value-type="float" office:value="20.4285409450531" calcext:value-type="float">
            <text:p>20.4285409451</text:p>
          </table:table-cell>
          <table:table-cell table:formula="of:=[.D224]/([.E224]-[.E223])" office:value-type="float" office:value="47639.1597540479" calcext:value-type="float">
            <text:p>47639.1597540479</text:p>
          </table:table-cell>
          <table:table-cell table:formula="of:=[.E224]-[.E223]" office:value-type="float" office:value="0.0913534164428711" calcext:value-type="float">
            <text:p>0.09135341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07894.37064" calcext:value-type="float">
            <text:p>1455907894.37064</text:p>
          </table:table-cell>
          <table:table-cell office:value-type="float" office:value="1455907894.37081" calcext:value-type="float">
            <text:p>1455907894.37081</text:p>
          </table:table-cell>
          <table:table-cell office:value-type="float" office:value="4392" calcext:value-type="float">
            <text:p>4392</text:p>
          </table:table-cell>
          <table:table-cell table:formula="of:=[.B225]-[.B$2]" office:value-type="float" office:value="20.5200097560883" calcext:value-type="float">
            <text:p>20.5200097561</text:p>
          </table:table-cell>
          <table:table-cell table:formula="of:=[.D225]/([.E225]-[.E224])" office:value-type="float" office:value="48016.3670030862" calcext:value-type="float">
            <text:p>48016.3670030862</text:p>
          </table:table-cell>
          <table:table-cell table:formula="of:=[.E225]-[.E224]" office:value-type="float" office:value="0.0914688110351563" calcext:value-type="float">
            <text:p>0.0914688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07894.46121" calcext:value-type="float">
            <text:p>1455907894.46121</text:p>
          </table:table-cell>
          <table:table-cell office:value-type="float" office:value="1455907894.46139" calcext:value-type="float">
            <text:p>1455907894.46139</text:p>
          </table:table-cell>
          <table:table-cell office:value-type="float" office:value="4432" calcext:value-type="float">
            <text:p>4432</text:p>
          </table:table-cell>
          <table:table-cell table:formula="of:=[.B226]-[.B$2]" office:value-type="float" office:value="20.6105804443359" calcext:value-type="float">
            <text:p>20.6105804443</text:p>
          </table:table-cell>
          <table:table-cell table:formula="of:=[.D226]/([.E226]-[.E225])" office:value-type="float" office:value="48934.1539271509" calcext:value-type="float">
            <text:p>48934.1539271509</text:p>
          </table:table-cell>
          <table:table-cell table:formula="of:=[.E226]-[.E225]" office:value-type="float" office:value="0.0905706882476807" calcext:value-type="float">
            <text:p>0.09057068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07894.55228" calcext:value-type="float">
            <text:p>1455907894.55228</text:p>
          </table:table-cell>
          <table:table-cell office:value-type="float" office:value="1455907894.55245" calcext:value-type="float">
            <text:p>1455907894.55245</text:p>
          </table:table-cell>
          <table:table-cell office:value-type="float" office:value="4480" calcext:value-type="float">
            <text:p>4480</text:p>
          </table:table-cell>
          <table:table-cell table:formula="of:=[.B227]-[.B$2]" office:value-type="float" office:value="20.7016506195068" calcext:value-type="float">
            <text:p>20.7016506195</text:p>
          </table:table-cell>
          <table:table-cell table:formula="of:=[.D227]/([.E227]-[.E226])" office:value-type="float" office:value="49192.8338953233" calcext:value-type="float">
            <text:p>49192.8338953233</text:p>
          </table:table-cell>
          <table:table-cell table:formula="of:=[.E227]-[.E226]" office:value-type="float" office:value="0.0910701751708984" calcext:value-type="float">
            <text:p>0.09107017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07894.6434" calcext:value-type="float">
            <text:p>1455907894.6434</text:p>
          </table:table-cell>
          <table:table-cell office:value-type="float" office:value="1455907894.64357" calcext:value-type="float">
            <text:p>1455907894.64357</text:p>
          </table:table-cell>
          <table:table-cell office:value-type="float" office:value="4528" calcext:value-type="float">
            <text:p>4528</text:p>
          </table:table-cell>
          <table:table-cell table:formula="of:=[.B228]-[.B$2]" office:value-type="float" office:value="20.7927618026733" calcext:value-type="float">
            <text:p>20.7927618027</text:p>
          </table:table-cell>
          <table:table-cell table:formula="of:=[.D228]/([.E228]-[.E227])" office:value-type="float" office:value="49697.5216722317" calcext:value-type="float">
            <text:p>49697.5216722317</text:p>
          </table:table-cell>
          <table:table-cell table:formula="of:=[.E228]-[.E227]" office:value-type="float" office:value="0.0911111831665039" calcext:value-type="float">
            <text:p>0.09111118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07894.73467" calcext:value-type="float">
            <text:p>1455907894.73467</text:p>
          </table:table-cell>
          <table:table-cell office:value-type="float" office:value="1455907894.73484" calcext:value-type="float">
            <text:p>1455907894.73484</text:p>
          </table:table-cell>
          <table:table-cell office:value-type="float" office:value="4592" calcext:value-type="float">
            <text:p>4592</text:p>
          </table:table-cell>
          <table:table-cell table:formula="of:=[.B229]-[.B$2]" office:value-type="float" office:value="20.8840365409851" calcext:value-type="float">
            <text:p>20.884036541</text:p>
          </table:table-cell>
          <table:table-cell table:formula="of:=[.D229]/([.E229]-[.E228])" office:value-type="float" office:value="50309.6484847218" calcext:value-type="float">
            <text:p>50309.6484847218</text:p>
          </table:table-cell>
          <table:table-cell table:formula="of:=[.E229]-[.E228]" office:value-type="float" office:value="0.0912747383117676" calcext:value-type="float">
            <text:p>0.09127473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07894.82667" calcext:value-type="float">
            <text:p>1455907894.82667</text:p>
          </table:table-cell>
          <table:table-cell office:value-type="float" office:value="1455907894.82691" calcext:value-type="float">
            <text:p>1455907894.82691</text:p>
          </table:table-cell>
          <table:table-cell office:value-type="float" office:value="4656" calcext:value-type="float">
            <text:p>4656</text:p>
          </table:table-cell>
          <table:table-cell table:formula="of:=[.B230]-[.B$2]" office:value-type="float" office:value="20.9760327339172" calcext:value-type="float">
            <text:p>20.9760327339</text:p>
          </table:table-cell>
          <table:table-cell table:formula="of:=[.D230]/([.E230]-[.E229])" office:value-type="float" office:value="50610.7899860053" calcext:value-type="float">
            <text:p>50610.7899860053</text:p>
          </table:table-cell>
          <table:table-cell table:formula="of:=[.E230]-[.E229]" office:value-type="float" office:value="0.0919961929321289" calcext:value-type="float">
            <text:p>0.09199619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07894.91789" calcext:value-type="float">
            <text:p>1455907894.91789</text:p>
          </table:table-cell>
          <table:table-cell office:value-type="float" office:value="1455907894.91807" calcext:value-type="float">
            <text:p>1455907894.91807</text:p>
          </table:table-cell>
          <table:table-cell office:value-type="float" office:value="4728" calcext:value-type="float">
            <text:p>4728</text:p>
          </table:table-cell>
          <table:table-cell table:formula="of:=[.B231]-[.B$2]" office:value-type="float" office:value="21.0672607421875" calcext:value-type="float">
            <text:p>21.0672607422</text:p>
          </table:table-cell>
          <table:table-cell table:formula="of:=[.D231]/([.E231]-[.E230])" office:value-type="float" office:value="51826.1890141596" calcext:value-type="float">
            <text:p>51826.1890141596</text:p>
          </table:table-cell>
          <table:table-cell table:formula="of:=[.E231]-[.E230]" office:value-type="float" office:value="0.0912280082702637" calcext:value-type="float">
            <text:p>0.09122800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07895.00967" calcext:value-type="float">
            <text:p>1455907895.00967</text:p>
          </table:table-cell>
          <table:table-cell office:value-type="float" office:value="1455907895.00984" calcext:value-type="float">
            <text:p>1455907895.00984</text:p>
          </table:table-cell>
          <table:table-cell office:value-type="float" office:value="4808" calcext:value-type="float">
            <text:p>4808</text:p>
          </table:table-cell>
          <table:table-cell table:formula="of:=[.B232]-[.B$2]" office:value-type="float" office:value="21.159031867981" calcext:value-type="float">
            <text:p>21.159031868</text:p>
          </table:table-cell>
          <table:table-cell table:formula="of:=[.D232]/([.E232]-[.E231])" office:value-type="float" office:value="52391.2064762182" calcext:value-type="float">
            <text:p>52391.2064762182</text:p>
          </table:table-cell>
          <table:table-cell table:formula="of:=[.E232]-[.E231]" office:value-type="float" office:value="0.091771125793457" calcext:value-type="float">
            <text:p>0.09177112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07895.10044" calcext:value-type="float">
            <text:p>1455907895.10044</text:p>
          </table:table-cell>
          <table:table-cell office:value-type="float" office:value="1455907895.10062" calcext:value-type="float">
            <text:p>1455907895.10062</text:p>
          </table:table-cell>
          <table:table-cell office:value-type="float" office:value="4888" calcext:value-type="float">
            <text:p>4888</text:p>
          </table:table-cell>
          <table:table-cell table:formula="of:=[.B233]-[.B$2]" office:value-type="float" office:value="21.249810218811" calcext:value-type="float">
            <text:p>21.2498102188</text:p>
          </table:table-cell>
          <table:table-cell table:formula="of:=[.D233]/([.E233]-[.E232])" office:value-type="float" office:value="53845.4373240324" calcext:value-type="float">
            <text:p>53845.4373240324</text:p>
          </table:table-cell>
          <table:table-cell table:formula="of:=[.E233]-[.E232]" office:value-type="float" office:value="0.0907783508300781" calcext:value-type="float">
            <text:p>0.09077835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07895.19167" calcext:value-type="float">
            <text:p>1455907895.19167</text:p>
          </table:table-cell>
          <table:table-cell office:value-type="float" office:value="1455907895.19185" calcext:value-type="float">
            <text:p>1455907895.19185</text:p>
          </table:table-cell>
          <table:table-cell office:value-type="float" office:value="4976" calcext:value-type="float">
            <text:p>4976</text:p>
          </table:table-cell>
          <table:table-cell table:formula="of:=[.B234]-[.B$2]" office:value-type="float" office:value="21.3410413265228" calcext:value-type="float">
            <text:p>21.3410413265</text:p>
          </table:table-cell>
          <table:table-cell table:formula="of:=[.D234]/([.E234]-[.E233])" office:value-type="float" office:value="54542.7993236657" calcext:value-type="float">
            <text:p>54542.7993236657</text:p>
          </table:table-cell>
          <table:table-cell table:formula="of:=[.E234]-[.E233]" office:value-type="float" office:value="0.091231107711792" calcext:value-type="float">
            <text:p>0.09123110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07895.28425" calcext:value-type="float">
            <text:p>1455907895.28425</text:p>
          </table:table-cell>
          <table:table-cell office:value-type="float" office:value="1455907895.28443" calcext:value-type="float">
            <text:p>1455907895.28443</text:p>
          </table:table-cell>
          <table:table-cell office:value-type="float" office:value="5072" calcext:value-type="float">
            <text:p>5072</text:p>
          </table:table-cell>
          <table:table-cell table:formula="of:=[.B235]-[.B$2]" office:value-type="float" office:value="21.4336178302765" calcext:value-type="float">
            <text:p>21.4336178303</text:p>
          </table:table-cell>
          <table:table-cell table:formula="of:=[.D235]/([.E235]-[.E234])" office:value-type="float" office:value="54787.1197803726" calcext:value-type="float">
            <text:p>54787.1197803726</text:p>
          </table:table-cell>
          <table:table-cell table:formula="of:=[.E235]-[.E234]" office:value-type="float" office:value="0.0925765037536621" calcext:value-type="float">
            <text:p>0.09257650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07895.37589" calcext:value-type="float">
            <text:p>1455907895.37589</text:p>
          </table:table-cell>
          <table:table-cell office:value-type="float" office:value="1455907895.37605" calcext:value-type="float">
            <text:p>1455907895.37605</text:p>
          </table:table-cell>
          <table:table-cell office:value-type="float" office:value="5168" calcext:value-type="float">
            <text:p>5168</text:p>
          </table:table-cell>
          <table:table-cell table:formula="of:=[.B236]-[.B$2]" office:value-type="float" office:value="21.5252532958984" calcext:value-type="float">
            <text:p>21.5252532959</text:p>
          </table:table-cell>
          <table:table-cell table:formula="of:=[.D236]/([.E236]-[.E235])" office:value-type="float" office:value="56397.3780776226" calcext:value-type="float">
            <text:p>56397.3780776226</text:p>
          </table:table-cell>
          <table:table-cell table:formula="of:=[.E236]-[.E235]" office:value-type="float" office:value="0.0916354656219482" calcext:value-type="float">
            <text:p>0.09163546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07895.46813" calcext:value-type="float">
            <text:p>1455907895.46813</text:p>
          </table:table-cell>
          <table:table-cell office:value-type="float" office:value="1455907895.46831" calcext:value-type="float">
            <text:p>1455907895.46831</text:p>
          </table:table-cell>
          <table:table-cell office:value-type="float" office:value="5272" calcext:value-type="float">
            <text:p>5272</text:p>
          </table:table-cell>
          <table:table-cell table:formula="of:=[.B237]-[.B$2]" office:value-type="float" office:value="21.6175007820129" calcext:value-type="float">
            <text:p>21.617500782</text:p>
          </table:table-cell>
          <table:table-cell table:formula="of:=[.D237]/([.E237]-[.E236])" office:value-type="float" office:value="57150.6088898308" calcext:value-type="float">
            <text:p>57150.6088898308</text:p>
          </table:table-cell>
          <table:table-cell table:formula="of:=[.E237]-[.E236]" office:value-type="float" office:value="0.092247486114502" calcext:value-type="float">
            <text:p>0.09224748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07895.55921" calcext:value-type="float">
            <text:p>1455907895.55921</text:p>
          </table:table-cell>
          <table:table-cell office:value-type="float" office:value="1455907895.55937" calcext:value-type="float">
            <text:p>1455907895.55937</text:p>
          </table:table-cell>
          <table:table-cell office:value-type="float" office:value="5368" calcext:value-type="float">
            <text:p>5368</text:p>
          </table:table-cell>
          <table:table-cell table:formula="of:=[.B238]-[.B$2]" office:value-type="float" office:value="21.7085716724396" calcext:value-type="float">
            <text:p>21.7085716724</text:p>
          </table:table-cell>
          <table:table-cell table:formula="of:=[.D238]/([.E238]-[.E237])" office:value-type="float" office:value="58943.0933951866" calcext:value-type="float">
            <text:p>58943.0933951866</text:p>
          </table:table-cell>
          <table:table-cell table:formula="of:=[.E238]-[.E237]" office:value-type="float" office:value="0.0910708904266357" calcext:value-type="float">
            <text:p>0.09107089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07895.65071" calcext:value-type="float">
            <text:p>1455907895.65071</text:p>
          </table:table-cell>
          <table:table-cell office:value-type="float" office:value="1455907895.65089" calcext:value-type="float">
            <text:p>1455907895.65089</text:p>
          </table:table-cell>
          <table:table-cell office:value-type="float" office:value="5480" calcext:value-type="float">
            <text:p>5480</text:p>
          </table:table-cell>
          <table:table-cell table:formula="of:=[.B239]-[.B$2]" office:value-type="float" office:value="21.8000798225403" calcext:value-type="float">
            <text:p>21.8000798225</text:p>
          </table:table-cell>
          <table:table-cell table:formula="of:=[.D239]/([.E239]-[.E238])" office:value-type="float" office:value="59885.3762639619" calcext:value-type="float">
            <text:p>59885.3762639619</text:p>
          </table:table-cell>
          <table:table-cell table:formula="of:=[.E239]-[.E238]" office:value-type="float" office:value="0.091508150100708" calcext:value-type="float">
            <text:p>0.09150815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07895.74153" calcext:value-type="float">
            <text:p>1455907895.74153</text:p>
          </table:table-cell>
          <table:table-cell office:value-type="float" office:value="1455907895.7417" calcext:value-type="float">
            <text:p>1455907895.7417</text:p>
          </table:table-cell>
          <table:table-cell office:value-type="float" office:value="5584" calcext:value-type="float">
            <text:p>5584</text:p>
          </table:table-cell>
          <table:table-cell table:formula="of:=[.B240]-[.B$2]" office:value-type="float" office:value="21.890896320343" calcext:value-type="float">
            <text:p>21.8908963203</text:p>
          </table:table-cell>
          <table:table-cell table:formula="of:=[.D240]/([.E240]-[.E239])" office:value-type="float" office:value="61486.6256143151" calcext:value-type="float">
            <text:p>61486.6256143151</text:p>
          </table:table-cell>
          <table:table-cell table:formula="of:=[.E240]-[.E239]" office:value-type="float" office:value="0.0908164978027344" calcext:value-type="float">
            <text:p>0.09081649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07895.83288" calcext:value-type="float">
            <text:p>1455907895.83288</text:p>
          </table:table-cell>
          <table:table-cell office:value-type="float" office:value="1455907895.83306" calcext:value-type="float">
            <text:p>1455907895.83306</text:p>
          </table:table-cell>
          <table:table-cell office:value-type="float" office:value="5696" calcext:value-type="float">
            <text:p>5696</text:p>
          </table:table-cell>
          <table:table-cell table:formula="of:=[.B241]-[.B$2]" office:value-type="float" office:value="21.9822425842285" calcext:value-type="float">
            <text:p>21.9822425842</text:p>
          </table:table-cell>
          <table:table-cell table:formula="of:=[.D241]/([.E241]-[.E240])" office:value-type="float" office:value="62356.1354095434" calcext:value-type="float">
            <text:p>62356.1354095434</text:p>
          </table:table-cell>
          <table:table-cell table:formula="of:=[.E241]-[.E240]" office:value-type="float" office:value="0.0913462638854981" calcext:value-type="float">
            <text:p>0.09134626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07895.92464" calcext:value-type="float">
            <text:p>1455907895.92464</text:p>
          </table:table-cell>
          <table:table-cell office:value-type="float" office:value="1455907895.92496" calcext:value-type="float">
            <text:p>1455907895.92496</text:p>
          </table:table-cell>
          <table:table-cell office:value-type="float" office:value="5808" calcext:value-type="float">
            <text:p>5808</text:p>
          </table:table-cell>
          <table:table-cell table:formula="of:=[.B242]-[.B$2]" office:value-type="float" office:value="22.0740106105804" calcext:value-type="float">
            <text:p>22.0740106106</text:p>
          </table:table-cell>
          <table:table-cell table:formula="of:=[.D242]/([.E242]-[.E241])" office:value-type="float" office:value="63290.0175680626" calcext:value-type="float">
            <text:p>63290.0175680626</text:p>
          </table:table-cell>
          <table:table-cell table:formula="of:=[.E242]-[.E241]" office:value-type="float" office:value="0.0917680263519287" calcext:value-type="float">
            <text:p>0.09176802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07896.01579" calcext:value-type="float">
            <text:p>1455907896.01579</text:p>
          </table:table-cell>
          <table:table-cell office:value-type="float" office:value="1455907896.01595" calcext:value-type="float">
            <text:p>1455907896.01595</text:p>
          </table:table-cell>
          <table:table-cell office:value-type="float" office:value="5928" calcext:value-type="float">
            <text:p>5928</text:p>
          </table:table-cell>
          <table:table-cell table:formula="of:=[.B243]-[.B$2]" office:value-type="float" office:value="22.1651568412781" calcext:value-type="float">
            <text:p>22.1651568413</text:p>
          </table:table-cell>
          <table:table-cell table:formula="of:=[.D243]/([.E243]-[.E242])" office:value-type="float" office:value="65038.3450267464" calcext:value-type="float">
            <text:p>65038.3450267464</text:p>
          </table:table-cell>
          <table:table-cell table:formula="of:=[.E243]-[.E242]" office:value-type="float" office:value="0.0911462306976318" calcext:value-type="float">
            <text:p>0.09114623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07896.1076" calcext:value-type="float">
            <text:p>1455907896.1076</text:p>
          </table:table-cell>
          <table:table-cell office:value-type="float" office:value="1455907896.10776" calcext:value-type="float">
            <text:p>1455907896.10776</text:p>
          </table:table-cell>
          <table:table-cell office:value-type="float" office:value="6040" calcext:value-type="float">
            <text:p>6040</text:p>
          </table:table-cell>
          <table:table-cell table:formula="of:=[.B244]-[.B$2]" office:value-type="float" office:value="22.2569622993469" calcext:value-type="float">
            <text:p>22.2569622993</text:p>
          </table:table-cell>
          <table:table-cell table:formula="of:=[.D244]/([.E244]-[.E243])" office:value-type="float" office:value="65791.2952786579" calcext:value-type="float">
            <text:p>65791.2952786579</text:p>
          </table:table-cell>
          <table:table-cell table:formula="of:=[.E244]-[.E243]" office:value-type="float" office:value="0.0918054580688477" calcext:value-type="float">
            <text:p>0.09180545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07896.19902" calcext:value-type="float">
            <text:p>1455907896.19902</text:p>
          </table:table-cell>
          <table:table-cell office:value-type="float" office:value="1455907896.19918" calcext:value-type="float">
            <text:p>1455907896.19918</text:p>
          </table:table-cell>
          <table:table-cell office:value-type="float" office:value="6152" calcext:value-type="float">
            <text:p>6152</text:p>
          </table:table-cell>
          <table:table-cell table:formula="of:=[.B245]-[.B$2]" office:value-type="float" office:value="22.3483839035034" calcext:value-type="float">
            <text:p>22.3483839035</text:p>
          </table:table-cell>
          <table:table-cell table:formula="of:=[.D245]/([.E245]-[.E244])" office:value-type="float" office:value="67292.6280036511" calcext:value-type="float">
            <text:p>67292.6280036511</text:p>
          </table:table-cell>
          <table:table-cell table:formula="of:=[.E245]-[.E244]" office:value-type="float" office:value="0.0914216041564941" calcext:value-type="float">
            <text:p>0.09142160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07896.29109" calcext:value-type="float">
            <text:p>1455907896.29109</text:p>
          </table:table-cell>
          <table:table-cell office:value-type="float" office:value="1455907896.29126" calcext:value-type="float">
            <text:p>1455907896.29126</text:p>
          </table:table-cell>
          <table:table-cell office:value-type="float" office:value="6272" calcext:value-type="float">
            <text:p>6272</text:p>
          </table:table-cell>
          <table:table-cell table:formula="of:=[.B246]-[.B$2]" office:value-type="float" office:value="22.4404609203339" calcext:value-type="float">
            <text:p>22.4404609203</text:p>
          </table:table-cell>
          <table:table-cell table:formula="of:=[.D246]/([.E246]-[.E245])" office:value-type="float" office:value="68116.8897071199" calcext:value-type="float">
            <text:p>68116.8897071199</text:p>
          </table:table-cell>
          <table:table-cell table:formula="of:=[.E246]-[.E245]" office:value-type="float" office:value="0.0920770168304443" calcext:value-type="float">
            <text:p>0.09207701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07896.38236" calcext:value-type="float">
            <text:p>1455907896.38236</text:p>
          </table:table-cell>
          <table:table-cell office:value-type="float" office:value="1455907896.38253" calcext:value-type="float">
            <text:p>1455907896.38253</text:p>
          </table:table-cell>
          <table:table-cell office:value-type="float" office:value="6384" calcext:value-type="float">
            <text:p>6384</text:p>
          </table:table-cell>
          <table:table-cell table:formula="of:=[.B247]-[.B$2]" office:value-type="float" office:value="22.531729221344" calcext:value-type="float">
            <text:p>22.5317292213</text:p>
          </table:table-cell>
          <table:table-cell table:formula="of:=[.D247]/([.E247]-[.E246])" office:value-type="float" office:value="69947.6152107981" calcext:value-type="float">
            <text:p>69947.6152107981</text:p>
          </table:table-cell>
          <table:table-cell table:formula="of:=[.E247]-[.E246]" office:value-type="float" office:value="0.0912683010101318" calcext:value-type="float">
            <text:p>0.0912683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07896.47364" calcext:value-type="float">
            <text:p>1455907896.47364</text:p>
          </table:table-cell>
          <table:table-cell office:value-type="float" office:value="1455907896.47382" calcext:value-type="float">
            <text:p>1455907896.47382</text:p>
          </table:table-cell>
          <table:table-cell office:value-type="float" office:value="6496" calcext:value-type="float">
            <text:p>6496</text:p>
          </table:table-cell>
          <table:table-cell table:formula="of:=[.B248]-[.B$2]" office:value-type="float" office:value="22.6230101585388" calcext:value-type="float">
            <text:p>22.6230101585</text:p>
          </table:table-cell>
          <table:table-cell table:formula="of:=[.D248]/([.E248]-[.E247])" office:value-type="float" office:value="71164.9135036306" calcext:value-type="float">
            <text:p>71164.9135036306</text:p>
          </table:table-cell>
          <table:table-cell table:formula="of:=[.E248]-[.E247]" office:value-type="float" office:value="0.0912809371948242" calcext:value-type="float">
            <text:p>0.09128093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07896.56582" calcext:value-type="float">
            <text:p>1455907896.56582</text:p>
          </table:table-cell>
          <table:table-cell office:value-type="float" office:value="1455907896.56598" calcext:value-type="float">
            <text:p>1455907896.56598</text:p>
          </table:table-cell>
          <table:table-cell office:value-type="float" office:value="6608" calcext:value-type="float">
            <text:p>6608</text:p>
          </table:table-cell>
          <table:table-cell table:formula="of:=[.B249]-[.B$2]" office:value-type="float" office:value="22.7151830196381" calcext:value-type="float">
            <text:p>22.7151830196</text:p>
          </table:table-cell>
          <table:table-cell table:formula="of:=[.D249]/([.E249]-[.E248])" office:value-type="float" office:value="71691.3842230103" calcext:value-type="float">
            <text:p>71691.3842230103</text:p>
          </table:table-cell>
          <table:table-cell table:formula="of:=[.E249]-[.E248]" office:value-type="float" office:value="0.0921728610992432" calcext:value-type="float">
            <text:p>0.09217286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07896.65713" calcext:value-type="float">
            <text:p>1455907896.65713</text:p>
          </table:table-cell>
          <table:table-cell office:value-type="float" office:value="1455907896.6573" calcext:value-type="float">
            <text:p>1455907896.6573</text:p>
          </table:table-cell>
          <table:table-cell office:value-type="float" office:value="6720" calcext:value-type="float">
            <text:p>6720</text:p>
          </table:table-cell>
          <table:table-cell table:formula="of:=[.B250]-[.B$2]" office:value-type="float" office:value="22.8064970970154" calcext:value-type="float">
            <text:p>22.806497097</text:p>
          </table:table-cell>
          <table:table-cell table:formula="of:=[.D250]/([.E250]-[.E249])" office:value-type="float" office:value="73592.1578907517" calcext:value-type="float">
            <text:p>73592.1578907517</text:p>
          </table:table-cell>
          <table:table-cell table:formula="of:=[.E250]-[.E249]" office:value-type="float" office:value="0.0913140773773193" calcext:value-type="float">
            <text:p>0.09131407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07896.74899" calcext:value-type="float">
            <text:p>1455907896.74899</text:p>
          </table:table-cell>
          <table:table-cell office:value-type="float" office:value="1455907896.74918" calcext:value-type="float">
            <text:p>1455907896.74918</text:p>
          </table:table-cell>
          <table:table-cell office:value-type="float" office:value="6824" calcext:value-type="float">
            <text:p>6824</text:p>
          </table:table-cell>
          <table:table-cell table:formula="of:=[.B251]-[.B$2]" office:value-type="float" office:value="22.8983592987061" calcext:value-type="float">
            <text:p>22.8983592987</text:p>
          </table:table-cell>
          <table:table-cell table:formula="of:=[.D251]/([.E251]-[.E250])" office:value-type="float" office:value="74285.1779557641" calcext:value-type="float">
            <text:p>74285.1779557641</text:p>
          </table:table-cell>
          <table:table-cell table:formula="of:=[.E251]-[.E250]" office:value-type="float" office:value="0.0918622016906738" calcext:value-type="float">
            <text:p>0.09186220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07896.84048" calcext:value-type="float">
            <text:p>1455907896.84048</text:p>
          </table:table-cell>
          <table:table-cell office:value-type="float" office:value="1455907896.84064" calcext:value-type="float">
            <text:p>1455907896.84064</text:p>
          </table:table-cell>
          <table:table-cell office:value-type="float" office:value="6928" calcext:value-type="float">
            <text:p>6928</text:p>
          </table:table-cell>
          <table:table-cell table:formula="of:=[.B252]-[.B$2]" office:value-type="float" office:value="22.9898438453674" calcext:value-type="float">
            <text:p>22.9898438454</text:p>
          </table:table-cell>
          <table:table-cell table:formula="of:=[.D252]/([.E252]-[.E251])" office:value-type="float" office:value="75728.6367242269" calcext:value-type="float">
            <text:p>75728.6367242269</text:p>
          </table:table-cell>
          <table:table-cell table:formula="of:=[.E252]-[.E251]" office:value-type="float" office:value="0.091484546661377" calcext:value-type="float">
            <text:p>0.09148454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07896.93213" calcext:value-type="float">
            <text:p>1455907896.93213</text:p>
          </table:table-cell>
          <table:table-cell office:value-type="float" office:value="1455907896.93237" calcext:value-type="float">
            <text:p>1455907896.93237</text:p>
          </table:table-cell>
          <table:table-cell office:value-type="float" office:value="7024" calcext:value-type="float">
            <text:p>7024</text:p>
          </table:table-cell>
          <table:table-cell table:formula="of:=[.B253]-[.B$2]" office:value-type="float" office:value="23.0814998149872" calcext:value-type="float">
            <text:p>23.081499815</text:p>
          </table:table-cell>
          <table:table-cell table:formula="of:=[.D253]/([.E253]-[.E252])" office:value-type="float" office:value="76634.3974008475" calcext:value-type="float">
            <text:p>76634.3974008475</text:p>
          </table:table-cell>
          <table:table-cell table:formula="of:=[.E253]-[.E252]" office:value-type="float" office:value="0.091655969619751" calcext:value-type="float">
            <text:p>0.09165596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07897.02362" calcext:value-type="float">
            <text:p>1455907897.02362</text:p>
          </table:table-cell>
          <table:table-cell office:value-type="float" office:value="1455907897.02379" calcext:value-type="float">
            <text:p>1455907897.02379</text:p>
          </table:table-cell>
          <table:table-cell office:value-type="float" office:value="7128" calcext:value-type="float">
            <text:p>7128</text:p>
          </table:table-cell>
          <table:table-cell table:formula="of:=[.B254]-[.B$2]" office:value-type="float" office:value="23.17298579216" calcext:value-type="float">
            <text:p>23.1729857922</text:p>
          </table:table-cell>
          <table:table-cell table:formula="of:=[.D254]/([.E254]-[.E253])" office:value-type="float" office:value="77913.579985406" calcext:value-type="float">
            <text:p>77913.579985406</text:p>
          </table:table-cell>
          <table:table-cell table:formula="of:=[.E254]-[.E253]" office:value-type="float" office:value="0.0914859771728516" calcext:value-type="float">
            <text:p>0.09148597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07897.1153" calcext:value-type="float">
            <text:p>1455907897.1153</text:p>
          </table:table-cell>
          <table:table-cell office:value-type="float" office:value="1455907897.11547" calcext:value-type="float">
            <text:p>1455907897.11547</text:p>
          </table:table-cell>
          <table:table-cell office:value-type="float" office:value="7216" calcext:value-type="float">
            <text:p>7216</text:p>
          </table:table-cell>
          <table:table-cell table:formula="of:=[.B255]-[.B$2]" office:value-type="float" office:value="23.2646677494049" calcext:value-type="float">
            <text:p>23.2646677494</text:p>
          </table:table-cell>
          <table:table-cell table:formula="of:=[.D255]/([.E255]-[.E254])" office:value-type="float" office:value="78706.8711974245" calcext:value-type="float">
            <text:p>78706.8711974245</text:p>
          </table:table-cell>
          <table:table-cell table:formula="of:=[.E255]-[.E254]" office:value-type="float" office:value="0.0916819572448731" calcext:value-type="float">
            <text:p>0.09168195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07897.20728" calcext:value-type="float">
            <text:p>1455907897.20728</text:p>
          </table:table-cell>
          <table:table-cell office:value-type="float" office:value="1455907897.20744" calcext:value-type="float">
            <text:p>1455907897.20744</text:p>
          </table:table-cell>
          <table:table-cell office:value-type="float" office:value="7304" calcext:value-type="float">
            <text:p>7304</text:p>
          </table:table-cell>
          <table:table-cell table:formula="of:=[.B256]-[.B$2]" office:value-type="float" office:value="23.3566417694092" calcext:value-type="float">
            <text:p>23.3566417694</text:p>
          </table:table-cell>
          <table:table-cell table:formula="of:=[.D256]/([.E256]-[.E255])" office:value-type="float" office:value="79413.7300909616" calcext:value-type="float">
            <text:p>79413.7300909616</text:p>
          </table:table-cell>
          <table:table-cell table:formula="of:=[.E256]-[.E255]" office:value-type="float" office:value="0.0919740200042725" calcext:value-type="float">
            <text:p>0.091974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07897.29902" calcext:value-type="float">
            <text:p>1455907897.29902</text:p>
          </table:table-cell>
          <table:table-cell office:value-type="float" office:value="1455907897.29921" calcext:value-type="float">
            <text:p>1455907897.29921</text:p>
          </table:table-cell>
          <table:table-cell office:value-type="float" office:value="7384" calcext:value-type="float">
            <text:p>7384</text:p>
          </table:table-cell>
          <table:table-cell table:formula="of:=[.B257]-[.B$2]" office:value-type="float" office:value="23.4483880996704" calcext:value-type="float">
            <text:p>23.4483880997</text:p>
          </table:table-cell>
          <table:table-cell table:formula="of:=[.D257]/([.E257]-[.E256])" office:value-type="float" office:value="80482.7831148717" calcext:value-type="float">
            <text:p>80482.7831148717</text:p>
          </table:table-cell>
          <table:table-cell table:formula="of:=[.E257]-[.E256]" office:value-type="float" office:value="0.0917463302612305" calcext:value-type="float">
            <text:p>0.09174633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07897.39472" calcext:value-type="float">
            <text:p>1455907897.39472</text:p>
          </table:table-cell>
          <table:table-cell office:value-type="float" office:value="1455907897.39489" calcext:value-type="float">
            <text:p>1455907897.39489</text:p>
          </table:table-cell>
          <table:table-cell office:value-type="float" office:value="7464" calcext:value-type="float">
            <text:p>7464</text:p>
          </table:table-cell>
          <table:table-cell table:formula="of:=[.B258]-[.B$2]" office:value-type="float" office:value="23.544088602066" calcext:value-type="float">
            <text:p>23.5440886021</text:p>
          </table:table-cell>
          <table:table-cell table:formula="of:=[.D258]/([.E258]-[.E257])" office:value-type="float" office:value="77993.3209665244" calcext:value-type="float">
            <text:p>77993.3209665244</text:p>
          </table:table-cell>
          <table:table-cell table:formula="of:=[.E258]-[.E257]" office:value-type="float" office:value="0.0957005023956299" calcext:value-type="float">
            <text:p>0.09570050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07897.49131" calcext:value-type="float">
            <text:p>1455907897.49131</text:p>
          </table:table-cell>
          <table:table-cell office:value-type="float" office:value="1455907897.49149" calcext:value-type="float">
            <text:p>1455907897.49149</text:p>
          </table:table-cell>
          <table:table-cell office:value-type="float" office:value="7544" calcext:value-type="float">
            <text:p>7544</text:p>
          </table:table-cell>
          <table:table-cell table:formula="of:=[.B259]-[.B$2]" office:value-type="float" office:value="23.6406786441803" calcext:value-type="float">
            <text:p>23.6406786442</text:p>
          </table:table-cell>
          <table:table-cell table:formula="of:=[.D259]/([.E259]-[.E258])" office:value-type="float" office:value="78103.2892715389" calcext:value-type="float">
            <text:p>78103.2892715389</text:p>
          </table:table-cell>
          <table:table-cell table:formula="of:=[.E259]-[.E258]" office:value-type="float" office:value="0.0965900421142578" calcext:value-type="float">
            <text:p>0.09659004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07897.58405" calcext:value-type="float">
            <text:p>1455907897.58405</text:p>
          </table:table-cell>
          <table:table-cell office:value-type="float" office:value="1455907897.58422" calcext:value-type="float">
            <text:p>1455907897.58422</text:p>
          </table:table-cell>
          <table:table-cell office:value-type="float" office:value="7608" calcext:value-type="float">
            <text:p>7608</text:p>
          </table:table-cell>
          <table:table-cell table:formula="of:=[.B260]-[.B$2]" office:value-type="float" office:value="23.7334136962891" calcext:value-type="float">
            <text:p>23.7334136963</text:p>
          </table:table-cell>
          <table:table-cell table:formula="of:=[.D260]/([.E260]-[.E259])" office:value-type="float" office:value="82040.1760391198" calcext:value-type="float">
            <text:p>82040.1760391198</text:p>
          </table:table-cell>
          <table:table-cell table:formula="of:=[.E260]-[.E259]" office:value-type="float" office:value="0.0927350521087647" calcext:value-type="float">
            <text:p>0.09273505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07897.67538" calcext:value-type="float">
            <text:p>1455907897.67538</text:p>
          </table:table-cell>
          <table:table-cell office:value-type="float" office:value="1455907897.67556" calcext:value-type="float">
            <text:p>1455907897.67556</text:p>
          </table:table-cell>
          <table:table-cell office:value-type="float" office:value="7664" calcext:value-type="float">
            <text:p>7664</text:p>
          </table:table-cell>
          <table:table-cell table:formula="of:=[.B261]-[.B$2]" office:value-type="float" office:value="23.8247497081757" calcext:value-type="float">
            <text:p>23.8247497082</text:p>
          </table:table-cell>
          <table:table-cell table:formula="of:=[.D261]/([.E261]-[.E260])" office:value-type="float" office:value="83909.947913159" calcext:value-type="float">
            <text:p>83909.947913159</text:p>
          </table:table-cell>
          <table:table-cell table:formula="of:=[.E261]-[.E260]" office:value-type="float" office:value="0.0913360118865967" calcext:value-type="float">
            <text:p>0.09133601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07897.76692" calcext:value-type="float">
            <text:p>1455907897.76692</text:p>
          </table:table-cell>
          <table:table-cell office:value-type="float" office:value="1455907897.76709" calcext:value-type="float">
            <text:p>1455907897.76709</text:p>
          </table:table-cell>
          <table:table-cell office:value-type="float" office:value="7720" calcext:value-type="float">
            <text:p>7720</text:p>
          </table:table-cell>
          <table:table-cell table:formula="of:=[.B262]-[.B$2]" office:value-type="float" office:value="23.9162874221802" calcext:value-type="float">
            <text:p>23.9162874222</text:p>
          </table:table-cell>
          <table:table-cell table:formula="of:=[.D262]/([.E262]-[.E261])" office:value-type="float" office:value="84336.8231767191" calcext:value-type="float">
            <text:p>84336.8231767191</text:p>
          </table:table-cell>
          <table:table-cell table:formula="of:=[.E262]-[.E261]" office:value-type="float" office:value="0.0915377140045166" calcext:value-type="float">
            <text:p>0.0915377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07897.85893" calcext:value-type="float">
            <text:p>1455907897.85893</text:p>
          </table:table-cell>
          <table:table-cell office:value-type="float" office:value="1455907897.8591" calcext:value-type="float">
            <text:p>1455907897.8591</text:p>
          </table:table-cell>
          <table:table-cell office:value-type="float" office:value="7768" calcext:value-type="float">
            <text:p>7768</text:p>
          </table:table-cell>
          <table:table-cell table:formula="of:=[.B263]-[.B$2]" office:value-type="float" office:value="24.0082972049713" calcext:value-type="float">
            <text:p>24.008297205</text:p>
          </table:table-cell>
          <table:table-cell table:formula="of:=[.D263]/([.E263]-[.E262])" office:value-type="float" office:value="84425.805217184" calcext:value-type="float">
            <text:p>84425.805217184</text:p>
          </table:table-cell>
          <table:table-cell table:formula="of:=[.E263]-[.E262]" office:value-type="float" office:value="0.0920097827911377" calcext:value-type="float">
            <text:p>0.09200978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07897.95123" calcext:value-type="float">
            <text:p>1455907897.95123</text:p>
          </table:table-cell>
          <table:table-cell office:value-type="float" office:value="1455907897.9514" calcext:value-type="float">
            <text:p>1455907897.9514</text:p>
          </table:table-cell>
          <table:table-cell office:value-type="float" office:value="7808" calcext:value-type="float">
            <text:p>7808</text:p>
          </table:table-cell>
          <table:table-cell table:formula="of:=[.B264]-[.B$2]" office:value-type="float" office:value="24.1006002426147" calcext:value-type="float">
            <text:p>24.1006002426</text:p>
          </table:table-cell>
          <table:table-cell table:formula="of:=[.D264]/([.E264]-[.E263])" office:value-type="float" office:value="84590.9322092125" calcext:value-type="float">
            <text:p>84590.9322092125</text:p>
          </table:table-cell>
          <table:table-cell table:formula="of:=[.E264]-[.E263]" office:value-type="float" office:value="0.0923030376434326" calcext:value-type="float">
            <text:p>0.09230303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07898.04378" calcext:value-type="float">
            <text:p>1455907898.04378</text:p>
          </table:table-cell>
          <table:table-cell office:value-type="float" office:value="1455907898.04396" calcext:value-type="float">
            <text:p>1455907898.04396</text:p>
          </table:table-cell>
          <table:table-cell office:value-type="float" office:value="7840" calcext:value-type="float">
            <text:p>7840</text:p>
          </table:table-cell>
          <table:table-cell table:formula="of:=[.B265]-[.B$2]" office:value-type="float" office:value="24.1931507587433" calcext:value-type="float">
            <text:p>24.1931507587</text:p>
          </table:table-cell>
          <table:table-cell table:formula="of:=[.D265]/([.E265]-[.E264])" office:value-type="float" office:value="84710.4946352899" calcext:value-type="float">
            <text:p>84710.4946352899</text:p>
          </table:table-cell>
          <table:table-cell table:formula="of:=[.E265]-[.E264]" office:value-type="float" office:value="0.09255051612854" calcext:value-type="float">
            <text:p>0.09255051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07898.13567" calcext:value-type="float">
            <text:p>1455907898.13567</text:p>
          </table:table-cell>
          <table:table-cell office:value-type="float" office:value="1455907898.13585" calcext:value-type="float">
            <text:p>1455907898.13585</text:p>
          </table:table-cell>
          <table:table-cell office:value-type="float" office:value="7864" calcext:value-type="float">
            <text:p>7864</text:p>
          </table:table-cell>
          <table:table-cell table:formula="of:=[.B266]-[.B$2]" office:value-type="float" office:value="24.285040140152" calcext:value-type="float">
            <text:p>24.2850401402</text:p>
          </table:table-cell>
          <table:table-cell table:formula="of:=[.D266]/([.E266]-[.E265])" office:value-type="float" office:value="85581.1616036864" calcext:value-type="float">
            <text:p>85581.1616036864</text:p>
          </table:table-cell>
          <table:table-cell table:formula="of:=[.E266]-[.E265]" office:value-type="float" office:value="0.0918893814086914" calcext:value-type="float">
            <text:p>0.09188938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07898.22766" calcext:value-type="float">
            <text:p>1455907898.22766</text:p>
          </table:table-cell>
          <table:table-cell office:value-type="float" office:value="1455907898.22783" calcext:value-type="float">
            <text:p>1455907898.22783</text:p>
          </table:table-cell>
          <table:table-cell office:value-type="float" office:value="7880" calcext:value-type="float">
            <text:p>7880</text:p>
          </table:table-cell>
          <table:table-cell table:formula="of:=[.B267]-[.B$2]" office:value-type="float" office:value="24.3770222663879" calcext:value-type="float">
            <text:p>24.3770222664</text:p>
          </table:table-cell>
          <table:table-cell table:formula="of:=[.D267]/([.E267]-[.E266])" office:value-type="float" office:value="85668.8176546976" calcext:value-type="float">
            <text:p>85668.8176546976</text:p>
          </table:table-cell>
          <table:table-cell table:formula="of:=[.E267]-[.E266]" office:value-type="float" office:value="0.0919821262359619" calcext:value-type="float">
            <text:p>0.091982126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07898.31904" calcext:value-type="float">
            <text:p>1455907898.31904</text:p>
          </table:table-cell>
          <table:table-cell office:value-type="float" office:value="1455907898.3192" calcext:value-type="float">
            <text:p>1455907898.3192</text:p>
          </table:table-cell>
          <table:table-cell office:value-type="float" office:value="7888" calcext:value-type="float">
            <text:p>7888</text:p>
          </table:table-cell>
          <table:table-cell table:formula="of:=[.B268]-[.B$2]" office:value-type="float" office:value="24.4684031009674" calcext:value-type="float">
            <text:p>24.468403101</text:p>
          </table:table-cell>
          <table:table-cell table:formula="of:=[.D268]/([.E268]-[.E267])" office:value-type="float" office:value="86320.0695889939" calcext:value-type="float">
            <text:p>86320.0695889939</text:p>
          </table:table-cell>
          <table:table-cell table:formula="of:=[.E268]-[.E267]" office:value-type="float" office:value="0.0913808345794678" calcext:value-type="float">
            <text:p>0.09138083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07898.41092" calcext:value-type="float">
            <text:p>1455907898.41092</text:p>
          </table:table-cell>
          <table:table-cell office:value-type="float" office:value="1455907898.41109" calcext:value-type="float">
            <text:p>1455907898.41109</text:p>
          </table:table-cell>
          <table:table-cell office:value-type="float" office:value="7888" calcext:value-type="float">
            <text:p>7888</text:p>
          </table:table-cell>
          <table:table-cell table:formula="of:=[.B269]-[.B$2]" office:value-type="float" office:value="24.5602815151215" calcext:value-type="float">
            <text:p>24.5602815151</text:p>
          </table:table-cell>
          <table:table-cell table:formula="of:=[.D269]/([.E269]-[.E268])" office:value-type="float" office:value="85852.5919567372" calcext:value-type="float">
            <text:p>85852.5919567372</text:p>
          </table:table-cell>
          <table:table-cell table:formula="of:=[.E269]-[.E268]" office:value-type="float" office:value="0.0918784141540527" calcext:value-type="float">
            <text:p>0.09187841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07898.50302" calcext:value-type="float">
            <text:p>1455907898.50302</text:p>
          </table:table-cell>
          <table:table-cell office:value-type="float" office:value="1455907898.50319" calcext:value-type="float">
            <text:p>1455907898.50319</text:p>
          </table:table-cell>
          <table:table-cell office:value-type="float" office:value="7888" calcext:value-type="float">
            <text:p>7888</text:p>
          </table:table-cell>
          <table:table-cell table:formula="of:=[.B270]-[.B$2]" office:value-type="float" office:value="24.6523826122284" calcext:value-type="float">
            <text:p>24.6523826122</text:p>
          </table:table-cell>
          <table:table-cell table:formula="of:=[.D270]/([.E270]-[.E269])" office:value-type="float" office:value="85645.0167020451" calcext:value-type="float">
            <text:p>85645.0167020451</text:p>
          </table:table-cell>
          <table:table-cell table:formula="of:=[.E270]-[.E269]" office:value-type="float" office:value="0.0921010971069336" calcext:value-type="float">
            <text:p>0.09210109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07898.59465" calcext:value-type="float">
            <text:p>1455907898.59465</text:p>
          </table:table-cell>
          <table:table-cell office:value-type="float" office:value="1455907898.59483" calcext:value-type="float">
            <text:p>1455907898.59483</text:p>
          </table:table-cell>
          <table:table-cell office:value-type="float" office:value="7872" calcext:value-type="float">
            <text:p>7872</text:p>
          </table:table-cell>
          <table:table-cell table:formula="of:=[.B271]-[.B$2]" office:value-type="float" office:value="24.7440166473389" calcext:value-type="float">
            <text:p>24.7440166473</text:p>
          </table:table-cell>
          <table:table-cell table:formula="of:=[.D271]/([.E271]-[.E270])" office:value-type="float" office:value="85906.9448432512" calcext:value-type="float">
            <text:p>85906.9448432512</text:p>
          </table:table-cell>
          <table:table-cell table:formula="of:=[.E271]-[.E270]" office:value-type="float" office:value="0.0916340351104736" calcext:value-type="float">
            <text:p>0.09163403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07898.6872" calcext:value-type="float">
            <text:p>1455907898.6872</text:p>
          </table:table-cell>
          <table:table-cell office:value-type="float" office:value="1455907898.68737" calcext:value-type="float">
            <text:p>1455907898.68737</text:p>
          </table:table-cell>
          <table:table-cell office:value-type="float" office:value="7856" calcext:value-type="float">
            <text:p>7856</text:p>
          </table:table-cell>
          <table:table-cell table:formula="of:=[.B272]-[.B$2]" office:value-type="float" office:value="24.8365616798401" calcext:value-type="float">
            <text:p>24.8365616798</text:p>
          </table:table-cell>
          <table:table-cell table:formula="of:=[.D272]/([.E272]-[.E271])" office:value-type="float" office:value="84888.4028421123" calcext:value-type="float">
            <text:p>84888.4028421123</text:p>
          </table:table-cell>
          <table:table-cell table:formula="of:=[.E272]-[.E271]" office:value-type="float" office:value="0.0925450325012207" calcext:value-type="float">
            <text:p>0.09254503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07898.77975" calcext:value-type="float">
            <text:p>1455907898.77975</text:p>
          </table:table-cell>
          <table:table-cell office:value-type="float" office:value="1455907898.77999" calcext:value-type="float">
            <text:p>1455907898.77999</text:p>
          </table:table-cell>
          <table:table-cell office:value-type="float" office:value="7832" calcext:value-type="float">
            <text:p>7832</text:p>
          </table:table-cell>
          <table:table-cell table:formula="of:=[.B273]-[.B$2]" office:value-type="float" office:value="24.9291207790375" calcext:value-type="float">
            <text:p>24.929120779</text:p>
          </table:table-cell>
          <table:table-cell table:formula="of:=[.D273]/([.E273]-[.E272])" office:value-type="float" office:value="84616.2081082682" calcext:value-type="float">
            <text:p>84616.2081082682</text:p>
          </table:table-cell>
          <table:table-cell table:formula="of:=[.E273]-[.E272]" office:value-type="float" office:value="0.0925590991973877" calcext:value-type="float">
            <text:p>0.092559099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07898.87234" calcext:value-type="float">
            <text:p>1455907898.87234</text:p>
          </table:table-cell>
          <table:table-cell office:value-type="float" office:value="1455907898.87251" calcext:value-type="float">
            <text:p>1455907898.87251</text:p>
          </table:table-cell>
          <table:table-cell office:value-type="float" office:value="7792" calcext:value-type="float">
            <text:p>7792</text:p>
          </table:table-cell>
          <table:table-cell table:formula="of:=[.B274]-[.B$2]" office:value-type="float" office:value="25.0217037200928" calcext:value-type="float">
            <text:p>25.0217037201</text:p>
          </table:table-cell>
          <table:table-cell table:formula="of:=[.D274]/([.E274]-[.E273])" office:value-type="float" office:value="84162.3727998228" calcext:value-type="float">
            <text:p>84162.3727998228</text:p>
          </table:table-cell>
          <table:table-cell table:formula="of:=[.E274]-[.E273]" office:value-type="float" office:value="0.0925829410552979" calcext:value-type="float">
            <text:p>0.09258294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07898.96368" calcext:value-type="float">
            <text:p>1455907898.96368</text:p>
          </table:table-cell>
          <table:table-cell office:value-type="float" office:value="1455907898.96384" calcext:value-type="float">
            <text:p>1455907898.96384</text:p>
          </table:table-cell>
          <table:table-cell office:value-type="float" office:value="7752" calcext:value-type="float">
            <text:p>7752</text:p>
          </table:table-cell>
          <table:table-cell table:formula="of:=[.B275]-[.B$2]" office:value-type="float" office:value="25.1130418777466" calcext:value-type="float">
            <text:p>25.1130418777</text:p>
          </table:table-cell>
          <table:table-cell table:formula="of:=[.D275]/([.E275]-[.E274])" office:value-type="float" office:value="84871.429412686" calcext:value-type="float">
            <text:p>84871.429412686</text:p>
          </table:table-cell>
          <table:table-cell table:formula="of:=[.E275]-[.E274]" office:value-type="float" office:value="0.0913381576538086" calcext:value-type="float">
            <text:p>0.09133815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07899.0554" calcext:value-type="float">
            <text:p>1455907899.0554</text:p>
          </table:table-cell>
          <table:table-cell office:value-type="float" office:value="1455907899.05558" calcext:value-type="float">
            <text:p>1455907899.05558</text:p>
          </table:table-cell>
          <table:table-cell office:value-type="float" office:value="7704" calcext:value-type="float">
            <text:p>7704</text:p>
          </table:table-cell>
          <table:table-cell table:formula="of:=[.B276]-[.B$2]" office:value-type="float" office:value="25.2047708034515" calcext:value-type="float">
            <text:p>25.2047708035</text:p>
          </table:table-cell>
          <table:table-cell table:formula="of:=[.D276]/([.E276]-[.E275])" office:value-type="float" office:value="83986.5935504329" calcext:value-type="float">
            <text:p>83986.5935504329</text:p>
          </table:table-cell>
          <table:table-cell table:formula="of:=[.E276]-[.E275]" office:value-type="float" office:value="0.0917289257049561" calcext:value-type="float">
            <text:p>0.09172892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07899.14726" calcext:value-type="float">
            <text:p>1455907899.14726</text:p>
          </table:table-cell>
          <table:table-cell office:value-type="float" office:value="1455907899.14743" calcext:value-type="float">
            <text:p>1455907899.14743</text:p>
          </table:table-cell>
          <table:table-cell office:value-type="float" office:value="7648" calcext:value-type="float">
            <text:p>7648</text:p>
          </table:table-cell>
          <table:table-cell table:formula="of:=[.B277]-[.B$2]" office:value-type="float" office:value="25.2966277599335" calcext:value-type="float">
            <text:p>25.2966277599</text:p>
          </table:table-cell>
          <table:table-cell table:formula="of:=[.D277]/([.E277]-[.E276])" office:value-type="float" office:value="83259.8889938641" calcext:value-type="float">
            <text:p>83259.8889938641</text:p>
          </table:table-cell>
          <table:table-cell table:formula="of:=[.E277]-[.E276]" office:value-type="float" office:value="0.0918569564819336" calcext:value-type="float">
            <text:p>0.09185695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07899.23899" calcext:value-type="float">
            <text:p>1455907899.23899</text:p>
          </table:table-cell>
          <table:table-cell office:value-type="float" office:value="1455907899.23915" calcext:value-type="float">
            <text:p>1455907899.23915</text:p>
          </table:table-cell>
          <table:table-cell office:value-type="float" office:value="7592" calcext:value-type="float">
            <text:p>7592</text:p>
          </table:table-cell>
          <table:table-cell table:formula="of:=[.B278]-[.B$2]" office:value-type="float" office:value="25.3883543014526" calcext:value-type="float">
            <text:p>25.3883543015</text:p>
          </table:table-cell>
          <table:table-cell table:formula="of:=[.D278]/([.E278]-[.E277])" office:value-type="float" office:value="82767.7559217007" calcext:value-type="float">
            <text:p>82767.7559217007</text:p>
          </table:table-cell>
          <table:table-cell table:formula="of:=[.E278]-[.E277]" office:value-type="float" office:value="0.091726541519165" calcext:value-type="float">
            <text:p>0.09172654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07899.33098" calcext:value-type="float">
            <text:p>1455907899.33098</text:p>
          </table:table-cell>
          <table:table-cell office:value-type="float" office:value="1455907899.33115" calcext:value-type="float">
            <text:p>1455907899.33115</text:p>
          </table:table-cell>
          <table:table-cell office:value-type="float" office:value="7528" calcext:value-type="float">
            <text:p>7528</text:p>
          </table:table-cell>
          <table:table-cell table:formula="of:=[.B279]-[.B$2]" office:value-type="float" office:value="25.4803423881531" calcext:value-type="float">
            <text:p>25.4803423882</text:p>
          </table:table-cell>
          <table:table-cell table:formula="of:=[.D279]/([.E279]-[.E278])" office:value-type="float" office:value="81836.6841840622" calcext:value-type="float">
            <text:p>81836.6841840622</text:p>
          </table:table-cell>
          <table:table-cell table:formula="of:=[.E279]-[.E278]" office:value-type="float" office:value="0.0919880867004395" calcext:value-type="float">
            <text:p>0.09198808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07899.42273" calcext:value-type="float">
            <text:p>1455907899.42273</text:p>
          </table:table-cell>
          <table:table-cell office:value-type="float" office:value="1455907899.42289" calcext:value-type="float">
            <text:p>1455907899.42289</text:p>
          </table:table-cell>
          <table:table-cell office:value-type="float" office:value="7448" calcext:value-type="float">
            <text:p>7448</text:p>
          </table:table-cell>
          <table:table-cell table:formula="of:=[.B280]-[.B$2]" office:value-type="float" office:value="25.5720949172974" calcext:value-type="float">
            <text:p>25.5720949173</text:p>
          </table:table-cell>
          <table:table-cell table:formula="of:=[.D280]/([.E280]-[.E279])" office:value-type="float" office:value="81174.8740820813" calcext:value-type="float">
            <text:p>81174.8740820813</text:p>
          </table:table-cell>
          <table:table-cell table:formula="of:=[.E280]-[.E279]" office:value-type="float" office:value="0.0917525291442871" calcext:value-type="float">
            <text:p>0.09175252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07899.51482" calcext:value-type="float">
            <text:p>1455907899.51482</text:p>
          </table:table-cell>
          <table:table-cell office:value-type="float" office:value="1455907899.51501" calcext:value-type="float">
            <text:p>1455907899.51501</text:p>
          </table:table-cell>
          <table:table-cell office:value-type="float" office:value="7376" calcext:value-type="float">
            <text:p>7376</text:p>
          </table:table-cell>
          <table:table-cell table:formula="of:=[.B281]-[.B$2]" office:value-type="float" office:value="25.6641862392426" calcext:value-type="float">
            <text:p>25.6641862392</text:p>
          </table:table-cell>
          <table:table-cell table:formula="of:=[.D281]/([.E281]-[.E280])" office:value-type="float" office:value="80094.408943222" calcext:value-type="float">
            <text:p>80094.408943222</text:p>
          </table:table-cell>
          <table:table-cell table:formula="of:=[.E281]-[.E280]" office:value-type="float" office:value="0.0920913219451904" calcext:value-type="float">
            <text:p>0.09209132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07899.60634" calcext:value-type="float">
            <text:p>1455907899.60634</text:p>
          </table:table-cell>
          <table:table-cell office:value-type="float" office:value="1455907899.60652" calcext:value-type="float">
            <text:p>1455907899.60652</text:p>
          </table:table-cell>
          <table:table-cell office:value-type="float" office:value="7288" calcext:value-type="float">
            <text:p>7288</text:p>
          </table:table-cell>
          <table:table-cell table:formula="of:=[.B282]-[.B$2]" office:value-type="float" office:value="25.7557065486908" calcext:value-type="float">
            <text:p>25.7557065487</text:p>
          </table:table-cell>
          <table:table-cell table:formula="of:=[.D282]/([.E282]-[.E281])" office:value-type="float" office:value="79632.5978784153" calcext:value-type="float">
            <text:p>79632.5978784153</text:p>
          </table:table-cell>
          <table:table-cell table:formula="of:=[.E282]-[.E281]" office:value-type="float" office:value="0.0915203094482422" calcext:value-type="float">
            <text:p>0.09152030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07899.698" calcext:value-type="float">
            <text:p>1455907899.698</text:p>
          </table:table-cell>
          <table:table-cell office:value-type="float" office:value="1455907899.69817" calcext:value-type="float">
            <text:p>1455907899.69817</text:p>
          </table:table-cell>
          <table:table-cell office:value-type="float" office:value="7200" calcext:value-type="float">
            <text:p>7200</text:p>
          </table:table-cell>
          <table:table-cell table:formula="of:=[.B283]-[.B$2]" office:value-type="float" office:value="25.8473711013794" calcext:value-type="float">
            <text:p>25.8473711014</text:p>
          </table:table-cell>
          <table:table-cell table:formula="of:=[.D283]/([.E283]-[.E282])" office:value-type="float" office:value="78547.265969428" calcext:value-type="float">
            <text:p>78547.265969428</text:p>
          </table:table-cell>
          <table:table-cell table:formula="of:=[.E283]-[.E282]" office:value-type="float" office:value="0.0916645526885986" calcext:value-type="float">
            <text:p>0.09166455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07899.79043" calcext:value-type="float">
            <text:p>1455907899.79043</text:p>
          </table:table-cell>
          <table:table-cell office:value-type="float" office:value="1455907899.7906" calcext:value-type="float">
            <text:p>1455907899.7906</text:p>
          </table:table-cell>
          <table:table-cell office:value-type="float" office:value="7104" calcext:value-type="float">
            <text:p>7104</text:p>
          </table:table-cell>
          <table:table-cell table:formula="of:=[.B284]-[.B$2]" office:value-type="float" office:value="25.9397988319397" calcext:value-type="float">
            <text:p>25.9397988319</text:p>
          </table:table-cell>
          <table:table-cell table:formula="of:=[.D284]/([.E284]-[.E283])" office:value-type="float" office:value="76860.0500838342" calcext:value-type="float">
            <text:p>76860.0500838342</text:p>
          </table:table-cell>
          <table:table-cell table:formula="of:=[.E284]-[.E283]" office:value-type="float" office:value="0.0924277305603027" calcext:value-type="float">
            <text:p>0.09242773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07899.88195" calcext:value-type="float">
            <text:p>1455907899.88195</text:p>
          </table:table-cell>
          <table:table-cell office:value-type="float" office:value="1455907899.88233" calcext:value-type="float">
            <text:p>1455907899.88233</text:p>
          </table:table-cell>
          <table:table-cell office:value-type="float" office:value="7008" calcext:value-type="float">
            <text:p>7008</text:p>
          </table:table-cell>
          <table:table-cell table:formula="of:=[.B285]-[.B$2]" office:value-type="float" office:value="26.0313189029694" calcext:value-type="float">
            <text:p>26.031318903</text:p>
          </table:table-cell>
          <table:table-cell table:formula="of:=[.D285]/([.E285]-[.E284])" office:value-type="float" office:value="76573.3671440071" calcext:value-type="float">
            <text:p>76573.3671440071</text:p>
          </table:table-cell>
          <table:table-cell table:formula="of:=[.E285]-[.E284]" office:value-type="float" office:value="0.0915200710296631" calcext:value-type="float">
            <text:p>0.0915200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07899.97369" calcext:value-type="float">
            <text:p>1455907899.97369</text:p>
          </table:table-cell>
          <table:table-cell office:value-type="float" office:value="1455907899.97387" calcext:value-type="float">
            <text:p>1455907899.97387</text:p>
          </table:table-cell>
          <table:table-cell office:value-type="float" office:value="6912" calcext:value-type="float">
            <text:p>6912</text:p>
          </table:table-cell>
          <table:table-cell table:formula="of:=[.B286]-[.B$2]" office:value-type="float" office:value="26.1230609416962" calcext:value-type="float">
            <text:p>26.1230609417</text:p>
          </table:table-cell>
          <table:table-cell table:formula="of:=[.D286]/([.E286]-[.E285])" office:value-type="float" office:value="75341.6873651876" calcext:value-type="float">
            <text:p>75341.6873651876</text:p>
          </table:table-cell>
          <table:table-cell table:formula="of:=[.E286]-[.E285]" office:value-type="float" office:value="0.0917420387268066" calcext:value-type="float">
            <text:p>0.09174203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07900.0651" calcext:value-type="float">
            <text:p>1455907900.0651</text:p>
          </table:table-cell>
          <table:table-cell office:value-type="float" office:value="1455907900.06527" calcext:value-type="float">
            <text:p>1455907900.06527</text:p>
          </table:table-cell>
          <table:table-cell office:value-type="float" office:value="6808" calcext:value-type="float">
            <text:p>6808</text:p>
          </table:table-cell>
          <table:table-cell table:formula="of:=[.B287]-[.B$2]" office:value-type="float" office:value="26.2144656181335" calcext:value-type="float">
            <text:p>26.2144656181</text:p>
          </table:table-cell>
          <table:table-cell table:formula="of:=[.D287]/([.E287]-[.E286])" office:value-type="float" office:value="74481.9659710104" calcext:value-type="float">
            <text:p>74481.9659710104</text:p>
          </table:table-cell>
          <table:table-cell table:formula="of:=[.E287]-[.E286]" office:value-type="float" office:value="0.0914046764373779" calcext:value-type="float">
            <text:p>0.09140467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07900.15689" calcext:value-type="float">
            <text:p>1455907900.15689</text:p>
          </table:table-cell>
          <table:table-cell office:value-type="float" office:value="1455907900.15706" calcext:value-type="float">
            <text:p>1455907900.15706</text:p>
          </table:table-cell>
          <table:table-cell office:value-type="float" office:value="6696" calcext:value-type="float">
            <text:p>6696</text:p>
          </table:table-cell>
          <table:table-cell table:formula="of:=[.B288]-[.B$2]" office:value-type="float" office:value="26.3062579631805" calcext:value-type="float">
            <text:p>26.3062579632</text:p>
          </table:table-cell>
          <table:table-cell table:formula="of:=[.D288]/([.E288]-[.E287])" office:value-type="float" office:value="72947.2593446838" calcext:value-type="float">
            <text:p>72947.2593446838</text:p>
          </table:table-cell>
          <table:table-cell table:formula="of:=[.E288]-[.E287]" office:value-type="float" office:value="0.0917923450469971" calcext:value-type="float">
            <text:p>0.0917923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07900.2481" calcext:value-type="float">
            <text:p>1455907900.2481</text:p>
          </table:table-cell>
          <table:table-cell office:value-type="float" office:value="1455907900.24826" calcext:value-type="float">
            <text:p>1455907900.24826</text:p>
          </table:table-cell>
          <table:table-cell office:value-type="float" office:value="6592" calcext:value-type="float">
            <text:p>6592</text:p>
          </table:table-cell>
          <table:table-cell table:formula="of:=[.B289]-[.B$2]" office:value-type="float" office:value="26.3974637985229" calcext:value-type="float">
            <text:p>26.3974637985</text:p>
          </table:table-cell>
          <table:table-cell table:formula="of:=[.D289]/([.E289]-[.E288])" office:value-type="float" office:value="72276.0772405861" calcext:value-type="float">
            <text:p>72276.0772405861</text:p>
          </table:table-cell>
          <table:table-cell table:formula="of:=[.E289]-[.E288]" office:value-type="float" office:value="0.0912058353424072" calcext:value-type="float">
            <text:p>0.09120583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07900.34047" calcext:value-type="float">
            <text:p>1455907900.34047</text:p>
          </table:table-cell>
          <table:table-cell office:value-type="float" office:value="1455907900.34065" calcext:value-type="float">
            <text:p>1455907900.34065</text:p>
          </table:table-cell>
          <table:table-cell office:value-type="float" office:value="6480" calcext:value-type="float">
            <text:p>6480</text:p>
          </table:table-cell>
          <table:table-cell table:formula="of:=[.B290]-[.B$2]" office:value-type="float" office:value="26.4898366928101" calcext:value-type="float">
            <text:p>26.4898366928</text:p>
          </table:table-cell>
          <table:table-cell table:formula="of:=[.D290]/([.E290]-[.E289])" office:value-type="float" office:value="70150.4488953128" calcext:value-type="float">
            <text:p>70150.4488953128</text:p>
          </table:table-cell>
          <table:table-cell table:formula="of:=[.E290]-[.E289]" office:value-type="float" office:value="0.0923728942871094" calcext:value-type="float">
            <text:p>0.09237289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07900.43248" calcext:value-type="float">
            <text:p>1455907900.43248</text:p>
          </table:table-cell>
          <table:table-cell office:value-type="float" office:value="1455907900.43267" calcext:value-type="float">
            <text:p>1455907900.43267</text:p>
          </table:table-cell>
          <table:table-cell office:value-type="float" office:value="6360" calcext:value-type="float">
            <text:p>6360</text:p>
          </table:table-cell>
          <table:table-cell table:formula="of:=[.B291]-[.B$2]" office:value-type="float" office:value="26.5818462371826" calcext:value-type="float">
            <text:p>26.5818462372</text:p>
          </table:table-cell>
          <table:table-cell table:formula="of:=[.D291]/([.E291]-[.E290])" office:value-type="float" office:value="69123.2637154199" calcext:value-type="float">
            <text:p>69123.2637154199</text:p>
          </table:table-cell>
          <table:table-cell table:formula="of:=[.E291]-[.E290]" office:value-type="float" office:value="0.0920095443725586" calcext:value-type="float">
            <text:p>0.09200954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07900.52419" calcext:value-type="float">
            <text:p>1455907900.52419</text:p>
          </table:table-cell>
          <table:table-cell office:value-type="float" office:value="1455907900.52437" calcext:value-type="float">
            <text:p>1455907900.52437</text:p>
          </table:table-cell>
          <table:table-cell office:value-type="float" office:value="6248" calcext:value-type="float">
            <text:p>6248</text:p>
          </table:table-cell>
          <table:table-cell table:formula="of:=[.B292]-[.B$2]" office:value-type="float" office:value="26.6735601425171" calcext:value-type="float">
            <text:p>26.6735601425</text:p>
          </table:table-cell>
          <table:table-cell table:formula="of:=[.D292]/([.E292]-[.E291])" office:value-type="float" office:value="68124.8931360418" calcext:value-type="float">
            <text:p>68124.8931360418</text:p>
          </table:table-cell>
          <table:table-cell table:formula="of:=[.E292]-[.E291]" office:value-type="float" office:value="0.0917139053344727" calcext:value-type="float">
            <text:p>0.091713905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07900.61675" calcext:value-type="float">
            <text:p>1455907900.61675</text:p>
          </table:table-cell>
          <table:table-cell office:value-type="float" office:value="1455907900.61692" calcext:value-type="float">
            <text:p>1455907900.61692</text:p>
          </table:table-cell>
          <table:table-cell office:value-type="float" office:value="6136" calcext:value-type="float">
            <text:p>6136</text:p>
          </table:table-cell>
          <table:table-cell table:formula="of:=[.B293]-[.B$2]" office:value-type="float" office:value="26.7661116123199" calcext:value-type="float">
            <text:p>26.7661116123</text:p>
          </table:table-cell>
          <table:table-cell table:formula="of:=[.D293]/([.E293]-[.E292])" office:value-type="float" office:value="66298.2447828249" calcext:value-type="float">
            <text:p>66298.2447828249</text:p>
          </table:table-cell>
          <table:table-cell table:formula="of:=[.E293]-[.E292]" office:value-type="float" office:value="0.0925514698028564" calcext:value-type="float">
            <text:p>0.09255146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07900.70853" calcext:value-type="float">
            <text:p>1455907900.70853</text:p>
          </table:table-cell>
          <table:table-cell office:value-type="float" office:value="1455907900.70871" calcext:value-type="float">
            <text:p>1455907900.70871</text:p>
          </table:table-cell>
          <table:table-cell office:value-type="float" office:value="6016" calcext:value-type="float">
            <text:p>6016</text:p>
          </table:table-cell>
          <table:table-cell table:formula="of:=[.B294]-[.B$2]" office:value-type="float" office:value="26.8578987121582" calcext:value-type="float">
            <text:p>26.8578987122</text:p>
          </table:table-cell>
          <table:table-cell table:formula="of:=[.D294]/([.E294]-[.E293])" office:value-type="float" office:value="65542.9794666258" calcext:value-type="float">
            <text:p>65542.9794666258</text:p>
          </table:table-cell>
          <table:table-cell table:formula="of:=[.E294]-[.E293]" office:value-type="float" office:value="0.0917870998382568" calcext:value-type="float">
            <text:p>0.09178709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07900.80075" calcext:value-type="float">
            <text:p>1455907900.80075</text:p>
          </table:table-cell>
          <table:table-cell office:value-type="float" office:value="1455907900.80093" calcext:value-type="float">
            <text:p>1455907900.80093</text:p>
          </table:table-cell>
          <table:table-cell office:value-type="float" office:value="5904" calcext:value-type="float">
            <text:p>5904</text:p>
          </table:table-cell>
          <table:table-cell table:formula="of:=[.B295]-[.B$2]" office:value-type="float" office:value="26.9501204490662" calcext:value-type="float">
            <text:p>26.9501204491</text:p>
          </table:table-cell>
          <table:table-cell table:formula="of:=[.D295]/([.E295]-[.E294])" office:value-type="float" office:value="64019.6140080557" calcext:value-type="float">
            <text:p>64019.6140080557</text:p>
          </table:table-cell>
          <table:table-cell table:formula="of:=[.E295]-[.E294]" office:value-type="float" office:value="0.092221736907959" calcext:value-type="float">
            <text:p>0.09222173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07900.89206" calcext:value-type="float">
            <text:p>1455907900.89206</text:p>
          </table:table-cell>
          <table:table-cell office:value-type="float" office:value="1455907900.89223" calcext:value-type="float">
            <text:p>1455907900.89223</text:p>
          </table:table-cell>
          <table:table-cell office:value-type="float" office:value="5784" calcext:value-type="float">
            <text:p>5784</text:p>
          </table:table-cell>
          <table:table-cell table:formula="of:=[.B296]-[.B$2]" office:value-type="float" office:value="27.0414257049561" calcext:value-type="float">
            <text:p>27.041425705</text:p>
          </table:table-cell>
          <table:table-cell table:formula="of:=[.D296]/([.E296]-[.E295])" office:value-type="float" office:value="63347.941404108" calcext:value-type="float">
            <text:p>63347.941404108</text:p>
          </table:table-cell>
          <table:table-cell table:formula="of:=[.E296]-[.E295]" office:value-type="float" office:value="0.0913052558898926" calcext:value-type="float">
            <text:p>0.09130525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07900.9832" calcext:value-type="float">
            <text:p>1455907900.9832</text:p>
          </table:table-cell>
          <table:table-cell office:value-type="float" office:value="1455907900.98337" calcext:value-type="float">
            <text:p>1455907900.98337</text:p>
          </table:table-cell>
          <table:table-cell office:value-type="float" office:value="5672" calcext:value-type="float">
            <text:p>5672</text:p>
          </table:table-cell>
          <table:table-cell table:formula="of:=[.B297]-[.B$2]" office:value-type="float" office:value="27.1325697898865" calcext:value-type="float">
            <text:p>27.1325697899</text:p>
          </table:table-cell>
          <table:table-cell table:formula="of:=[.D297]/([.E297]-[.E296])" office:value-type="float" office:value="62231.1366045317" calcext:value-type="float">
            <text:p>62231.1366045317</text:p>
          </table:table-cell>
          <table:table-cell table:formula="of:=[.E297]-[.E296]" office:value-type="float" office:value="0.0911440849304199" calcext:value-type="float">
            <text:p>0.09114408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07901.07484" calcext:value-type="float">
            <text:p>1455907901.07484</text:p>
          </table:table-cell>
          <table:table-cell office:value-type="float" office:value="1455907901.07501" calcext:value-type="float">
            <text:p>1455907901.07501</text:p>
          </table:table-cell>
          <table:table-cell office:value-type="float" office:value="5568" calcext:value-type="float">
            <text:p>5568</text:p>
          </table:table-cell>
          <table:table-cell table:formula="of:=[.B298]-[.B$2]" office:value-type="float" office:value="27.2242090702057" calcext:value-type="float">
            <text:p>27.2242090702</text:p>
          </table:table-cell>
          <table:table-cell table:formula="of:=[.D298]/([.E298]-[.E297])" office:value-type="float" office:value="60759.9708400653" calcext:value-type="float">
            <text:p>60759.9708400653</text:p>
          </table:table-cell>
          <table:table-cell table:formula="of:=[.E298]-[.E297]" office:value-type="float" office:value="0.0916392803192139" calcext:value-type="float">
            <text:p>0.09163928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07901.16602" calcext:value-type="float">
            <text:p>1455907901.16602</text:p>
          </table:table-cell>
          <table:table-cell office:value-type="float" office:value="1455907901.16619" calcext:value-type="float">
            <text:p>1455907901.16619</text:p>
          </table:table-cell>
          <table:table-cell office:value-type="float" office:value="5456" calcext:value-type="float">
            <text:p>5456</text:p>
          </table:table-cell>
          <table:table-cell table:formula="of:=[.B299]-[.B$2]" office:value-type="float" office:value="27.3153903484344" calcext:value-type="float">
            <text:p>27.3153903484</text:p>
          </table:table-cell>
          <table:table-cell table:formula="of:=[.D299]/([.E299]-[.E298])" office:value-type="float" office:value="59836.8448653652" calcext:value-type="float">
            <text:p>59836.8448653652</text:p>
          </table:table-cell>
          <table:table-cell table:formula="of:=[.E299]-[.E298]" office:value-type="float" office:value="0.0911812782287598" calcext:value-type="float">
            <text:p>0.09118127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07901.25804" calcext:value-type="float">
            <text:p>1455907901.25804</text:p>
          </table:table-cell>
          <table:table-cell office:value-type="float" office:value="1455907901.25822" calcext:value-type="float">
            <text:p>1455907901.25822</text:p>
          </table:table-cell>
          <table:table-cell office:value-type="float" office:value="5352" calcext:value-type="float">
            <text:p>5352</text:p>
          </table:table-cell>
          <table:table-cell table:formula="of:=[.B300]-[.B$2]" office:value-type="float" office:value="27.4074094295502" calcext:value-type="float">
            <text:p>27.4074094296</text:p>
          </table:table-cell>
          <table:table-cell table:formula="of:=[.D300]/([.E300]-[.E299])" office:value-type="float" office:value="58161.8500761745" calcext:value-type="float">
            <text:p>58161.8500761745</text:p>
          </table:table-cell>
          <table:table-cell table:formula="of:=[.E300]-[.E299]" office:value-type="float" office:value="0.0920190811157227" calcext:value-type="float">
            <text:p>0.09201908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07901.34952" calcext:value-type="float">
            <text:p>1455907901.34952</text:p>
          </table:table-cell>
          <table:table-cell office:value-type="float" office:value="1455907901.3497" calcext:value-type="float">
            <text:p>1455907901.3497</text:p>
          </table:table-cell>
          <table:table-cell office:value-type="float" office:value="5248" calcext:value-type="float">
            <text:p>5248</text:p>
          </table:table-cell>
          <table:table-cell table:formula="of:=[.B301]-[.B$2]" office:value-type="float" office:value="27.4988844394684" calcext:value-type="float">
            <text:p>27.4988844395</text:p>
          </table:table-cell>
          <table:table-cell table:formula="of:=[.D301]/([.E301]-[.E300])" office:value-type="float" office:value="57370.86013647" calcext:value-type="float">
            <text:p>57370.86013647</text:p>
          </table:table-cell>
          <table:table-cell table:formula="of:=[.E301]-[.E300]" office:value-type="float" office:value="0.0914750099182129" calcext:value-type="float">
            <text:p>0.09147500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07901.44198" calcext:value-type="float">
            <text:p>1455907901.44198</text:p>
          </table:table-cell>
          <table:table-cell office:value-type="float" office:value="1455907901.44216" calcext:value-type="float">
            <text:p>1455907901.44216</text:p>
          </table:table-cell>
          <table:table-cell office:value-type="float" office:value="5144" calcext:value-type="float">
            <text:p>5144</text:p>
          </table:table-cell>
          <table:table-cell table:formula="of:=[.B302]-[.B$2]" office:value-type="float" office:value="27.5913507938385" calcext:value-type="float">
            <text:p>27.5913507938</text:p>
          </table:table-cell>
          <table:table-cell table:formula="of:=[.D302]/([.E302]-[.E301])" office:value-type="float" office:value="55631.0458549063" calcext:value-type="float">
            <text:p>55631.0458549063</text:p>
          </table:table-cell>
          <table:table-cell table:formula="of:=[.E302]-[.E301]" office:value-type="float" office:value="0.0924663543701172" calcext:value-type="float">
            <text:p>0.09246635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07901.533" calcext:value-type="float">
            <text:p>1455907901.533</text:p>
          </table:table-cell>
          <table:table-cell office:value-type="float" office:value="1455907901.53317" calcext:value-type="float">
            <text:p>1455907901.53317</text:p>
          </table:table-cell>
          <table:table-cell office:value-type="float" office:value="5048" calcext:value-type="float">
            <text:p>5048</text:p>
          </table:table-cell>
          <table:table-cell table:formula="of:=[.B303]-[.B$2]" office:value-type="float" office:value="27.6823663711548" calcext:value-type="float">
            <text:p>27.6823663712</text:p>
          </table:table-cell>
          <table:table-cell table:formula="of:=[.D303]/([.E303]-[.E302])" office:value-type="float" office:value="55463.0333493125" calcext:value-type="float">
            <text:p>55463.0333493125</text:p>
          </table:table-cell>
          <table:table-cell table:formula="of:=[.E303]-[.E302]" office:value-type="float" office:value="0.0910155773162842" calcext:value-type="float">
            <text:p>0.09101557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07901.62397" calcext:value-type="float">
            <text:p>1455907901.62397</text:p>
          </table:table-cell>
          <table:table-cell office:value-type="float" office:value="1455907901.62415" calcext:value-type="float">
            <text:p>1455907901.62415</text:p>
          </table:table-cell>
          <table:table-cell office:value-type="float" office:value="4960" calcext:value-type="float">
            <text:p>4960</text:p>
          </table:table-cell>
          <table:table-cell table:formula="of:=[.B304]-[.B$2]" office:value-type="float" office:value="27.7733333110809" calcext:value-type="float">
            <text:p>27.7733333111</text:p>
          </table:table-cell>
          <table:table-cell table:formula="of:=[.D304]/([.E304]-[.E303])" office:value-type="float" office:value="54525.3034127215" calcext:value-type="float">
            <text:p>54525.3034127215</text:p>
          </table:table-cell>
          <table:table-cell table:formula="of:=[.E304]-[.E303]" office:value-type="float" office:value="0.0909669399261475" calcext:value-type="float">
            <text:p>0.09096693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07901.71547" calcext:value-type="float">
            <text:p>1455907901.71547</text:p>
          </table:table-cell>
          <table:table-cell office:value-type="float" office:value="1455907901.71564" calcext:value-type="float">
            <text:p>1455907901.71564</text:p>
          </table:table-cell>
          <table:table-cell office:value-type="float" office:value="4872" calcext:value-type="float">
            <text:p>4872</text:p>
          </table:table-cell>
          <table:table-cell table:formula="of:=[.B305]-[.B$2]" office:value-type="float" office:value="27.8648369312286" calcext:value-type="float">
            <text:p>27.8648369312</text:p>
          </table:table-cell>
          <table:table-cell table:formula="of:=[.D305]/([.E305]-[.E304])" office:value-type="float" office:value="53243.7950775677" calcext:value-type="float">
            <text:p>53243.7950775677</text:p>
          </table:table-cell>
          <table:table-cell table:formula="of:=[.E305]-[.E304]" office:value-type="float" office:value="0.0915036201477051" calcext:value-type="float">
            <text:p>0.09150362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07901.80682" calcext:value-type="float">
            <text:p>1455907901.80682</text:p>
          </table:table-cell>
          <table:table-cell office:value-type="float" office:value="1455907901.80698" calcext:value-type="float">
            <text:p>1455907901.80698</text:p>
          </table:table-cell>
          <table:table-cell office:value-type="float" office:value="4792" calcext:value-type="float">
            <text:p>4792</text:p>
          </table:table-cell>
          <table:table-cell table:formula="of:=[.B306]-[.B$2]" office:value-type="float" office:value="27.9561846256256" calcext:value-type="float">
            <text:p>27.9561846256</text:p>
          </table:table-cell>
          <table:table-cell table:formula="of:=[.D306]/([.E306]-[.E305])" office:value-type="float" office:value="52458.9047554419" calcext:value-type="float">
            <text:p>52458.9047554419</text:p>
          </table:table-cell>
          <table:table-cell table:formula="of:=[.E306]-[.E305]" office:value-type="float" office:value="0.0913476943969727" calcext:value-type="float">
            <text:p>0.09134769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07901.89852" calcext:value-type="float">
            <text:p>1455907901.89852</text:p>
          </table:table-cell>
          <table:table-cell office:value-type="float" office:value="1455907901.8987" calcext:value-type="float">
            <text:p>1455907901.8987</text:p>
          </table:table-cell>
          <table:table-cell office:value-type="float" office:value="4712" calcext:value-type="float">
            <text:p>4712</text:p>
          </table:table-cell>
          <table:table-cell table:formula="of:=[.B307]-[.B$2]" office:value-type="float" office:value="28.047890663147" calcext:value-type="float">
            <text:p>28.0478906631</text:p>
          </table:table-cell>
          <table:table-cell table:formula="of:=[.D307]/([.E307]-[.E306])" office:value-type="float" office:value="51381.5679682199" calcext:value-type="float">
            <text:p>51381.5679682199</text:p>
          </table:table-cell>
          <table:table-cell table:formula="of:=[.E307]-[.E306]" office:value-type="float" office:value="0.0917060375213623" calcext:value-type="float">
            <text:p>0.09170603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07901.98965" calcext:value-type="float">
            <text:p>1455907901.98965</text:p>
          </table:table-cell>
          <table:table-cell office:value-type="float" office:value="1455907901.98981" calcext:value-type="float">
            <text:p>1455907901.98981</text:p>
          </table:table-cell>
          <table:table-cell office:value-type="float" office:value="4640" calcext:value-type="float">
            <text:p>4640</text:p>
          </table:table-cell>
          <table:table-cell table:formula="of:=[.B308]-[.B$2]" office:value-type="float" office:value="28.1390118598938" calcext:value-type="float">
            <text:p>28.1390118599</text:p>
          </table:table-cell>
          <table:table-cell table:formula="of:=[.D308]/([.E308]-[.E307])" office:value-type="float" office:value="50921.192495879" calcext:value-type="float">
            <text:p>50921.192495879</text:p>
          </table:table-cell>
          <table:table-cell table:formula="of:=[.E308]-[.E307]" office:value-type="float" office:value="0.0911211967468262" calcext:value-type="float">
            <text:p>0.09112119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07902.081" calcext:value-type="float">
            <text:p>1455907902.081</text:p>
          </table:table-cell>
          <table:table-cell office:value-type="float" office:value="1455907902.08117" calcext:value-type="float">
            <text:p>1455907902.08117</text:p>
          </table:table-cell>
          <table:table-cell office:value-type="float" office:value="4576" calcext:value-type="float">
            <text:p>4576</text:p>
          </table:table-cell>
          <table:table-cell table:formula="of:=[.B309]-[.B$2]" office:value-type="float" office:value="28.2303650379181" calcext:value-type="float">
            <text:p>28.2303650379</text:p>
          </table:table-cell>
          <table:table-cell table:formula="of:=[.D309]/([.E309]-[.E308])" office:value-type="float" office:value="50091.3060603451" calcext:value-type="float">
            <text:p>50091.3060603451</text:p>
          </table:table-cell>
          <table:table-cell table:formula="of:=[.E309]-[.E308]" office:value-type="float" office:value="0.091353178024292" calcext:value-type="float">
            <text:p>0.0913531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07902.17199" calcext:value-type="float">
            <text:p>1455907902.17199</text:p>
          </table:table-cell>
          <table:table-cell office:value-type="float" office:value="1455907902.17216" calcext:value-type="float">
            <text:p>1455907902.17216</text:p>
          </table:table-cell>
          <table:table-cell office:value-type="float" office:value="4520" calcext:value-type="float">
            <text:p>4520</text:p>
          </table:table-cell>
          <table:table-cell table:formula="of:=[.B310]-[.B$2]" office:value-type="float" office:value="28.3213551044464" calcext:value-type="float">
            <text:p>28.3213551044</text:p>
          </table:table-cell>
          <table:table-cell table:formula="of:=[.D310]/([.E310]-[.E309])" office:value-type="float" office:value="49675.7522272299" calcext:value-type="float">
            <text:p>49675.7522272299</text:p>
          </table:table-cell>
          <table:table-cell table:formula="of:=[.E310]-[.E309]" office:value-type="float" office:value="0.0909900665283203" calcext:value-type="float">
            <text:p>0.09099006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07902.26327" calcext:value-type="float">
            <text:p>1455907902.26327</text:p>
          </table:table-cell>
          <table:table-cell office:value-type="float" office:value="1455907902.26346" calcext:value-type="float">
            <text:p>1455907902.26346</text:p>
          </table:table-cell>
          <table:table-cell office:value-type="float" office:value="4464" calcext:value-type="float">
            <text:p>4464</text:p>
          </table:table-cell>
          <table:table-cell table:formula="of:=[.B311]-[.B$2]" office:value-type="float" office:value="28.4126393795013" calcext:value-type="float">
            <text:p>28.4126393795</text:p>
          </table:table-cell>
          <table:table-cell table:formula="of:=[.D311]/([.E311]-[.E310])" office:value-type="float" office:value="48902.1794532927" calcext:value-type="float">
            <text:p>48902.1794532927</text:p>
          </table:table-cell>
          <table:table-cell table:formula="of:=[.E311]-[.E310]" office:value-type="float" office:value="0.0912842750549316" calcext:value-type="float">
            <text:p>0.09128427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07902.35524" calcext:value-type="float">
            <text:p>1455907902.35524</text:p>
          </table:table-cell>
          <table:table-cell office:value-type="float" office:value="1455907902.35541" calcext:value-type="float">
            <text:p>1455907902.35541</text:p>
          </table:table-cell>
          <table:table-cell office:value-type="float" office:value="4424" calcext:value-type="float">
            <text:p>4424</text:p>
          </table:table-cell>
          <table:table-cell table:formula="of:=[.B312]-[.B$2]" office:value-type="float" office:value="28.5046031475067" calcext:value-type="float">
            <text:p>28.5046031475</text:p>
          </table:table-cell>
          <table:table-cell table:formula="of:=[.D312]/([.E312]-[.E311])" office:value-type="float" office:value="48105.9018780268" calcext:value-type="float">
            <text:p>48105.9018780268</text:p>
          </table:table-cell>
          <table:table-cell table:formula="of:=[.E312]-[.E311]" office:value-type="float" office:value="0.0919637680053711" calcext:value-type="float">
            <text:p>0.0919637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07902.44611" calcext:value-type="float">
            <text:p>1455907902.44611</text:p>
          </table:table-cell>
          <table:table-cell office:value-type="float" office:value="1455907902.44628" calcext:value-type="float">
            <text:p>1455907902.44628</text:p>
          </table:table-cell>
          <table:table-cell office:value-type="float" office:value="4384" calcext:value-type="float">
            <text:p>4384</text:p>
          </table:table-cell>
          <table:table-cell table:formula="of:=[.B313]-[.B$2]" office:value-type="float" office:value="28.5954782962799" calcext:value-type="float">
            <text:p>28.5954782963</text:p>
          </table:table-cell>
          <table:table-cell table:formula="of:=[.D313]/([.E313]-[.E312])" office:value-type="float" office:value="48242.0118061276" calcext:value-type="float">
            <text:p>48242.0118061276</text:p>
          </table:table-cell>
          <table:table-cell table:formula="of:=[.E313]-[.E312]" office:value-type="float" office:value="0.0908751487731934" calcext:value-type="float">
            <text:p>0.09087514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07902.53755" calcext:value-type="float">
            <text:p>1455907902.53755</text:p>
          </table:table-cell>
          <table:table-cell office:value-type="float" office:value="1455907902.53779" calcext:value-type="float">
            <text:p>1455907902.53779</text:p>
          </table:table-cell>
          <table:table-cell office:value-type="float" office:value="4352" calcext:value-type="float">
            <text:p>4352</text:p>
          </table:table-cell>
          <table:table-cell table:formula="of:=[.B314]-[.B$2]" office:value-type="float" office:value="28.6869196891785" calcext:value-type="float">
            <text:p>28.6869196892</text:p>
          </table:table-cell>
          <table:table-cell table:formula="of:=[.D314]/([.E314]-[.E313])" office:value-type="float" office:value="47593.3257581486" calcext:value-type="float">
            <text:p>47593.3257581486</text:p>
          </table:table-cell>
          <table:table-cell table:formula="of:=[.E314]-[.E313]" office:value-type="float" office:value="0.0914413928985596" calcext:value-type="float">
            <text:p>0.09144139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07902.62886" calcext:value-type="float">
            <text:p>1455907902.62886</text:p>
          </table:table-cell>
          <table:table-cell office:value-type="float" office:value="1455907902.62903" calcext:value-type="float">
            <text:p>1455907902.62903</text:p>
          </table:table-cell>
          <table:table-cell office:value-type="float" office:value="4320" calcext:value-type="float">
            <text:p>4320</text:p>
          </table:table-cell>
          <table:table-cell table:formula="of:=[.B315]-[.B$2]" office:value-type="float" office:value="28.7782280445099" calcext:value-type="float">
            <text:p>28.7782280445</text:p>
          </table:table-cell>
          <table:table-cell table:formula="of:=[.D315]/([.E315]-[.E314])" office:value-type="float" office:value="47312.2090998107" calcext:value-type="float">
            <text:p>47312.2090998107</text:p>
          </table:table-cell>
          <table:table-cell table:formula="of:=[.E315]-[.E314]" office:value-type="float" office:value="0.0913083553314209" calcext:value-type="float">
            <text:p>0.09130835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07902.72056" calcext:value-type="float">
            <text:p>1455907902.72056</text:p>
          </table:table-cell>
          <table:table-cell office:value-type="float" office:value="1455907902.72073" calcext:value-type="float">
            <text:p>1455907902.72073</text:p>
          </table:table-cell>
          <table:table-cell office:value-type="float" office:value="4304" calcext:value-type="float">
            <text:p>4304</text:p>
          </table:table-cell>
          <table:table-cell table:formula="of:=[.B316]-[.B$2]" office:value-type="float" office:value="28.8699245452881" calcext:value-type="float">
            <text:p>28.8699245453</text:p>
          </table:table-cell>
          <table:table-cell table:formula="of:=[.D316]/([.E316]-[.E315])" office:value-type="float" office:value="46937.4508675179" calcext:value-type="float">
            <text:p>46937.4508675179</text:p>
          </table:table-cell>
          <table:table-cell table:formula="of:=[.E316]-[.E315]" office:value-type="float" office:value="0.0916965007781982" calcext:value-type="float">
            <text:p>0.09169650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07902.81138" calcext:value-type="float">
            <text:p>1455907902.81138</text:p>
          </table:table-cell>
          <table:table-cell office:value-type="float" office:value="1455907902.81155" calcext:value-type="float">
            <text:p>1455907902.81155</text:p>
          </table:table-cell>
          <table:table-cell office:value-type="float" office:value="4296" calcext:value-type="float">
            <text:p>4296</text:p>
          </table:table-cell>
          <table:table-cell table:formula="of:=[.B317]-[.B$2]" office:value-type="float" office:value="28.9607458114624" calcext:value-type="float">
            <text:p>28.9607458115</text:p>
          </table:table-cell>
          <table:table-cell table:formula="of:=[.D317]/([.E317]-[.E316])" office:value-type="float" office:value="47301.6968487814" calcext:value-type="float">
            <text:p>47301.6968487814</text:p>
          </table:table-cell>
          <table:table-cell table:formula="of:=[.E317]-[.E316]" office:value-type="float" office:value="0.0908212661743164" calcext:value-type="float">
            <text:p>0.09082126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07902.90293" calcext:value-type="float">
            <text:p>1455907902.90293</text:p>
          </table:table-cell>
          <table:table-cell office:value-type="float" office:value="1455907902.90318" calcext:value-type="float">
            <text:p>1455907902.90318</text:p>
          </table:table-cell>
          <table:table-cell office:value-type="float" office:value="4296" calcext:value-type="float">
            <text:p>4296</text:p>
          </table:table-cell>
          <table:table-cell table:formula="of:=[.B318]-[.B$2]" office:value-type="float" office:value="29.0522968769073" calcext:value-type="float">
            <text:p>29.0522968769</text:p>
          </table:table-cell>
          <table:table-cell table:formula="of:=[.D318]/([.E318]-[.E317])" office:value-type="float" office:value="46924.6313969265" calcext:value-type="float">
            <text:p>46924.6313969265</text:p>
          </table:table-cell>
          <table:table-cell table:formula="of:=[.E318]-[.E317]" office:value-type="float" office:value="0.0915510654449463" calcext:value-type="float">
            <text:p>0.09155106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07902.99461" calcext:value-type="float">
            <text:p>1455907902.99461</text:p>
          </table:table-cell>
          <table:table-cell office:value-type="float" office:value="1455907902.99484" calcext:value-type="float">
            <text:p>1455907902.99484</text:p>
          </table:table-cell>
          <table:table-cell office:value-type="float" office:value="4296" calcext:value-type="float">
            <text:p>4296</text:p>
          </table:table-cell>
          <table:table-cell table:formula="of:=[.B319]-[.B$2]" office:value-type="float" office:value="29.1439759731293" calcext:value-type="float">
            <text:p>29.1439759731</text:p>
          </table:table-cell>
          <table:table-cell table:formula="of:=[.D319]/([.E319]-[.E318])" office:value-type="float" office:value="46859.1006787507" calcext:value-type="float">
            <text:p>46859.1006787507</text:p>
          </table:table-cell>
          <table:table-cell table:formula="of:=[.E319]-[.E318]" office:value-type="float" office:value="0.0916790962219238" calcext:value-type="float">
            <text:p>0.091679096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07903.08566" calcext:value-type="float">
            <text:p>1455907903.08566</text:p>
          </table:table-cell>
          <table:table-cell office:value-type="float" office:value="1455907903.08583" calcext:value-type="float">
            <text:p>1455907903.08583</text:p>
          </table:table-cell>
          <table:table-cell office:value-type="float" office:value="4304" calcext:value-type="float">
            <text:p>4304</text:p>
          </table:table-cell>
          <table:table-cell table:formula="of:=[.B320]-[.B$2]" office:value-type="float" office:value="29.2350265979767" calcext:value-type="float">
            <text:p>29.235026598</text:p>
          </table:table-cell>
          <table:table-cell table:formula="of:=[.D320]/([.E320]-[.E319])" office:value-type="float" office:value="47270.4059660534" calcext:value-type="float">
            <text:p>47270.4059660534</text:p>
          </table:table-cell>
          <table:table-cell table:formula="of:=[.E320]-[.E319]" office:value-type="float" office:value="0.0910506248474121" calcext:value-type="float">
            <text:p>0.09105062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07903.1772" calcext:value-type="float">
            <text:p>1455907903.1772</text:p>
          </table:table-cell>
          <table:table-cell office:value-type="float" office:value="1455907903.1774" calcext:value-type="float">
            <text:p>1455907903.1774</text:p>
          </table:table-cell>
          <table:table-cell office:value-type="float" office:value="4328" calcext:value-type="float">
            <text:p>4328</text:p>
          </table:table-cell>
          <table:table-cell table:formula="of:=[.B321]-[.B$2]" office:value-type="float" office:value="29.3265643119812" calcext:value-type="float">
            <text:p>29.326564312</text:p>
          </table:table-cell>
          <table:table-cell table:formula="of:=[.D321]/([.E321]-[.E320])" office:value-type="float" office:value="47281.0583819741" calcext:value-type="float">
            <text:p>47281.0583819741</text:p>
          </table:table-cell>
          <table:table-cell table:formula="of:=[.E321]-[.E320]" office:value-type="float" office:value="0.0915377140045166" calcext:value-type="float">
            <text:p>0.0915377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07903.26865" calcext:value-type="float">
            <text:p>1455907903.26865</text:p>
          </table:table-cell>
          <table:table-cell office:value-type="float" office:value="1455907903.26882" calcext:value-type="float">
            <text:p>1455907903.26882</text:p>
          </table:table-cell>
          <table:table-cell office:value-type="float" office:value="4352" calcext:value-type="float">
            <text:p>4352</text:p>
          </table:table-cell>
          <table:table-cell table:formula="of:=[.B322]-[.B$2]" office:value-type="float" office:value="29.41801404953" calcext:value-type="float">
            <text:p>29.4180140495</text:p>
          </table:table-cell>
          <table:table-cell table:formula="of:=[.D322]/([.E322]-[.E321])" office:value-type="float" office:value="47588.9829391399" calcext:value-type="float">
            <text:p>47588.9829391399</text:p>
          </table:table-cell>
          <table:table-cell table:formula="of:=[.E322]-[.E321]" office:value-type="float" office:value="0.0914497375488281" calcext:value-type="float">
            <text:p>0.09144973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07903.35986" calcext:value-type="float">
            <text:p>1455907903.35986</text:p>
          </table:table-cell>
          <table:table-cell office:value-type="float" office:value="1455907903.36009" calcext:value-type="float">
            <text:p>1455907903.36009</text:p>
          </table:table-cell>
          <table:table-cell office:value-type="float" office:value="4384" calcext:value-type="float">
            <text:p>4384</text:p>
          </table:table-cell>
          <table:table-cell table:formula="of:=[.B323]-[.B$2]" office:value-type="float" office:value="29.509227514267" calcext:value-type="float">
            <text:p>29.5092275143</text:p>
          </table:table-cell>
          <table:table-cell table:formula="of:=[.D323]/([.E323]-[.E322])" office:value-type="float" office:value="48063.0794219203" calcext:value-type="float">
            <text:p>48063.0794219203</text:p>
          </table:table-cell>
          <table:table-cell table:formula="of:=[.E323]-[.E322]" office:value-type="float" office:value="0.0912134647369385" calcext:value-type="float">
            <text:p>0.09121346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07903.45067" calcext:value-type="float">
            <text:p>1455907903.45067</text:p>
          </table:table-cell>
          <table:table-cell office:value-type="float" office:value="1455907903.45084" calcext:value-type="float">
            <text:p>1455907903.45084</text:p>
          </table:table-cell>
          <table:table-cell office:value-type="float" office:value="4424" calcext:value-type="float">
            <text:p>4424</text:p>
          </table:table-cell>
          <table:table-cell table:formula="of:=[.B324]-[.B$2]" office:value-type="float" office:value="29.6000375747681" calcext:value-type="float">
            <text:p>29.6000375748</text:p>
          </table:table-cell>
          <table:table-cell table:formula="of:=[.D324]/([.E324]-[.E323])" office:value-type="float" office:value="48717.0691836119" calcext:value-type="float">
            <text:p>48717.0691836119</text:p>
          </table:table-cell>
          <table:table-cell table:formula="of:=[.E324]-[.E323]" office:value-type="float" office:value="0.0908100605010986" calcext:value-type="float">
            <text:p>0.09081006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07903.54172" calcext:value-type="float">
            <text:p>1455907903.54172</text:p>
          </table:table-cell>
          <table:table-cell office:value-type="float" office:value="1455907903.54189" calcext:value-type="float">
            <text:p>1455907903.54189</text:p>
          </table:table-cell>
          <table:table-cell office:value-type="float" office:value="4472" calcext:value-type="float">
            <text:p>4472</text:p>
          </table:table-cell>
          <table:table-cell table:formula="of:=[.B325]-[.B$2]" office:value-type="float" office:value="29.6910874843597" calcext:value-type="float">
            <text:p>29.6910874844</text:p>
          </table:table-cell>
          <table:table-cell table:formula="of:=[.D325]/([.E325]-[.E324])" office:value-type="float" office:value="49115.9191706534" calcext:value-type="float">
            <text:p>49115.9191706534</text:p>
          </table:table-cell>
          <table:table-cell table:formula="of:=[.E325]-[.E324]" office:value-type="float" office:value="0.0910499095916748" calcext:value-type="float">
            <text:p>0.09104990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07903.63341" calcext:value-type="float">
            <text:p>1455907903.63341</text:p>
          </table:table-cell>
          <table:table-cell office:value-type="float" office:value="1455907903.63358" calcext:value-type="float">
            <text:p>1455907903.63358</text:p>
          </table:table-cell>
          <table:table-cell office:value-type="float" office:value="4520" calcext:value-type="float">
            <text:p>4520</text:p>
          </table:table-cell>
          <table:table-cell table:formula="of:=[.B326]-[.B$2]" office:value-type="float" office:value="29.782778263092" calcext:value-type="float">
            <text:p>29.7827782631</text:p>
          </table:table-cell>
          <table:table-cell table:formula="of:=[.D326]/([.E326]-[.E325])" office:value-type="float" office:value="49296.1240213324" calcext:value-type="float">
            <text:p>49296.1240213324</text:p>
          </table:table-cell>
          <table:table-cell table:formula="of:=[.E326]-[.E325]" office:value-type="float" office:value="0.0916907787322998" calcext:value-type="float">
            <text:p>0.091690778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07903.72464" calcext:value-type="float">
            <text:p>1455907903.72464</text:p>
          </table:table-cell>
          <table:table-cell office:value-type="float" office:value="1455907903.7248" calcext:value-type="float">
            <text:p>1455907903.7248</text:p>
          </table:table-cell>
          <table:table-cell office:value-type="float" office:value="4584" calcext:value-type="float">
            <text:p>4584</text:p>
          </table:table-cell>
          <table:table-cell table:formula="of:=[.B327]-[.B$2]" office:value-type="float" office:value="29.8740034103394" calcext:value-type="float">
            <text:p>29.8740034103</text:p>
          </table:table-cell>
          <table:table-cell table:formula="of:=[.D327]/([.E327]-[.E326])" office:value-type="float" office:value="50249.3022847376" calcext:value-type="float">
            <text:p>50249.3022847376</text:p>
          </table:table-cell>
          <table:table-cell table:formula="of:=[.E327]-[.E326]" office:value-type="float" office:value="0.0912251472473145" calcext:value-type="float">
            <text:p>0.09122514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07903.81688" calcext:value-type="float">
            <text:p>1455907903.81688</text:p>
          </table:table-cell>
          <table:table-cell office:value-type="float" office:value="1455907903.81712" calcext:value-type="float">
            <text:p>1455907903.81712</text:p>
          </table:table-cell>
          <table:table-cell office:value-type="float" office:value="4648" calcext:value-type="float">
            <text:p>4648</text:p>
          </table:table-cell>
          <table:table-cell table:formula="of:=[.B328]-[.B$2]" office:value-type="float" office:value="29.9662499427795" calcext:value-type="float">
            <text:p>29.9662499428</text:p>
          </table:table-cell>
          <table:table-cell table:formula="of:=[.D328]/([.E328]-[.E327])" office:value-type="float" office:value="50386.7178206818" calcext:value-type="float">
            <text:p>50386.7178206818</text:p>
          </table:table-cell>
          <table:table-cell table:formula="of:=[.E328]-[.E327]" office:value-type="float" office:value="0.0922465324401856" calcext:value-type="float">
            <text:p>0.09224653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07903.90828" calcext:value-type="float">
            <text:p>1455907903.90828</text:p>
          </table:table-cell>
          <table:table-cell office:value-type="float" office:value="1455907903.90844" calcext:value-type="float">
            <text:p>1455907903.90844</text:p>
          </table:table-cell>
          <table:table-cell office:value-type="float" office:value="4720" calcext:value-type="float">
            <text:p>4720</text:p>
          </table:table-cell>
          <table:table-cell table:formula="of:=[.B329]-[.B$2]" office:value-type="float" office:value="30.0576450824738" calcext:value-type="float">
            <text:p>30.0576450825</text:p>
          </table:table-cell>
          <table:table-cell table:formula="of:=[.D329]/([.E329]-[.E328])" office:value-type="float" office:value="51643.8840817136" calcext:value-type="float">
            <text:p>51643.8840817136</text:p>
          </table:table-cell>
          <table:table-cell table:formula="of:=[.E329]-[.E328]" office:value-type="float" office:value="0.0913951396942139" calcext:value-type="float">
            <text:p>0.09139513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07903.9999" calcext:value-type="float">
            <text:p>1455907903.9999</text:p>
          </table:table-cell>
          <table:table-cell office:value-type="float" office:value="1455907904.00007" calcext:value-type="float">
            <text:p>1455907904.00007</text:p>
          </table:table-cell>
          <table:table-cell office:value-type="float" office:value="4800" calcext:value-type="float">
            <text:p>4800</text:p>
          </table:table-cell>
          <table:table-cell table:formula="of:=[.B330]-[.B$2]" office:value-type="float" office:value="30.149263381958" calcext:value-type="float">
            <text:p>30.149263382</text:p>
          </table:table-cell>
          <table:table-cell table:formula="of:=[.D330]/([.E330]-[.E329])" office:value-type="float" office:value="52391.2802029796" calcext:value-type="float">
            <text:p>52391.2802029796</text:p>
          </table:table-cell>
          <table:table-cell table:formula="of:=[.E330]-[.E329]" office:value-type="float" office:value="0.0916182994842529" calcext:value-type="float">
            <text:p>0.09161829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07904.09149" calcext:value-type="float">
            <text:p>1455907904.09149</text:p>
          </table:table-cell>
          <table:table-cell office:value-type="float" office:value="1455907904.09184" calcext:value-type="float">
            <text:p>1455907904.09184</text:p>
          </table:table-cell>
          <table:table-cell office:value-type="float" office:value="4880" calcext:value-type="float">
            <text:p>4880</text:p>
          </table:table-cell>
          <table:table-cell table:formula="of:=[.B331]-[.B$2]" office:value-type="float" office:value="30.2408564090729" calcext:value-type="float">
            <text:p>30.2408564091</text:p>
          </table:table-cell>
          <table:table-cell table:formula="of:=[.D331]/([.E331]-[.E330])" office:value-type="float" office:value="53279.164950842" calcext:value-type="float">
            <text:p>53279.164950842</text:p>
          </table:table-cell>
          <table:table-cell table:formula="of:=[.E331]-[.E330]" office:value-type="float" office:value="0.0915930271148682" calcext:value-type="float">
            <text:p>0.091593027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07904.18372" calcext:value-type="float">
            <text:p>1455907904.18372</text:p>
          </table:table-cell>
          <table:table-cell office:value-type="float" office:value="1455907904.1839" calcext:value-type="float">
            <text:p>1455907904.1839</text:p>
          </table:table-cell>
          <table:table-cell office:value-type="float" office:value="4968" calcext:value-type="float">
            <text:p>4968</text:p>
          </table:table-cell>
          <table:table-cell table:formula="of:=[.B332]-[.B$2]" office:value-type="float" office:value="30.3330907821655" calcext:value-type="float">
            <text:p>30.3330907822</text:p>
          </table:table-cell>
          <table:table-cell table:formula="of:=[.D332]/([.E332]-[.E331])" office:value-type="float" office:value="53862.7827503044" calcext:value-type="float">
            <text:p>53862.7827503044</text:p>
          </table:table-cell>
          <table:table-cell table:formula="of:=[.E332]-[.E331]" office:value-type="float" office:value="0.0922343730926514" calcext:value-type="float">
            <text:p>0.09223437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07904.27577" calcext:value-type="float">
            <text:p>1455907904.27577</text:p>
          </table:table-cell>
          <table:table-cell office:value-type="float" office:value="1455907904.27599" calcext:value-type="float">
            <text:p>1455907904.27599</text:p>
          </table:table-cell>
          <table:table-cell office:value-type="float" office:value="5064" calcext:value-type="float">
            <text:p>5064</text:p>
          </table:table-cell>
          <table:table-cell table:formula="of:=[.B333]-[.B$2]" office:value-type="float" office:value="30.4251346588135" calcext:value-type="float">
            <text:p>30.4251346588</text:p>
          </table:table-cell>
          <table:table-cell table:formula="of:=[.D333]/([.E333]-[.E332])" office:value-type="float" office:value="55017.2394342848" calcext:value-type="float">
            <text:p>55017.2394342848</text:p>
          </table:table-cell>
          <table:table-cell table:formula="of:=[.E333]-[.E332]" office:value-type="float" office:value="0.0920438766479492" calcext:value-type="float">
            <text:p>0.092043876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07904.36698" calcext:value-type="float">
            <text:p>1455907904.36698</text:p>
          </table:table-cell>
          <table:table-cell office:value-type="float" office:value="1455907904.36715" calcext:value-type="float">
            <text:p>1455907904.36715</text:p>
          </table:table-cell>
          <table:table-cell office:value-type="float" office:value="5160" calcext:value-type="float">
            <text:p>5160</text:p>
          </table:table-cell>
          <table:table-cell table:formula="of:=[.B334]-[.B$2]" office:value-type="float" office:value="30.5163426399231" calcext:value-type="float">
            <text:p>30.5163426399</text:p>
          </table:table-cell>
          <table:table-cell table:formula="of:=[.D334]/([.E334]-[.E333])" office:value-type="float" office:value="56573.9964554024" calcext:value-type="float">
            <text:p>56573.9964554024</text:p>
          </table:table-cell>
          <table:table-cell table:formula="of:=[.E334]-[.E333]" office:value-type="float" office:value="0.0912079811096191" calcext:value-type="float">
            <text:p>0.09120798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07904.45894" calcext:value-type="float">
            <text:p>1455907904.45894</text:p>
          </table:table-cell>
          <table:table-cell office:value-type="float" office:value="1455907904.4591" calcext:value-type="float">
            <text:p>1455907904.4591</text:p>
          </table:table-cell>
          <table:table-cell office:value-type="float" office:value="5256" calcext:value-type="float">
            <text:p>5256</text:p>
          </table:table-cell>
          <table:table-cell table:formula="of:=[.B335]-[.B$2]" office:value-type="float" office:value="30.608302116394" calcext:value-type="float">
            <text:p>30.6083021164</text:p>
          </table:table-cell>
          <table:table-cell table:formula="of:=[.D335]/([.E335]-[.E334])" office:value-type="float" office:value="57155.6102938508" calcext:value-type="float">
            <text:p>57155.6102938508</text:p>
          </table:table-cell>
          <table:table-cell table:formula="of:=[.E335]-[.E334]" office:value-type="float" office:value="0.0919594764709473" calcext:value-type="float">
            <text:p>0.09195947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07904.55027" calcext:value-type="float">
            <text:p>1455907904.55027</text:p>
          </table:table-cell>
          <table:table-cell office:value-type="float" office:value="1455907904.55045" calcext:value-type="float">
            <text:p>1455907904.55045</text:p>
          </table:table-cell>
          <table:table-cell office:value-type="float" office:value="5360" calcext:value-type="float">
            <text:p>5360</text:p>
          </table:table-cell>
          <table:table-cell table:formula="of:=[.B336]-[.B$2]" office:value-type="float" office:value="30.6996383666992" calcext:value-type="float">
            <text:p>30.6996383667</text:p>
          </table:table-cell>
          <table:table-cell table:formula="of:=[.D336]/([.E336]-[.E335])" office:value-type="float" office:value="58684.2571497186" calcext:value-type="float">
            <text:p>58684.2571497186</text:p>
          </table:table-cell>
          <table:table-cell table:formula="of:=[.E336]-[.E335]" office:value-type="float" office:value="0.0913362503051758" calcext:value-type="float">
            <text:p>0.0913362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07904.64178" calcext:value-type="float">
            <text:p>1455907904.64178</text:p>
          </table:table-cell>
          <table:table-cell office:value-type="float" office:value="1455907904.64196" calcext:value-type="float">
            <text:p>1455907904.64196</text:p>
          </table:table-cell>
          <table:table-cell office:value-type="float" office:value="5464" calcext:value-type="float">
            <text:p>5464</text:p>
          </table:table-cell>
          <table:table-cell table:formula="of:=[.B337]-[.B$2]" office:value-type="float" office:value="30.79114985466" calcext:value-type="float">
            <text:p>30.7911498547</text:p>
          </table:table-cell>
          <table:table-cell table:formula="of:=[.D337]/([.E337]-[.E336])" office:value-type="float" office:value="59708.350522501" calcext:value-type="float">
            <text:p>59708.350522501</text:p>
          </table:table-cell>
          <table:table-cell table:formula="of:=[.E337]-[.E336]" office:value-type="float" office:value="0.0915114879608154" calcext:value-type="float">
            <text:p>0.09151148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07904.73302" calcext:value-type="float">
            <text:p>1455907904.73302</text:p>
          </table:table-cell>
          <table:table-cell office:value-type="float" office:value="1455907904.73319" calcext:value-type="float">
            <text:p>1455907904.73319</text:p>
          </table:table-cell>
          <table:table-cell office:value-type="float" office:value="5576" calcext:value-type="float">
            <text:p>5576</text:p>
          </table:table-cell>
          <table:table-cell table:formula="of:=[.B338]-[.B$2]" office:value-type="float" office:value="30.8823900222778" calcext:value-type="float">
            <text:p>30.8823900223</text:p>
          </table:table-cell>
          <table:table-cell table:formula="of:=[.D338]/([.E338]-[.E337])" office:value-type="float" office:value="61113.4344180261" calcext:value-type="float">
            <text:p>61113.4344180261</text:p>
          </table:table-cell>
          <table:table-cell table:formula="of:=[.E338]-[.E337]" office:value-type="float" office:value="0.0912401676177979" calcext:value-type="float">
            <text:p>0.09124016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07904.82447" calcext:value-type="float">
            <text:p>1455907904.82447</text:p>
          </table:table-cell>
          <table:table-cell office:value-type="float" office:value="1455907904.82464" calcext:value-type="float">
            <text:p>1455907904.82464</text:p>
          </table:table-cell>
          <table:table-cell office:value-type="float" office:value="5688" calcext:value-type="float">
            <text:p>5688</text:p>
          </table:table-cell>
          <table:table-cell table:formula="of:=[.B339]-[.B$2]" office:value-type="float" office:value="30.9738326072693" calcext:value-type="float">
            <text:p>30.9738326073</text:p>
          </table:table-cell>
          <table:table-cell table:formula="of:=[.D339]/([.E339]-[.E338])" office:value-type="float" office:value="62202.9659434007" calcext:value-type="float">
            <text:p>62202.9659434007</text:p>
          </table:table-cell>
          <table:table-cell table:formula="of:=[.E339]-[.E338]" office:value-type="float" office:value="0.0914425849914551" calcext:value-type="float">
            <text:p>0.0914425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07904.91623" calcext:value-type="float">
            <text:p>1455907904.91623</text:p>
          </table:table-cell>
          <table:table-cell office:value-type="float" office:value="1455907904.91639" calcext:value-type="float">
            <text:p>1455907904.91639</text:p>
          </table:table-cell>
          <table:table-cell office:value-type="float" office:value="5800" calcext:value-type="float">
            <text:p>5800</text:p>
          </table:table-cell>
          <table:table-cell table:formula="of:=[.B340]-[.B$2]" office:value-type="float" office:value="31.0655941963196" calcext:value-type="float">
            <text:p>31.0655941963</text:p>
          </table:table-cell>
          <table:table-cell table:formula="of:=[.D340]/([.E340]-[.E339])" office:value-type="float" office:value="63207.2750704123" calcext:value-type="float">
            <text:p>63207.2750704123</text:p>
          </table:table-cell>
          <table:table-cell table:formula="of:=[.E340]-[.E339]" office:value-type="float" office:value="0.091761589050293" calcext:value-type="float">
            <text:p>0.091761589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07905.00764" calcext:value-type="float">
            <text:p>1455907905.00764</text:p>
          </table:table-cell>
          <table:table-cell office:value-type="float" office:value="1455907905.00781" calcext:value-type="float">
            <text:p>1455907905.00781</text:p>
          </table:table-cell>
          <table:table-cell office:value-type="float" office:value="5912" calcext:value-type="float">
            <text:p>5912</text:p>
          </table:table-cell>
          <table:table-cell table:formula="of:=[.B341]-[.B$2]" office:value-type="float" office:value="31.1570026874542" calcext:value-type="float">
            <text:p>31.1570026875</text:p>
          </table:table-cell>
          <table:table-cell table:formula="of:=[.D341]/([.E341]-[.E340])" office:value-type="float" office:value="64676.7048292231" calcext:value-type="float">
            <text:p>64676.7048292231</text:p>
          </table:table-cell>
          <table:table-cell table:formula="of:=[.E341]-[.E340]" office:value-type="float" office:value="0.0914084911346436" calcext:value-type="float">
            <text:p>0.09140849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07905.09936" calcext:value-type="float">
            <text:p>1455907905.09936</text:p>
          </table:table-cell>
          <table:table-cell office:value-type="float" office:value="1455907905.09952" calcext:value-type="float">
            <text:p>1455907905.09952</text:p>
          </table:table-cell>
          <table:table-cell office:value-type="float" office:value="6032" calcext:value-type="float">
            <text:p>6032</text:p>
          </table:table-cell>
          <table:table-cell table:formula="of:=[.B342]-[.B$2]" office:value-type="float" office:value="31.2487239837646" calcext:value-type="float">
            <text:p>31.2487239838</text:p>
          </table:table-cell>
          <table:table-cell table:formula="of:=[.D342]/([.E342]-[.E341])" office:value-type="float" office:value="65764.4434023816" calcext:value-type="float">
            <text:p>65764.4434023816</text:p>
          </table:table-cell>
          <table:table-cell table:formula="of:=[.E342]-[.E341]" office:value-type="float" office:value="0.0917212963104248" calcext:value-type="float">
            <text:p>0.09172129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07905.19061" calcext:value-type="float">
            <text:p>1455907905.19061</text:p>
          </table:table-cell>
          <table:table-cell office:value-type="float" office:value="1455907905.19078" calcext:value-type="float">
            <text:p>1455907905.19078</text:p>
          </table:table-cell>
          <table:table-cell office:value-type="float" office:value="6144" calcext:value-type="float">
            <text:p>6144</text:p>
          </table:table-cell>
          <table:table-cell table:formula="of:=[.B343]-[.B$2]" office:value-type="float" office:value="31.3399806022644" calcext:value-type="float">
            <text:p>31.3399806023</text:p>
          </table:table-cell>
          <table:table-cell table:formula="of:=[.D343]/([.E343]-[.E342])" office:value-type="float" office:value="67326.6235480382" calcext:value-type="float">
            <text:p>67326.6235480382</text:p>
          </table:table-cell>
          <table:table-cell table:formula="of:=[.E343]-[.E342]" office:value-type="float" office:value="0.0912566184997559" calcext:value-type="float">
            <text:p>0.09125661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07905.28221" calcext:value-type="float">
            <text:p>1455907905.28221</text:p>
          </table:table-cell>
          <table:table-cell office:value-type="float" office:value="1455907905.28237" calcext:value-type="float">
            <text:p>1455907905.28237</text:p>
          </table:table-cell>
          <table:table-cell office:value-type="float" office:value="6256" calcext:value-type="float">
            <text:p>6256</text:p>
          </table:table-cell>
          <table:table-cell table:formula="of:=[.B344]-[.B$2]" office:value-type="float" office:value="31.4315717220306" calcext:value-type="float">
            <text:p>31.431571722</text:p>
          </table:table-cell>
          <table:table-cell table:formula="of:=[.D344]/([.E344]-[.E343])" office:value-type="float" office:value="68303.5649740604" calcext:value-type="float">
            <text:p>68303.5649740604</text:p>
          </table:table-cell>
          <table:table-cell table:formula="of:=[.E344]-[.E343]" office:value-type="float" office:value="0.0915911197662354" calcext:value-type="float">
            <text:p>0.09159111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07905.37341" calcext:value-type="float">
            <text:p>1455907905.37341</text:p>
          </table:table-cell>
          <table:table-cell office:value-type="float" office:value="1455907905.37365" calcext:value-type="float">
            <text:p>1455907905.37365</text:p>
          </table:table-cell>
          <table:table-cell office:value-type="float" office:value="6376" calcext:value-type="float">
            <text:p>6376</text:p>
          </table:table-cell>
          <table:table-cell table:formula="of:=[.B345]-[.B$2]" office:value-type="float" office:value="31.5227811336517" calcext:value-type="float">
            <text:p>31.5227811337</text:p>
          </table:table-cell>
          <table:table-cell table:formula="of:=[.D345]/([.E345]-[.E344])" office:value-type="float" office:value="69905.0666666667" calcext:value-type="float">
            <text:p>69905.0666666667</text:p>
          </table:table-cell>
          <table:table-cell table:formula="of:=[.E345]-[.E344]" office:value-type="float" office:value="0.0912094116210938" calcext:value-type="float">
            <text:p>0.09120941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07905.46524" calcext:value-type="float">
            <text:p>1455907905.46524</text:p>
          </table:table-cell>
          <table:table-cell office:value-type="float" office:value="1455907905.46547" calcext:value-type="float">
            <text:p>1455907905.46547</text:p>
          </table:table-cell>
          <table:table-cell office:value-type="float" office:value="6488" calcext:value-type="float">
            <text:p>6488</text:p>
          </table:table-cell>
          <table:table-cell table:formula="of:=[.B346]-[.B$2]" office:value-type="float" office:value="31.614609003067" calcext:value-type="float">
            <text:p>31.6146090031</text:p>
          </table:table-cell>
          <table:table-cell table:formula="of:=[.D346]/([.E346]-[.E345])" office:value-type="float" office:value="70653.9315494581" calcext:value-type="float">
            <text:p>70653.9315494581</text:p>
          </table:table-cell>
          <table:table-cell table:formula="of:=[.E346]-[.E345]" office:value-type="float" office:value="0.0918278694152832" calcext:value-type="float">
            <text:p>0.09182786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07905.55728" calcext:value-type="float">
            <text:p>1455907905.55728</text:p>
          </table:table-cell>
          <table:table-cell office:value-type="float" office:value="1455907905.55744" calcext:value-type="float">
            <text:p>1455907905.55744</text:p>
          </table:table-cell>
          <table:table-cell office:value-type="float" office:value="6600" calcext:value-type="float">
            <text:p>6600</text:p>
          </table:table-cell>
          <table:table-cell table:formula="of:=[.B347]-[.B$2]" office:value-type="float" office:value="31.7066459655762" calcext:value-type="float">
            <text:p>31.7066459656</text:p>
          </table:table-cell>
          <table:table-cell table:formula="of:=[.D347]/([.E347]-[.E346])" office:value-type="float" office:value="71710.3196375421" calcext:value-type="float">
            <text:p>71710.3196375421</text:p>
          </table:table-cell>
          <table:table-cell table:formula="of:=[.E347]-[.E346]" office:value-type="float" office:value="0.0920369625091553" calcext:value-type="float">
            <text:p>0.09203696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07905.64887" calcext:value-type="float">
            <text:p>1455907905.64887</text:p>
          </table:table-cell>
          <table:table-cell office:value-type="float" office:value="1455907905.64925" calcext:value-type="float">
            <text:p>1455907905.64925</text:p>
          </table:table-cell>
          <table:table-cell office:value-type="float" office:value="6704" calcext:value-type="float">
            <text:p>6704</text:p>
          </table:table-cell>
          <table:table-cell table:formula="of:=[.B348]-[.B$2]" office:value-type="float" office:value="31.7982375621796" calcext:value-type="float">
            <text:p>31.7982375622</text:p>
          </table:table-cell>
          <table:table-cell table:formula="of:=[.D348]/([.E348]-[.E347])" office:value-type="float" office:value="73194.4877981482" calcext:value-type="float">
            <text:p>73194.4877981482</text:p>
          </table:table-cell>
          <table:table-cell table:formula="of:=[.E348]-[.E347]" office:value-type="float" office:value="0.0915915966033936" calcext:value-type="float">
            <text:p>0.09159159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07905.74109" calcext:value-type="float">
            <text:p>1455907905.74109</text:p>
          </table:table-cell>
          <table:table-cell office:value-type="float" office:value="1455907905.74127" calcext:value-type="float">
            <text:p>1455907905.74127</text:p>
          </table:table-cell>
          <table:table-cell office:value-type="float" office:value="6816" calcext:value-type="float">
            <text:p>6816</text:p>
          </table:table-cell>
          <table:table-cell table:formula="of:=[.B349]-[.B$2]" office:value-type="float" office:value="31.8904590606689" calcext:value-type="float">
            <text:p>31.8904590607</text:p>
          </table:table-cell>
          <table:table-cell table:formula="of:=[.D349]/([.E349]-[.E348])" office:value-type="float" office:value="73909.0137511149" calcext:value-type="float">
            <text:p>73909.0137511149</text:p>
          </table:table-cell>
          <table:table-cell table:formula="of:=[.E349]-[.E348]" office:value-type="float" office:value="0.0922214984893799" calcext:value-type="float">
            <text:p>0.092221498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07905.83278" calcext:value-type="float">
            <text:p>1455907905.83278</text:p>
          </table:table-cell>
          <table:table-cell office:value-type="float" office:value="1455907905.83295" calcext:value-type="float">
            <text:p>1455907905.83295</text:p>
          </table:table-cell>
          <table:table-cell office:value-type="float" office:value="6920" calcext:value-type="float">
            <text:p>6920</text:p>
          </table:table-cell>
          <table:table-cell table:formula="of:=[.B350]-[.B$2]" office:value-type="float" office:value="31.9821479320526" calcext:value-type="float">
            <text:p>31.9821479321</text:p>
          </table:table-cell>
          <table:table-cell table:formula="of:=[.D350]/([.E350]-[.E349])" office:value-type="float" office:value="75472.6271091684" calcext:value-type="float">
            <text:p>75472.6271091684</text:p>
          </table:table-cell>
          <table:table-cell table:formula="of:=[.E350]-[.E349]" office:value-type="float" office:value="0.091688871383667" calcext:value-type="float">
            <text:p>0.09168887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07905.92465" calcext:value-type="float">
            <text:p>1455907905.92465</text:p>
          </table:table-cell>
          <table:table-cell office:value-type="float" office:value="1455907905.92484" calcext:value-type="float">
            <text:p>1455907905.92484</text:p>
          </table:table-cell>
          <table:table-cell office:value-type="float" office:value="7016" calcext:value-type="float">
            <text:p>7016</text:p>
          </table:table-cell>
          <table:table-cell table:formula="of:=[.B351]-[.B$2]" office:value-type="float" office:value="32.0740163326263" calcext:value-type="float">
            <text:p>32.0740163326</text:p>
          </table:table-cell>
          <table:table-cell table:formula="of:=[.D351]/([.E351]-[.E350])" office:value-type="float" office:value="76370.111552875" calcext:value-type="float">
            <text:p>76370.111552875</text:p>
          </table:table-cell>
          <table:table-cell table:formula="of:=[.E351]-[.E350]" office:value-type="float" office:value="0.0918684005737305" calcext:value-type="float">
            <text:p>0.0918684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07906.01628" calcext:value-type="float">
            <text:p>1455907906.01628</text:p>
          </table:table-cell>
          <table:table-cell office:value-type="float" office:value="1455907906.01645" calcext:value-type="float">
            <text:p>1455907906.01645</text:p>
          </table:table-cell>
          <table:table-cell office:value-type="float" office:value="7120" calcext:value-type="float">
            <text:p>7120</text:p>
          </table:table-cell>
          <table:table-cell table:formula="of:=[.B352]-[.B$2]" office:value-type="float" office:value="32.165647983551" calcext:value-type="float">
            <text:p>32.1656479836</text:p>
          </table:table-cell>
          <table:table-cell table:formula="of:=[.D352]/([.E352]-[.E351])" office:value-type="float" office:value="77702.4088090734" calcext:value-type="float">
            <text:p>77702.4088090734</text:p>
          </table:table-cell>
          <table:table-cell table:formula="of:=[.E352]-[.E351]" office:value-type="float" office:value="0.0916316509246826" calcext:value-type="float">
            <text:p>0.09163165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07906.10806" calcext:value-type="float">
            <text:p>1455907906.10806</text:p>
          </table:table-cell>
          <table:table-cell office:value-type="float" office:value="1455907906.10822" calcext:value-type="float">
            <text:p>1455907906.10822</text:p>
          </table:table-cell>
          <table:table-cell office:value-type="float" office:value="7208" calcext:value-type="float">
            <text:p>7208</text:p>
          </table:table-cell>
          <table:table-cell table:formula="of:=[.B353]-[.B$2]" office:value-type="float" office:value="32.2574219703674" calcext:value-type="float">
            <text:p>32.2574219704</text:p>
          </table:table-cell>
          <table:table-cell table:formula="of:=[.D353]/([.E353]-[.E352])" office:value-type="float" office:value="78540.7744617175" calcext:value-type="float">
            <text:p>78540.7744617175</text:p>
          </table:table-cell>
          <table:table-cell table:formula="of:=[.E353]-[.E352]" office:value-type="float" office:value="0.0917739868164063" calcext:value-type="float">
            <text:p>0.091773986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07906.1997" calcext:value-type="float">
            <text:p>1455907906.1997</text:p>
          </table:table-cell>
          <table:table-cell office:value-type="float" office:value="1455907906.19992" calcext:value-type="float">
            <text:p>1455907906.19992</text:p>
          </table:table-cell>
          <table:table-cell office:value-type="float" office:value="7296" calcext:value-type="float">
            <text:p>7296</text:p>
          </table:table-cell>
          <table:table-cell table:formula="of:=[.B354]-[.B$2]" office:value-type="float" office:value="32.3490664958954" calcext:value-type="float">
            <text:p>32.3490664959</text:p>
          </table:table-cell>
          <table:table-cell table:formula="of:=[.D354]/([.E354]-[.E353])" office:value-type="float" office:value="79611.9567204756" calcext:value-type="float">
            <text:p>79611.9567204756</text:p>
          </table:table-cell>
          <table:table-cell table:formula="of:=[.E354]-[.E353]" office:value-type="float" office:value="0.0916445255279541" calcext:value-type="float">
            <text:p>0.09164452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07906.29107" calcext:value-type="float">
            <text:p>1455907906.29107</text:p>
          </table:table-cell>
          <table:table-cell office:value-type="float" office:value="1455907906.29124" calcext:value-type="float">
            <text:p>1455907906.29124</text:p>
          </table:table-cell>
          <table:table-cell office:value-type="float" office:value="7376" calcext:value-type="float">
            <text:p>7376</text:p>
          </table:table-cell>
          <table:table-cell table:formula="of:=[.B355]-[.B$2]" office:value-type="float" office:value="32.4404327869415" calcext:value-type="float">
            <text:p>32.4404327869</text:p>
          </table:table-cell>
          <table:table-cell table:formula="of:=[.D355]/([.E355]-[.E354])" office:value-type="float" office:value="80729.9925995125" calcext:value-type="float">
            <text:p>80729.9925995125</text:p>
          </table:table-cell>
          <table:table-cell table:formula="of:=[.E355]-[.E354]" office:value-type="float" office:value="0.0913662910461426" calcext:value-type="float">
            <text:p>0.0913662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07906.3835" calcext:value-type="float">
            <text:p>1455907906.3835</text:p>
          </table:table-cell>
          <table:table-cell office:value-type="float" office:value="1455907906.38367" calcext:value-type="float">
            <text:p>1455907906.38367</text:p>
          </table:table-cell>
          <table:table-cell office:value-type="float" office:value="7456" calcext:value-type="float">
            <text:p>7456</text:p>
          </table:table-cell>
          <table:table-cell table:formula="of:=[.B356]-[.B$2]" office:value-type="float" office:value="32.5328707695007" calcext:value-type="float">
            <text:p>32.5328707695</text:p>
          </table:table-cell>
          <table:table-cell table:formula="of:=[.D356]/([.E356]-[.E355])" office:value-type="float" office:value="80659.4842680024" calcext:value-type="float">
            <text:p>80659.4842680024</text:p>
          </table:table-cell>
          <table:table-cell table:formula="of:=[.E356]-[.E355]" office:value-type="float" office:value="0.0924379825592041" calcext:value-type="float">
            <text:p>0.09243798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07906.47512" calcext:value-type="float">
            <text:p>1455907906.47512</text:p>
          </table:table-cell>
          <table:table-cell office:value-type="float" office:value="1455907906.47535" calcext:value-type="float">
            <text:p>1455907906.47535</text:p>
          </table:table-cell>
          <table:table-cell office:value-type="float" office:value="7528" calcext:value-type="float">
            <text:p>7528</text:p>
          </table:table-cell>
          <table:table-cell table:formula="of:=[.B357]-[.B$2]" office:value-type="float" office:value="32.6244833469391" calcext:value-type="float">
            <text:p>32.6244833469</text:p>
          </table:table-cell>
          <table:table-cell table:formula="of:=[.D357]/([.E357]-[.E356])" office:value-type="float" office:value="82172.1232007204" calcext:value-type="float">
            <text:p>82172.1232007204</text:p>
          </table:table-cell>
          <table:table-cell table:formula="of:=[.E357]-[.E356]" office:value-type="float" office:value="0.0916125774383545" calcext:value-type="float">
            <text:p>0.09161257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07906.56688" calcext:value-type="float">
            <text:p>1455907906.56688</text:p>
          </table:table-cell>
          <table:table-cell office:value-type="float" office:value="1455907906.56715" calcext:value-type="float">
            <text:p>1455907906.56715</text:p>
          </table:table-cell>
          <table:table-cell office:value-type="float" office:value="7600" calcext:value-type="float">
            <text:p>7600</text:p>
          </table:table-cell>
          <table:table-cell table:formula="of:=[.B358]-[.B$2]" office:value-type="float" office:value="32.7162439823151" calcext:value-type="float">
            <text:p>32.7162439823</text:p>
          </table:table-cell>
          <table:table-cell table:formula="of:=[.D358]/([.E358]-[.E357])" office:value-type="float" office:value="82824.1867426053" calcext:value-type="float">
            <text:p>82824.1867426053</text:p>
          </table:table-cell>
          <table:table-cell table:formula="of:=[.E358]-[.E357]" office:value-type="float" office:value="0.0917606353759766" calcext:value-type="float">
            <text:p>0.09176063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07906.65813" calcext:value-type="float">
            <text:p>1455907906.65813</text:p>
          </table:table-cell>
          <table:table-cell office:value-type="float" office:value="1455907906.6583" calcext:value-type="float">
            <text:p>1455907906.6583</text:p>
          </table:table-cell>
          <table:table-cell office:value-type="float" office:value="7656" calcext:value-type="float">
            <text:p>7656</text:p>
          </table:table-cell>
          <table:table-cell table:formula="of:=[.B359]-[.B$2]" office:value-type="float" office:value="32.8074946403503" calcext:value-type="float">
            <text:p>32.8074946404</text:p>
          </table:table-cell>
          <table:table-cell table:formula="of:=[.D359]/([.E359]-[.E358])" office:value-type="float" office:value="83900.7648256095" calcext:value-type="float">
            <text:p>83900.7648256095</text:p>
          </table:table-cell>
          <table:table-cell table:formula="of:=[.E359]-[.E358]" office:value-type="float" office:value="0.0912506580352783" calcext:value-type="float">
            <text:p>0.0912506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07906.74975" calcext:value-type="float">
            <text:p>1455907906.74975</text:p>
          </table:table-cell>
          <table:table-cell office:value-type="float" office:value="1455907906.74992" calcext:value-type="float">
            <text:p>1455907906.74992</text:p>
          </table:table-cell>
          <table:table-cell office:value-type="float" office:value="7712" calcext:value-type="float">
            <text:p>7712</text:p>
          </table:table-cell>
          <table:table-cell table:formula="of:=[.B360]-[.B$2]" office:value-type="float" office:value="32.8991203308105" calcext:value-type="float">
            <text:p>32.8991203308</text:p>
          </table:table-cell>
          <table:table-cell table:formula="of:=[.D360]/([.E360]-[.E359])" office:value-type="float" office:value="84168.5335331741" calcext:value-type="float">
            <text:p>84168.5335331741</text:p>
          </table:table-cell>
          <table:table-cell table:formula="of:=[.E360]-[.E359]" office:value-type="float" office:value="0.0916256904602051" calcext:value-type="float">
            <text:p>0.09162569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07906.84194" calcext:value-type="float">
            <text:p>1455907906.84194</text:p>
          </table:table-cell>
          <table:table-cell office:value-type="float" office:value="1455907906.84212" calcext:value-type="float">
            <text:p>1455907906.84212</text:p>
          </table:table-cell>
          <table:table-cell office:value-type="float" office:value="7760" calcext:value-type="float">
            <text:p>7760</text:p>
          </table:table-cell>
          <table:table-cell table:formula="of:=[.B361]-[.B$2]" office:value-type="float" office:value="32.9913063049316" calcext:value-type="float">
            <text:p>32.9913063049</text:p>
          </table:table-cell>
          <table:table-cell table:formula="of:=[.D361]/([.E361]-[.E360])" office:value-type="float" office:value="84177.6644872962" calcext:value-type="float">
            <text:p>84177.6644872962</text:p>
          </table:table-cell>
          <table:table-cell table:formula="of:=[.E361]-[.E360]" office:value-type="float" office:value="0.0921859741210938" calcext:value-type="float">
            <text:p>0.09218597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07906.93376" calcext:value-type="float">
            <text:p>1455907906.93376</text:p>
          </table:table-cell>
          <table:table-cell office:value-type="float" office:value="1455907906.93392" calcext:value-type="float">
            <text:p>1455907906.93392</text:p>
          </table:table-cell>
          <table:table-cell office:value-type="float" office:value="7800" calcext:value-type="float">
            <text:p>7800</text:p>
          </table:table-cell>
          <table:table-cell table:formula="of:=[.B362]-[.B$2]" office:value-type="float" office:value="33.0831234455109" calcext:value-type="float">
            <text:p>33.0831234455</text:p>
          </table:table-cell>
          <table:table-cell table:formula="of:=[.D362]/([.E362]-[.E361])" office:value-type="float" office:value="84951.458418266" calcext:value-type="float">
            <text:p>84951.458418266</text:p>
          </table:table-cell>
          <table:table-cell table:formula="of:=[.E362]-[.E361]" office:value-type="float" office:value="0.0918171405792236" calcext:value-type="float">
            <text:p>0.09181714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907907.02584" calcext:value-type="float">
            <text:p>1455907907.02584</text:p>
          </table:table-cell>
          <table:table-cell office:value-type="float" office:value="1455907907.02608" calcext:value-type="float">
            <text:p>1455907907.02608</text:p>
          </table:table-cell>
          <table:table-cell office:value-type="float" office:value="7832" calcext:value-type="float">
            <text:p>7832</text:p>
          </table:table-cell>
          <table:table-cell table:formula="of:=[.B363]-[.B$2]" office:value-type="float" office:value="33.1752109527588" calcext:value-type="float">
            <text:p>33.1752109528</text:p>
          </table:table-cell>
          <table:table-cell table:formula="of:=[.D363]/([.E363]-[.E362])" office:value-type="float" office:value="85049.5385754564" calcext:value-type="float">
            <text:p>85049.5385754564</text:p>
          </table:table-cell>
          <table:table-cell table:formula="of:=[.E363]-[.E362]" office:value-type="float" office:value="0.0920875072479248" calcext:value-type="float">
            <text:p>0.09208750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907907.11781" calcext:value-type="float">
            <text:p>1455907907.11781</text:p>
          </table:table-cell>
          <table:table-cell office:value-type="float" office:value="1455907907.11798" calcext:value-type="float">
            <text:p>1455907907.11798</text:p>
          </table:table-cell>
          <table:table-cell office:value-type="float" office:value="7856" calcext:value-type="float">
            <text:p>7856</text:p>
          </table:table-cell>
          <table:table-cell table:formula="of:=[.B364]-[.B$2]" office:value-type="float" office:value="33.2671763896942" calcext:value-type="float">
            <text:p>33.2671763897</text:p>
          </table:table-cell>
          <table:table-cell table:formula="of:=[.D364]/([.E364]-[.E363])" office:value-type="float" office:value="85423.3966779958" calcext:value-type="float">
            <text:p>85423.3966779958</text:p>
          </table:table-cell>
          <table:table-cell table:formula="of:=[.E364]-[.E363]" office:value-type="float" office:value="0.0919654369354248" calcext:value-type="float">
            <text:p>0.09196543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907907.2101" calcext:value-type="float">
            <text:p>1455907907.2101</text:p>
          </table:table-cell>
          <table:table-cell office:value-type="float" office:value="1455907907.21027" calcext:value-type="float">
            <text:p>1455907907.21027</text:p>
          </table:table-cell>
          <table:table-cell office:value-type="float" office:value="7880" calcext:value-type="float">
            <text:p>7880</text:p>
          </table:table-cell>
          <table:table-cell table:formula="of:=[.B365]-[.B$2]" office:value-type="float" office:value="33.3594670295715" calcext:value-type="float">
            <text:p>33.3594670296</text:p>
          </table:table-cell>
          <table:table-cell table:formula="of:=[.D365]/([.E365]-[.E364])" office:value-type="float" office:value="85382.4397628489" calcext:value-type="float">
            <text:p>85382.4397628489</text:p>
          </table:table-cell>
          <table:table-cell table:formula="of:=[.E365]-[.E364]" office:value-type="float" office:value="0.0922906398773193" calcext:value-type="float">
            <text:p>0.092290639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907907.3016" calcext:value-type="float">
            <text:p>1455907907.3016</text:p>
          </table:table-cell>
          <table:table-cell office:value-type="float" office:value="1455907907.30176" calcext:value-type="float">
            <text:p>1455907907.30176</text:p>
          </table:table-cell>
          <table:table-cell office:value-type="float" office:value="7888" calcext:value-type="float">
            <text:p>7888</text:p>
          </table:table-cell>
          <table:table-cell table:formula="of:=[.B366]-[.B$2]" office:value-type="float" office:value="33.450963973999" calcext:value-type="float">
            <text:p>33.450963974</text:p>
          </table:table-cell>
          <table:table-cell table:formula="of:=[.D366]/([.E366]-[.E365])" office:value-type="float" office:value="86210.5292079027" calcext:value-type="float">
            <text:p>86210.5292079027</text:p>
          </table:table-cell>
          <table:table-cell table:formula="of:=[.E366]-[.E365]" office:value-type="float" office:value="0.0914969444274902" calcext:value-type="float">
            <text:p>0.09149694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907907.39333" calcext:value-type="float">
            <text:p>1455907907.39333</text:p>
          </table:table-cell>
          <table:table-cell office:value-type="float" office:value="1455907907.39349" calcext:value-type="float">
            <text:p>1455907907.39349</text:p>
          </table:table-cell>
          <table:table-cell office:value-type="float" office:value="7888" calcext:value-type="float">
            <text:p>7888</text:p>
          </table:table-cell>
          <table:table-cell table:formula="of:=[.B367]-[.B$2]" office:value-type="float" office:value="33.5426917076111" calcext:value-type="float">
            <text:p>33.5426917076</text:p>
          </table:table-cell>
          <table:table-cell table:formula="of:=[.D367]/([.E367]-[.E366])" office:value-type="float" office:value="85993.6214423472" calcext:value-type="float">
            <text:p>85993.6214423472</text:p>
          </table:table-cell>
          <table:table-cell table:formula="of:=[.E367]-[.E366]" office:value-type="float" office:value="0.0917277336120606" calcext:value-type="float">
            <text:p>0.09172773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907907.48537" calcext:value-type="float">
            <text:p>1455907907.48537</text:p>
          </table:table-cell>
          <table:table-cell office:value-type="float" office:value="1455907907.48554" calcext:value-type="float">
            <text:p>1455907907.48554</text:p>
          </table:table-cell>
          <table:table-cell office:value-type="float" office:value="7888" calcext:value-type="float">
            <text:p>7888</text:p>
          </table:table-cell>
          <table:table-cell table:formula="of:=[.B368]-[.B$2]" office:value-type="float" office:value="33.6347320079803" calcext:value-type="float">
            <text:p>33.634732008</text:p>
          </table:table-cell>
          <table:table-cell table:formula="of:=[.D368]/([.E368]-[.E367])" office:value-type="float" office:value="85701.5890686319" calcext:value-type="float">
            <text:p>85701.5890686319</text:p>
          </table:table-cell>
          <table:table-cell table:formula="of:=[.E368]-[.E367]" office:value-type="float" office:value="0.0920403003692627" calcext:value-type="float">
            <text:p>0.09204030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907907.57696" calcext:value-type="float">
            <text:p>1455907907.57696</text:p>
          </table:table-cell>
          <table:table-cell office:value-type="float" office:value="1455907907.57713" calcext:value-type="float">
            <text:p>1455907907.57713</text:p>
          </table:table-cell>
          <table:table-cell office:value-type="float" office:value="7880" calcext:value-type="float">
            <text:p>7880</text:p>
          </table:table-cell>
          <table:table-cell table:formula="of:=[.B369]-[.B$2]" office:value-type="float" office:value="33.7263283729553" calcext:value-type="float">
            <text:p>33.726328373</text:p>
          </table:table-cell>
          <table:table-cell table:formula="of:=[.D369]/([.E369]-[.E368])" office:value-type="float" office:value="86029.6148450088" calcext:value-type="float">
            <text:p>86029.6148450088</text:p>
          </table:table-cell>
          <table:table-cell table:formula="of:=[.E369]-[.E368]" office:value-type="float" office:value="0.0915963649749756" calcext:value-type="float">
            <text:p>0.09159636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907907.66922" calcext:value-type="float">
            <text:p>1455907907.66922</text:p>
          </table:table-cell>
          <table:table-cell office:value-type="float" office:value="1455907907.66939" calcext:value-type="float">
            <text:p>1455907907.66939</text:p>
          </table:table-cell>
          <table:table-cell office:value-type="float" office:value="7864" calcext:value-type="float">
            <text:p>7864</text:p>
          </table:table-cell>
          <table:table-cell table:formula="of:=[.B370]-[.B$2]" office:value-type="float" office:value="33.8185837268829" calcext:value-type="float">
            <text:p>33.8185837269</text:p>
          </table:table-cell>
          <table:table-cell table:formula="of:=[.D370]/([.E370]-[.E369])" office:value-type="float" office:value="85241.6652823255" calcext:value-type="float">
            <text:p>85241.6652823255</text:p>
          </table:table-cell>
          <table:table-cell table:formula="of:=[.E370]-[.E369]" office:value-type="float" office:value="0.0922553539276123" calcext:value-type="float">
            <text:p>0.09225535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907907.76072" calcext:value-type="float">
            <text:p>1455907907.76072</text:p>
          </table:table-cell>
          <table:table-cell office:value-type="float" office:value="1455907907.76091" calcext:value-type="float">
            <text:p>1455907907.76091</text:p>
          </table:table-cell>
          <table:table-cell office:value-type="float" office:value="7832" calcext:value-type="float">
            <text:p>7832</text:p>
          </table:table-cell>
          <table:table-cell table:formula="of:=[.B371]-[.B$2]" office:value-type="float" office:value="33.9100871086121" calcext:value-type="float">
            <text:p>33.9100871086</text:p>
          </table:table-cell>
          <table:table-cell table:formula="of:=[.D371]/([.E371]-[.E370])" office:value-type="float" office:value="85592.465021509" calcext:value-type="float">
            <text:p>85592.465021509</text:p>
          </table:table-cell>
          <table:table-cell table:formula="of:=[.E371]-[.E370]" office:value-type="float" office:value="0.091503381729126" calcext:value-type="float">
            <text:p>0.09150338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907907.85272" calcext:value-type="float">
            <text:p>1455907907.85272</text:p>
          </table:table-cell>
          <table:table-cell office:value-type="float" office:value="1455907907.85289" calcext:value-type="float">
            <text:p>1455907907.85289</text:p>
          </table:table-cell>
          <table:table-cell office:value-type="float" office:value="7800" calcext:value-type="float">
            <text:p>7800</text:p>
          </table:table-cell>
          <table:table-cell table:formula="of:=[.B372]-[.B$2]" office:value-type="float" office:value="34.0020864009857" calcext:value-type="float">
            <text:p>34.002086401</text:p>
          </table:table-cell>
          <table:table-cell table:formula="of:=[.D372]/([.E372]-[.E371])" office:value-type="float" office:value="84783.2608137911" calcext:value-type="float">
            <text:p>84783.2608137911</text:p>
          </table:table-cell>
          <table:table-cell table:formula="of:=[.E372]-[.E371]" office:value-type="float" office:value="0.0919992923736572" calcext:value-type="float">
            <text:p>0.09199929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907907.94407" calcext:value-type="float">
            <text:p>1455907907.94407</text:p>
          </table:table-cell>
          <table:table-cell office:value-type="float" office:value="1455907907.94423" calcext:value-type="float">
            <text:p>1455907907.94423</text:p>
          </table:table-cell>
          <table:table-cell office:value-type="float" office:value="7760" calcext:value-type="float">
            <text:p>7760</text:p>
          </table:table-cell>
          <table:table-cell table:formula="of:=[.B373]-[.B$2]" office:value-type="float" office:value="34.0934376716614" calcext:value-type="float">
            <text:p>34.0934376717</text:p>
          </table:table-cell>
          <table:table-cell table:formula="of:=[.D373]/([.E373]-[.E372])" office:value-type="float" office:value="84946.8205817489" calcext:value-type="float">
            <text:p>84946.8205817489</text:p>
          </table:table-cell>
          <table:table-cell table:formula="of:=[.E373]-[.E372]" office:value-type="float" office:value="0.0913512706756592" calcext:value-type="float">
            <text:p>0.09135127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907908.03625" calcext:value-type="float">
            <text:p>1455907908.03625</text:p>
          </table:table-cell>
          <table:table-cell office:value-type="float" office:value="1455907908.03662" calcext:value-type="float">
            <text:p>1455907908.03662</text:p>
          </table:table-cell>
          <table:table-cell office:value-type="float" office:value="7720" calcext:value-type="float">
            <text:p>7720</text:p>
          </table:table-cell>
          <table:table-cell table:formula="of:=[.B374]-[.B$2]" office:value-type="float" office:value="34.1856195926666" calcext:value-type="float">
            <text:p>34.1856195927</text:p>
          </table:table-cell>
          <table:table-cell table:formula="of:=[.D374]/([.E374]-[.E373])" office:value-type="float" office:value="83747.4411013891" calcext:value-type="float">
            <text:p>83747.4411013891</text:p>
          </table:table-cell>
          <table:table-cell table:formula="of:=[.E374]-[.E373]" office:value-type="float" office:value="0.092181921005249" calcext:value-type="float">
            <text:p>0.0921819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907908.12901" calcext:value-type="float">
            <text:p>1455907908.12901</text:p>
          </table:table-cell>
          <table:table-cell office:value-type="float" office:value="1455907908.12919" calcext:value-type="float">
            <text:p>1455907908.12919</text:p>
          </table:table-cell>
          <table:table-cell office:value-type="float" office:value="7664" calcext:value-type="float">
            <text:p>7664</text:p>
          </table:table-cell>
          <table:table-cell table:formula="of:=[.B375]-[.B$2]" office:value-type="float" office:value="34.2783811092377" calcext:value-type="float">
            <text:p>34.2783811092</text:p>
          </table:table-cell>
          <table:table-cell table:formula="of:=[.D375]/([.E375]-[.E374])" office:value-type="float" office:value="82620.4689541728" calcext:value-type="float">
            <text:p>82620.4689541728</text:p>
          </table:table-cell>
          <table:table-cell table:formula="of:=[.E375]-[.E374]" office:value-type="float" office:value="0.0927615165710449" calcext:value-type="float">
            <text:p>0.092761516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907908.22065" calcext:value-type="float">
            <text:p>1455907908.22065</text:p>
          </table:table-cell>
          <table:table-cell office:value-type="float" office:value="1455907908.22088" calcext:value-type="float">
            <text:p>1455907908.22088</text:p>
          </table:table-cell>
          <table:table-cell office:value-type="float" office:value="7600" calcext:value-type="float">
            <text:p>7600</text:p>
          </table:table-cell>
          <table:table-cell table:formula="of:=[.B376]-[.B$2]" office:value-type="float" office:value="34.3700177669525" calcext:value-type="float">
            <text:p>34.370017767</text:p>
          </table:table-cell>
          <table:table-cell table:formula="of:=[.D376]/([.E376]-[.E375])" office:value-type="float" office:value="82936.2417783698" calcext:value-type="float">
            <text:p>82936.2417783698</text:p>
          </table:table-cell>
          <table:table-cell table:formula="of:=[.E376]-[.E375]" office:value-type="float" office:value="0.0916366577148438" calcext:value-type="float">
            <text:p>0.09163665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907908.31285" calcext:value-type="float">
            <text:p>1455907908.31285</text:p>
          </table:table-cell>
          <table:table-cell office:value-type="float" office:value="1455907908.31307" calcext:value-type="float">
            <text:p>1455907908.31307</text:p>
          </table:table-cell>
          <table:table-cell office:value-type="float" office:value="7536" calcext:value-type="float">
            <text:p>7536</text:p>
          </table:table-cell>
          <table:table-cell table:formula="of:=[.B377]-[.B$2]" office:value-type="float" office:value="34.4622175693512" calcext:value-type="float">
            <text:p>34.4622175694</text:p>
          </table:table-cell>
          <table:table-cell table:formula="of:=[.D377]/([.E377]-[.E376])" office:value-type="float" office:value="81735.5330916388" calcext:value-type="float">
            <text:p>81735.5330916388</text:p>
          </table:table-cell>
          <table:table-cell table:formula="of:=[.E377]-[.E376]" office:value-type="float" office:value="0.0921998023986816" calcext:value-type="float">
            <text:p>0.09219980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907908.40458" calcext:value-type="float">
            <text:p>1455907908.40458</text:p>
          </table:table-cell>
          <table:table-cell office:value-type="float" office:value="1455907908.40474" calcext:value-type="float">
            <text:p>1455907908.40474</text:p>
          </table:table-cell>
          <table:table-cell office:value-type="float" office:value="7464" calcext:value-type="float">
            <text:p>7464</text:p>
          </table:table-cell>
          <table:table-cell table:formula="of:=[.B378]-[.B$2]" office:value-type="float" office:value="34.5539419651031" calcext:value-type="float">
            <text:p>34.5539419651</text:p>
          </table:table-cell>
          <table:table-cell table:formula="of:=[.D378]/([.E378]-[.E377])" office:value-type="float" office:value="81374.2073611978" calcext:value-type="float">
            <text:p>81374.2073611978</text:p>
          </table:table-cell>
          <table:table-cell table:formula="of:=[.E378]-[.E377]" office:value-type="float" office:value="0.0917243957519531" calcext:value-type="float">
            <text:p>0.09172439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907908.49647" calcext:value-type="float">
            <text:p>1455907908.49647</text:p>
          </table:table-cell>
          <table:table-cell office:value-type="float" office:value="1455907908.4967" calcext:value-type="float">
            <text:p>1455907908.4967</text:p>
          </table:table-cell>
          <table:table-cell office:value-type="float" office:value="7392" calcext:value-type="float">
            <text:p>7392</text:p>
          </table:table-cell>
          <table:table-cell table:formula="of:=[.B379]-[.B$2]" office:value-type="float" office:value="34.6458392143249" calcext:value-type="float">
            <text:p>34.6458392143</text:p>
          </table:table-cell>
          <table:table-cell table:formula="of:=[.D379]/([.E379]-[.E378])" office:value-type="float" office:value="80437.663396853" calcext:value-type="float">
            <text:p>80437.663396853</text:p>
          </table:table-cell>
          <table:table-cell table:formula="of:=[.E379]-[.E378]" office:value-type="float" office:value="0.0918972492218018" calcext:value-type="float">
            <text:p>0.09189724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907908.58782" calcext:value-type="float">
            <text:p>1455907908.58782</text:p>
          </table:table-cell>
          <table:table-cell office:value-type="float" office:value="1455907908.58799" calcext:value-type="float">
            <text:p>1455907908.58799</text:p>
          </table:table-cell>
          <table:table-cell office:value-type="float" office:value="7304" calcext:value-type="float">
            <text:p>7304</text:p>
          </table:table-cell>
          <table:table-cell table:formula="of:=[.B380]-[.B$2]" office:value-type="float" office:value="34.7371897697449" calcext:value-type="float">
            <text:p>34.7371897697</text:p>
          </table:table-cell>
          <table:table-cell table:formula="of:=[.D380]/([.E380]-[.E379])" office:value-type="float" office:value="79955.7262287552" calcext:value-type="float">
            <text:p>79955.7262287552</text:p>
          </table:table-cell>
          <table:table-cell table:formula="of:=[.E380]-[.E379]" office:value-type="float" office:value="0.0913505554199219" calcext:value-type="float">
            <text:p>0.09135055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907908.67937" calcext:value-type="float">
            <text:p>1455907908.67937</text:p>
          </table:table-cell>
          <table:table-cell office:value-type="float" office:value="1455907908.67956" calcext:value-type="float">
            <text:p>1455907908.67956</text:p>
          </table:table-cell>
          <table:table-cell office:value-type="float" office:value="7216" calcext:value-type="float">
            <text:p>7216</text:p>
          </table:table-cell>
          <table:table-cell table:formula="of:=[.B381]-[.B$2]" office:value-type="float" office:value="34.8287370204926" calcext:value-type="float">
            <text:p>34.8287370205</text:p>
          </table:table-cell>
          <table:table-cell table:formula="of:=[.D381]/([.E381]-[.E380])" office:value-type="float" office:value="78822.6838169995" calcext:value-type="float">
            <text:p>78822.6838169995</text:p>
          </table:table-cell>
          <table:table-cell table:formula="of:=[.E381]-[.E380]" office:value-type="float" office:value="0.0915472507476807" calcext:value-type="float">
            <text:p>0.09154725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907908.77167" calcext:value-type="float">
            <text:p>1455907908.77167</text:p>
          </table:table-cell>
          <table:table-cell office:value-type="float" office:value="1455907908.77184" calcext:value-type="float">
            <text:p>1455907908.77184</text:p>
          </table:table-cell>
          <table:table-cell office:value-type="float" office:value="7128" calcext:value-type="float">
            <text:p>7128</text:p>
          </table:table-cell>
          <table:table-cell table:formula="of:=[.B382]-[.B$2]" office:value-type="float" office:value="34.9210312366486" calcext:value-type="float">
            <text:p>34.9210312366</text:p>
          </table:table-cell>
          <table:table-cell table:formula="of:=[.D382]/([.E382]-[.E381])" office:value-type="float" office:value="77231.2751207667" calcext:value-type="float">
            <text:p>77231.2751207667</text:p>
          </table:table-cell>
          <table:table-cell table:formula="of:=[.E382]-[.E381]" office:value-type="float" office:value="0.0922942161560059" calcext:value-type="float">
            <text:p>0.09229421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907908.8633" calcext:value-type="float">
            <text:p>1455907908.8633</text:p>
          </table:table-cell>
          <table:table-cell office:value-type="float" office:value="1455907908.86346" calcext:value-type="float">
            <text:p>1455907908.86346</text:p>
          </table:table-cell>
          <table:table-cell office:value-type="float" office:value="7032" calcext:value-type="float">
            <text:p>7032</text:p>
          </table:table-cell>
          <table:table-cell table:formula="of:=[.B383]-[.B$2]" office:value-type="float" office:value="35.0126657485962" calcext:value-type="float">
            <text:p>35.0126657486</text:p>
          </table:table-cell>
          <table:table-cell table:formula="of:=[.D383]/([.E383]-[.E382])" office:value-type="float" office:value="76739.6459100335" calcext:value-type="float">
            <text:p>76739.6459100335</text:p>
          </table:table-cell>
          <table:table-cell table:formula="of:=[.E383]-[.E382]" office:value-type="float" office:value="0.0916345119476318" calcext:value-type="float">
            <text:p>0.09163451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907908.95567" calcext:value-type="float">
            <text:p>1455907908.95567</text:p>
          </table:table-cell>
          <table:table-cell office:value-type="float" office:value="1455907908.95583" calcext:value-type="float">
            <text:p>1455907908.95583</text:p>
          </table:table-cell>
          <table:table-cell office:value-type="float" office:value="6928" calcext:value-type="float">
            <text:p>6928</text:p>
          </table:table-cell>
          <table:table-cell table:formula="of:=[.B384]-[.B$2]" office:value-type="float" office:value="35.1050338745117" calcext:value-type="float">
            <text:p>35.1050338745</text:p>
          </table:table-cell>
          <table:table-cell table:formula="of:=[.D384]/([.E384]-[.E383])" office:value-type="float" office:value="75004.2282587373" calcext:value-type="float">
            <text:p>75004.2282587373</text:p>
          </table:table-cell>
          <table:table-cell table:formula="of:=[.E384]-[.E383]" office:value-type="float" office:value="0.0923681259155273" calcext:value-type="float">
            <text:p>0.09236812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907909.04735" calcext:value-type="float">
            <text:p>1455907909.04735</text:p>
          </table:table-cell>
          <table:table-cell office:value-type="float" office:value="1455907909.0476" calcext:value-type="float">
            <text:p>1455907909.0476</text:p>
          </table:table-cell>
          <table:table-cell office:value-type="float" office:value="6824" calcext:value-type="float">
            <text:p>6824</text:p>
          </table:table-cell>
          <table:table-cell table:formula="of:=[.B385]-[.B$2]" office:value-type="float" office:value="35.1967167854309" calcext:value-type="float">
            <text:p>35.1967167854</text:p>
          </table:table-cell>
          <table:table-cell table:formula="of:=[.D385]/([.E385]-[.E384])" office:value-type="float" office:value="74430.4465421562" calcext:value-type="float">
            <text:p>74430.4465421562</text:p>
          </table:table-cell>
          <table:table-cell table:formula="of:=[.E385]-[.E384]" office:value-type="float" office:value="0.0916829109191895" calcext:value-type="float">
            <text:p>0.09168291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907909.13936" calcext:value-type="float">
            <text:p>1455907909.13936</text:p>
          </table:table-cell>
          <table:table-cell office:value-type="float" office:value="1455907909.13952" calcext:value-type="float">
            <text:p>1455907909.13952</text:p>
          </table:table-cell>
          <table:table-cell office:value-type="float" office:value="6720" calcext:value-type="float">
            <text:p>6720</text:p>
          </table:table-cell>
          <table:table-cell table:formula="of:=[.B386]-[.B$2]" office:value-type="float" office:value="35.2887258529663" calcext:value-type="float">
            <text:p>35.288725853</text:p>
          </table:table-cell>
          <table:table-cell table:formula="of:=[.D386]/([.E386]-[.E385])" office:value-type="float" office:value="73036.2797929072" calcext:value-type="float">
            <text:p>73036.2797929072</text:p>
          </table:table-cell>
          <table:table-cell table:formula="of:=[.E386]-[.E385]" office:value-type="float" office:value="0.0920090675354004" calcext:value-type="float">
            <text:p>0.09200906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907909.23059" calcext:value-type="float">
            <text:p>1455907909.23059</text:p>
          </table:table-cell>
          <table:table-cell office:value-type="float" office:value="1455907909.23076" calcext:value-type="float">
            <text:p>1455907909.23076</text:p>
          </table:table-cell>
          <table:table-cell office:value-type="float" office:value="6608" calcext:value-type="float">
            <text:p>6608</text:p>
          </table:table-cell>
          <table:table-cell table:formula="of:=[.B387]-[.B$2]" office:value-type="float" office:value="35.3799562454224" calcext:value-type="float">
            <text:p>35.3799562454</text:p>
          </table:table-cell>
          <table:table-cell table:formula="of:=[.D387]/([.E387]-[.E386])" office:value-type="float" office:value="72432.0023415776" calcext:value-type="float">
            <text:p>72432.0023415776</text:p>
          </table:table-cell>
          <table:table-cell table:formula="of:=[.E387]-[.E386]" office:value-type="float" office:value="0.0912303924560547" calcext:value-type="float">
            <text:p>0.09123039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907909.3222" calcext:value-type="float">
            <text:p>1455907909.3222</text:p>
          </table:table-cell>
          <table:table-cell office:value-type="float" office:value="1455907909.32237" calcext:value-type="float">
            <text:p>1455907909.32237</text:p>
          </table:table-cell>
          <table:table-cell office:value-type="float" office:value="6496" calcext:value-type="float">
            <text:p>6496</text:p>
          </table:table-cell>
          <table:table-cell table:formula="of:=[.B388]-[.B$2]" office:value-type="float" office:value="35.4715614318848" calcext:value-type="float">
            <text:p>35.4715614319</text:p>
          </table:table-cell>
          <table:table-cell table:formula="of:=[.D388]/([.E388]-[.E387])" office:value-type="float" office:value="70913.01541825" calcext:value-type="float">
            <text:p>70913.01541825</text:p>
          </table:table-cell>
          <table:table-cell table:formula="of:=[.E388]-[.E387]" office:value-type="float" office:value="0.0916051864624023" calcext:value-type="float">
            <text:p>0.091605186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907909.41433" calcext:value-type="float">
            <text:p>1455907909.41433</text:p>
          </table:table-cell>
          <table:table-cell office:value-type="float" office:value="1455907909.41451" calcext:value-type="float">
            <text:p>1455907909.41451</text:p>
          </table:table-cell>
          <table:table-cell office:value-type="float" office:value="6384" calcext:value-type="float">
            <text:p>6384</text:p>
          </table:table-cell>
          <table:table-cell table:formula="of:=[.B389]-[.B$2]" office:value-type="float" office:value="35.5637001991272" calcext:value-type="float">
            <text:p>35.5637001991</text:p>
          </table:table-cell>
          <table:table-cell table:formula="of:=[.D389]/([.E389]-[.E388])" office:value-type="float" office:value="69286.7963297435" calcext:value-type="float">
            <text:p>69286.7963297435</text:p>
          </table:table-cell>
          <table:table-cell table:formula="of:=[.E389]-[.E388]" office:value-type="float" office:value="0.0921387672424316" calcext:value-type="float">
            <text:p>0.092138767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907909.50579" calcext:value-type="float">
            <text:p>1455907909.50579</text:p>
          </table:table-cell>
          <table:table-cell office:value-type="float" office:value="1455907909.50596" calcext:value-type="float">
            <text:p>1455907909.50596</text:p>
          </table:table-cell>
          <table:table-cell office:value-type="float" office:value="6272" calcext:value-type="float">
            <text:p>6272</text:p>
          </table:table-cell>
          <table:table-cell table:formula="of:=[.B390]-[.B$2]" office:value-type="float" office:value="35.6551611423492" calcext:value-type="float">
            <text:p>35.6551611423</text:p>
          </table:table-cell>
          <table:table-cell table:formula="of:=[.D390]/([.E390]-[.E389])" office:value-type="float" office:value="68575.7196355721" calcext:value-type="float">
            <text:p>68575.7196355721</text:p>
          </table:table-cell>
          <table:table-cell table:formula="of:=[.E390]-[.E389]" office:value-type="float" office:value="0.0914609432220459" calcext:value-type="float">
            <text:p>0.09146094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907909.59755" calcext:value-type="float">
            <text:p>1455907909.59755</text:p>
          </table:table-cell>
          <table:table-cell office:value-type="float" office:value="1455907909.59773" calcext:value-type="float">
            <text:p>1455907909.59773</text:p>
          </table:table-cell>
          <table:table-cell office:value-type="float" office:value="6160" calcext:value-type="float">
            <text:p>6160</text:p>
          </table:table-cell>
          <table:table-cell table:formula="of:=[.B391]-[.B$2]" office:value-type="float" office:value="35.7469170093536" calcext:value-type="float">
            <text:p>35.7469170094</text:p>
          </table:table-cell>
          <table:table-cell table:formula="of:=[.D391]/([.E391]-[.E390])" office:value-type="float" office:value="67134.6716140231" calcext:value-type="float">
            <text:p>67134.6716140231</text:p>
          </table:table-cell>
          <table:table-cell table:formula="of:=[.E391]-[.E390]" office:value-type="float" office:value="0.0917558670043945" calcext:value-type="float">
            <text:p>0.0917558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907909.68878" calcext:value-type="float">
            <text:p>1455907909.68878</text:p>
          </table:table-cell>
          <table:table-cell office:value-type="float" office:value="1455907909.68895" calcext:value-type="float">
            <text:p>1455907909.68895</text:p>
          </table:table-cell>
          <table:table-cell office:value-type="float" office:value="6040" calcext:value-type="float">
            <text:p>6040</text:p>
          </table:table-cell>
          <table:table-cell table:formula="of:=[.B392]-[.B$2]" office:value-type="float" office:value="35.8381450176239" calcext:value-type="float">
            <text:p>35.8381450176</text:p>
          </table:table-cell>
          <table:table-cell table:formula="of:=[.D392]/([.E392]-[.E391])" office:value-type="float" office:value="66207.7372346709" calcext:value-type="float">
            <text:p>66207.7372346709</text:p>
          </table:table-cell>
          <table:table-cell table:formula="of:=[.E392]-[.E391]" office:value-type="float" office:value="0.0912280082702637" calcext:value-type="float">
            <text:p>0.09122800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907909.78084" calcext:value-type="float">
            <text:p>1455907909.78084</text:p>
          </table:table-cell>
          <table:table-cell office:value-type="float" office:value="1455907909.78101" calcext:value-type="float">
            <text:p>1455907909.78101</text:p>
          </table:table-cell>
          <table:table-cell office:value-type="float" office:value="5928" calcext:value-type="float">
            <text:p>5928</text:p>
          </table:table-cell>
          <table:table-cell table:formula="of:=[.B393]-[.B$2]" office:value-type="float" office:value="35.9302017688751" calcext:value-type="float">
            <text:p>35.9302017689</text:p>
          </table:table-cell>
          <table:table-cell table:formula="of:=[.D393]/([.E393]-[.E392])" office:value-type="float" office:value="64395.0597802721" calcext:value-type="float">
            <text:p>64395.0597802721</text:p>
          </table:table-cell>
          <table:table-cell table:formula="of:=[.E393]-[.E392]" office:value-type="float" office:value="0.0920567512512207" calcext:value-type="float">
            <text:p>0.09205675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907909.87176" calcext:value-type="float">
            <text:p>1455907909.87176</text:p>
          </table:table-cell>
          <table:table-cell office:value-type="float" office:value="1455907909.87193" calcext:value-type="float">
            <text:p>1455907909.87193</text:p>
          </table:table-cell>
          <table:table-cell office:value-type="float" office:value="5816" calcext:value-type="float">
            <text:p>5816</text:p>
          </table:table-cell>
          <table:table-cell table:formula="of:=[.B394]-[.B$2]" office:value-type="float" office:value="36.0211253166199" calcext:value-type="float">
            <text:p>36.0211253166</text:p>
          </table:table-cell>
          <table:table-cell table:formula="of:=[.D394]/([.E394]-[.E393])" office:value-type="float" office:value="63965.8278219325" calcext:value-type="float">
            <text:p>63965.8278219325</text:p>
          </table:table-cell>
          <table:table-cell table:formula="of:=[.E394]-[.E393]" office:value-type="float" office:value="0.090923547744751" calcext:value-type="float">
            <text:p>0.090923547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907909.96303" calcext:value-type="float">
            <text:p>1455907909.96303</text:p>
          </table:table-cell>
          <table:table-cell office:value-type="float" office:value="1455907909.9632" calcext:value-type="float">
            <text:p>1455907909.9632</text:p>
          </table:table-cell>
          <table:table-cell office:value-type="float" office:value="5704" calcext:value-type="float">
            <text:p>5704</text:p>
          </table:table-cell>
          <table:table-cell table:formula="of:=[.B395]-[.B$2]" office:value-type="float" office:value="36.1124000549316" calcext:value-type="float">
            <text:p>36.1124000549</text:p>
          </table:table-cell>
          <table:table-cell table:formula="of:=[.D395]/([.E395]-[.E394])" office:value-type="float" office:value="62492.6469853775" calcext:value-type="float">
            <text:p>62492.6469853775</text:p>
          </table:table-cell>
          <table:table-cell table:formula="of:=[.E395]-[.E394]" office:value-type="float" office:value="0.0912747383117676" calcext:value-type="float">
            <text:p>0.091274738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907910.05503" calcext:value-type="float">
            <text:p>1455907910.05503</text:p>
          </table:table-cell>
          <table:table-cell office:value-type="float" office:value="1455907910.05525" calcext:value-type="float">
            <text:p>1455907910.05525</text:p>
          </table:table-cell>
          <table:table-cell office:value-type="float" office:value="5592" calcext:value-type="float">
            <text:p>5592</text:p>
          </table:table-cell>
          <table:table-cell table:formula="of:=[.B396]-[.B$2]" office:value-type="float" office:value="36.2043960094452" calcext:value-type="float">
            <text:p>36.2043960094</text:p>
          </table:table-cell>
          <table:table-cell table:formula="of:=[.D396]/([.E396]-[.E395])" office:value-type="float" office:value="60785.2815873156" calcext:value-type="float">
            <text:p>60785.2815873156</text:p>
          </table:table-cell>
          <table:table-cell table:formula="of:=[.E396]-[.E395]" office:value-type="float" office:value="0.0919959545135498" calcext:value-type="float">
            <text:p>0.09199595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907910.14638" calcext:value-type="float">
            <text:p>1455907910.14638</text:p>
          </table:table-cell>
          <table:table-cell office:value-type="float" office:value="1455907910.14655" calcext:value-type="float">
            <text:p>1455907910.14655</text:p>
          </table:table-cell>
          <table:table-cell office:value-type="float" office:value="5480" calcext:value-type="float">
            <text:p>5480</text:p>
          </table:table-cell>
          <table:table-cell table:formula="of:=[.B397]-[.B$2]" office:value-type="float" office:value="36.2957496643066" calcext:value-type="float">
            <text:p>36.2957496643</text:p>
          </table:table-cell>
          <table:table-cell table:formula="of:=[.D397]/([.E397]-[.E396])" office:value-type="float" office:value="59986.6530606919" calcext:value-type="float">
            <text:p>59986.6530606919</text:p>
          </table:table-cell>
          <table:table-cell table:formula="of:=[.E397]-[.E396]" office:value-type="float" office:value="0.0913536548614502" calcext:value-type="float">
            <text:p>0.09135365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907910.23834" calcext:value-type="float">
            <text:p>1455907910.23834</text:p>
          </table:table-cell>
          <table:table-cell office:value-type="float" office:value="1455907910.23851" calcext:value-type="float">
            <text:p>1455907910.23851</text:p>
          </table:table-cell>
          <table:table-cell office:value-type="float" office:value="5368" calcext:value-type="float">
            <text:p>5368</text:p>
          </table:table-cell>
          <table:table-cell table:formula="of:=[.B398]-[.B$2]" office:value-type="float" office:value="36.3877091407776" calcext:value-type="float">
            <text:p>36.3877091408</text:p>
          </table:table-cell>
          <table:table-cell table:formula="of:=[.D398]/([.E398]-[.E397])" office:value-type="float" office:value="58373.5380626695" calcext:value-type="float">
            <text:p>58373.5380626695</text:p>
          </table:table-cell>
          <table:table-cell table:formula="of:=[.E398]-[.E397]" office:value-type="float" office:value="0.0919594764709473" calcext:value-type="float">
            <text:p>0.091959476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907910.32963" calcext:value-type="float">
            <text:p>1455907910.32963</text:p>
          </table:table-cell>
          <table:table-cell office:value-type="float" office:value="1455907910.3298" calcext:value-type="float">
            <text:p>1455907910.3298</text:p>
          </table:table-cell>
          <table:table-cell office:value-type="float" office:value="5272" calcext:value-type="float">
            <text:p>5272</text:p>
          </table:table-cell>
          <table:table-cell table:formula="of:=[.B399]-[.B$2]" office:value-type="float" office:value="36.4789915084839" calcext:value-type="float">
            <text:p>36.4789915085</text:p>
          </table:table-cell>
          <table:table-cell table:formula="of:=[.D399]/([.E399]-[.E398])" office:value-type="float" office:value="57754.85597572" calcext:value-type="float">
            <text:p>57754.85597572</text:p>
          </table:table-cell>
          <table:table-cell table:formula="of:=[.E399]-[.E398]" office:value-type="float" office:value="0.0912823677062988" calcext:value-type="float">
            <text:p>0.091282367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907910.42185" calcext:value-type="float">
            <text:p>1455907910.42185</text:p>
          </table:table-cell>
          <table:table-cell office:value-type="float" office:value="1455907910.42202" calcext:value-type="float">
            <text:p>1455907910.42202</text:p>
          </table:table-cell>
          <table:table-cell office:value-type="float" office:value="5168" calcext:value-type="float">
            <text:p>5168</text:p>
          </table:table-cell>
          <table:table-cell table:formula="of:=[.B400]-[.B$2]" office:value-type="float" office:value="36.5712141990662" calcext:value-type="float">
            <text:p>36.5712141991</text:p>
          </table:table-cell>
          <table:table-cell table:formula="of:=[.D400]/([.E400]-[.E399])" office:value-type="float" office:value="56038.269620744" calcext:value-type="float">
            <text:p>56038.269620744</text:p>
          </table:table-cell>
          <table:table-cell table:formula="of:=[.E400]-[.E399]" office:value-type="float" office:value="0.0922226905822754" calcext:value-type="float">
            <text:p>0.09222269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907910.51267" calcext:value-type="float">
            <text:p>1455907910.51267</text:p>
          </table:table-cell>
          <table:table-cell office:value-type="float" office:value="1455907910.51285" calcext:value-type="float">
            <text:p>1455907910.51285</text:p>
          </table:table-cell>
          <table:table-cell office:value-type="float" office:value="5072" calcext:value-type="float">
            <text:p>5072</text:p>
          </table:table-cell>
          <table:table-cell table:formula="of:=[.B401]-[.B$2]" office:value-type="float" office:value="36.6620380878448" calcext:value-type="float">
            <text:p>36.6620380878</text:p>
          </table:table-cell>
          <table:table-cell table:formula="of:=[.D401]/([.E401]-[.E400])" office:value-type="float" office:value="55844.3386228386" calcext:value-type="float">
            <text:p>55844.3386228386</text:p>
          </table:table-cell>
          <table:table-cell table:formula="of:=[.E401]-[.E400]" office:value-type="float" office:value="0.0908238887786865" calcext:value-type="float">
            <text:p>0.09082388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907910.60399" calcext:value-type="float">
            <text:p>1455907910.60399</text:p>
          </table:table-cell>
          <table:table-cell office:value-type="float" office:value="1455907910.60424" calcext:value-type="float">
            <text:p>1455907910.60424</text:p>
          </table:table-cell>
          <table:table-cell office:value-type="float" office:value="4976" calcext:value-type="float">
            <text:p>4976</text:p>
          </table:table-cell>
          <table:table-cell table:formula="of:=[.B402]-[.B$2]" office:value-type="float" office:value="36.7533600330353" calcext:value-type="float">
            <text:p>36.753360033</text:p>
          </table:table-cell>
          <table:table-cell table:formula="of:=[.D402]/([.E402]-[.E401])" office:value-type="float" office:value="54488.5458760626" calcext:value-type="float">
            <text:p>54488.5458760626</text:p>
          </table:table-cell>
          <table:table-cell table:formula="of:=[.E402]-[.E401]" office:value-type="float" office:value="0.0913219451904297" calcext:value-type="float">
            <text:p>0.09132194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907910.6957" calcext:value-type="float">
            <text:p>1455907910.6957</text:p>
          </table:table-cell>
          <table:table-cell office:value-type="float" office:value="1455907910.69594" calcext:value-type="float">
            <text:p>1455907910.69594</text:p>
          </table:table-cell>
          <table:table-cell office:value-type="float" office:value="4888" calcext:value-type="float">
            <text:p>4888</text:p>
          </table:table-cell>
          <table:table-cell table:formula="of:=[.B403]-[.B$2]" office:value-type="float" office:value="36.8450703620911" calcext:value-type="float">
            <text:p>36.8450703621</text:p>
          </table:table-cell>
          <table:table-cell table:formula="of:=[.D403]/([.E403]-[.E402])" office:value-type="float" office:value="53298.249502809" calcext:value-type="float">
            <text:p>53298.249502809</text:p>
          </table:table-cell>
          <table:table-cell table:formula="of:=[.E403]-[.E402]" office:value-type="float" office:value="0.0917103290557861" calcext:value-type="float">
            <text:p>0.091710329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907910.78718" calcext:value-type="float">
            <text:p>1455907910.78718</text:p>
          </table:table-cell>
          <table:table-cell office:value-type="float" office:value="1455907910.78735" calcext:value-type="float">
            <text:p>1455907910.78735</text:p>
          </table:table-cell>
          <table:table-cell office:value-type="float" office:value="4808" calcext:value-type="float">
            <text:p>4808</text:p>
          </table:table-cell>
          <table:table-cell table:formula="of:=[.B404]-[.B$2]" office:value-type="float" office:value="36.9365468025207" calcext:value-type="float">
            <text:p>36.9365468025</text:p>
          </table:table-cell>
          <table:table-cell table:formula="of:=[.D404]/([.E404]-[.E403])" office:value-type="float" office:value="52559.9813177648" calcext:value-type="float">
            <text:p>52559.9813177648</text:p>
          </table:table-cell>
          <table:table-cell table:formula="of:=[.E404]-[.E403]" office:value-type="float" office:value="0.0914764404296875" calcext:value-type="float">
            <text:p>0.0914764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907910.87873" calcext:value-type="float">
            <text:p>1455907910.87873</text:p>
          </table:table-cell>
          <table:table-cell office:value-type="float" office:value="1455907910.8789" calcext:value-type="float">
            <text:p>1455907910.8789</text:p>
          </table:table-cell>
          <table:table-cell office:value-type="float" office:value="4728" calcext:value-type="float">
            <text:p>4728</text:p>
          </table:table-cell>
          <table:table-cell table:formula="of:=[.B405]-[.B$2]" office:value-type="float" office:value="37.0280954837799" calcext:value-type="float">
            <text:p>37.0280954838</text:p>
          </table:table-cell>
          <table:table-cell table:formula="of:=[.D405]/([.E405]-[.E404])" office:value-type="float" office:value="51644.6543518854" calcext:value-type="float">
            <text:p>51644.6543518854</text:p>
          </table:table-cell>
          <table:table-cell table:formula="of:=[.E405]-[.E404]" office:value-type="float" office:value="0.0915486812591553" calcext:value-type="float">
            <text:p>0.09154868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907910.96964" calcext:value-type="float">
            <text:p>1455907910.96964</text:p>
          </table:table-cell>
          <table:table-cell office:value-type="float" office:value="1455907910.96981" calcext:value-type="float">
            <text:p>1455907910.96981</text:p>
          </table:table-cell>
          <table:table-cell office:value-type="float" office:value="4656" calcext:value-type="float">
            <text:p>4656</text:p>
          </table:table-cell>
          <table:table-cell table:formula="of:=[.B406]-[.B$2]" office:value-type="float" office:value="37.1190066337585" calcext:value-type="float">
            <text:p>37.1190066338</text:p>
          </table:table-cell>
          <table:table-cell table:formula="of:=[.D406]/([.E406]-[.E405])" office:value-type="float" office:value="51214.8399959088" calcext:value-type="float">
            <text:p>51214.8399959088</text:p>
          </table:table-cell>
          <table:table-cell table:formula="of:=[.E406]-[.E405]" office:value-type="float" office:value="0.0909111499786377" calcext:value-type="float">
            <text:p>0.090911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907911.06105" calcext:value-type="float">
            <text:p>1455907911.06105</text:p>
          </table:table-cell>
          <table:table-cell office:value-type="float" office:value="1455907911.06129" calcext:value-type="float">
            <text:p>1455907911.06129</text:p>
          </table:table-cell>
          <table:table-cell office:value-type="float" office:value="4592" calcext:value-type="float">
            <text:p>4592</text:p>
          </table:table-cell>
          <table:table-cell table:formula="of:=[.B407]-[.B$2]" office:value-type="float" office:value="37.2104189395905" calcext:value-type="float">
            <text:p>37.2104189396</text:p>
          </table:table-cell>
          <table:table-cell table:formula="of:=[.D407]/([.E407]-[.E406])" office:value-type="float" office:value="50233.9368667044" calcext:value-type="float">
            <text:p>50233.9368667044</text:p>
          </table:table-cell>
          <table:table-cell table:formula="of:=[.E407]-[.E406]" office:value-type="float" office:value="0.0914123058319092" calcext:value-type="float">
            <text:p>0.09141230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907911.15207" calcext:value-type="float">
            <text:p>1455907911.15207</text:p>
          </table:table-cell>
          <table:table-cell office:value-type="float" office:value="1455907911.15224" calcext:value-type="float">
            <text:p>1455907911.15224</text:p>
          </table:table-cell>
          <table:table-cell office:value-type="float" office:value="4528" calcext:value-type="float">
            <text:p>4528</text:p>
          </table:table-cell>
          <table:table-cell table:formula="of:=[.B408]-[.B$2]" office:value-type="float" office:value="37.3014323711395" calcext:value-type="float">
            <text:p>37.3014323711</text:p>
          </table:table-cell>
          <table:table-cell table:formula="of:=[.D408]/([.E408]-[.E407])" office:value-type="float" office:value="49750.8985534581" calcext:value-type="float">
            <text:p>49750.8985534581</text:p>
          </table:table-cell>
          <table:table-cell table:formula="of:=[.E408]-[.E407]" office:value-type="float" office:value="0.0910134315490723" calcext:value-type="float">
            <text:p>0.09101343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907911.24348" calcext:value-type="float">
            <text:p>1455907911.24348</text:p>
          </table:table-cell>
          <table:table-cell office:value-type="float" office:value="1455907911.24365" calcext:value-type="float">
            <text:p>1455907911.24365</text:p>
          </table:table-cell>
          <table:table-cell office:value-type="float" office:value="4480" calcext:value-type="float">
            <text:p>4480</text:p>
          </table:table-cell>
          <table:table-cell table:formula="of:=[.B409]-[.B$2]" office:value-type="float" office:value="37.3928461074829" calcext:value-type="float">
            <text:p>37.3928461075</text:p>
          </table:table-cell>
          <table:table-cell table:formula="of:=[.D409]/([.E409]-[.E408])" office:value-type="float" office:value="49007.9519687442" calcext:value-type="float">
            <text:p>49007.9519687442</text:p>
          </table:table-cell>
          <table:table-cell table:formula="of:=[.E409]-[.E408]" office:value-type="float" office:value="0.0914137363433838" calcext:value-type="float">
            <text:p>0.09141373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907911.33622" calcext:value-type="float">
            <text:p>1455907911.33622</text:p>
          </table:table-cell>
          <table:table-cell office:value-type="float" office:value="1455907911.33639" calcext:value-type="float">
            <text:p>1455907911.33639</text:p>
          </table:table-cell>
          <table:table-cell office:value-type="float" office:value="4432" calcext:value-type="float">
            <text:p>4432</text:p>
          </table:table-cell>
          <table:table-cell table:formula="of:=[.B410]-[.B$2]" office:value-type="float" office:value="37.4855864048004" calcext:value-type="float">
            <text:p>37.4855864048</text:p>
          </table:table-cell>
          <table:table-cell table:formula="of:=[.D410]/([.E410]-[.E409])" office:value-type="float" office:value="47789.3658764824" calcext:value-type="float">
            <text:p>47789.3658764824</text:p>
          </table:table-cell>
          <table:table-cell table:formula="of:=[.E410]-[.E409]" office:value-type="float" office:value="0.0927402973175049" calcext:value-type="float">
            <text:p>0.09274029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907911.42761" calcext:value-type="float">
            <text:p>1455907911.42761</text:p>
          </table:table-cell>
          <table:table-cell office:value-type="float" office:value="1455907911.42779" calcext:value-type="float">
            <text:p>1455907911.42779</text:p>
          </table:table-cell>
          <table:table-cell office:value-type="float" office:value="4392" calcext:value-type="float">
            <text:p>4392</text:p>
          </table:table-cell>
          <table:table-cell table:formula="of:=[.B411]-[.B$2]" office:value-type="float" office:value="37.5769731998444" calcext:value-type="float">
            <text:p>37.5769731998</text:p>
          </table:table-cell>
          <table:table-cell table:formula="of:=[.D411]/([.E411]-[.E410])" office:value-type="float" office:value="48059.4597708346" calcext:value-type="float">
            <text:p>48059.4597708346</text:p>
          </table:table-cell>
          <table:table-cell table:formula="of:=[.E411]-[.E410]" office:value-type="float" office:value="0.0913867950439453" calcext:value-type="float">
            <text:p>0.0913867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907911.51946" calcext:value-type="float">
            <text:p>1455907911.51946</text:p>
          </table:table-cell>
          <table:table-cell office:value-type="float" office:value="1455907911.51963" calcext:value-type="float">
            <text:p>1455907911.51963</text:p>
          </table:table-cell>
          <table:table-cell office:value-type="float" office:value="4352" calcext:value-type="float">
            <text:p>4352</text:p>
          </table:table-cell>
          <table:table-cell table:formula="of:=[.B412]-[.B$2]" office:value-type="float" office:value="37.6688244342804" calcext:value-type="float">
            <text:p>37.6688244343</text:p>
          </table:table-cell>
          <table:table-cell table:formula="of:=[.D412]/([.E412]-[.E411])" office:value-type="float" office:value="47380.9636497669" calcext:value-type="float">
            <text:p>47380.9636497669</text:p>
          </table:table-cell>
          <table:table-cell table:formula="of:=[.E412]-[.E411]" office:value-type="float" office:value="0.0918512344360352" calcext:value-type="float">
            <text:p>0.09185123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907911.60956" calcext:value-type="float">
            <text:p>1455907911.60956</text:p>
          </table:table-cell>
          <table:table-cell office:value-type="float" office:value="1455907911.60987" calcext:value-type="float">
            <text:p>1455907911.60987</text:p>
          </table:table-cell>
          <table:table-cell office:value-type="float" office:value="4328" calcext:value-type="float">
            <text:p>4328</text:p>
          </table:table-cell>
          <table:table-cell table:formula="of:=[.B413]-[.B$2]" office:value-type="float" office:value="37.7589280605316" calcext:value-type="float">
            <text:p>37.7589280605</text:p>
          </table:table-cell>
          <table:table-cell table:formula="of:=[.D413]/([.E413]-[.E412])" office:value-type="float" office:value="48033.5828874741" calcext:value-type="float">
            <text:p>48033.5828874741</text:p>
          </table:table-cell>
          <table:table-cell table:formula="of:=[.E413]-[.E412]" office:value-type="float" office:value="0.0901036262512207" calcext:value-type="float">
            <text:p>0.09010362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907911.70123" calcext:value-type="float">
            <text:p>1455907911.70123</text:p>
          </table:table-cell>
          <table:table-cell office:value-type="float" office:value="1455907911.7014" calcext:value-type="float">
            <text:p>1455907911.7014</text:p>
          </table:table-cell>
          <table:table-cell office:value-type="float" office:value="4312" calcext:value-type="float">
            <text:p>4312</text:p>
          </table:table-cell>
          <table:table-cell table:formula="of:=[.B414]-[.B$2]" office:value-type="float" office:value="37.8506004810333" calcext:value-type="float">
            <text:p>37.850600481</text:p>
          </table:table-cell>
          <table:table-cell table:formula="of:=[.D414]/([.E414]-[.E413])" office:value-type="float" office:value="47037.0475264108" calcext:value-type="float">
            <text:p>47037.0475264108</text:p>
          </table:table-cell>
          <table:table-cell table:formula="of:=[.E414]-[.E413]" office:value-type="float" office:value="0.091672420501709" calcext:value-type="float">
            <text:p>0.09167242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907911.79179" calcext:value-type="float">
            <text:p>1455907911.79179</text:p>
          </table:table-cell>
          <table:table-cell office:value-type="float" office:value="1455907911.79196" calcext:value-type="float">
            <text:p>1455907911.79196</text:p>
          </table:table-cell>
          <table:table-cell office:value-type="float" office:value="4296" calcext:value-type="float">
            <text:p>4296</text:p>
          </table:table-cell>
          <table:table-cell table:formula="of:=[.B415]-[.B$2]" office:value-type="float" office:value="37.9411571025848" calcext:value-type="float">
            <text:p>37.9411571026</text:p>
          </table:table-cell>
          <table:table-cell table:formula="of:=[.D415]/([.E415]-[.E414])" office:value-type="float" office:value="47439.9323472574" calcext:value-type="float">
            <text:p>47439.9323472574</text:p>
          </table:table-cell>
          <table:table-cell table:formula="of:=[.E415]-[.E414]" office:value-type="float" office:value="0.0905566215515137" calcext:value-type="float">
            <text:p>0.09055662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907911.88286" calcext:value-type="float">
            <text:p>1455907911.88286</text:p>
          </table:table-cell>
          <table:table-cell office:value-type="float" office:value="1455907911.88303" calcext:value-type="float">
            <text:p>1455907911.88303</text:p>
          </table:table-cell>
          <table:table-cell office:value-type="float" office:value="4296" calcext:value-type="float">
            <text:p>4296</text:p>
          </table:table-cell>
          <table:table-cell table:formula="of:=[.B416]-[.B$2]" office:value-type="float" office:value="38.0322225093842" calcext:value-type="float">
            <text:p>38.0322225094</text:p>
          </table:table-cell>
          <table:table-cell table:formula="of:=[.D416]/([.E416]-[.E415])" office:value-type="float" office:value="47174.8839761648" calcext:value-type="float">
            <text:p>47174.8839761648</text:p>
          </table:table-cell>
          <table:table-cell table:formula="of:=[.E416]-[.E415]" office:value-type="float" office:value="0.0910654067993164" calcext:value-type="float">
            <text:p>0.09106540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907911.97426" calcext:value-type="float">
            <text:p>1455907911.97426</text:p>
          </table:table-cell>
          <table:table-cell office:value-type="float" office:value="1455907911.97443" calcext:value-type="float">
            <text:p>1455907911.97443</text:p>
          </table:table-cell>
          <table:table-cell office:value-type="float" office:value="4296" calcext:value-type="float">
            <text:p>4296</text:p>
          </table:table-cell>
          <table:table-cell table:formula="of:=[.B417]-[.B$2]" office:value-type="float" office:value="38.1236255168915" calcext:value-type="float">
            <text:p>38.1236255169</text:p>
          </table:table-cell>
          <table:table-cell table:formula="of:=[.D417]/([.E417]-[.E416])" office:value-type="float" office:value="47000.6416326701" calcext:value-type="float">
            <text:p>47000.6416326701</text:p>
          </table:table-cell>
          <table:table-cell table:formula="of:=[.E417]-[.E416]" office:value-type="float" office:value="0.0914030075073242" calcext:value-type="float">
            <text:p>0.09140300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907912.06525" calcext:value-type="float">
            <text:p>1455907912.06525</text:p>
          </table:table-cell>
          <table:table-cell office:value-type="float" office:value="1455907912.06557" calcext:value-type="float">
            <text:p>1455907912.06557</text:p>
          </table:table-cell>
          <table:table-cell office:value-type="float" office:value="4304" calcext:value-type="float">
            <text:p>4304</text:p>
          </table:table-cell>
          <table:table-cell table:formula="of:=[.B418]-[.B$2]" office:value-type="float" office:value="38.2146193981171" calcext:value-type="float">
            <text:p>38.2146193981</text:p>
          </table:table-cell>
          <table:table-cell table:formula="of:=[.D418]/([.E418]-[.E417])" office:value-type="float" office:value="47299.8837067936" calcext:value-type="float">
            <text:p>47299.8837067936</text:p>
          </table:table-cell>
          <table:table-cell table:formula="of:=[.E418]-[.E417]" office:value-type="float" office:value="0.0909938812255859" calcext:value-type="float">
            <text:p>0.09099388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907912.15708" calcext:value-type="float">
            <text:p>1455907912.15708</text:p>
          </table:table-cell>
          <table:table-cell office:value-type="float" office:value="1455907912.15724" calcext:value-type="float">
            <text:p>1455907912.15724</text:p>
          </table:table-cell>
          <table:table-cell office:value-type="float" office:value="4320" calcext:value-type="float">
            <text:p>4320</text:p>
          </table:table-cell>
          <table:table-cell table:formula="of:=[.B419]-[.B$2]" office:value-type="float" office:value="38.3064436912537" calcext:value-type="float">
            <text:p>38.3064436913</text:p>
          </table:table-cell>
          <table:table-cell table:formula="of:=[.D419]/([.E419]-[.E418])" office:value-type="float" office:value="47046.3735949878" calcext:value-type="float">
            <text:p>47046.3735949878</text:p>
          </table:table-cell>
          <table:table-cell table:formula="of:=[.E419]-[.E418]" office:value-type="float" office:value="0.0918242931365967" calcext:value-type="float">
            <text:p>0.09182429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907912.24807" calcext:value-type="float">
            <text:p>1455907912.24807</text:p>
          </table:table-cell>
          <table:table-cell office:value-type="float" office:value="1455907912.24824" calcext:value-type="float">
            <text:p>1455907912.24824</text:p>
          </table:table-cell>
          <table:table-cell office:value-type="float" office:value="4344" calcext:value-type="float">
            <text:p>4344</text:p>
          </table:table-cell>
          <table:table-cell table:formula="of:=[.B420]-[.B$2]" office:value-type="float" office:value="38.3974397182465" calcext:value-type="float">
            <text:p>38.3974397182</text:p>
          </table:table-cell>
          <table:table-cell table:formula="of:=[.D420]/([.E420]-[.E419])" office:value-type="float" office:value="47738.3479648383" calcext:value-type="float">
            <text:p>47738.3479648383</text:p>
          </table:table-cell>
          <table:table-cell table:formula="of:=[.E420]-[.E419]" office:value-type="float" office:value="0.0909960269927979" calcext:value-type="float">
            <text:p>0.0909960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907912.33946" calcext:value-type="float">
            <text:p>1455907912.33946</text:p>
          </table:table-cell>
          <table:table-cell office:value-type="float" office:value="1455907912.33964" calcext:value-type="float">
            <text:p>1455907912.33964</text:p>
          </table:table-cell>
          <table:table-cell office:value-type="float" office:value="4376" calcext:value-type="float">
            <text:p>4376</text:p>
          </table:table-cell>
          <table:table-cell table:formula="of:=[.B421]-[.B$2]" office:value-type="float" office:value="38.4888243675232" calcext:value-type="float">
            <text:p>38.4888243675</text:p>
          </table:table-cell>
          <table:table-cell table:formula="of:=[.D421]/([.E421]-[.E420])" office:value-type="float" office:value="47885.5041260648" calcext:value-type="float">
            <text:p>47885.5041260648</text:p>
          </table:table-cell>
          <table:table-cell table:formula="of:=[.E421]-[.E420]" office:value-type="float" office:value="0.0913846492767334" calcext:value-type="float">
            <text:p>0.091384649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907912.43041" calcext:value-type="float">
            <text:p>1455907912.43041</text:p>
          </table:table-cell>
          <table:table-cell office:value-type="float" office:value="1455907912.43058" calcext:value-type="float">
            <text:p>1455907912.43058</text:p>
          </table:table-cell>
          <table:table-cell office:value-type="float" office:value="4416" calcext:value-type="float">
            <text:p>4416</text:p>
          </table:table-cell>
          <table:table-cell table:formula="of:=[.B422]-[.B$2]" office:value-type="float" office:value="38.5797774791718" calcext:value-type="float">
            <text:p>38.5797774792</text:p>
          </table:table-cell>
          <table:table-cell table:formula="of:=[.D422]/([.E422]-[.E421])" office:value-type="float" office:value="48552.4895185918" calcext:value-type="float">
            <text:p>48552.4895185918</text:p>
          </table:table-cell>
          <table:table-cell table:formula="of:=[.E422]-[.E421]" office:value-type="float" office:value="0.0909531116485596" calcext:value-type="float">
            <text:p>0.09095311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907912.52129" calcext:value-type="float">
            <text:p>1455907912.52129</text:p>
          </table:table-cell>
          <table:table-cell office:value-type="float" office:value="1455907912.52146" calcext:value-type="float">
            <text:p>1455907912.52146</text:p>
          </table:table-cell>
          <table:table-cell office:value-type="float" office:value="4456" calcext:value-type="float">
            <text:p>4456</text:p>
          </table:table-cell>
          <table:table-cell table:formula="of:=[.B423]-[.B$2]" office:value-type="float" office:value="38.6706609725952" calcext:value-type="float">
            <text:p>38.6706609726</text:p>
          </table:table-cell>
          <table:table-cell table:formula="of:=[.D423]/([.E423]-[.E422])" office:value-type="float" office:value="49029.8054371408" calcext:value-type="float">
            <text:p>49029.8054371408</text:p>
          </table:table-cell>
          <table:table-cell table:formula="of:=[.E423]-[.E422]" office:value-type="float" office:value="0.0908834934234619" calcext:value-type="float">
            <text:p>0.09088349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907912.61206" calcext:value-type="float">
            <text:p>1455907912.61206</text:p>
          </table:table-cell>
          <table:table-cell office:value-type="float" office:value="1455907912.61245" calcext:value-type="float">
            <text:p>1455907912.61245</text:p>
          </table:table-cell>
          <table:table-cell office:value-type="float" office:value="4512" calcext:value-type="float">
            <text:p>4512</text:p>
          </table:table-cell>
          <table:table-cell table:formula="of:=[.B424]-[.B$2]" office:value-type="float" office:value="38.7614302635193" calcext:value-type="float">
            <text:p>38.7614302635</text:p>
          </table:table-cell>
          <table:table-cell table:formula="of:=[.D424]/([.E424]-[.E423])" office:value-type="float" office:value="49708.4416333521" calcext:value-type="float">
            <text:p>49708.4416333521</text:p>
          </table:table-cell>
          <table:table-cell table:formula="of:=[.E424]-[.E423]" office:value-type="float" office:value="0.0907692909240723" calcext:value-type="float">
            <text:p>0.090769290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907912.70344" calcext:value-type="float">
            <text:p>1455907912.70344</text:p>
          </table:table-cell>
          <table:table-cell office:value-type="float" office:value="1455907912.70361" calcext:value-type="float">
            <text:p>1455907912.70361</text:p>
          </table:table-cell>
          <table:table-cell office:value-type="float" office:value="4568" calcext:value-type="float">
            <text:p>4568</text:p>
          </table:table-cell>
          <table:table-cell table:formula="of:=[.B425]-[.B$2]" office:value-type="float" office:value="38.8528096675873" calcext:value-type="float">
            <text:p>38.8528096676</text:p>
          </table:table-cell>
          <table:table-cell table:formula="of:=[.D425]/([.E425]-[.E424])" office:value-type="float" office:value="49989.382690667" calcext:value-type="float">
            <text:p>49989.382690667</text:p>
          </table:table-cell>
          <table:table-cell table:formula="of:=[.E425]-[.E424]" office:value-type="float" office:value="0.0913794040679932" calcext:value-type="float">
            <text:p>0.09137940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907912.79509" calcext:value-type="float">
            <text:p>1455907912.79509</text:p>
          </table:table-cell>
          <table:table-cell office:value-type="float" office:value="1455907912.79526" calcext:value-type="float">
            <text:p>1455907912.79526</text:p>
          </table:table-cell>
          <table:table-cell office:value-type="float" office:value="4632" calcext:value-type="float">
            <text:p>4632</text:p>
          </table:table-cell>
          <table:table-cell table:formula="of:=[.B426]-[.B$2]" office:value-type="float" office:value="38.9444515705109" calcext:value-type="float">
            <text:p>38.9444515705</text:p>
          </table:table-cell>
          <table:table-cell table:formula="of:=[.D426]/([.E426]-[.E425])" office:value-type="float" office:value="50544.5637009787" calcext:value-type="float">
            <text:p>50544.5637009787</text:p>
          </table:table-cell>
          <table:table-cell table:formula="of:=[.E426]-[.E425]" office:value-type="float" office:value="0.091641902923584" calcext:value-type="float">
            <text:p>0.09164190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907912.88659" calcext:value-type="float">
            <text:p>1455907912.88659</text:p>
          </table:table-cell>
          <table:table-cell office:value-type="float" office:value="1455907912.88676" calcext:value-type="float">
            <text:p>1455907912.88676</text:p>
          </table:table-cell>
          <table:table-cell office:value-type="float" office:value="4704" calcext:value-type="float">
            <text:p>4704</text:p>
          </table:table-cell>
          <table:table-cell table:formula="of:=[.B427]-[.B$2]" office:value-type="float" office:value="39.0359556674957" calcext:value-type="float">
            <text:p>39.0359556675</text:p>
          </table:table-cell>
          <table:table-cell table:formula="of:=[.D427]/([.E427]-[.E426])" office:value-type="float" office:value="51407.5342525717" calcext:value-type="float">
            <text:p>51407.5342525717</text:p>
          </table:table-cell>
          <table:table-cell table:formula="of:=[.E427]-[.E426]" office:value-type="float" office:value="0.0915040969848633" calcext:value-type="float">
            <text:p>0.0915040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907912.97856" calcext:value-type="float">
            <text:p>1455907912.97856</text:p>
          </table:table-cell>
          <table:table-cell office:value-type="float" office:value="1455907912.97874" calcext:value-type="float">
            <text:p>1455907912.97874</text:p>
          </table:table-cell>
          <table:table-cell office:value-type="float" office:value="4776" calcext:value-type="float">
            <text:p>4776</text:p>
          </table:table-cell>
          <table:table-cell table:formula="of:=[.B428]-[.B$2]" office:value-type="float" office:value="39.1279301643372" calcext:value-type="float">
            <text:p>39.1279301643</text:p>
          </table:table-cell>
          <table:table-cell table:formula="of:=[.D428]/([.E428]-[.E427])" office:value-type="float" office:value="51927.4381922861" calcext:value-type="float">
            <text:p>51927.4381922861</text:p>
          </table:table-cell>
          <table:table-cell table:formula="of:=[.E428]-[.E427]" office:value-type="float" office:value="0.0919744968414307" calcext:value-type="float">
            <text:p>0.091974496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907913.06997" calcext:value-type="float">
            <text:p>1455907913.06997</text:p>
          </table:table-cell>
          <table:table-cell office:value-type="float" office:value="1455907913.07014" calcext:value-type="float">
            <text:p>1455907913.07014</text:p>
          </table:table-cell>
          <table:table-cell office:value-type="float" office:value="4864" calcext:value-type="float">
            <text:p>4864</text:p>
          </table:table-cell>
          <table:table-cell table:formula="of:=[.B429]-[.B$2]" office:value-type="float" office:value="39.2193365097046" calcext:value-type="float">
            <text:p>39.2193365097</text:p>
          </table:table-cell>
          <table:table-cell table:formula="of:=[.D429]/([.E429]-[.E428])" office:value-type="float" office:value="53212.9359340195" calcext:value-type="float">
            <text:p>53212.9359340195</text:p>
          </table:table-cell>
          <table:table-cell table:formula="of:=[.E429]-[.E428]" office:value-type="float" office:value="0.0914063453674316" calcext:value-type="float">
            <text:p>0.09140634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907913.16097" calcext:value-type="float">
            <text:p>1455907913.16097</text:p>
          </table:table-cell>
          <table:table-cell office:value-type="float" office:value="1455907913.16114" calcext:value-type="float">
            <text:p>1455907913.16114</text:p>
          </table:table-cell>
          <table:table-cell office:value-type="float" office:value="4944" calcext:value-type="float">
            <text:p>4944</text:p>
          </table:table-cell>
          <table:table-cell table:formula="of:=[.B430]-[.B$2]" office:value-type="float" office:value="39.3103358745575" calcext:value-type="float">
            <text:p>39.3103358746</text:p>
          </table:table-cell>
          <table:table-cell table:formula="of:=[.D430]/([.E430]-[.E429])" office:value-type="float" office:value="54330.0495337705" calcext:value-type="float">
            <text:p>54330.0495337705</text:p>
          </table:table-cell>
          <table:table-cell table:formula="of:=[.E430]-[.E429]" office:value-type="float" office:value="0.0909993648529053" calcext:value-type="float">
            <text:p>0.09099936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907913.25242" calcext:value-type="float">
            <text:p>1455907913.25242</text:p>
          </table:table-cell>
          <table:table-cell office:value-type="float" office:value="1455907913.25266" calcext:value-type="float">
            <text:p>1455907913.25266</text:p>
          </table:table-cell>
          <table:table-cell office:value-type="float" office:value="5040" calcext:value-type="float">
            <text:p>5040</text:p>
          </table:table-cell>
          <table:table-cell table:formula="of:=[.B431]-[.B$2]" office:value-type="float" office:value="39.4017865657806" calcext:value-type="float">
            <text:p>39.4017865658</text:p>
          </table:table-cell>
          <table:table-cell table:formula="of:=[.D431]/([.E431]-[.E430])" office:value-type="float" office:value="55111.6665450033" calcext:value-type="float">
            <text:p>55111.6665450033</text:p>
          </table:table-cell>
          <table:table-cell table:formula="of:=[.E431]-[.E430]" office:value-type="float" office:value="0.0914506912231445" calcext:value-type="float">
            <text:p>0.09145069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907913.34357" calcext:value-type="float">
            <text:p>1455907913.34357</text:p>
          </table:table-cell>
          <table:table-cell office:value-type="float" office:value="1455907913.34374" calcext:value-type="float">
            <text:p>1455907913.34374</text:p>
          </table:table-cell>
          <table:table-cell office:value-type="float" office:value="5136" calcext:value-type="float">
            <text:p>5136</text:p>
          </table:table-cell>
          <table:table-cell table:formula="of:=[.B432]-[.B$2]" office:value-type="float" office:value="39.4929330348968" calcext:value-type="float">
            <text:p>39.4929330349</text:p>
          </table:table-cell>
          <table:table-cell table:formula="of:=[.D432]/([.E432]-[.E431])" office:value-type="float" office:value="56348.8640843744" calcext:value-type="float">
            <text:p>56348.8640843744</text:p>
          </table:table-cell>
          <table:table-cell table:formula="of:=[.E432]-[.E431]" office:value-type="float" office:value="0.0911464691162109" calcext:value-type="float">
            <text:p>0.091146469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907913.43561" calcext:value-type="float">
            <text:p>1455907913.43561</text:p>
          </table:table-cell>
          <table:table-cell office:value-type="float" office:value="1455907913.43578" calcext:value-type="float">
            <text:p>1455907913.43578</text:p>
          </table:table-cell>
          <table:table-cell office:value-type="float" office:value="5232" calcext:value-type="float">
            <text:p>5232</text:p>
          </table:table-cell>
          <table:table-cell table:formula="of:=[.B433]-[.B$2]" office:value-type="float" office:value="39.5849752426147" calcext:value-type="float">
            <text:p>39.5849752426</text:p>
          </table:table-cell>
          <table:table-cell table:formula="of:=[.D433]/([.E433]-[.E432])" office:value-type="float" office:value="56843.486588629" calcext:value-type="float">
            <text:p>56843.486588629</text:p>
          </table:table-cell>
          <table:table-cell table:formula="of:=[.E433]-[.E432]" office:value-type="float" office:value="0.0920422077178955" calcext:value-type="float">
            <text:p>0.092042207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907913.527" calcext:value-type="float">
            <text:p>1455907913.527</text:p>
          </table:table-cell>
          <table:table-cell office:value-type="float" office:value="1455907913.52717" calcext:value-type="float">
            <text:p>1455907913.52717</text:p>
          </table:table-cell>
          <table:table-cell office:value-type="float" office:value="5336" calcext:value-type="float">
            <text:p>5336</text:p>
          </table:table-cell>
          <table:table-cell table:formula="of:=[.B434]-[.B$2]" office:value-type="float" office:value="39.6763679981232" calcext:value-type="float">
            <text:p>39.6763679981</text:p>
          </table:table-cell>
          <table:table-cell table:formula="of:=[.D434]/([.E434]-[.E433])" office:value-type="float" office:value="58385.3716885495" calcext:value-type="float">
            <text:p>58385.3716885495</text:p>
          </table:table-cell>
          <table:table-cell table:formula="of:=[.E434]-[.E433]" office:value-type="float" office:value="0.0913927555084229" calcext:value-type="float">
            <text:p>0.09139275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907913.61832" calcext:value-type="float">
            <text:p>1455907913.61832</text:p>
          </table:table-cell>
          <table:table-cell office:value-type="float" office:value="1455907913.6185" calcext:value-type="float">
            <text:p>1455907913.6185</text:p>
          </table:table-cell>
          <table:table-cell office:value-type="float" office:value="5440" calcext:value-type="float">
            <text:p>5440</text:p>
          </table:table-cell>
          <table:table-cell table:formula="of:=[.B435]-[.B$2]" office:value-type="float" office:value="39.7676887512207" calcext:value-type="float">
            <text:p>39.7676887512</text:p>
          </table:table-cell>
          <table:table-cell table:formula="of:=[.D435]/([.E435]-[.E434])" office:value-type="float" office:value="59570.2489902801" calcext:value-type="float">
            <text:p>59570.2489902801</text:p>
          </table:table-cell>
          <table:table-cell table:formula="of:=[.E435]-[.E434]" office:value-type="float" office:value="0.0913207530975342" calcext:value-type="float">
            <text:p>0.09132075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907913.70927" calcext:value-type="float">
            <text:p>1455907913.70927</text:p>
          </table:table-cell>
          <table:table-cell office:value-type="float" office:value="1455907913.70944" calcext:value-type="float">
            <text:p>1455907913.70944</text:p>
          </table:table-cell>
          <table:table-cell office:value-type="float" office:value="5552" calcext:value-type="float">
            <text:p>5552</text:p>
          </table:table-cell>
          <table:table-cell table:formula="of:=[.B436]-[.B$2]" office:value-type="float" office:value="39.858633518219" calcext:value-type="float">
            <text:p>39.8586335182</text:p>
          </table:table-cell>
          <table:table-cell table:formula="of:=[.D436]/([.E436]-[.E435])" office:value-type="float" office:value="61048.0424904968" calcext:value-type="float">
            <text:p>61048.0424904968</text:p>
          </table:table-cell>
          <table:table-cell table:formula="of:=[.E436]-[.E435]" office:value-type="float" office:value="0.090944766998291" calcext:value-type="float">
            <text:p>0.09094476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907913.8008" calcext:value-type="float">
            <text:p>1455907913.8008</text:p>
          </table:table-cell>
          <table:table-cell office:value-type="float" office:value="1455907913.80097" calcext:value-type="float">
            <text:p>1455907913.80097</text:p>
          </table:table-cell>
          <table:table-cell office:value-type="float" office:value="5656" calcext:value-type="float">
            <text:p>5656</text:p>
          </table:table-cell>
          <table:table-cell table:formula="of:=[.B437]-[.B$2]" office:value-type="float" office:value="39.9501659870148" calcext:value-type="float">
            <text:p>39.950165987</text:p>
          </table:table-cell>
          <table:table-cell table:formula="of:=[.D437]/([.E437]-[.E436])" office:value-type="float" office:value="61792.2806454554" calcext:value-type="float">
            <text:p>61792.2806454554</text:p>
          </table:table-cell>
          <table:table-cell table:formula="of:=[.E437]-[.E436]" office:value-type="float" office:value="0.0915324687957764" calcext:value-type="float">
            <text:p>0.09153246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907913.8928" calcext:value-type="float">
            <text:p>1455907913.8928</text:p>
          </table:table-cell>
          <table:table-cell office:value-type="float" office:value="1455907913.89297" calcext:value-type="float">
            <text:p>1455907913.89297</text:p>
          </table:table-cell>
          <table:table-cell office:value-type="float" office:value="5768" calcext:value-type="float">
            <text:p>5768</text:p>
          </table:table-cell>
          <table:table-cell table:formula="of:=[.B438]-[.B$2]" office:value-type="float" office:value="40.0421650409699" calcext:value-type="float">
            <text:p>40.042165041</text:p>
          </table:table-cell>
          <table:table-cell table:formula="of:=[.D438]/([.E438]-[.E437])" office:value-type="float" office:value="62696.296886014" calcext:value-type="float">
            <text:p>62696.296886014</text:p>
          </table:table-cell>
          <table:table-cell table:formula="of:=[.E438]-[.E437]" office:value-type="float" office:value="0.0919990539550781" calcext:value-type="float">
            <text:p>0.09199905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907913.98376" calcext:value-type="float">
            <text:p>1455907913.98376</text:p>
          </table:table-cell>
          <table:table-cell office:value-type="float" office:value="1455907913.98393" calcext:value-type="float">
            <text:p>1455907913.98393</text:p>
          </table:table-cell>
          <table:table-cell office:value-type="float" office:value="5888" calcext:value-type="float">
            <text:p>5888</text:p>
          </table:table-cell>
          <table:table-cell table:formula="of:=[.B439]-[.B$2]" office:value-type="float" office:value="40.13312458992" calcext:value-type="float">
            <text:p>40.1331245899</text:p>
          </table:table-cell>
          <table:table-cell table:formula="of:=[.D439]/([.E439]-[.E438])" office:value-type="float" office:value="64732.0712113905" calcext:value-type="float">
            <text:p>64732.0712113905</text:p>
          </table:table-cell>
          <table:table-cell table:formula="of:=[.E439]-[.E438]" office:value-type="float" office:value="0.0909595489501953" calcext:value-type="float">
            <text:p>0.09095954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907914.0757" calcext:value-type="float">
            <text:p>1455907914.0757</text:p>
          </table:table-cell>
          <table:table-cell office:value-type="float" office:value="1455907914.07588" calcext:value-type="float">
            <text:p>1455907914.07588</text:p>
          </table:table-cell>
          <table:table-cell office:value-type="float" office:value="6000" calcext:value-type="float">
            <text:p>6000</text:p>
          </table:table-cell>
          <table:table-cell table:formula="of:=[.B440]-[.B$2]" office:value-type="float" office:value="40.2250683307648" calcext:value-type="float">
            <text:p>40.2250683308</text:p>
          </table:table-cell>
          <table:table-cell table:formula="of:=[.D440]/([.E440]-[.E439])" office:value-type="float" office:value="65257.2969608962" calcext:value-type="float">
            <text:p>65257.2969608962</text:p>
          </table:table-cell>
          <table:table-cell table:formula="of:=[.E440]-[.E439]" office:value-type="float" office:value="0.0919437408447266" calcext:value-type="float">
            <text:p>0.09194374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907914.16726" calcext:value-type="float">
            <text:p>1455907914.16726</text:p>
          </table:table-cell>
          <table:table-cell office:value-type="float" office:value="1455907914.16745" calcext:value-type="float">
            <text:p>1455907914.16745</text:p>
          </table:table-cell>
          <table:table-cell office:value-type="float" office:value="6112" calcext:value-type="float">
            <text:p>6112</text:p>
          </table:table-cell>
          <table:table-cell table:formula="of:=[.B441]-[.B$2]" office:value-type="float" office:value="40.31662774086" calcext:value-type="float">
            <text:p>40.3166277409</text:p>
          </table:table-cell>
          <table:table-cell table:formula="of:=[.D441]/([.E441]-[.E440])" office:value-type="float" office:value="66754.4711531451" calcext:value-type="float">
            <text:p>66754.4711531451</text:p>
          </table:table-cell>
          <table:table-cell table:formula="of:=[.E441]-[.E440]" office:value-type="float" office:value="0.0915594100952148" calcext:value-type="float">
            <text:p>0.091559410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907914.25939" calcext:value-type="float">
            <text:p>1455907914.25939</text:p>
          </table:table-cell>
          <table:table-cell office:value-type="float" office:value="1455907914.25956" calcext:value-type="float">
            <text:p>1455907914.25956</text:p>
          </table:table-cell>
          <table:table-cell office:value-type="float" office:value="6232" calcext:value-type="float">
            <text:p>6232</text:p>
          </table:table-cell>
          <table:table-cell table:formula="of:=[.B442]-[.B$2]" office:value-type="float" office:value="40.4087603092194" calcext:value-type="float">
            <text:p>40.4087603092</text:p>
          </table:table-cell>
          <table:table-cell table:formula="of:=[.D442]/([.E442]-[.E441])" office:value-type="float" office:value="67641.6614773104" calcext:value-type="float">
            <text:p>67641.6614773104</text:p>
          </table:table-cell>
          <table:table-cell table:formula="of:=[.E442]-[.E441]" office:value-type="float" office:value="0.092132568359375" calcext:value-type="float">
            <text:p>0.092132568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907914.35033" calcext:value-type="float">
            <text:p>1455907914.35033</text:p>
          </table:table-cell>
          <table:table-cell office:value-type="float" office:value="1455907914.3505" calcext:value-type="float">
            <text:p>1455907914.3505</text:p>
          </table:table-cell>
          <table:table-cell office:value-type="float" office:value="6344" calcext:value-type="float">
            <text:p>6344</text:p>
          </table:table-cell>
          <table:table-cell table:formula="of:=[.B443]-[.B$2]" office:value-type="float" office:value="40.4997010231018" calcext:value-type="float">
            <text:p>40.4997010231</text:p>
          </table:table-cell>
          <table:table-cell table:formula="of:=[.D443]/([.E443]-[.E442])" office:value-type="float" office:value="69759.7338877339" calcext:value-type="float">
            <text:p>69759.7338877339</text:p>
          </table:table-cell>
          <table:table-cell table:formula="of:=[.E443]-[.E442]" office:value-type="float" office:value="0.0909407138824463" calcext:value-type="float">
            <text:p>0.09094071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907914.44173" calcext:value-type="float">
            <text:p>1455907914.44173</text:p>
          </table:table-cell>
          <table:table-cell office:value-type="float" office:value="1455907914.4419" calcext:value-type="float">
            <text:p>1455907914.4419</text:p>
          </table:table-cell>
          <table:table-cell office:value-type="float" office:value="6456" calcext:value-type="float">
            <text:p>6456</text:p>
          </table:table-cell>
          <table:table-cell table:formula="of:=[.B444]-[.B$2]" office:value-type="float" office:value="40.5910923480988" calcext:value-type="float">
            <text:p>40.5910923481</text:p>
          </table:table-cell>
          <table:table-cell table:formula="of:=[.D444]/([.E444]-[.E443])" office:value-type="float" office:value="70641.2780448864" calcext:value-type="float">
            <text:p>70641.2780448864</text:p>
          </table:table-cell>
          <table:table-cell table:formula="of:=[.E444]-[.E443]" office:value-type="float" office:value="0.0913913249969482" calcext:value-type="float">
            <text:p>0.0913913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907914.5338" calcext:value-type="float">
            <text:p>1455907914.5338</text:p>
          </table:table-cell>
          <table:table-cell office:value-type="float" office:value="1455907914.53397" calcext:value-type="float">
            <text:p>1455907914.53397</text:p>
          </table:table-cell>
          <table:table-cell office:value-type="float" office:value="6568" calcext:value-type="float">
            <text:p>6568</text:p>
          </table:table-cell>
          <table:table-cell table:formula="of:=[.B445]-[.B$2]" office:value-type="float" office:value="40.6831653118134" calcext:value-type="float">
            <text:p>40.6831653118</text:p>
          </table:table-cell>
          <table:table-cell table:formula="of:=[.D445]/([.E445]-[.E444])" office:value-type="float" office:value="71334.7299252684" calcext:value-type="float">
            <text:p>71334.7299252684</text:p>
          </table:table-cell>
          <table:table-cell table:formula="of:=[.E445]-[.E444]" office:value-type="float" office:value="0.0920729637145996" calcext:value-type="float">
            <text:p>0.09207296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907914.62535" calcext:value-type="float">
            <text:p>1455907914.62535</text:p>
          </table:table-cell>
          <table:table-cell office:value-type="float" office:value="1455907914.62561" calcext:value-type="float">
            <text:p>1455907914.62561</text:p>
          </table:table-cell>
          <table:table-cell office:value-type="float" office:value="6680" calcext:value-type="float">
            <text:p>6680</text:p>
          </table:table-cell>
          <table:table-cell table:formula="of:=[.B446]-[.B$2]" office:value-type="float" office:value="40.7747194766998" calcext:value-type="float">
            <text:p>40.7747194767</text:p>
          </table:table-cell>
          <table:table-cell table:formula="of:=[.D446]/([.E446]-[.E445])" office:value-type="float" office:value="72962.2732978131" calcext:value-type="float">
            <text:p>72962.2732978131</text:p>
          </table:table-cell>
          <table:table-cell table:formula="of:=[.E446]-[.E445]" office:value-type="float" office:value="0.0915541648864746" calcext:value-type="float">
            <text:p>0.09155416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907914.71769" calcext:value-type="float">
            <text:p>1455907914.71769</text:p>
          </table:table-cell>
          <table:table-cell office:value-type="float" office:value="1455907914.71801" calcext:value-type="float">
            <text:p>1455907914.71801</text:p>
          </table:table-cell>
          <table:table-cell office:value-type="float" office:value="6792" calcext:value-type="float">
            <text:p>6792</text:p>
          </table:table-cell>
          <table:table-cell table:formula="of:=[.B447]-[.B$2]" office:value-type="float" office:value="40.8670573234558" calcext:value-type="float">
            <text:p>40.8670573235</text:p>
          </table:table-cell>
          <table:table-cell table:formula="of:=[.D447]/([.E447]-[.E446])" office:value-type="float" office:value="73555.9712362475" calcext:value-type="float">
            <text:p>73555.9712362475</text:p>
          </table:table-cell>
          <table:table-cell table:formula="of:=[.E447]-[.E446]" office:value-type="float" office:value="0.0923378467559814" calcext:value-type="float">
            <text:p>0.092337846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907914.80928" calcext:value-type="float">
            <text:p>1455907914.80928</text:p>
          </table:table-cell>
          <table:table-cell office:value-type="float" office:value="1455907914.80944" calcext:value-type="float">
            <text:p>1455907914.80944</text:p>
          </table:table-cell>
          <table:table-cell office:value-type="float" office:value="6896" calcext:value-type="float">
            <text:p>6896</text:p>
          </table:table-cell>
          <table:table-cell table:formula="of:=[.B448]-[.B$2]" office:value-type="float" office:value="40.9586482048035" calcext:value-type="float">
            <text:p>40.9586482048</text:p>
          </table:table-cell>
          <table:table-cell table:formula="of:=[.D448]/([.E448]-[.E447])" office:value-type="float" office:value="75291.337942524" calcext:value-type="float">
            <text:p>75291.337942524</text:p>
          </table:table-cell>
          <table:table-cell table:formula="of:=[.E448]-[.E447]" office:value-type="float" office:value="0.0915908813476563" calcext:value-type="float">
            <text:p>0.09159088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907914.90085" calcext:value-type="float">
            <text:p>1455907914.90085</text:p>
          </table:table-cell>
          <table:table-cell office:value-type="float" office:value="1455907914.9011" calcext:value-type="float">
            <text:p>1455907914.9011</text:p>
          </table:table-cell>
          <table:table-cell office:value-type="float" office:value="6992" calcext:value-type="float">
            <text:p>6992</text:p>
          </table:table-cell>
          <table:table-cell table:formula="of:=[.B449]-[.B$2]" office:value-type="float" office:value="41.0502123832703" calcext:value-type="float">
            <text:p>41.0502123833</text:p>
          </table:table-cell>
          <table:table-cell table:formula="of:=[.D449]/([.E449]-[.E448])" office:value-type="float" office:value="76361.7401158189" calcext:value-type="float">
            <text:p>76361.7401158189</text:p>
          </table:table-cell>
          <table:table-cell table:formula="of:=[.E449]-[.E448]" office:value-type="float" office:value="0.0915641784667969" calcext:value-type="float">
            <text:p>0.09156417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907914.99227" calcext:value-type="float">
            <text:p>1455907914.99227</text:p>
          </table:table-cell>
          <table:table-cell office:value-type="float" office:value="1455907914.99244" calcext:value-type="float">
            <text:p>1455907914.99244</text:p>
          </table:table-cell>
          <table:table-cell office:value-type="float" office:value="7088" calcext:value-type="float">
            <text:p>7088</text:p>
          </table:table-cell>
          <table:table-cell table:formula="of:=[.B450]-[.B$2]" office:value-type="float" office:value="41.1416411399841" calcext:value-type="float">
            <text:p>41.14164114</text:p>
          </table:table-cell>
          <table:table-cell table:formula="of:=[.D450]/([.E450]-[.E449])" office:value-type="float" office:value="77524.8428914155" calcext:value-type="float">
            <text:p>77524.8428914155</text:p>
          </table:table-cell>
          <table:table-cell table:formula="of:=[.E450]-[.E449]" office:value-type="float" office:value="0.0914287567138672" calcext:value-type="float">
            <text:p>0.091428756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907915.08373" calcext:value-type="float">
            <text:p>1455907915.08373</text:p>
          </table:table-cell>
          <table:table-cell office:value-type="float" office:value="1455907915.08392" calcext:value-type="float">
            <text:p>1455907915.08392</text:p>
          </table:table-cell>
          <table:table-cell office:value-type="float" office:value="7184" calcext:value-type="float">
            <text:p>7184</text:p>
          </table:table-cell>
          <table:table-cell table:formula="of:=[.B451]-[.B$2]" office:value-type="float" office:value="41.2330920696259" calcext:value-type="float">
            <text:p>41.2330920696</text:p>
          </table:table-cell>
          <table:table-cell table:formula="of:=[.D451]/([.E451]-[.E450])" office:value-type="float" office:value="78555.7897349396" calcext:value-type="float">
            <text:p>78555.7897349396</text:p>
          </table:table-cell>
          <table:table-cell table:formula="of:=[.E451]-[.E450]" office:value-type="float" office:value="0.0914509296417236" calcext:value-type="float">
            <text:p>0.09145092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907915.1761" calcext:value-type="float">
            <text:p>1455907915.1761</text:p>
          </table:table-cell>
          <table:table-cell office:value-type="float" office:value="1455907915.17627" calcext:value-type="float">
            <text:p>1455907915.17627</text:p>
          </table:table-cell>
          <table:table-cell office:value-type="float" office:value="7272" calcext:value-type="float">
            <text:p>7272</text:p>
          </table:table-cell>
          <table:table-cell table:formula="of:=[.B452]-[.B$2]" office:value-type="float" office:value="41.3254659175873" calcext:value-type="float">
            <text:p>41.3254659176</text:p>
          </table:table-cell>
          <table:table-cell table:formula="of:=[.D452]/([.E452]-[.E451])" office:value-type="float" office:value="78723.5798928361" calcext:value-type="float">
            <text:p>78723.5798928361</text:p>
          </table:table-cell>
          <table:table-cell table:formula="of:=[.E452]-[.E451]" office:value-type="float" office:value="0.0923738479614258" calcext:value-type="float">
            <text:p>0.0923738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907915.26751" calcext:value-type="float">
            <text:p>1455907915.26751</text:p>
          </table:table-cell>
          <table:table-cell office:value-type="float" office:value="1455907915.26768" calcext:value-type="float">
            <text:p>1455907915.26768</text:p>
          </table:table-cell>
          <table:table-cell office:value-type="float" office:value="7360" calcext:value-type="float">
            <text:p>7360</text:p>
          </table:table-cell>
          <table:table-cell table:formula="of:=[.B453]-[.B$2]" office:value-type="float" office:value="41.4168751239777" calcext:value-type="float">
            <text:p>41.416875124</text:p>
          </table:table-cell>
          <table:table-cell table:formula="of:=[.D453]/([.E453]-[.E452])" office:value-type="float" office:value="80517.0539230773" calcext:value-type="float">
            <text:p>80517.0539230773</text:p>
          </table:table-cell>
          <table:table-cell table:formula="of:=[.E453]-[.E452]" office:value-type="float" office:value="0.0914092063903809" calcext:value-type="float">
            <text:p>0.09140920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907915.35956" calcext:value-type="float">
            <text:p>1455907915.35956</text:p>
          </table:table-cell>
          <table:table-cell office:value-type="float" office:value="1455907915.35972" calcext:value-type="float">
            <text:p>1455907915.35972</text:p>
          </table:table-cell>
          <table:table-cell office:value-type="float" office:value="7440" calcext:value-type="float">
            <text:p>7440</text:p>
          </table:table-cell>
          <table:table-cell table:formula="of:=[.B454]-[.B$2]" office:value-type="float" office:value="41.5089242458344" calcext:value-type="float">
            <text:p>41.5089242458</text:p>
          </table:table-cell>
          <table:table-cell table:formula="of:=[.D454]/([.E454]-[.E453])" office:value-type="float" office:value="80826.4093120114" calcext:value-type="float">
            <text:p>80826.4093120114</text:p>
          </table:table-cell>
          <table:table-cell table:formula="of:=[.E454]-[.E453]" office:value-type="float" office:value="0.0920491218566895" calcext:value-type="float">
            <text:p>0.09204912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907915.45144" calcext:value-type="float">
            <text:p>1455907915.45144</text:p>
          </table:table-cell>
          <table:table-cell office:value-type="float" office:value="1455907915.45161" calcext:value-type="float">
            <text:p>1455907915.45161</text:p>
          </table:table-cell>
          <table:table-cell office:value-type="float" office:value="7512" calcext:value-type="float">
            <text:p>7512</text:p>
          </table:table-cell>
          <table:table-cell table:formula="of:=[.B455]-[.B$2]" office:value-type="float" office:value="41.6008064746857" calcext:value-type="float">
            <text:p>41.6008064747</text:p>
          </table:table-cell>
          <table:table-cell table:formula="of:=[.D455]/([.E455]-[.E454])" office:value-type="float" office:value="81756.8325661292" calcext:value-type="float">
            <text:p>81756.8325661292</text:p>
          </table:table-cell>
          <table:table-cell table:formula="of:=[.E455]-[.E454]" office:value-type="float" office:value="0.0918822288513184" calcext:value-type="float">
            <text:p>0.09188222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907915.54375" calcext:value-type="float">
            <text:p>1455907915.54375</text:p>
          </table:table-cell>
          <table:table-cell office:value-type="float" office:value="1455907915.54392" calcext:value-type="float">
            <text:p>1455907915.54392</text:p>
          </table:table-cell>
          <table:table-cell office:value-type="float" office:value="7584" calcext:value-type="float">
            <text:p>7584</text:p>
          </table:table-cell>
          <table:table-cell table:formula="of:=[.B456]-[.B$2]" office:value-type="float" office:value="41.6931133270264" calcext:value-type="float">
            <text:p>41.693113327</text:p>
          </table:table-cell>
          <table:table-cell table:formula="of:=[.D456]/([.E456]-[.E455])" office:value-type="float" office:value="82160.7476334257" calcext:value-type="float">
            <text:p>82160.7476334257</text:p>
          </table:table-cell>
          <table:table-cell table:formula="of:=[.E456]-[.E455]" office:value-type="float" office:value="0.0923068523406982" calcext:value-type="float">
            <text:p>0.09230685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907915.63524" calcext:value-type="float">
            <text:p>1455907915.63524</text:p>
          </table:table-cell>
          <table:table-cell office:value-type="float" office:value="1455907915.63548" calcext:value-type="float">
            <text:p>1455907915.63548</text:p>
          </table:table-cell>
          <table:table-cell office:value-type="float" office:value="7640" calcext:value-type="float">
            <text:p>7640</text:p>
          </table:table-cell>
          <table:table-cell table:formula="of:=[.B457]-[.B$2]" office:value-type="float" office:value="41.7846047878265" calcext:value-type="float">
            <text:p>41.7846047878</text:p>
          </table:table-cell>
          <table:table-cell table:formula="of:=[.D457]/([.E457]-[.E456])" office:value-type="float" office:value="83505.0608349859" calcext:value-type="float">
            <text:p>83505.0608349859</text:p>
          </table:table-cell>
          <table:table-cell table:formula="of:=[.E457]-[.E456]" office:value-type="float" office:value="0.0914914608001709" calcext:value-type="float">
            <text:p>0.09149146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907915.72694" calcext:value-type="float">
            <text:p>1455907915.72694</text:p>
          </table:table-cell>
          <table:table-cell office:value-type="float" office:value="1455907915.72716" calcext:value-type="float">
            <text:p>1455907915.72716</text:p>
          </table:table-cell>
          <table:table-cell office:value-type="float" office:value="7696" calcext:value-type="float">
            <text:p>7696</text:p>
          </table:table-cell>
          <table:table-cell table:formula="of:=[.B458]-[.B$2]" office:value-type="float" office:value="41.8763024806976" calcext:value-type="float">
            <text:p>41.8763024807</text:p>
          </table:table-cell>
          <table:table-cell table:formula="of:=[.D458]/([.E458]-[.E457])" office:value-type="float" office:value="83927.9567351693" calcext:value-type="float">
            <text:p>83927.9567351693</text:p>
          </table:table-cell>
          <table:table-cell table:formula="of:=[.E458]-[.E457]" office:value-type="float" office:value="0.0916976928710938" calcext:value-type="float">
            <text:p>0.091697692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907915.81903" calcext:value-type="float">
            <text:p>1455907915.81903</text:p>
          </table:table-cell>
          <table:table-cell office:value-type="float" office:value="1455907915.81919" calcext:value-type="float">
            <text:p>1455907915.81919</text:p>
          </table:table-cell>
          <table:table-cell office:value-type="float" office:value="7744" calcext:value-type="float">
            <text:p>7744</text:p>
          </table:table-cell>
          <table:table-cell table:formula="of:=[.B459]-[.B$2]" office:value-type="float" office:value="41.96839427948" calcext:value-type="float">
            <text:p>41.9683942795</text:p>
          </table:table-cell>
          <table:table-cell table:formula="of:=[.D459]/([.E459]-[.E458])" office:value-type="float" office:value="84090.0069538473" calcext:value-type="float">
            <text:p>84090.0069538473</text:p>
          </table:table-cell>
          <table:table-cell table:formula="of:=[.E459]-[.E458]" office:value-type="float" office:value="0.0920917987823486" calcext:value-type="float">
            <text:p>0.092091798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907915.91034" calcext:value-type="float">
            <text:p>1455907915.91034</text:p>
          </table:table-cell>
          <table:table-cell office:value-type="float" office:value="1455907915.9105" calcext:value-type="float">
            <text:p>1455907915.9105</text:p>
          </table:table-cell>
          <table:table-cell office:value-type="float" office:value="7792" calcext:value-type="float">
            <text:p>7792</text:p>
          </table:table-cell>
          <table:table-cell table:formula="of:=[.B460]-[.B$2]" office:value-type="float" office:value="42.0597014427185" calcext:value-type="float">
            <text:p>42.0597014427</text:p>
          </table:table-cell>
          <table:table-cell table:formula="of:=[.D460]/([.E460]-[.E459])" office:value-type="float" office:value="85338.3209337546" calcext:value-type="float">
            <text:p>85338.3209337546</text:p>
          </table:table-cell>
          <table:table-cell table:formula="of:=[.E460]-[.E459]" office:value-type="float" office:value="0.0913071632385254" calcext:value-type="float">
            <text:p>0.09130716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907916.00236" calcext:value-type="float">
            <text:p>1455907916.00236</text:p>
          </table:table-cell>
          <table:table-cell office:value-type="float" office:value="1455907916.0026" calcext:value-type="float">
            <text:p>1455907916.0026</text:p>
          </table:table-cell>
          <table:table-cell office:value-type="float" office:value="7824" calcext:value-type="float">
            <text:p>7824</text:p>
          </table:table-cell>
          <table:table-cell table:formula="of:=[.B461]-[.B$2]" office:value-type="float" office:value="42.1517241001129" calcext:value-type="float">
            <text:p>42.1517241001</text:p>
          </table:table-cell>
          <table:table-cell table:formula="of:=[.D461]/([.E461]-[.E460])" office:value-type="float" office:value="85022.5392477673" calcext:value-type="float">
            <text:p>85022.5392477673</text:p>
          </table:table-cell>
          <table:table-cell table:formula="of:=[.E461]-[.E460]" office:value-type="float" office:value="0.0920226573944092" calcext:value-type="float">
            <text:p>0.092022657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907916.09401" calcext:value-type="float">
            <text:p>1455907916.09401</text:p>
          </table:table-cell>
          <table:table-cell office:value-type="float" office:value="1455907916.09419" calcext:value-type="float">
            <text:p>1455907916.09419</text:p>
          </table:table-cell>
          <table:table-cell office:value-type="float" office:value="7848" calcext:value-type="float">
            <text:p>7848</text:p>
          </table:table-cell>
          <table:table-cell table:formula="of:=[.B462]-[.B$2]" office:value-type="float" office:value="42.243381023407" calcext:value-type="float">
            <text:p>42.2433810234</text:p>
          </table:table-cell>
          <table:table-cell table:formula="of:=[.D462]/([.E462]-[.E461])" office:value-type="float" office:value="85623.6465064497" calcext:value-type="float">
            <text:p>85623.6465064497</text:p>
          </table:table-cell>
          <table:table-cell table:formula="of:=[.E462]-[.E461]" office:value-type="float" office:value="0.0916569232940674" calcext:value-type="float">
            <text:p>0.09165692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907916.18593" calcext:value-type="float">
            <text:p>1455907916.18593</text:p>
          </table:table-cell>
          <table:table-cell office:value-type="float" office:value="1455907916.18616" calcext:value-type="float">
            <text:p>1455907916.18616</text:p>
          </table:table-cell>
          <table:table-cell office:value-type="float" office:value="7872" calcext:value-type="float">
            <text:p>7872</text:p>
          </table:table-cell>
          <table:table-cell table:formula="of:=[.B463]-[.B$2]" office:value-type="float" office:value="42.3352990150452" calcext:value-type="float">
            <text:p>42.335299015</text:p>
          </table:table-cell>
          <table:table-cell table:formula="of:=[.D463]/([.E463]-[.E462])" office:value-type="float" office:value="85641.5578680888" calcext:value-type="float">
            <text:p>85641.5578680888</text:p>
          </table:table-cell>
          <table:table-cell table:formula="of:=[.E463]-[.E462]" office:value-type="float" office:value="0.0919179916381836" calcext:value-type="float">
            <text:p>0.09191799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907916.27755" calcext:value-type="float">
            <text:p>1455907916.27755</text:p>
          </table:table-cell>
          <table:table-cell office:value-type="float" office:value="1455907916.27772" calcext:value-type="float">
            <text:p>1455907916.27772</text:p>
          </table:table-cell>
          <table:table-cell office:value-type="float" office:value="7888" calcext:value-type="float">
            <text:p>7888</text:p>
          </table:table-cell>
          <table:table-cell table:formula="of:=[.B464]-[.B$2]" office:value-type="float" office:value="42.4269208908081" calcext:value-type="float">
            <text:p>42.4269208908</text:p>
          </table:table-cell>
          <table:table-cell table:formula="of:=[.D464]/([.E464]-[.E463])" office:value-type="float" office:value="86092.9765333472" calcext:value-type="float">
            <text:p>86092.9765333472</text:p>
          </table:table-cell>
          <table:table-cell table:formula="of:=[.E464]-[.E463]" office:value-type="float" office:value="0.0916218757629395" calcext:value-type="float">
            <text:p>0.09162187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907916.36977" calcext:value-type="float">
            <text:p>1455907916.36977</text:p>
          </table:table-cell>
          <table:table-cell office:value-type="float" office:value="1455907916.36994" calcext:value-type="float">
            <text:p>1455907916.36994</text:p>
          </table:table-cell>
          <table:table-cell office:value-type="float" office:value="7888" calcext:value-type="float">
            <text:p>7888</text:p>
          </table:table-cell>
          <table:table-cell table:formula="of:=[.B465]-[.B$2]" office:value-type="float" office:value="42.519140958786" calcext:value-type="float">
            <text:p>42.5191409588</text:p>
          </table:table-cell>
          <table:table-cell table:formula="of:=[.D465]/([.E465]-[.E464])" office:value-type="float" office:value="85534.528145109" calcext:value-type="float">
            <text:p>85534.528145109</text:p>
          </table:table-cell>
          <table:table-cell table:formula="of:=[.E465]-[.E464]" office:value-type="float" office:value="0.0922200679779053" calcext:value-type="float">
            <text:p>0.0922200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907916.46249" calcext:value-type="float">
            <text:p>1455907916.46249</text:p>
          </table:table-cell>
          <table:table-cell office:value-type="float" office:value="1455907916.46266" calcext:value-type="float">
            <text:p>1455907916.46266</text:p>
          </table:table-cell>
          <table:table-cell office:value-type="float" office:value="7888" calcext:value-type="float">
            <text:p>7888</text:p>
          </table:table-cell>
          <table:table-cell table:formula="of:=[.B466]-[.B$2]" office:value-type="float" office:value="42.6118514537811" calcext:value-type="float">
            <text:p>42.6118514538</text:p>
          </table:table-cell>
          <table:table-cell table:formula="of:=[.D466]/([.E466]-[.E465])" office:value-type="float" office:value="85082.0611023104" calcext:value-type="float">
            <text:p>85082.0611023104</text:p>
          </table:table-cell>
          <table:table-cell table:formula="of:=[.E466]-[.E465]" office:value-type="float" office:value="0.0927104949951172" calcext:value-type="float">
            <text:p>0.09271049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907916.55415" calcext:value-type="float">
            <text:p>1455907916.55415</text:p>
          </table:table-cell>
          <table:table-cell office:value-type="float" office:value="1455907916.55431" calcext:value-type="float">
            <text:p>1455907916.55431</text:p>
          </table:table-cell>
          <table:table-cell office:value-type="float" office:value="7880" calcext:value-type="float">
            <text:p>7880</text:p>
          </table:table-cell>
          <table:table-cell table:formula="of:=[.B467]-[.B$2]" office:value-type="float" office:value="42.7035119533539" calcext:value-type="float">
            <text:p>42.7035119534</text:p>
          </table:table-cell>
          <table:table-cell table:formula="of:=[.D467]/([.E467]-[.E466])" office:value-type="float" office:value="85969.4201616847" calcext:value-type="float">
            <text:p>85969.4201616847</text:p>
          </table:table-cell>
          <table:table-cell table:formula="of:=[.E467]-[.E466]" office:value-type="float" office:value="0.0916604995727539" calcext:value-type="float">
            <text:p>0.09166049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907916.64658" calcext:value-type="float">
            <text:p>1455907916.64658</text:p>
          </table:table-cell>
          <table:table-cell office:value-type="float" office:value="1455907916.64676" calcext:value-type="float">
            <text:p>1455907916.64676</text:p>
          </table:table-cell>
          <table:table-cell office:value-type="float" office:value="7864" calcext:value-type="float">
            <text:p>7864</text:p>
          </table:table-cell>
          <table:table-cell table:formula="of:=[.B468]-[.B$2]" office:value-type="float" office:value="42.7959451675415" calcext:value-type="float">
            <text:p>42.7959451675</text:p>
          </table:table-cell>
          <table:table-cell table:formula="of:=[.D468]/([.E468]-[.E467])" office:value-type="float" office:value="85077.6430216692" calcext:value-type="float">
            <text:p>85077.6430216692</text:p>
          </table:table-cell>
          <table:table-cell table:formula="of:=[.E468]-[.E467]" office:value-type="float" office:value="0.0924332141876221" calcext:value-type="float">
            <text:p>0.09243321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907916.73908" calcext:value-type="float">
            <text:p>1455907916.73908</text:p>
          </table:table-cell>
          <table:table-cell office:value-type="float" office:value="1455907916.73926" calcext:value-type="float">
            <text:p>1455907916.73926</text:p>
          </table:table-cell>
          <table:table-cell office:value-type="float" office:value="7840" calcext:value-type="float">
            <text:p>7840</text:p>
          </table:table-cell>
          <table:table-cell table:formula="of:=[.B469]-[.B$2]" office:value-type="float" office:value="42.8884499073029" calcext:value-type="float">
            <text:p>42.8884499073</text:p>
          </table:table-cell>
          <table:table-cell table:formula="of:=[.D469]/([.E469]-[.E468])" office:value-type="float" office:value="84752.4139868503" calcext:value-type="float">
            <text:p>84752.4139868503</text:p>
          </table:table-cell>
          <table:table-cell table:formula="of:=[.E469]-[.E468]" office:value-type="float" office:value="0.0925047397613525" calcext:value-type="float">
            <text:p>0.092504739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907916.83168" calcext:value-type="float">
            <text:p>1455907916.83168</text:p>
          </table:table-cell>
          <table:table-cell office:value-type="float" office:value="1455907916.83185" calcext:value-type="float">
            <text:p>1455907916.83185</text:p>
          </table:table-cell>
          <table:table-cell office:value-type="float" office:value="7808" calcext:value-type="float">
            <text:p>7808</text:p>
          </table:table-cell>
          <table:table-cell table:formula="of:=[.B470]-[.B$2]" office:value-type="float" office:value="42.9810473918915" calcext:value-type="float">
            <text:p>42.9810473919</text:p>
          </table:table-cell>
          <table:table-cell table:formula="of:=[.D470]/([.E470]-[.E469])" office:value-type="float" office:value="84321.9449717031" calcext:value-type="float">
            <text:p>84321.9449717031</text:p>
          </table:table-cell>
          <table:table-cell table:formula="of:=[.E470]-[.E469]" office:value-type="float" office:value="0.0925974845886231" calcext:value-type="float">
            <text:p>0.09259748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907916.9229" calcext:value-type="float">
            <text:p>1455907916.9229</text:p>
          </table:table-cell>
          <table:table-cell office:value-type="float" office:value="1455907916.92308" calcext:value-type="float">
            <text:p>1455907916.92308</text:p>
          </table:table-cell>
          <table:table-cell office:value-type="float" office:value="7776" calcext:value-type="float">
            <text:p>7776</text:p>
          </table:table-cell>
          <table:table-cell table:formula="of:=[.B471]-[.B$2]" office:value-type="float" office:value="43.072265625" calcext:value-type="float">
            <text:p>43.072265625</text:p>
          </table:table-cell>
          <table:table-cell table:formula="of:=[.D471]/([.E471]-[.E470])" office:value-type="float" office:value="85246.1151132915" calcext:value-type="float">
            <text:p>85246.1151132915</text:p>
          </table:table-cell>
          <table:table-cell table:formula="of:=[.E471]-[.E470]" office:value-type="float" office:value="0.0912182331085205" calcext:value-type="float">
            <text:p>0.09121823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907917.01481" calcext:value-type="float">
            <text:p>1455907917.01481</text:p>
          </table:table-cell>
          <table:table-cell office:value-type="float" office:value="1455907917.01498" calcext:value-type="float">
            <text:p>1455907917.01498</text:p>
          </table:table-cell>
          <table:table-cell office:value-type="float" office:value="7728" calcext:value-type="float">
            <text:p>7728</text:p>
          </table:table-cell>
          <table:table-cell table:formula="of:=[.B472]-[.B$2]" office:value-type="float" office:value="43.1641757488251" calcext:value-type="float">
            <text:p>43.1641757488</text:p>
          </table:table-cell>
          <table:table-cell table:formula="of:=[.D472]/([.E472]-[.E471])" office:value-type="float" office:value="84082.1411002363" calcext:value-type="float">
            <text:p>84082.1411002363</text:p>
          </table:table-cell>
          <table:table-cell table:formula="of:=[.E472]-[.E471]" office:value-type="float" office:value="0.0919101238250732" calcext:value-type="float">
            <text:p>0.09191012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907917.10767" calcext:value-type="float">
            <text:p>1455907917.10767</text:p>
          </table:table-cell>
          <table:table-cell office:value-type="float" office:value="1455907917.10784" calcext:value-type="float">
            <text:p>1455907917.10784</text:p>
          </table:table-cell>
          <table:table-cell office:value-type="float" office:value="7680" calcext:value-type="float">
            <text:p>7680</text:p>
          </table:table-cell>
          <table:table-cell table:formula="of:=[.B473]-[.B$2]" office:value-type="float" office:value="43.257034778595" calcext:value-type="float">
            <text:p>43.2570347786</text:p>
          </table:table-cell>
          <table:table-cell table:formula="of:=[.D473]/([.E473]-[.E472])" office:value-type="float" office:value="82706.0116720029" calcext:value-type="float">
            <text:p>82706.0116720029</text:p>
          </table:table-cell>
          <table:table-cell table:formula="of:=[.E473]-[.E472]" office:value-type="float" office:value="0.0928590297698975" calcext:value-type="float">
            <text:p>0.092859029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907917.19922" calcext:value-type="float">
            <text:p>1455907917.19922</text:p>
          </table:table-cell>
          <table:table-cell office:value-type="float" office:value="1455907917.19939" calcext:value-type="float">
            <text:p>1455907917.19939</text:p>
          </table:table-cell>
          <table:table-cell office:value-type="float" office:value="7616" calcext:value-type="float">
            <text:p>7616</text:p>
          </table:table-cell>
          <table:table-cell table:formula="of:=[.B474]-[.B$2]" office:value-type="float" office:value="43.3485906124115" calcext:value-type="float">
            <text:p>43.3485906124</text:p>
          </table:table-cell>
          <table:table-cell table:formula="of:=[.D474]/([.E474]-[.E473])" office:value-type="float" office:value="83184.2132011156" calcext:value-type="float">
            <text:p>83184.2132011156</text:p>
          </table:table-cell>
          <table:table-cell table:formula="of:=[.E474]-[.E473]" office:value-type="float" office:value="0.0915558338165283" calcext:value-type="float">
            <text:p>0.09155583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907917.29134" calcext:value-type="float">
            <text:p>1455907917.29134</text:p>
          </table:table-cell>
          <table:table-cell office:value-type="float" office:value="1455907917.29151" calcext:value-type="float">
            <text:p>1455907917.29151</text:p>
          </table:table-cell>
          <table:table-cell office:value-type="float" office:value="7552" calcext:value-type="float">
            <text:p>7552</text:p>
          </table:table-cell>
          <table:table-cell table:formula="of:=[.B475]-[.B$2]" office:value-type="float" office:value="43.4407050609589" calcext:value-type="float">
            <text:p>43.440705061</text:p>
          </table:table-cell>
          <table:table-cell table:formula="of:=[.D475]/([.E475]-[.E474])" office:value-type="float" office:value="81984.9667353425" calcext:value-type="float">
            <text:p>81984.9667353425</text:p>
          </table:table-cell>
          <table:table-cell table:formula="of:=[.E475]-[.E474]" office:value-type="float" office:value="0.0921144485473633" calcext:value-type="float">
            <text:p>0.09211444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907917.38276" calcext:value-type="float">
            <text:p>1455907917.38276</text:p>
          </table:table-cell>
          <table:table-cell office:value-type="float" office:value="1455907917.38293" calcext:value-type="float">
            <text:p>1455907917.38293</text:p>
          </table:table-cell>
          <table:table-cell office:value-type="float" office:value="7480" calcext:value-type="float">
            <text:p>7480</text:p>
          </table:table-cell>
          <table:table-cell table:formula="of:=[.B476]-[.B$2]" office:value-type="float" office:value="43.5321304798126" calcext:value-type="float">
            <text:p>43.5321304798</text:p>
          </table:table-cell>
          <table:table-cell table:formula="of:=[.D476]/([.E476]-[.E475])" office:value-type="float" office:value="81815.321097568" calcext:value-type="float">
            <text:p>81815.321097568</text:p>
          </table:table-cell>
          <table:table-cell table:formula="of:=[.E476]-[.E475]" office:value-type="float" office:value="0.0914254188537598" calcext:value-type="float">
            <text:p>0.09142541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907917.47483" calcext:value-type="float">
            <text:p>1455907917.47483</text:p>
          </table:table-cell>
          <table:table-cell office:value-type="float" office:value="1455907917.47501" calcext:value-type="float">
            <text:p>1455907917.47501</text:p>
          </table:table-cell>
          <table:table-cell office:value-type="float" office:value="7408" calcext:value-type="float">
            <text:p>7408</text:p>
          </table:table-cell>
          <table:table-cell table:formula="of:=[.B477]-[.B$2]" office:value-type="float" office:value="43.6241993904114" calcext:value-type="float">
            <text:p>43.6241993904</text:p>
          </table:table-cell>
          <table:table-cell table:formula="of:=[.D477]/([.E477]-[.E476])" office:value-type="float" office:value="80461.4712156721" calcext:value-type="float">
            <text:p>80461.4712156721</text:p>
          </table:table-cell>
          <table:table-cell table:formula="of:=[.E477]-[.E476]" office:value-type="float" office:value="0.0920689105987549" calcext:value-type="float">
            <text:p>0.09206891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907917.56602" calcext:value-type="float">
            <text:p>1455907917.56602</text:p>
          </table:table-cell>
          <table:table-cell office:value-type="float" office:value="1455907917.5662" calcext:value-type="float">
            <text:p>1455907917.5662</text:p>
          </table:table-cell>
          <table:table-cell office:value-type="float" office:value="7328" calcext:value-type="float">
            <text:p>7328</text:p>
          </table:table-cell>
          <table:table-cell table:formula="of:=[.B478]-[.B$2]" office:value-type="float" office:value="43.7153880596161" calcext:value-type="float">
            <text:p>43.7153880596</text:p>
          </table:table-cell>
          <table:table-cell table:formula="of:=[.D478]/([.E478]-[.E477])" office:value-type="float" office:value="80360.8613209298" calcext:value-type="float">
            <text:p>80360.8613209298</text:p>
          </table:table-cell>
          <table:table-cell table:formula="of:=[.E478]-[.E477]" office:value-type="float" office:value="0.0911886692047119" calcext:value-type="float">
            <text:p>0.091188669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907917.65733" calcext:value-type="float">
            <text:p>1455907917.65733</text:p>
          </table:table-cell>
          <table:table-cell office:value-type="float" office:value="1455907917.65751" calcext:value-type="float">
            <text:p>1455907917.65751</text:p>
          </table:table-cell>
          <table:table-cell office:value-type="float" office:value="7240" calcext:value-type="float">
            <text:p>7240</text:p>
          </table:table-cell>
          <table:table-cell table:formula="of:=[.B479]-[.B$2]" office:value-type="float" office:value="43.8066985607147" calcext:value-type="float">
            <text:p>43.8066985607</text:p>
          </table:table-cell>
          <table:table-cell table:formula="of:=[.D479]/([.E479]-[.E478])" office:value-type="float" office:value="79289.8945125645" calcext:value-type="float">
            <text:p>79289.8945125645</text:p>
          </table:table-cell>
          <table:table-cell table:formula="of:=[.E479]-[.E478]" office:value-type="float" office:value="0.0913105010986328" calcext:value-type="float">
            <text:p>0.09131050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907917.74922" calcext:value-type="float">
            <text:p>1455907917.74922</text:p>
          </table:table-cell>
          <table:table-cell office:value-type="float" office:value="1455907917.74939" calcext:value-type="float">
            <text:p>1455907917.74939</text:p>
          </table:table-cell>
          <table:table-cell office:value-type="float" office:value="7152" calcext:value-type="float">
            <text:p>7152</text:p>
          </table:table-cell>
          <table:table-cell table:formula="of:=[.B480]-[.B$2]" office:value-type="float" office:value="43.8985831737518" calcext:value-type="float">
            <text:p>43.8985831738</text:p>
          </table:table-cell>
          <table:table-cell table:formula="of:=[.D480]/([.E480]-[.E479])" office:value-type="float" office:value="77836.7537675925" calcext:value-type="float">
            <text:p>77836.7537675925</text:p>
          </table:table-cell>
          <table:table-cell table:formula="of:=[.E480]-[.E479]" office:value-type="float" office:value="0.0918846130371094" calcext:value-type="float">
            <text:p>0.0918846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907917.84096" calcext:value-type="float">
            <text:p>1455907917.84096</text:p>
          </table:table-cell>
          <table:table-cell office:value-type="float" office:value="1455907917.84114" calcext:value-type="float">
            <text:p>1455907917.84114</text:p>
          </table:table-cell>
          <table:table-cell office:value-type="float" office:value="7056" calcext:value-type="float">
            <text:p>7056</text:p>
          </table:table-cell>
          <table:table-cell table:formula="of:=[.B481]-[.B$2]" office:value-type="float" office:value="43.9903287887573" calcext:value-type="float">
            <text:p>43.9903287888</text:p>
          </table:table-cell>
          <table:table-cell table:formula="of:=[.D481]/([.E481]-[.E480])" office:value-type="float" office:value="76908.3078202433" calcext:value-type="float">
            <text:p>76908.3078202433</text:p>
          </table:table-cell>
          <table:table-cell table:formula="of:=[.E481]-[.E480]" office:value-type="float" office:value="0.0917456150054932" calcext:value-type="float">
            <text:p>0.0917456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907917.9335" calcext:value-type="float">
            <text:p>1455907917.9335</text:p>
          </table:table-cell>
          <table:table-cell office:value-type="float" office:value="1455907917.93367" calcext:value-type="float">
            <text:p>1455907917.93367</text:p>
          </table:table-cell>
          <table:table-cell office:value-type="float" office:value="6952" calcext:value-type="float">
            <text:p>6952</text:p>
          </table:table-cell>
          <table:table-cell table:formula="of:=[.B482]-[.B$2]" office:value-type="float" office:value="44.0828685760498" calcext:value-type="float">
            <text:p>44.082868576</text:p>
          </table:table-cell>
          <table:table-cell table:formula="of:=[.D482]/([.E482]-[.E481])" office:value-type="float" office:value="75124.4432627402" calcext:value-type="float">
            <text:p>75124.4432627402</text:p>
          </table:table-cell>
          <table:table-cell table:formula="of:=[.E482]-[.E481]" office:value-type="float" office:value="0.0925397872924805" calcext:value-type="float">
            <text:p>0.092539787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907918.02515" calcext:value-type="float">
            <text:p>1455907918.02515</text:p>
          </table:table-cell>
          <table:table-cell office:value-type="float" office:value="1455907918.02532" calcext:value-type="float">
            <text:p>1455907918.02532</text:p>
          </table:table-cell>
          <table:table-cell office:value-type="float" office:value="6848" calcext:value-type="float">
            <text:p>6848</text:p>
          </table:table-cell>
          <table:table-cell table:formula="of:=[.B483]-[.B$2]" office:value-type="float" office:value="44.1745181083679" calcext:value-type="float">
            <text:p>44.1745181084</text:p>
          </table:table-cell>
          <table:table-cell table:formula="of:=[.D483]/([.E483]-[.E482])" office:value-type="float" office:value="74719.4211120534" calcext:value-type="float">
            <text:p>74719.4211120534</text:p>
          </table:table-cell>
          <table:table-cell table:formula="of:=[.E483]-[.E482]" office:value-type="float" office:value="0.0916495323181152" calcext:value-type="float">
            <text:p>0.09164953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907918.11711" calcext:value-type="float">
            <text:p>1455907918.11711</text:p>
          </table:table-cell>
          <table:table-cell office:value-type="float" office:value="1455907918.11735" calcext:value-type="float">
            <text:p>1455907918.11735</text:p>
          </table:table-cell>
          <table:table-cell office:value-type="float" office:value="6744" calcext:value-type="float">
            <text:p>6744</text:p>
          </table:table-cell>
          <table:table-cell table:formula="of:=[.B484]-[.B$2]" office:value-type="float" office:value="44.2664737701416" calcext:value-type="float">
            <text:p>44.2664737701</text:p>
          </table:table-cell>
          <table:table-cell table:formula="of:=[.D484]/([.E484]-[.E483])" office:value-type="float" office:value="73339.6929554824" calcext:value-type="float">
            <text:p>73339.6929554824</text:p>
          </table:table-cell>
          <table:table-cell table:formula="of:=[.E484]-[.E483]" office:value-type="float" office:value="0.0919556617736816" calcext:value-type="float">
            <text:p>0.09195566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907918.20827" calcext:value-type="float">
            <text:p>1455907918.20827</text:p>
          </table:table-cell>
          <table:table-cell office:value-type="float" office:value="1455907918.20844" calcext:value-type="float">
            <text:p>1455907918.20844</text:p>
          </table:table-cell>
          <table:table-cell office:value-type="float" office:value="6640" calcext:value-type="float">
            <text:p>6640</text:p>
          </table:table-cell>
          <table:table-cell table:formula="of:=[.B485]-[.B$2]" office:value-type="float" office:value="44.3576402664185" calcext:value-type="float">
            <text:p>44.3576402664</text:p>
          </table:table-cell>
          <table:table-cell table:formula="of:=[.D485]/([.E485]-[.E484])" office:value-type="float" office:value="72833.7741513677" calcext:value-type="float">
            <text:p>72833.7741513677</text:p>
          </table:table-cell>
          <table:table-cell table:formula="of:=[.E485]-[.E484]" office:value-type="float" office:value="0.0911664962768555" calcext:value-type="float">
            <text:p>0.09116649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907918.29973" calcext:value-type="float">
            <text:p>1455907918.29973</text:p>
          </table:table-cell>
          <table:table-cell office:value-type="float" office:value="1455907918.2999" calcext:value-type="float">
            <text:p>1455907918.2999</text:p>
          </table:table-cell>
          <table:table-cell office:value-type="float" office:value="6528" calcext:value-type="float">
            <text:p>6528</text:p>
          </table:table-cell>
          <table:table-cell table:formula="of:=[.B486]-[.B$2]" office:value-type="float" office:value="44.4490933418274" calcext:value-type="float">
            <text:p>44.4490933418</text:p>
          </table:table-cell>
          <table:table-cell table:formula="of:=[.D486]/([.E486]-[.E485])" office:value-type="float" office:value="71380.869050164" calcext:value-type="float">
            <text:p>71380.869050164</text:p>
          </table:table-cell>
          <table:table-cell table:formula="of:=[.E486]-[.E485]" office:value-type="float" office:value="0.0914530754089356" calcext:value-type="float">
            <text:p>0.091453075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907918.39147" calcext:value-type="float">
            <text:p>1455907918.39147</text:p>
          </table:table-cell>
          <table:table-cell office:value-type="float" office:value="1455907918.39164" calcext:value-type="float">
            <text:p>1455907918.39164</text:p>
          </table:table-cell>
          <table:table-cell office:value-type="float" office:value="6416" calcext:value-type="float">
            <text:p>6416</text:p>
          </table:table-cell>
          <table:table-cell table:formula="of:=[.B487]-[.B$2]" office:value-type="float" office:value="44.5408325195313" calcext:value-type="float">
            <text:p>44.5408325195</text:p>
          </table:table-cell>
          <table:table-cell table:formula="of:=[.D487]/([.E487]-[.E486])" office:value-type="float" office:value="69937.4047226741" calcext:value-type="float">
            <text:p>69937.4047226741</text:p>
          </table:table-cell>
          <table:table-cell table:formula="of:=[.E487]-[.E486]" office:value-type="float" office:value="0.0917391777038574" calcext:value-type="float">
            <text:p>0.09173917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907918.48321" calcext:value-type="float">
            <text:p>1455907918.48321</text:p>
          </table:table-cell>
          <table:table-cell office:value-type="float" office:value="1455907918.48338" calcext:value-type="float">
            <text:p>1455907918.48338</text:p>
          </table:table-cell>
          <table:table-cell office:value-type="float" office:value="6304" calcext:value-type="float">
            <text:p>6304</text:p>
          </table:table-cell>
          <table:table-cell table:formula="of:=[.B488]-[.B$2]" office:value-type="float" office:value="44.6325798034668" calcext:value-type="float">
            <text:p>44.6325798035</text:p>
          </table:table-cell>
          <table:table-cell table:formula="of:=[.D488]/([.E488]-[.E487])" office:value-type="float" office:value="68710.4808947653" calcext:value-type="float">
            <text:p>68710.4808947653</text:p>
          </table:table-cell>
          <table:table-cell table:formula="of:=[.E488]-[.E487]" office:value-type="float" office:value="0.0917472839355469" calcext:value-type="float">
            <text:p>0.09174728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907918.57509" calcext:value-type="float">
            <text:p>1455907918.57509</text:p>
          </table:table-cell>
          <table:table-cell office:value-type="float" office:value="1455907918.57526" calcext:value-type="float">
            <text:p>1455907918.57526</text:p>
          </table:table-cell>
          <table:table-cell office:value-type="float" office:value="6184" calcext:value-type="float">
            <text:p>6184</text:p>
          </table:table-cell>
          <table:table-cell table:formula="of:=[.B489]-[.B$2]" office:value-type="float" office:value="44.724458694458" calcext:value-type="float">
            <text:p>44.7244586945</text:p>
          </table:table-cell>
          <table:table-cell table:formula="of:=[.D489]/([.E489]-[.E488])" office:value-type="float" office:value="67305.9930663677" calcext:value-type="float">
            <text:p>67305.9930663677</text:p>
          </table:table-cell>
          <table:table-cell table:formula="of:=[.E489]-[.E488]" office:value-type="float" office:value="0.0918788909912109" calcext:value-type="float">
            <text:p>0.09187889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907918.6668" calcext:value-type="float">
            <text:p>1455907918.6668</text:p>
          </table:table-cell>
          <table:table-cell office:value-type="float" office:value="1455907918.66697" calcext:value-type="float">
            <text:p>1455907918.66697</text:p>
          </table:table-cell>
          <table:table-cell office:value-type="float" office:value="6072" calcext:value-type="float">
            <text:p>6072</text:p>
          </table:table-cell>
          <table:table-cell table:formula="of:=[.B490]-[.B$2]" office:value-type="float" office:value="44.8161642551422" calcext:value-type="float">
            <text:p>44.8161642551</text:p>
          </table:table-cell>
          <table:table-cell table:formula="of:=[.D490]/([.E490]-[.E489])" office:value-type="float" office:value="66211.906395834" calcext:value-type="float">
            <text:p>66211.906395834</text:p>
          </table:table-cell>
          <table:table-cell table:formula="of:=[.E490]-[.E489]" office:value-type="float" office:value="0.0917055606842041" calcext:value-type="float">
            <text:p>0.09170556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907918.75955" calcext:value-type="float">
            <text:p>1455907918.75955</text:p>
          </table:table-cell>
          <table:table-cell office:value-type="float" office:value="1455907918.75974" calcext:value-type="float">
            <text:p>1455907918.75974</text:p>
          </table:table-cell>
          <table:table-cell office:value-type="float" office:value="5952" calcext:value-type="float">
            <text:p>5952</text:p>
          </table:table-cell>
          <table:table-cell table:formula="of:=[.B491]-[.B$2]" office:value-type="float" office:value="44.9089162349701" calcext:value-type="float">
            <text:p>44.908916235</text:p>
          </table:table-cell>
          <table:table-cell table:formula="of:=[.D491]/([.E491]-[.E490])" office:value-type="float" office:value="64171.1369508778" calcext:value-type="float">
            <text:p>64171.1369508778</text:p>
          </table:table-cell>
          <table:table-cell table:formula="of:=[.E491]-[.E490]" office:value-type="float" office:value="0.0927519798278809" calcext:value-type="float">
            <text:p>0.09275197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907918.85058" calcext:value-type="float">
            <text:p>1455907918.85058</text:p>
          </table:table-cell>
          <table:table-cell office:value-type="float" office:value="1455907918.85075" calcext:value-type="float">
            <text:p>1455907918.85075</text:p>
          </table:table-cell>
          <table:table-cell office:value-type="float" office:value="5840" calcext:value-type="float">
            <text:p>5840</text:p>
          </table:table-cell>
          <table:table-cell table:formula="of:=[.B492]-[.B$2]" office:value-type="float" office:value="44.9999434947968" calcext:value-type="float">
            <text:p>44.9999434948</text:p>
          </table:table-cell>
          <table:table-cell table:formula="of:=[.D492]/([.E492]-[.E491])" office:value-type="float" office:value="64156.6055170824" calcext:value-type="float">
            <text:p>64156.6055170824</text:p>
          </table:table-cell>
          <table:table-cell table:formula="of:=[.E492]-[.E491]" office:value-type="float" office:value="0.0910272598266602" calcext:value-type="float">
            <text:p>0.09102725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907918.9419" calcext:value-type="float">
            <text:p>1455907918.9419</text:p>
          </table:table-cell>
          <table:table-cell office:value-type="float" office:value="1455907918.94214" calcext:value-type="float">
            <text:p>1455907918.94214</text:p>
          </table:table-cell>
          <table:table-cell office:value-type="float" office:value="5728" calcext:value-type="float">
            <text:p>5728</text:p>
          </table:table-cell>
          <table:table-cell table:formula="of:=[.B493]-[.B$2]" office:value-type="float" office:value="45.09126496315" calcext:value-type="float">
            <text:p>45.0912649632</text:p>
          </table:table-cell>
          <table:table-cell table:formula="of:=[.D493]/([.E493]-[.E492])" office:value-type="float" office:value="62723.4767824975" calcext:value-type="float">
            <text:p>62723.4767824975</text:p>
          </table:table-cell>
          <table:table-cell table:formula="of:=[.E493]-[.E492]" office:value-type="float" office:value="0.0913214683532715" calcext:value-type="float">
            <text:p>0.09132146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907919.03388" calcext:value-type="float">
            <text:p>1455907919.03388</text:p>
          </table:table-cell>
          <table:table-cell office:value-type="float" office:value="1455907919.03405" calcext:value-type="float">
            <text:p>1455907919.03405</text:p>
          </table:table-cell>
          <table:table-cell office:value-type="float" office:value="5616" calcext:value-type="float">
            <text:p>5616</text:p>
          </table:table-cell>
          <table:table-cell table:formula="of:=[.B494]-[.B$2]" office:value-type="float" office:value="45.1832444667816" calcext:value-type="float">
            <text:p>45.1832444668</text:p>
          </table:table-cell>
          <table:table-cell table:formula="of:=[.D494]/([.E494]-[.E493])" office:value-type="float" office:value="61057.0809611447" calcext:value-type="float">
            <text:p>61057.0809611447</text:p>
          </table:table-cell>
          <table:table-cell table:formula="of:=[.E494]-[.E493]" office:value-type="float" office:value="0.0919795036315918" calcext:value-type="float">
            <text:p>0.09197950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907919.12511" calcext:value-type="float">
            <text:p>1455907919.12511</text:p>
          </table:table-cell>
          <table:table-cell office:value-type="float" office:value="1455907919.12528" calcext:value-type="float">
            <text:p>1455907919.12528</text:p>
          </table:table-cell>
          <table:table-cell office:value-type="float" office:value="5504" calcext:value-type="float">
            <text:p>5504</text:p>
          </table:table-cell>
          <table:table-cell table:formula="of:=[.B495]-[.B$2]" office:value-type="float" office:value="45.2744772434235" calcext:value-type="float">
            <text:p>45.2744772434</text:p>
          </table:table-cell>
          <table:table-cell table:formula="of:=[.D495]/([.E495]-[.E494])" office:value-type="float" office:value="60329.1953023326" calcext:value-type="float">
            <text:p>60329.1953023326</text:p>
          </table:table-cell>
          <table:table-cell table:formula="of:=[.E495]-[.E494]" office:value-type="float" office:value="0.0912327766418457" calcext:value-type="float">
            <text:p>0.09123277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907919.21677" calcext:value-type="float">
            <text:p>1455907919.21677</text:p>
          </table:table-cell>
          <table:table-cell office:value-type="float" office:value="1455907919.21694" calcext:value-type="float">
            <text:p>1455907919.21694</text:p>
          </table:table-cell>
          <table:table-cell office:value-type="float" office:value="5400" calcext:value-type="float">
            <text:p>5400</text:p>
          </table:table-cell>
          <table:table-cell table:formula="of:=[.B496]-[.B$2]" office:value-type="float" office:value="45.3661372661591" calcext:value-type="float">
            <text:p>45.3661372662</text:p>
          </table:table-cell>
          <table:table-cell table:formula="of:=[.D496]/([.E496]-[.E495])" office:value-type="float" office:value="58913.3609051892" calcext:value-type="float">
            <text:p>58913.3609051892</text:p>
          </table:table-cell>
          <table:table-cell table:formula="of:=[.E496]-[.E495]" office:value-type="float" office:value="0.0916600227355957" calcext:value-type="float">
            <text:p>0.09166002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907919.30766" calcext:value-type="float">
            <text:p>1455907919.30766</text:p>
          </table:table-cell>
          <table:table-cell office:value-type="float" office:value="1455907919.30783" calcext:value-type="float">
            <text:p>1455907919.30783</text:p>
          </table:table-cell>
          <table:table-cell office:value-type="float" office:value="5296" calcext:value-type="float">
            <text:p>5296</text:p>
          </table:table-cell>
          <table:table-cell table:formula="of:=[.B497]-[.B$2]" office:value-type="float" office:value="45.4570276737213" calcext:value-type="float">
            <text:p>45.4570276737</text:p>
          </table:table-cell>
          <table:table-cell table:formula="of:=[.D497]/([.E497]-[.E496])" office:value-type="float" office:value="58267.9750486593" calcext:value-type="float">
            <text:p>58267.9750486593</text:p>
          </table:table-cell>
          <table:table-cell table:formula="of:=[.E497]-[.E496]" office:value-type="float" office:value="0.0908904075622559" calcext:value-type="float">
            <text:p>0.09089040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907919.3991" calcext:value-type="float">
            <text:p>1455907919.3991</text:p>
          </table:table-cell>
          <table:table-cell office:value-type="float" office:value="1455907919.39926" calcext:value-type="float">
            <text:p>1455907919.39926</text:p>
          </table:table-cell>
          <table:table-cell office:value-type="float" office:value="5192" calcext:value-type="float">
            <text:p>5192</text:p>
          </table:table-cell>
          <table:table-cell table:formula="of:=[.B498]-[.B$2]" office:value-type="float" office:value="45.5484638214111" calcext:value-type="float">
            <text:p>45.5484638214</text:p>
          </table:table-cell>
          <table:table-cell table:formula="of:=[.D498]/([.E498]-[.E497])" office:value-type="float" office:value="56782.7946734253" calcext:value-type="float">
            <text:p>56782.7946734253</text:p>
          </table:table-cell>
          <table:table-cell table:formula="of:=[.E498]-[.E497]" office:value-type="float" office:value="0.0914361476898193" calcext:value-type="float">
            <text:p>0.09143614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907919.49014" calcext:value-type="float">
            <text:p>1455907919.49014</text:p>
          </table:table-cell>
          <table:table-cell office:value-type="float" office:value="1455907919.49031" calcext:value-type="float">
            <text:p>1455907919.49031</text:p>
          </table:table-cell>
          <table:table-cell office:value-type="float" office:value="5096" calcext:value-type="float">
            <text:p>5096</text:p>
          </table:table-cell>
          <table:table-cell table:formula="of:=[.B499]-[.B$2]" office:value-type="float" office:value="45.6395044326782" calcext:value-type="float">
            <text:p>45.6395044327</text:p>
          </table:table-cell>
          <table:table-cell table:formula="of:=[.D499]/([.E499]-[.E498])" office:value-type="float" office:value="55975.0195992165" calcext:value-type="float">
            <text:p>55975.0195992165</text:p>
          </table:table-cell>
          <table:table-cell table:formula="of:=[.E499]-[.E498]" office:value-type="float" office:value="0.0910406112670898" calcext:value-type="float">
            <text:p>0.09104061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907919.58126" calcext:value-type="float">
            <text:p>1455907919.58126</text:p>
          </table:table-cell>
          <table:table-cell office:value-type="float" office:value="1455907919.58143" calcext:value-type="float">
            <text:p>1455907919.58143</text:p>
          </table:table-cell>
          <table:table-cell office:value-type="float" office:value="5000" calcext:value-type="float">
            <text:p>5000</text:p>
          </table:table-cell>
          <table:table-cell table:formula="of:=[.B500]-[.B$2]" office:value-type="float" office:value="45.730623960495" calcext:value-type="float">
            <text:p>45.7306239605</text:p>
          </table:table-cell>
          <table:table-cell table:formula="of:=[.D500]/([.E500]-[.E499])" office:value-type="float" office:value="54872.9796982074" calcext:value-type="float">
            <text:p>54872.9796982074</text:p>
          </table:table-cell>
          <table:table-cell table:formula="of:=[.E500]-[.E499]" office:value-type="float" office:value="0.0911195278167725" calcext:value-type="float">
            <text:p>0.09111952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907919.67314" calcext:value-type="float">
            <text:p>1455907919.67314</text:p>
          </table:table-cell>
          <table:table-cell office:value-type="float" office:value="1455907919.67333" calcext:value-type="float">
            <text:p>1455907919.67333</text:p>
          </table:table-cell>
          <table:table-cell office:value-type="float" office:value="4912" calcext:value-type="float">
            <text:p>4912</text:p>
          </table:table-cell>
          <table:table-cell table:formula="of:=[.B501]-[.B$2]" office:value-type="float" office:value="45.8225061893463" calcext:value-type="float">
            <text:p>45.8225061893</text:p>
          </table:table-cell>
          <table:table-cell table:formula="of:=[.D501]/([.E501]-[.E500])" office:value-type="float" office:value="53459.7392924423" calcext:value-type="float">
            <text:p>53459.7392924423</text:p>
          </table:table-cell>
          <table:table-cell table:formula="of:=[.E501]-[.E500]" office:value-type="float" office:value="0.0918822288513184" calcext:value-type="float">
            <text:p>0.0918822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907919.76434" calcext:value-type="float">
            <text:p>1455907919.76434</text:p>
          </table:table-cell>
          <table:table-cell office:value-type="float" office:value="1455907919.76451" calcext:value-type="float">
            <text:p>1455907919.76451</text:p>
          </table:table-cell>
          <table:table-cell office:value-type="float" office:value="4824" calcext:value-type="float">
            <text:p>4824</text:p>
          </table:table-cell>
          <table:table-cell table:formula="of:=[.B502]-[.B$2]" office:value-type="float" office:value="45.9137055873871" calcext:value-type="float">
            <text:p>45.9137055874</text:p>
          </table:table-cell>
          <table:table-cell table:formula="of:=[.D502]/([.E502]-[.E501])" office:value-type="float" office:value="52895.0859724248" calcext:value-type="float">
            <text:p>52895.0859724248</text:p>
          </table:table-cell>
          <table:table-cell table:formula="of:=[.E502]-[.E501]" office:value-type="float" office:value="0.0911993980407715" calcext:value-type="float">
            <text:p>0.0911993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907919.85569" calcext:value-type="float">
            <text:p>1455907919.85569</text:p>
          </table:table-cell>
          <table:table-cell office:value-type="float" office:value="1455907919.85585" calcext:value-type="float">
            <text:p>1455907919.85585</text:p>
          </table:table-cell>
          <table:table-cell office:value-type="float" office:value="4752" calcext:value-type="float">
            <text:p>4752</text:p>
          </table:table-cell>
          <table:table-cell table:formula="of:=[.B503]-[.B$2]" office:value-type="float" office:value="46.0050551891327" calcext:value-type="float">
            <text:p>46.0050551891</text:p>
          </table:table-cell>
          <table:table-cell table:formula="of:=[.D503]/([.E503]-[.E502])" office:value-type="float" office:value="52019.9312223997" calcext:value-type="float">
            <text:p>52019.9312223997</text:p>
          </table:table-cell>
          <table:table-cell table:formula="of:=[.E503]-[.E502]" office:value-type="float" office:value="0.0913496017456055" calcext:value-type="float">
            <text:p>0.09134960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907919.94676" calcext:value-type="float">
            <text:p>1455907919.94676</text:p>
          </table:table-cell>
          <table:table-cell office:value-type="float" office:value="1455907919.94693" calcext:value-type="float">
            <text:p>1455907919.94693</text:p>
          </table:table-cell>
          <table:table-cell office:value-type="float" office:value="4672" calcext:value-type="float">
            <text:p>4672</text:p>
          </table:table-cell>
          <table:table-cell table:formula="of:=[.B504]-[.B$2]" office:value-type="float" office:value="46.0961256027222" calcext:value-type="float">
            <text:p>46.0961256027</text:p>
          </table:table-cell>
          <table:table-cell table:formula="of:=[.D504]/([.E504]-[.E503])" office:value-type="float" office:value="51300.9639009679" calcext:value-type="float">
            <text:p>51300.9639009679</text:p>
          </table:table-cell>
          <table:table-cell table:formula="of:=[.E504]-[.E503]" office:value-type="float" office:value="0.0910704135894775" calcext:value-type="float">
            <text:p>0.09107041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907920.03825" calcext:value-type="float">
            <text:p>1455907920.03825</text:p>
          </table:table-cell>
          <table:table-cell office:value-type="float" office:value="1455907920.03842" calcext:value-type="float">
            <text:p>1455907920.03842</text:p>
          </table:table-cell>
          <table:table-cell office:value-type="float" office:value="4608" calcext:value-type="float">
            <text:p>4608</text:p>
          </table:table-cell>
          <table:table-cell table:formula="of:=[.B505]-[.B$2]" office:value-type="float" office:value="46.1876177787781" calcext:value-type="float">
            <text:p>46.1876177788</text:p>
          </table:table-cell>
          <table:table-cell table:formula="of:=[.D505]/([.E505]-[.E504])" office:value-type="float" office:value="50364.9623240373" calcext:value-type="float">
            <text:p>50364.9623240373</text:p>
          </table:table-cell>
          <table:table-cell table:formula="of:=[.E505]-[.E504]" office:value-type="float" office:value="0.0914921760559082" calcext:value-type="float">
            <text:p>0.091492176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907920.12913" calcext:value-type="float">
            <text:p>1455907920.12913</text:p>
          </table:table-cell>
          <table:table-cell office:value-type="float" office:value="1455907920.12929" calcext:value-type="float">
            <text:p>1455907920.12929</text:p>
          </table:table-cell>
          <table:table-cell office:value-type="float" office:value="4544" calcext:value-type="float">
            <text:p>4544</text:p>
          </table:table-cell>
          <table:table-cell table:formula="of:=[.B506]-[.B$2]" office:value-type="float" office:value="46.2784924507141" calcext:value-type="float">
            <text:p>46.2784924507</text:p>
          </table:table-cell>
          <table:table-cell table:formula="of:=[.D506]/([.E506]-[.E505])" office:value-type="float" office:value="50002.9315450892" calcext:value-type="float">
            <text:p>50002.9315450892</text:p>
          </table:table-cell>
          <table:table-cell table:formula="of:=[.E506]-[.E505]" office:value-type="float" office:value="0.0908746719360352" calcext:value-type="float">
            <text:p>0.09087467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907920.22007" calcext:value-type="float">
            <text:p>1455907920.22007</text:p>
          </table:table-cell>
          <table:table-cell office:value-type="float" office:value="1455907920.22025" calcext:value-type="float">
            <text:p>1455907920.22025</text:p>
          </table:table-cell>
          <table:table-cell office:value-type="float" office:value="4488" calcext:value-type="float">
            <text:p>4488</text:p>
          </table:table-cell>
          <table:table-cell table:formula="of:=[.B507]-[.B$2]" office:value-type="float" office:value="46.3694384098053" calcext:value-type="float">
            <text:p>46.3694384098</text:p>
          </table:table-cell>
          <table:table-cell table:formula="of:=[.D507]/([.E507]-[.E506])" office:value-type="float" office:value="49347.9869237525" calcext:value-type="float">
            <text:p>49347.9869237525</text:p>
          </table:table-cell>
          <table:table-cell table:formula="of:=[.E507]-[.E506]" office:value-type="float" office:value="0.0909459590911865" calcext:value-type="float">
            <text:p>0.090945959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907920.31149" calcext:value-type="float">
            <text:p>1455907920.31149</text:p>
          </table:table-cell>
          <table:table-cell office:value-type="float" office:value="1455907920.31165" calcext:value-type="float">
            <text:p>1455907920.31165</text:p>
          </table:table-cell>
          <table:table-cell office:value-type="float" office:value="4440" calcext:value-type="float">
            <text:p>4440</text:p>
          </table:table-cell>
          <table:table-cell table:formula="of:=[.B508]-[.B$2]" office:value-type="float" office:value="46.4608516693115" calcext:value-type="float">
            <text:p>46.4608516693</text:p>
          </table:table-cell>
          <table:table-cell table:formula="of:=[.D508]/([.E508]-[.E507])" office:value-type="float" office:value="48570.6343257306" calcext:value-type="float">
            <text:p>48570.6343257306</text:p>
          </table:table-cell>
          <table:table-cell table:formula="of:=[.E508]-[.E507]" office:value-type="float" office:value="0.0914132595062256" calcext:value-type="float">
            <text:p>0.091413259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907920.40258" calcext:value-type="float">
            <text:p>1455907920.40258</text:p>
          </table:table-cell>
          <table:table-cell office:value-type="float" office:value="1455907920.40275" calcext:value-type="float">
            <text:p>1455907920.40275</text:p>
          </table:table-cell>
          <table:table-cell office:value-type="float" office:value="4400" calcext:value-type="float">
            <text:p>4400</text:p>
          </table:table-cell>
          <table:table-cell table:formula="of:=[.B509]-[.B$2]" office:value-type="float" office:value="46.5519506931305" calcext:value-type="float">
            <text:p>46.5519506931</text:p>
          </table:table-cell>
          <table:table-cell table:formula="of:=[.D509]/([.E509]-[.E508])" office:value-type="float" office:value="48299.090545071" calcext:value-type="float">
            <text:p>48299.090545071</text:p>
          </table:table-cell>
          <table:table-cell table:formula="of:=[.E509]-[.E508]" office:value-type="float" office:value="0.0910990238189697" calcext:value-type="float">
            <text:p>0.09109902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907920.49456" calcext:value-type="float">
            <text:p>1455907920.49456</text:p>
          </table:table-cell>
          <table:table-cell office:value-type="float" office:value="1455907920.49478" calcext:value-type="float">
            <text:p>1455907920.49478</text:p>
          </table:table-cell>
          <table:table-cell office:value-type="float" office:value="4360" calcext:value-type="float">
            <text:p>4360</text:p>
          </table:table-cell>
          <table:table-cell table:formula="of:=[.B510]-[.B$2]" office:value-type="float" office:value="46.6439278125763" calcext:value-type="float">
            <text:p>46.6439278126</text:p>
          </table:table-cell>
          <table:table-cell table:formula="of:=[.D510]/([.E510]-[.E509])" office:value-type="float" office:value="47403.0935766499" calcext:value-type="float">
            <text:p>47403.0935766499</text:p>
          </table:table-cell>
          <table:table-cell table:formula="of:=[.E510]-[.E509]" office:value-type="float" office:value="0.0919771194458008" calcext:value-type="float">
            <text:p>0.091977119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907920.58558" calcext:value-type="float">
            <text:p>1455907920.58558</text:p>
          </table:table-cell>
          <table:table-cell office:value-type="float" office:value="1455907920.58576" calcext:value-type="float">
            <text:p>1455907920.58576</text:p>
          </table:table-cell>
          <table:table-cell office:value-type="float" office:value="4336" calcext:value-type="float">
            <text:p>4336</text:p>
          </table:table-cell>
          <table:table-cell table:formula="of:=[.B511]-[.B$2]" office:value-type="float" office:value="46.7349424362183" calcext:value-type="float">
            <text:p>46.7349424362</text:p>
          </table:table-cell>
          <table:table-cell table:formula="of:=[.D511]/([.E511]-[.E510])" office:value-type="float" office:value="47640.6958189148" calcext:value-type="float">
            <text:p>47640.6958189148</text:p>
          </table:table-cell>
          <table:table-cell table:formula="of:=[.E511]-[.E510]" office:value-type="float" office:value="0.0910146236419678" calcext:value-type="float">
            <text:p>0.091014623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907920.67683" calcext:value-type="float">
            <text:p>1455907920.67683</text:p>
          </table:table-cell>
          <table:table-cell office:value-type="float" office:value="1455907920.67701" calcext:value-type="float">
            <text:p>1455907920.67701</text:p>
          </table:table-cell>
          <table:table-cell office:value-type="float" office:value="4312" calcext:value-type="float">
            <text:p>4312</text:p>
          </table:table-cell>
          <table:table-cell table:formula="of:=[.B512]-[.B$2]" office:value-type="float" office:value="46.8262012004852" calcext:value-type="float">
            <text:p>46.8262012005</text:p>
          </table:table-cell>
          <table:table-cell table:formula="of:=[.D512]/([.E512]-[.E511])" office:value-type="float" office:value="47250.2562864615" calcext:value-type="float">
            <text:p>47250.2562864615</text:p>
          </table:table-cell>
          <table:table-cell table:formula="of:=[.E512]-[.E511]" office:value-type="float" office:value="0.0912587642669678" calcext:value-type="float">
            <text:p>0.09125876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907920.76798" calcext:value-type="float">
            <text:p>1455907920.76798</text:p>
          </table:table-cell>
          <table:table-cell office:value-type="float" office:value="1455907920.76823" calcext:value-type="float">
            <text:p>1455907920.76823</text:p>
          </table:table-cell>
          <table:table-cell office:value-type="float" office:value="4296" calcext:value-type="float">
            <text:p>4296</text:p>
          </table:table-cell>
          <table:table-cell table:formula="of:=[.B513]-[.B$2]" office:value-type="float" office:value="46.9173481464386" calcext:value-type="float">
            <text:p>46.9173481464</text:p>
          </table:table-cell>
          <table:table-cell table:formula="of:=[.D513]/([.E513]-[.E512])" office:value-type="float" office:value="47132.6817927376" calcext:value-type="float">
            <text:p>47132.6817927376</text:p>
          </table:table-cell>
          <table:table-cell table:formula="of:=[.E513]-[.E512]" office:value-type="float" office:value="0.0911469459533691" calcext:value-type="float">
            <text:p>0.0911469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907920.86606" calcext:value-type="float">
            <text:p>1455907920.86606</text:p>
          </table:table-cell>
          <table:table-cell office:value-type="float" office:value="1455907920.86623" calcext:value-type="float">
            <text:p>1455907920.86623</text:p>
          </table:table-cell>
          <table:table-cell office:value-type="float" office:value="4296" calcext:value-type="float">
            <text:p>4296</text:p>
          </table:table-cell>
          <table:table-cell table:formula="of:=[.B514]-[.B$2]" office:value-type="float" office:value="47.0154299736023" calcext:value-type="float">
            <text:p>47.0154299736</text:p>
          </table:table-cell>
          <table:table-cell table:formula="of:=[.D514]/([.E514]-[.E513])" office:value-type="float" office:value="43800.162825577" calcext:value-type="float">
            <text:p>43800.162825577</text:p>
          </table:table-cell>
          <table:table-cell table:formula="of:=[.E514]-[.E513]" office:value-type="float" office:value="0.0980818271636963" calcext:value-type="float">
            <text:p>0.09808182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907920.96728" calcext:value-type="float">
            <text:p>1455907920.96728</text:p>
          </table:table-cell>
          <table:table-cell office:value-type="float" office:value="1455907920.96752" calcext:value-type="float">
            <text:p>1455907920.96752</text:p>
          </table:table-cell>
          <table:table-cell office:value-type="float" office:value="4296" calcext:value-type="float">
            <text:p>4296</text:p>
          </table:table-cell>
          <table:table-cell table:formula="of:=[.B515]-[.B$2]" office:value-type="float" office:value="47.1166424751282" calcext:value-type="float">
            <text:p>47.1166424751</text:p>
          </table:table-cell>
          <table:table-cell table:formula="of:=[.D515]/([.E515]-[.E514])" office:value-type="float" office:value="42445.3494897719" calcext:value-type="float">
            <text:p>42445.3494897719</text:p>
          </table:table-cell>
          <table:table-cell table:formula="of:=[.E515]-[.E514]" office:value-type="float" office:value="0.101212501525879" calcext:value-type="float">
            <text:p>0.10121250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907921.05844" calcext:value-type="float">
            <text:p>1455907921.05844</text:p>
          </table:table-cell>
          <table:table-cell office:value-type="float" office:value="1455907921.05862" calcext:value-type="float">
            <text:p>1455907921.05862</text:p>
          </table:table-cell>
          <table:table-cell office:value-type="float" office:value="4304" calcext:value-type="float">
            <text:p>4304</text:p>
          </table:table-cell>
          <table:table-cell table:formula="of:=[.B516]-[.B$2]" office:value-type="float" office:value="47.207808971405" calcext:value-type="float">
            <text:p>47.2078089714</text:p>
          </table:table-cell>
          <table:table-cell table:formula="of:=[.D516]/([.E516]-[.E515])" office:value-type="float" office:value="47210.3258957058" calcext:value-type="float">
            <text:p>47210.3258957058</text:p>
          </table:table-cell>
          <table:table-cell table:formula="of:=[.E516]-[.E515]" office:value-type="float" office:value="0.0911664962768555" calcext:value-type="float">
            <text:p>0.09116649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907921.15022" calcext:value-type="float">
            <text:p>1455907921.15022</text:p>
          </table:table-cell>
          <table:table-cell office:value-type="float" office:value="1455907921.15039" calcext:value-type="float">
            <text:p>1455907921.15039</text:p>
          </table:table-cell>
          <table:table-cell office:value-type="float" office:value="4320" calcext:value-type="float">
            <text:p>4320</text:p>
          </table:table-cell>
          <table:table-cell table:formula="of:=[.B517]-[.B$2]" office:value-type="float" office:value="47.2995901107788" calcext:value-type="float">
            <text:p>47.2995901108</text:p>
          </table:table-cell>
          <table:table-cell table:formula="of:=[.D517]/([.E517]-[.E516])" office:value-type="float" office:value="47068.4939136218" calcext:value-type="float">
            <text:p>47068.4939136218</text:p>
          </table:table-cell>
          <table:table-cell table:formula="of:=[.E517]-[.E516]" office:value-type="float" office:value="0.0917811393737793" calcext:value-type="float">
            <text:p>0.091781139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907921.24165" calcext:value-type="float">
            <text:p>1455907921.24165</text:p>
          </table:table-cell>
          <table:table-cell office:value-type="float" office:value="1455907921.24197" calcext:value-type="float">
            <text:p>1455907921.24197</text:p>
          </table:table-cell>
          <table:table-cell office:value-type="float" office:value="4344" calcext:value-type="float">
            <text:p>4344</text:p>
          </table:table-cell>
          <table:table-cell table:formula="of:=[.B518]-[.B$2]" office:value-type="float" office:value="47.3910148143768" calcext:value-type="float">
            <text:p>47.3910148144</text:p>
          </table:table-cell>
          <table:table-cell table:formula="of:=[.D518]/([.E518]-[.E517])" office:value-type="float" office:value="47514.5100726798" calcext:value-type="float">
            <text:p>47514.5100726798</text:p>
          </table:table-cell>
          <table:table-cell table:formula="of:=[.E518]-[.E517]" office:value-type="float" office:value="0.0914247035980225" calcext:value-type="float">
            <text:p>0.09142470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907921.33343" calcext:value-type="float">
            <text:p>1455907921.33343</text:p>
          </table:table-cell>
          <table:table-cell office:value-type="float" office:value="1455907921.3336" calcext:value-type="float">
            <text:p>1455907921.3336</text:p>
          </table:table-cell>
          <table:table-cell office:value-type="float" office:value="4376" calcext:value-type="float">
            <text:p>4376</text:p>
          </table:table-cell>
          <table:table-cell table:formula="of:=[.B519]-[.B$2]" office:value-type="float" office:value="47.482795715332" calcext:value-type="float">
            <text:p>47.4827957153</text:p>
          </table:table-cell>
          <table:table-cell table:formula="of:=[.D519]/([.E519]-[.E518])" office:value-type="float" office:value="47678.7649114057" calcext:value-type="float">
            <text:p>47678.7649114057</text:p>
          </table:table-cell>
          <table:table-cell table:formula="of:=[.E519]-[.E518]" office:value-type="float" office:value="0.0917809009552002" calcext:value-type="float">
            <text:p>0.0917809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907921.42416" calcext:value-type="float">
            <text:p>1455907921.42416</text:p>
          </table:table-cell>
          <table:table-cell office:value-type="float" office:value="1455907921.42433" calcext:value-type="float">
            <text:p>1455907921.42433</text:p>
          </table:table-cell>
          <table:table-cell office:value-type="float" office:value="4408" calcext:value-type="float">
            <text:p>4408</text:p>
          </table:table-cell>
          <table:table-cell table:formula="of:=[.B520]-[.B$2]" office:value-type="float" office:value="47.5735285282135" calcext:value-type="float">
            <text:p>47.5735285282</text:p>
          </table:table-cell>
          <table:table-cell table:formula="of:=[.D520]/([.E520]-[.E519])" office:value-type="float" office:value="48582.2037255525" calcext:value-type="float">
            <text:p>48582.2037255525</text:p>
          </table:table-cell>
          <table:table-cell table:formula="of:=[.E520]-[.E519]" office:value-type="float" office:value="0.0907328128814697" calcext:value-type="float">
            <text:p>0.09073281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907921.51537" calcext:value-type="float">
            <text:p>1455907921.51537</text:p>
          </table:table-cell>
          <table:table-cell office:value-type="float" office:value="1455907921.51556" calcext:value-type="float">
            <text:p>1455907921.51556</text:p>
          </table:table-cell>
          <table:table-cell office:value-type="float" office:value="4456" calcext:value-type="float">
            <text:p>4456</text:p>
          </table:table-cell>
          <table:table-cell table:formula="of:=[.B521]-[.B$2]" office:value-type="float" office:value="47.6647381782532" calcext:value-type="float">
            <text:p>47.6647381783</text:p>
          </table:table-cell>
          <table:table-cell table:formula="of:=[.D521]/([.E521]-[.E520])" office:value-type="float" office:value="48854.4797404858" calcext:value-type="float">
            <text:p>48854.4797404858</text:p>
          </table:table-cell>
          <table:table-cell table:formula="of:=[.E521]-[.E520]" office:value-type="float" office:value="0.0912096500396729" calcext:value-type="float">
            <text:p>0.091209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907921.60706" calcext:value-type="float">
            <text:p>1455907921.60706</text:p>
          </table:table-cell>
          <table:table-cell office:value-type="float" office:value="1455907921.60722" calcext:value-type="float">
            <text:p>1455907921.60722</text:p>
          </table:table-cell>
          <table:table-cell office:value-type="float" office:value="4504" calcext:value-type="float">
            <text:p>4504</text:p>
          </table:table-cell>
          <table:table-cell table:formula="of:=[.B522]-[.B$2]" office:value-type="float" office:value="47.7564225196838" calcext:value-type="float">
            <text:p>47.7564225197</text:p>
          </table:table-cell>
          <table:table-cell table:formula="of:=[.D522]/([.E522]-[.E521])" office:value-type="float" office:value="49125.073373692" calcext:value-type="float">
            <text:p>49125.073373692</text:p>
          </table:table-cell>
          <table:table-cell table:formula="of:=[.E522]-[.E521]" office:value-type="float" office:value="0.0916843414306641" calcext:value-type="float">
            <text:p>0.09168434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907921.6979" calcext:value-type="float">
            <text:p>1455907921.6979</text:p>
          </table:table-cell>
          <table:table-cell office:value-type="float" office:value="1455907921.69808" calcext:value-type="float">
            <text:p>1455907921.69808</text:p>
          </table:table-cell>
          <table:table-cell office:value-type="float" office:value="4568" calcext:value-type="float">
            <text:p>4568</text:p>
          </table:table-cell>
          <table:table-cell table:formula="of:=[.B523]-[.B$2]" office:value-type="float" office:value="47.8472709655762" calcext:value-type="float">
            <text:p>47.8472709656</text:p>
          </table:table-cell>
          <table:table-cell table:formula="of:=[.D523]/([.E523]-[.E522])" office:value-type="float" office:value="50281.5425749122" calcext:value-type="float">
            <text:p>50281.5425749122</text:p>
          </table:table-cell>
          <table:table-cell table:formula="of:=[.E523]-[.E522]" office:value-type="float" office:value="0.090848445892334" calcext:value-type="float">
            <text:p>0.09084844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907921.78976" calcext:value-type="float">
            <text:p>1455907921.78976</text:p>
          </table:table-cell>
          <table:table-cell office:value-type="float" office:value="1455907921.78995" calcext:value-type="float">
            <text:p>1455907921.78995</text:p>
          </table:table-cell>
          <table:table-cell office:value-type="float" office:value="4632" calcext:value-type="float">
            <text:p>4632</text:p>
          </table:table-cell>
          <table:table-cell table:formula="of:=[.B524]-[.B$2]" office:value-type="float" office:value="47.9391305446625" calcext:value-type="float">
            <text:p>47.9391305447</text:p>
          </table:table-cell>
          <table:table-cell table:formula="of:=[.D524]/([.E524]-[.E523])" office:value-type="float" office:value="50424.7901642153" calcext:value-type="float">
            <text:p>50424.7901642153</text:p>
          </table:table-cell>
          <table:table-cell table:formula="of:=[.E524]-[.E523]" office:value-type="float" office:value="0.0918595790863037" calcext:value-type="float">
            <text:p>0.091859579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907921.88095" calcext:value-type="float">
            <text:p>1455907921.88095</text:p>
          </table:table-cell>
          <table:table-cell office:value-type="float" office:value="1455907921.88112" calcext:value-type="float">
            <text:p>1455907921.88112</text:p>
          </table:table-cell>
          <table:table-cell office:value-type="float" office:value="4696" calcext:value-type="float">
            <text:p>4696</text:p>
          </table:table-cell>
          <table:table-cell table:formula="of:=[.B525]-[.B$2]" office:value-type="float" office:value="48.0303189754486" calcext:value-type="float">
            <text:p>48.0303189754</text:p>
          </table:table-cell>
          <table:table-cell table:formula="of:=[.D525]/([.E525]-[.E524])" office:value-type="float" office:value="51497.7608400092" calcext:value-type="float">
            <text:p>51497.7608400092</text:p>
          </table:table-cell>
          <table:table-cell table:formula="of:=[.E525]-[.E524]" office:value-type="float" office:value="0.0911884307861328" calcext:value-type="float">
            <text:p>0.09118843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907921.9727" calcext:value-type="float">
            <text:p>1455907921.9727</text:p>
          </table:table-cell>
          <table:table-cell office:value-type="float" office:value="1455907921.97288" calcext:value-type="float">
            <text:p>1455907921.97288</text:p>
          </table:table-cell>
          <table:table-cell office:value-type="float" office:value="4776" calcext:value-type="float">
            <text:p>4776</text:p>
          </table:table-cell>
          <table:table-cell table:formula="of:=[.B526]-[.B$2]" office:value-type="float" office:value="48.1220662593842" calcext:value-type="float">
            <text:p>48.1220662594</text:p>
          </table:table-cell>
          <table:table-cell table:formula="of:=[.D526]/([.E526]-[.E525])" office:value-type="float" office:value="52056.0369215417" calcext:value-type="float">
            <text:p>52056.0369215417</text:p>
          </table:table-cell>
          <table:table-cell table:formula="of:=[.E526]-[.E525]" office:value-type="float" office:value="0.0917472839355469" calcext:value-type="float">
            <text:p>0.091747283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907922.06437" calcext:value-type="float">
            <text:p>1455907922.06437</text:p>
          </table:table-cell>
          <table:table-cell office:value-type="float" office:value="1455907922.06454" calcext:value-type="float">
            <text:p>1455907922.06454</text:p>
          </table:table-cell>
          <table:table-cell office:value-type="float" office:value="4856" calcext:value-type="float">
            <text:p>4856</text:p>
          </table:table-cell>
          <table:table-cell table:formula="of:=[.B527]-[.B$2]" office:value-type="float" office:value="48.21373462677" calcext:value-type="float">
            <text:p>48.2137346268</text:p>
          </table:table-cell>
          <table:table-cell table:formula="of:=[.D527]/([.E527]-[.E526])" office:value-type="float" office:value="52973.5626201282" calcext:value-type="float">
            <text:p>52973.5626201282</text:p>
          </table:table-cell>
          <table:table-cell table:formula="of:=[.E527]-[.E526]" office:value-type="float" office:value="0.0916683673858643" calcext:value-type="float">
            <text:p>0.09166836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907922.15637" calcext:value-type="float">
            <text:p>1455907922.15637</text:p>
          </table:table-cell>
          <table:table-cell office:value-type="float" office:value="1455907922.15654" calcext:value-type="float">
            <text:p>1455907922.15654</text:p>
          </table:table-cell>
          <table:table-cell office:value-type="float" office:value="4944" calcext:value-type="float">
            <text:p>4944</text:p>
          </table:table-cell>
          <table:table-cell table:formula="of:=[.B528]-[.B$2]" office:value-type="float" office:value="48.3057363033295" calcext:value-type="float">
            <text:p>48.3057363033</text:p>
          </table:table-cell>
          <table:table-cell table:formula="of:=[.D528]/([.E528]-[.E527])" office:value-type="float" office:value="53738.1511390758" calcext:value-type="float">
            <text:p>53738.1511390758</text:p>
          </table:table-cell>
          <table:table-cell table:formula="of:=[.E528]-[.E527]" office:value-type="float" office:value="0.0920016765594482" calcext:value-type="float">
            <text:p>0.09200167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907922.24848" calcext:value-type="float">
            <text:p>1455907922.24848</text:p>
          </table:table-cell>
          <table:table-cell office:value-type="float" office:value="1455907922.24872" calcext:value-type="float">
            <text:p>1455907922.24872</text:p>
          </table:table-cell>
          <table:table-cell office:value-type="float" office:value="5032" calcext:value-type="float">
            <text:p>5032</text:p>
          </table:table-cell>
          <table:table-cell table:formula="of:=[.B529]-[.B$2]" office:value-type="float" office:value="48.3978471755981" calcext:value-type="float">
            <text:p>48.3978471756</text:p>
          </table:table-cell>
          <table:table-cell table:formula="of:=[.D529]/([.E529]-[.E528])" office:value-type="float" office:value="54629.8159605116" calcext:value-type="float">
            <text:p>54629.8159605116</text:p>
          </table:table-cell>
          <table:table-cell table:formula="of:=[.E529]-[.E528]" office:value-type="float" office:value="0.0921108722686768" calcext:value-type="float">
            <text:p>0.09211087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907922.33995" calcext:value-type="float">
            <text:p>1455907922.33995</text:p>
          </table:table-cell>
          <table:table-cell office:value-type="float" office:value="1455907922.34012" calcext:value-type="float">
            <text:p>1455907922.34012</text:p>
          </table:table-cell>
          <table:table-cell office:value-type="float" office:value="5128" calcext:value-type="float">
            <text:p>5128</text:p>
          </table:table-cell>
          <table:table-cell table:formula="of:=[.B530]-[.B$2]" office:value-type="float" office:value="48.4893183708191" calcext:value-type="float">
            <text:p>48.4893183708</text:p>
          </table:table-cell>
          <table:table-cell table:formula="of:=[.D530]/([.E530]-[.E529])" office:value-type="float" office:value="56061.3643192635" calcext:value-type="float">
            <text:p>56061.3643192635</text:p>
          </table:table-cell>
          <table:table-cell table:formula="of:=[.E530]-[.E529]" office:value-type="float" office:value="0.0914711952209473" calcext:value-type="float">
            <text:p>0.09147119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907922.43154" calcext:value-type="float">
            <text:p>1455907922.43154</text:p>
          </table:table-cell>
          <table:table-cell office:value-type="float" office:value="1455907922.43174" calcext:value-type="float">
            <text:p>1455907922.43174</text:p>
          </table:table-cell>
          <table:table-cell office:value-type="float" office:value="5224" calcext:value-type="float">
            <text:p>5224</text:p>
          </table:table-cell>
          <table:table-cell table:formula="of:=[.B531]-[.B$2]" office:value-type="float" office:value="48.5809044837952" calcext:value-type="float">
            <text:p>48.5809044838</text:p>
          </table:table-cell>
          <table:table-cell table:formula="of:=[.D531]/([.E531]-[.E530])" office:value-type="float" office:value="57039.2151194877" calcext:value-type="float">
            <text:p>57039.2151194877</text:p>
          </table:table-cell>
          <table:table-cell table:formula="of:=[.E531]-[.E530]" office:value-type="float" office:value="0.0915861129760742" calcext:value-type="float">
            <text:p>0.0915861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907922.52286" calcext:value-type="float">
            <text:p>1455907922.52286</text:p>
          </table:table-cell>
          <table:table-cell office:value-type="float" office:value="1455907922.52311" calcext:value-type="float">
            <text:p>1455907922.52311</text:p>
          </table:table-cell>
          <table:table-cell office:value-type="float" office:value="5328" calcext:value-type="float">
            <text:p>5328</text:p>
          </table:table-cell>
          <table:table-cell table:formula="of:=[.B532]-[.B$2]" office:value-type="float" office:value="48.6722223758698" calcext:value-type="float">
            <text:p>48.6722223759</text:p>
          </table:table-cell>
          <table:table-cell table:formula="of:=[.D532]/([.E532]-[.E531])" office:value-type="float" office:value="58345.6306202107" calcext:value-type="float">
            <text:p>58345.6306202107</text:p>
          </table:table-cell>
          <table:table-cell table:formula="of:=[.E532]-[.E531]" office:value-type="float" office:value="0.091317892074585" calcext:value-type="float">
            <text:p>0.09131789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907922.6142" calcext:value-type="float">
            <text:p>1455907922.6142</text:p>
          </table:table-cell>
          <table:table-cell office:value-type="float" office:value="1455907922.61437" calcext:value-type="float">
            <text:p>1455907922.61437</text:p>
          </table:table-cell>
          <table:table-cell office:value-type="float" office:value="5432" calcext:value-type="float">
            <text:p>5432</text:p>
          </table:table-cell>
          <table:table-cell table:formula="of:=[.B533]-[.B$2]" office:value-type="float" office:value="48.7635705471039" calcext:value-type="float">
            <text:p>48.7635705471</text:p>
          </table:table-cell>
          <table:table-cell table:formula="of:=[.D533]/([.E533]-[.E532])" office:value-type="float" office:value="59464.791977909" calcext:value-type="float">
            <text:p>59464.791977909</text:p>
          </table:table-cell>
          <table:table-cell table:formula="of:=[.E533]-[.E532]" office:value-type="float" office:value="0.0913481712341309" calcext:value-type="float">
            <text:p>0.09134817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907922.70552" calcext:value-type="float">
            <text:p>1455907922.70552</text:p>
          </table:table-cell>
          <table:table-cell office:value-type="float" office:value="1455907922.70575" calcext:value-type="float">
            <text:p>1455907922.70575</text:p>
          </table:table-cell>
          <table:table-cell office:value-type="float" office:value="5544" calcext:value-type="float">
            <text:p>5544</text:p>
          </table:table-cell>
          <table:table-cell table:formula="of:=[.B534]-[.B$2]" office:value-type="float" office:value="48.8548884391785" calcext:value-type="float">
            <text:p>48.8548884392</text:p>
          </table:table-cell>
          <table:table-cell table:formula="of:=[.D534]/([.E534]-[.E533])" office:value-type="float" office:value="60710.9940237328" calcext:value-type="float">
            <text:p>60710.9940237328</text:p>
          </table:table-cell>
          <table:table-cell table:formula="of:=[.E534]-[.E533]" office:value-type="float" office:value="0.091317892074585" calcext:value-type="float">
            <text:p>0.09131789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907922.79701" calcext:value-type="float">
            <text:p>1455907922.79701</text:p>
          </table:table-cell>
          <table:table-cell office:value-type="float" office:value="1455907922.79718" calcext:value-type="float">
            <text:p>1455907922.79718</text:p>
          </table:table-cell>
          <table:table-cell office:value-type="float" office:value="5656" calcext:value-type="float">
            <text:p>5656</text:p>
          </table:table-cell>
          <table:table-cell table:formula="of:=[.B535]-[.B$2]" office:value-type="float" office:value="48.9463715553284" calcext:value-type="float">
            <text:p>48.9463715553</text:p>
          </table:table-cell>
          <table:table-cell table:formula="of:=[.D535]/([.E535]-[.E534])" office:value-type="float" office:value="61825.6158954205" calcext:value-type="float">
            <text:p>61825.6158954205</text:p>
          </table:table-cell>
          <table:table-cell table:formula="of:=[.E535]-[.E534]" office:value-type="float" office:value="0.0914831161499023" calcext:value-type="float">
            <text:p>0.091483116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907922.8887" calcext:value-type="float">
            <text:p>1455907922.8887</text:p>
          </table:table-cell>
          <table:table-cell office:value-type="float" office:value="1455907922.88886" calcext:value-type="float">
            <text:p>1455907922.88886</text:p>
          </table:table-cell>
          <table:table-cell office:value-type="float" office:value="5768" calcext:value-type="float">
            <text:p>5768</text:p>
          </table:table-cell>
          <table:table-cell table:formula="of:=[.B536]-[.B$2]" office:value-type="float" office:value="49.038067817688" calcext:value-type="float">
            <text:p>49.0380678177</text:p>
          </table:table-cell>
          <table:table-cell table:formula="of:=[.D536]/([.E536]-[.E535])" office:value-type="float" office:value="62903.3272629887" calcext:value-type="float">
            <text:p>62903.3272629887</text:p>
          </table:table-cell>
          <table:table-cell table:formula="of:=[.E536]-[.E535]" office:value-type="float" office:value="0.0916962623596191" calcext:value-type="float">
            <text:p>0.09169626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907922.98004" calcext:value-type="float">
            <text:p>1455907922.98004</text:p>
          </table:table-cell>
          <table:table-cell office:value-type="float" office:value="1455907922.98021" calcext:value-type="float">
            <text:p>1455907922.98021</text:p>
          </table:table-cell>
          <table:table-cell office:value-type="float" office:value="5880" calcext:value-type="float">
            <text:p>5880</text:p>
          </table:table-cell>
          <table:table-cell table:formula="of:=[.B537]-[.B$2]" office:value-type="float" office:value="49.1294052600861" calcext:value-type="float">
            <text:p>49.1294052601</text:p>
          </table:table-cell>
          <table:table-cell table:formula="of:=[.D537]/([.E537]-[.E536])" office:value-type="float" office:value="64376.6657530599" calcext:value-type="float">
            <text:p>64376.6657530599</text:p>
          </table:table-cell>
          <table:table-cell table:formula="of:=[.E537]-[.E536]" office:value-type="float" office:value="0.0913374423980713" calcext:value-type="float">
            <text:p>0.091337442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907923.07251" calcext:value-type="float">
            <text:p>1455907923.07251</text:p>
          </table:table-cell>
          <table:table-cell office:value-type="float" office:value="1455907923.07268" calcext:value-type="float">
            <text:p>1455907923.07268</text:p>
          </table:table-cell>
          <table:table-cell office:value-type="float" office:value="6000" calcext:value-type="float">
            <text:p>6000</text:p>
          </table:table-cell>
          <table:table-cell table:formula="of:=[.B538]-[.B$2]" office:value-type="float" office:value="49.2218794822693" calcext:value-type="float">
            <text:p>49.2218794823</text:p>
          </table:table-cell>
          <table:table-cell table:formula="of:=[.D538]/([.E538]-[.E537])" office:value-type="float" office:value="64882.9463859848" calcext:value-type="float">
            <text:p>64882.9463859848</text:p>
          </table:table-cell>
          <table:table-cell table:formula="of:=[.E538]-[.E537]" office:value-type="float" office:value="0.0924742221832275" calcext:value-type="float">
            <text:p>0.09247422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907923.16391" calcext:value-type="float">
            <text:p>1455907923.16391</text:p>
          </table:table-cell>
          <table:table-cell office:value-type="float" office:value="1455907923.16407" calcext:value-type="float">
            <text:p>1455907923.16407</text:p>
          </table:table-cell>
          <table:table-cell office:value-type="float" office:value="6112" calcext:value-type="float">
            <text:p>6112</text:p>
          </table:table-cell>
          <table:table-cell table:formula="of:=[.B539]-[.B$2]" office:value-type="float" office:value="49.3132727146149" calcext:value-type="float">
            <text:p>49.3132727146</text:p>
          </table:table-cell>
          <table:table-cell table:formula="of:=[.D539]/([.E539]-[.E538])" office:value-type="float" office:value="66875.8489347326" calcext:value-type="float">
            <text:p>66875.8489347326</text:p>
          </table:table-cell>
          <table:table-cell table:formula="of:=[.E539]-[.E538]" office:value-type="float" office:value="0.0913932323455811" calcext:value-type="float">
            <text:p>0.09139323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907923.25552" calcext:value-type="float">
            <text:p>1455907923.25552</text:p>
          </table:table-cell>
          <table:table-cell office:value-type="float" office:value="1455907923.25569" calcext:value-type="float">
            <text:p>1455907923.25569</text:p>
          </table:table-cell>
          <table:table-cell office:value-type="float" office:value="6224" calcext:value-type="float">
            <text:p>6224</text:p>
          </table:table-cell>
          <table:table-cell table:formula="of:=[.B540]-[.B$2]" office:value-type="float" office:value="49.4048840999603" calcext:value-type="float">
            <text:p>49.4048841</text:p>
          </table:table-cell>
          <table:table-cell table:formula="of:=[.D540]/([.E540]-[.E539])" office:value-type="float" office:value="67939.1538129219" calcext:value-type="float">
            <text:p>67939.1538129219</text:p>
          </table:table-cell>
          <table:table-cell table:formula="of:=[.E540]-[.E539]" office:value-type="float" office:value="0.091611385345459" calcext:value-type="float">
            <text:p>0.091611385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907923.34668" calcext:value-type="float">
            <text:p>1455907923.34668</text:p>
          </table:table-cell>
          <table:table-cell office:value-type="float" office:value="1455907923.34686" calcext:value-type="float">
            <text:p>1455907923.34686</text:p>
          </table:table-cell>
          <table:table-cell office:value-type="float" office:value="6336" calcext:value-type="float">
            <text:p>6336</text:p>
          </table:table-cell>
          <table:table-cell table:formula="of:=[.B541]-[.B$2]" office:value-type="float" office:value="49.4960494041443" calcext:value-type="float">
            <text:p>49.4960494041</text:p>
          </table:table-cell>
          <table:table-cell table:formula="of:=[.D541]/([.E541]-[.E540])" office:value-type="float" office:value="69500.1246001961" calcext:value-type="float">
            <text:p>69500.1246001961</text:p>
          </table:table-cell>
          <table:table-cell table:formula="of:=[.E541]-[.E540]" office:value-type="float" office:value="0.09116530418396" calcext:value-type="float">
            <text:p>0.091165304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907923.43841" calcext:value-type="float">
            <text:p>1455907923.43841</text:p>
          </table:table-cell>
          <table:table-cell office:value-type="float" office:value="1455907923.43857" calcext:value-type="float">
            <text:p>1455907923.43857</text:p>
          </table:table-cell>
          <table:table-cell office:value-type="float" office:value="6456" calcext:value-type="float">
            <text:p>6456</text:p>
          </table:table-cell>
          <table:table-cell table:formula="of:=[.B542]-[.B$2]" office:value-type="float" office:value="49.5877730846405" calcext:value-type="float">
            <text:p>49.5877730846</text:p>
          </table:table-cell>
          <table:table-cell table:formula="of:=[.D542]/([.E542]-[.E541])" office:value-type="float" office:value="70385.3134225938" calcext:value-type="float">
            <text:p>70385.3134225938</text:p>
          </table:table-cell>
          <table:table-cell table:formula="of:=[.E542]-[.E541]" office:value-type="float" office:value="0.0917236804962158" calcext:value-type="float">
            <text:p>0.09172368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907923.53037" calcext:value-type="float">
            <text:p>1455907923.53037</text:p>
          </table:table-cell>
          <table:table-cell office:value-type="float" office:value="1455907923.53054" calcext:value-type="float">
            <text:p>1455907923.53054</text:p>
          </table:table-cell>
          <table:table-cell office:value-type="float" office:value="6568" calcext:value-type="float">
            <text:p>6568</text:p>
          </table:table-cell>
          <table:table-cell table:formula="of:=[.B543]-[.B$2]" office:value-type="float" office:value="49.6797313690186" calcext:value-type="float">
            <text:p>49.679731369</text:p>
          </table:table-cell>
          <table:table-cell table:formula="of:=[.D543]/([.E543]-[.E542])" office:value-type="float" office:value="71423.690039694" calcext:value-type="float">
            <text:p>71423.690039694</text:p>
          </table:table-cell>
          <table:table-cell table:formula="of:=[.E543]-[.E542]" office:value-type="float" office:value="0.0919582843780518" calcext:value-type="float">
            <text:p>0.091958284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907923.62205" calcext:value-type="float">
            <text:p>1455907923.62205</text:p>
          </table:table-cell>
          <table:table-cell office:value-type="float" office:value="1455907923.62222" calcext:value-type="float">
            <text:p>1455907923.62222</text:p>
          </table:table-cell>
          <table:table-cell office:value-type="float" office:value="6672" calcext:value-type="float">
            <text:p>6672</text:p>
          </table:table-cell>
          <table:table-cell table:formula="of:=[.B544]-[.B$2]" office:value-type="float" office:value="49.7714133262634" calcext:value-type="float">
            <text:p>49.7714133263</text:p>
          </table:table-cell>
          <table:table-cell table:formula="of:=[.D544]/([.E544]-[.E543])" office:value-type="float" office:value="72773.3154973969" calcext:value-type="float">
            <text:p>72773.3154973969</text:p>
          </table:table-cell>
          <table:table-cell table:formula="of:=[.E544]-[.E543]" office:value-type="float" office:value="0.0916819572448731" calcext:value-type="float">
            <text:p>0.091681957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907923.7139" calcext:value-type="float">
            <text:p>1455907923.7139</text:p>
          </table:table-cell>
          <table:table-cell office:value-type="float" office:value="1455907923.71407" calcext:value-type="float">
            <text:p>1455907923.71407</text:p>
          </table:table-cell>
          <table:table-cell office:value-type="float" office:value="6784" calcext:value-type="float">
            <text:p>6784</text:p>
          </table:table-cell>
          <table:table-cell table:formula="of:=[.B545]-[.B$2]" office:value-type="float" office:value="49.8632662296295" calcext:value-type="float">
            <text:p>49.8632662296</text:p>
          </table:table-cell>
          <table:table-cell table:formula="of:=[.D545]/([.E545]-[.E544])" office:value-type="float" office:value="73857.2190033198" calcext:value-type="float">
            <text:p>73857.2190033198</text:p>
          </table:table-cell>
          <table:table-cell table:formula="of:=[.E545]-[.E544]" office:value-type="float" office:value="0.0918529033660889" calcext:value-type="float">
            <text:p>0.091852903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907923.80553" calcext:value-type="float">
            <text:p>1455907923.80553</text:p>
          </table:table-cell>
          <table:table-cell office:value-type="float" office:value="1455907923.8057" calcext:value-type="float">
            <text:p>1455907923.8057</text:p>
          </table:table-cell>
          <table:table-cell office:value-type="float" office:value="6888" calcext:value-type="float">
            <text:p>6888</text:p>
          </table:table-cell>
          <table:table-cell table:formula="of:=[.B546]-[.B$2]" office:value-type="float" office:value="49.9549009799957" calcext:value-type="float">
            <text:p>49.95490098</text:p>
          </table:table-cell>
          <table:table-cell table:formula="of:=[.D546]/([.E546]-[.E545])" office:value-type="float" office:value="75167.9900089503" calcext:value-type="float">
            <text:p>75167.9900089503</text:p>
          </table:table-cell>
          <table:table-cell table:formula="of:=[.E546]-[.E545]" office:value-type="float" office:value="0.0916347503662109" calcext:value-type="float">
            <text:p>0.091634750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907923.89805" calcext:value-type="float">
            <text:p>1455907923.89805</text:p>
          </table:table-cell>
          <table:table-cell office:value-type="float" office:value="1455907923.89839" calcext:value-type="float">
            <text:p>1455907923.89839</text:p>
          </table:table-cell>
          <table:table-cell office:value-type="float" office:value="6992" calcext:value-type="float">
            <text:p>6992</text:p>
          </table:table-cell>
          <table:table-cell table:formula="of:=[.B547]-[.B$2]" office:value-type="float" office:value="50.0474209785461" calcext:value-type="float">
            <text:p>50.0474209785</text:p>
          </table:table-cell>
          <table:table-cell table:formula="of:=[.D547]/([.E547]-[.E546])" office:value-type="float" office:value="75572.8502977655" calcext:value-type="float">
            <text:p>75572.8502977655</text:p>
          </table:table-cell>
          <table:table-cell table:formula="of:=[.E547]-[.E546]" office:value-type="float" office:value="0.092519998550415" calcext:value-type="float">
            <text:p>0.092519998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907923.98914" calcext:value-type="float">
            <text:p>1455907923.98914</text:p>
          </table:table-cell>
          <table:table-cell office:value-type="float" office:value="1455907923.9893" calcext:value-type="float">
            <text:p>1455907923.9893</text:p>
          </table:table-cell>
          <table:table-cell office:value-type="float" office:value="7088" calcext:value-type="float">
            <text:p>7088</text:p>
          </table:table-cell>
          <table:table-cell table:formula="of:=[.B548]-[.B$2]" office:value-type="float" office:value="50.1385037899017" calcext:value-type="float">
            <text:p>50.1385037899</text:p>
          </table:table-cell>
          <table:table-cell table:formula="of:=[.D548]/([.E548]-[.E547])" office:value-type="float" office:value="77819.2931740784" calcext:value-type="float">
            <text:p>77819.2931740784</text:p>
          </table:table-cell>
          <table:table-cell table:formula="of:=[.E548]-[.E547]" office:value-type="float" office:value="0.0910828113555908" calcext:value-type="float">
            <text:p>0.09108281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907924.08092" calcext:value-type="float">
            <text:p>1455907924.08092</text:p>
          </table:table-cell>
          <table:table-cell office:value-type="float" office:value="1455907924.08109" calcext:value-type="float">
            <text:p>1455907924.08109</text:p>
          </table:table-cell>
          <table:table-cell office:value-type="float" office:value="7184" calcext:value-type="float">
            <text:p>7184</text:p>
          </table:table-cell>
          <table:table-cell table:formula="of:=[.B549]-[.B$2]" office:value-type="float" office:value="50.230283498764" calcext:value-type="float">
            <text:p>50.2302834988</text:p>
          </table:table-cell>
          <table:table-cell table:formula="of:=[.D549]/([.E549]-[.E548])" office:value-type="float" office:value="78274.382094391" calcext:value-type="float">
            <text:p>78274.382094391</text:p>
          </table:table-cell>
          <table:table-cell table:formula="of:=[.E549]-[.E548]" office:value-type="float" office:value="0.0917797088623047" calcext:value-type="float">
            <text:p>0.091779708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907924.17322" calcext:value-type="float">
            <text:p>1455907924.17322</text:p>
          </table:table-cell>
          <table:table-cell office:value-type="float" office:value="1455907924.17339" calcext:value-type="float">
            <text:p>1455907924.17339</text:p>
          </table:table-cell>
          <table:table-cell office:value-type="float" office:value="7272" calcext:value-type="float">
            <text:p>7272</text:p>
          </table:table-cell>
          <table:table-cell table:formula="of:=[.B550]-[.B$2]" office:value-type="float" office:value="50.3225891590118" calcext:value-type="float">
            <text:p>50.322589159</text:p>
          </table:table-cell>
          <table:table-cell table:formula="of:=[.D550]/([.E550]-[.E549])" office:value-type="float" office:value="78781.7342996916" calcext:value-type="float">
            <text:p>78781.7342996916</text:p>
          </table:table-cell>
          <table:table-cell table:formula="of:=[.E550]-[.E549]" office:value-type="float" office:value="0.0923056602478027" calcext:value-type="float">
            <text:p>0.092305660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907924.26465" calcext:value-type="float">
            <text:p>1455907924.26465</text:p>
          </table:table-cell>
          <table:table-cell office:value-type="float" office:value="1455907924.26483" calcext:value-type="float">
            <text:p>1455907924.26483</text:p>
          </table:table-cell>
          <table:table-cell office:value-type="float" office:value="7360" calcext:value-type="float">
            <text:p>7360</text:p>
          </table:table-cell>
          <table:table-cell table:formula="of:=[.B551]-[.B$2]" office:value-type="float" office:value="50.4140133857727" calcext:value-type="float">
            <text:p>50.4140133858</text:p>
          </table:table-cell>
          <table:table-cell table:formula="of:=[.D551]/([.E551]-[.E550])" office:value-type="float" office:value="80503.8255259336" calcext:value-type="float">
            <text:p>80503.8255259336</text:p>
          </table:table-cell>
          <table:table-cell table:formula="of:=[.E551]-[.E550]" office:value-type="float" office:value="0.0914242267608643" calcext:value-type="float">
            <text:p>0.09142422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907924.35673" calcext:value-type="float">
            <text:p>1455907924.35673</text:p>
          </table:table-cell>
          <table:table-cell office:value-type="float" office:value="1455907924.3569" calcext:value-type="float">
            <text:p>1455907924.3569</text:p>
          </table:table-cell>
          <table:table-cell office:value-type="float" office:value="7440" calcext:value-type="float">
            <text:p>7440</text:p>
          </table:table-cell>
          <table:table-cell table:formula="of:=[.B552]-[.B$2]" office:value-type="float" office:value="50.5060935020447" calcext:value-type="float">
            <text:p>50.506093502</text:p>
          </table:table-cell>
          <table:table-cell table:formula="of:=[.D552]/([.E552]-[.E551])" office:value-type="float" office:value="80799.2029248185" calcext:value-type="float">
            <text:p>80799.2029248185</text:p>
          </table:table-cell>
          <table:table-cell table:formula="of:=[.E552]-[.E551]" office:value-type="float" office:value="0.0920801162719727" calcext:value-type="float">
            <text:p>0.092080116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907924.44838" calcext:value-type="float">
            <text:p>1455907924.44838</text:p>
          </table:table-cell>
          <table:table-cell office:value-type="float" office:value="1455907924.44856" calcext:value-type="float">
            <text:p>1455907924.44856</text:p>
          </table:table-cell>
          <table:table-cell office:value-type="float" office:value="7512" calcext:value-type="float">
            <text:p>7512</text:p>
          </table:table-cell>
          <table:table-cell table:formula="of:=[.B553]-[.B$2]" office:value-type="float" office:value="50.5977494716644" calcext:value-type="float">
            <text:p>50.5977494717</text:p>
          </table:table-cell>
          <table:table-cell table:formula="of:=[.D553]/([.E553]-[.E552])" office:value-type="float" office:value="81958.6550790385" calcext:value-type="float">
            <text:p>81958.6550790385</text:p>
          </table:table-cell>
          <table:table-cell table:formula="of:=[.E553]-[.E552]" office:value-type="float" office:value="0.091655969619751" calcext:value-type="float">
            <text:p>0.091655969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907924.54104" calcext:value-type="float">
            <text:p>1455907924.54104</text:p>
          </table:table-cell>
          <table:table-cell office:value-type="float" office:value="1455907924.54121" calcext:value-type="float">
            <text:p>1455907924.54121</text:p>
          </table:table-cell>
          <table:table-cell office:value-type="float" office:value="7576" calcext:value-type="float">
            <text:p>7576</text:p>
          </table:table-cell>
          <table:table-cell table:formula="of:=[.B554]-[.B$2]" office:value-type="float" office:value="50.690408706665" calcext:value-type="float">
            <text:p>50.6904087067</text:p>
          </table:table-cell>
          <table:table-cell table:formula="of:=[.D554]/([.E554]-[.E553])" office:value-type="float" office:value="81761.9528150658" calcext:value-type="float">
            <text:p>81761.9528150658</text:p>
          </table:table-cell>
          <table:table-cell table:formula="of:=[.E554]-[.E553]" office:value-type="float" office:value="0.0926592350006104" calcext:value-type="float">
            <text:p>0.0926592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907924.63249" calcext:value-type="float">
            <text:p>1455907924.63249</text:p>
          </table:table-cell>
          <table:table-cell office:value-type="float" office:value="1455907924.63266" calcext:value-type="float">
            <text:p>1455907924.63266</text:p>
          </table:table-cell>
          <table:table-cell office:value-type="float" office:value="7640" calcext:value-type="float">
            <text:p>7640</text:p>
          </table:table-cell>
          <table:table-cell table:formula="of:=[.B555]-[.B$2]" office:value-type="float" office:value="50.7818598747253" calcext:value-type="float">
            <text:p>50.7818598747</text:p>
          </table:table-cell>
          <table:table-cell table:formula="of:=[.D555]/([.E555]-[.E554])" office:value-type="float" office:value="83541.8525760349" calcext:value-type="float">
            <text:p>83541.8525760349</text:p>
          </table:table-cell>
          <table:table-cell table:formula="of:=[.E555]-[.E554]" office:value-type="float" office:value="0.0914511680603027" calcext:value-type="float">
            <text:p>0.09145116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907924.72411" calcext:value-type="float">
            <text:p>1455907924.72411</text:p>
          </table:table-cell>
          <table:table-cell office:value-type="float" office:value="1455907924.72427" calcext:value-type="float">
            <text:p>1455907924.72427</text:p>
          </table:table-cell>
          <table:table-cell office:value-type="float" office:value="7696" calcext:value-type="float">
            <text:p>7696</text:p>
          </table:table-cell>
          <table:table-cell table:formula="of:=[.B556]-[.B$2]" office:value-type="float" office:value="50.8734726905823" calcext:value-type="float">
            <text:p>50.8734726906</text:p>
          </table:table-cell>
          <table:table-cell table:formula="of:=[.D556]/([.E556]-[.E555])" office:value-type="float" office:value="84005.7139169087" calcext:value-type="float">
            <text:p>84005.7139169087</text:p>
          </table:table-cell>
          <table:table-cell table:formula="of:=[.E556]-[.E555]" office:value-type="float" office:value="0.0916128158569336" calcext:value-type="float">
            <text:p>0.091612815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907924.81627" calcext:value-type="float">
            <text:p>1455907924.81627</text:p>
          </table:table-cell>
          <table:table-cell office:value-type="float" office:value="1455907924.81644" calcext:value-type="float">
            <text:p>1455907924.81644</text:p>
          </table:table-cell>
          <table:table-cell office:value-type="float" office:value="7744" calcext:value-type="float">
            <text:p>7744</text:p>
          </table:table-cell>
          <table:table-cell table:formula="of:=[.B557]-[.B$2]" office:value-type="float" office:value="50.9656319618225" calcext:value-type="float">
            <text:p>50.9656319618</text:p>
          </table:table-cell>
          <table:table-cell table:formula="of:=[.D557]/([.E557]-[.E556])" office:value-type="float" office:value="84028.4422368475" calcext:value-type="float">
            <text:p>84028.4422368475</text:p>
          </table:table-cell>
          <table:table-cell table:formula="of:=[.E557]-[.E556]" office:value-type="float" office:value="0.0921592712402344" calcext:value-type="float">
            <text:p>0.09215927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907924.90806" calcext:value-type="float">
            <text:p>1455907924.90806</text:p>
          </table:table-cell>
          <table:table-cell office:value-type="float" office:value="1455907924.90822" calcext:value-type="float">
            <text:p>1455907924.90822</text:p>
          </table:table-cell>
          <table:table-cell office:value-type="float" office:value="7784" calcext:value-type="float">
            <text:p>7784</text:p>
          </table:table-cell>
          <table:table-cell table:formula="of:=[.B558]-[.B$2]" office:value-type="float" office:value="51.0574266910553" calcext:value-type="float">
            <text:p>51.0574266911</text:p>
          </table:table-cell>
          <table:table-cell table:formula="of:=[.D558]/([.E558]-[.E557])" office:value-type="float" office:value="84797.8970585562" calcext:value-type="float">
            <text:p>84797.8970585562</text:p>
          </table:table-cell>
          <table:table-cell table:formula="of:=[.E558]-[.E557]" office:value-type="float" office:value="0.0917947292327881" calcext:value-type="float">
            <text:p>0.091794729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907925.00028" calcext:value-type="float">
            <text:p>1455907925.00028</text:p>
          </table:table-cell>
          <table:table-cell office:value-type="float" office:value="1455907925.00069" calcext:value-type="float">
            <text:p>1455907925.00069</text:p>
          </table:table-cell>
          <table:table-cell office:value-type="float" office:value="7824" calcext:value-type="float">
            <text:p>7824</text:p>
          </table:table-cell>
          <table:table-cell table:formula="of:=[.B559]-[.B$2]" office:value-type="float" office:value="51.1496438980103" calcext:value-type="float">
            <text:p>51.149643898</text:p>
          </table:table-cell>
          <table:table-cell table:formula="of:=[.D559]/([.E559]-[.E558])" office:value-type="float" office:value="84843.1681933467" calcext:value-type="float">
            <text:p>84843.1681933467</text:p>
          </table:table-cell>
          <table:table-cell table:formula="of:=[.E559]-[.E558]" office:value-type="float" office:value="0.0922172069549561" calcext:value-type="float">
            <text:p>0.0922172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907925.09205" calcext:value-type="float">
            <text:p>1455907925.09205</text:p>
          </table:table-cell>
          <table:table-cell office:value-type="float" office:value="1455907925.09222" calcext:value-type="float">
            <text:p>1455907925.09222</text:p>
          </table:table-cell>
          <table:table-cell office:value-type="float" office:value="7848" calcext:value-type="float">
            <text:p>7848</text:p>
          </table:table-cell>
          <table:table-cell table:formula="of:=[.B560]-[.B$2]" office:value-type="float" office:value="51.2414207458496" calcext:value-type="float">
            <text:p>51.2414207458</text:p>
          </table:table-cell>
          <table:table-cell table:formula="of:=[.D560]/([.E560]-[.E559])" office:value-type="float" office:value="85511.762331792" calcext:value-type="float">
            <text:p>85511.762331792</text:p>
          </table:table-cell>
          <table:table-cell table:formula="of:=[.E560]-[.E559]" office:value-type="float" office:value="0.0917768478393555" calcext:value-type="float">
            <text:p>0.09177684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907925.18399" calcext:value-type="float">
            <text:p>1455907925.18399</text:p>
          </table:table-cell>
          <table:table-cell office:value-type="float" office:value="1455907925.18423" calcext:value-type="float">
            <text:p>1455907925.18423</text:p>
          </table:table-cell>
          <table:table-cell office:value-type="float" office:value="7872" calcext:value-type="float">
            <text:p>7872</text:p>
          </table:table-cell>
          <table:table-cell table:formula="of:=[.B561]-[.B$2]" office:value-type="float" office:value="51.3333570957184" calcext:value-type="float">
            <text:p>51.3333570957</text:p>
          </table:table-cell>
          <table:table-cell table:formula="of:=[.D561]/([.E561]-[.E560])" office:value-type="float" office:value="85624.4566075999" calcext:value-type="float">
            <text:p>85624.4566075999</text:p>
          </table:table-cell>
          <table:table-cell table:formula="of:=[.E561]-[.E560]" office:value-type="float" office:value="0.0919363498687744" calcext:value-type="float">
            <text:p>0.091936349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907925.27543" calcext:value-type="float">
            <text:p>1455907925.27543</text:p>
          </table:table-cell>
          <table:table-cell office:value-type="float" office:value="1455907925.2756" calcext:value-type="float">
            <text:p>1455907925.2756</text:p>
          </table:table-cell>
          <table:table-cell office:value-type="float" office:value="7888" calcext:value-type="float">
            <text:p>7888</text:p>
          </table:table-cell>
          <table:table-cell table:formula="of:=[.B562]-[.B$2]" office:value-type="float" office:value="51.4247949123383" calcext:value-type="float">
            <text:p>51.4247949123</text:p>
          </table:table-cell>
          <table:table-cell table:formula="of:=[.D562]/([.E562]-[.E561])" office:value-type="float" office:value="86266.276816212" calcext:value-type="float">
            <text:p>86266.276816212</text:p>
          </table:table-cell>
          <table:table-cell table:formula="of:=[.E562]-[.E561]" office:value-type="float" office:value="0.0914378166198731" calcext:value-type="float">
            <text:p>0.091437816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907925.36755" calcext:value-type="float">
            <text:p>1455907925.36755</text:p>
          </table:table-cell>
          <table:table-cell office:value-type="float" office:value="1455907925.36779" calcext:value-type="float">
            <text:p>1455907925.36779</text:p>
          </table:table-cell>
          <table:table-cell office:value-type="float" office:value="7888" calcext:value-type="float">
            <text:p>7888</text:p>
          </table:table-cell>
          <table:table-cell table:formula="of:=[.B563]-[.B$2]" office:value-type="float" office:value="51.5169179439545" calcext:value-type="float">
            <text:p>51.516917944</text:p>
          </table:table-cell>
          <table:table-cell table:formula="of:=[.D563]/([.E563]-[.E562])" office:value-type="float" office:value="85624.6246092052" calcext:value-type="float">
            <text:p>85624.6246092052</text:p>
          </table:table-cell>
          <table:table-cell table:formula="of:=[.E563]-[.E562]" office:value-type="float" office:value="0.0921230316162109" calcext:value-type="float">
            <text:p>0.09212303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907925.46003" calcext:value-type="float">
            <text:p>1455907925.46003</text:p>
          </table:table-cell>
          <table:table-cell office:value-type="float" office:value="1455907925.4602" calcext:value-type="float">
            <text:p>1455907925.4602</text:p>
          </table:table-cell>
          <table:table-cell office:value-type="float" office:value="7888" calcext:value-type="float">
            <text:p>7888</text:p>
          </table:table-cell>
          <table:table-cell table:formula="of:=[.B564]-[.B$2]" office:value-type="float" office:value="51.609393119812" calcext:value-type="float">
            <text:p>51.6093931198</text:p>
          </table:table-cell>
          <table:table-cell table:formula="of:=[.D564]/([.E564]-[.E563])" office:value-type="float" office:value="85298.5671760311" calcext:value-type="float">
            <text:p>85298.5671760311</text:p>
          </table:table-cell>
          <table:table-cell table:formula="of:=[.E564]-[.E563]" office:value-type="float" office:value="0.0924751758575439" calcext:value-type="float">
            <text:p>0.09247517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907925.55176" calcext:value-type="float">
            <text:p>1455907925.55176</text:p>
          </table:table-cell>
          <table:table-cell office:value-type="float" office:value="1455907925.55193" calcext:value-type="float">
            <text:p>1455907925.55193</text:p>
          </table:table-cell>
          <table:table-cell office:value-type="float" office:value="7880" calcext:value-type="float">
            <text:p>7880</text:p>
          </table:table-cell>
          <table:table-cell table:formula="of:=[.B565]-[.B$2]" office:value-type="float" office:value="51.7011222839355" calcext:value-type="float">
            <text:p>51.7011222839</text:p>
          </table:table-cell>
          <table:table-cell table:formula="of:=[.D565]/([.E565]-[.E564])" office:value-type="float" office:value="85905.0671102563" calcext:value-type="float">
            <text:p>85905.0671102563</text:p>
          </table:table-cell>
          <table:table-cell table:formula="of:=[.E565]-[.E564]" office:value-type="float" office:value="0.0917291641235352" calcext:value-type="float">
            <text:p>0.091729164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907925.64392" calcext:value-type="float">
            <text:p>1455907925.64392</text:p>
          </table:table-cell>
          <table:table-cell office:value-type="float" office:value="1455907925.64409" calcext:value-type="float">
            <text:p>1455907925.64409</text:p>
          </table:table-cell>
          <table:table-cell office:value-type="float" office:value="7864" calcext:value-type="float">
            <text:p>7864</text:p>
          </table:table-cell>
          <table:table-cell table:formula="of:=[.B566]-[.B$2]" office:value-type="float" office:value="51.7932815551758" calcext:value-type="float">
            <text:p>51.7932815552</text:p>
          </table:table-cell>
          <table:table-cell table:formula="of:=[.D566]/([.E566]-[.E565])" office:value-type="float" office:value="85330.5358665508" calcext:value-type="float">
            <text:p>85330.5358665508</text:p>
          </table:table-cell>
          <table:table-cell table:formula="of:=[.E566]-[.E565]" office:value-type="float" office:value="0.0921592712402344" calcext:value-type="float">
            <text:p>0.09215927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907925.73541" calcext:value-type="float">
            <text:p>1455907925.73541</text:p>
          </table:table-cell>
          <table:table-cell office:value-type="float" office:value="1455907925.73557" calcext:value-type="float">
            <text:p>1455907925.73557</text:p>
          </table:table-cell>
          <table:table-cell office:value-type="float" office:value="7840" calcext:value-type="float">
            <text:p>7840</text:p>
          </table:table-cell>
          <table:table-cell table:formula="of:=[.B567]-[.B$2]" office:value-type="float" office:value="51.8847751617432" calcext:value-type="float">
            <text:p>51.8847751617</text:p>
          </table:table-cell>
          <table:table-cell table:formula="of:=[.D567]/([.E567]-[.E566])" office:value-type="float" office:value="85689.0475098501" calcext:value-type="float">
            <text:p>85689.0475098501</text:p>
          </table:table-cell>
          <table:table-cell table:formula="of:=[.E567]-[.E566]" office:value-type="float" office:value="0.0914936065673828" calcext:value-type="float">
            <text:p>0.091493606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907925.82755" calcext:value-type="float">
            <text:p>1455907925.82755</text:p>
          </table:table-cell>
          <table:table-cell office:value-type="float" office:value="1455907925.82772" calcext:value-type="float">
            <text:p>1455907925.82772</text:p>
          </table:table-cell>
          <table:table-cell office:value-type="float" office:value="7816" calcext:value-type="float">
            <text:p>7816</text:p>
          </table:table-cell>
          <table:table-cell table:formula="of:=[.B568]-[.B$2]" office:value-type="float" office:value="51.9769177436829" calcext:value-type="float">
            <text:p>51.9769177437</text:p>
          </table:table-cell>
          <table:table-cell table:formula="of:=[.D568]/([.E568]-[.E567])" office:value-type="float" office:value="84825.0595486372" calcext:value-type="float">
            <text:p>84825.0595486372</text:p>
          </table:table-cell>
          <table:table-cell table:formula="of:=[.E568]-[.E567]" office:value-type="float" office:value="0.0921425819396973" calcext:value-type="float">
            <text:p>0.09214258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907925.91876" calcext:value-type="float">
            <text:p>1455907925.91876</text:p>
          </table:table-cell>
          <table:table-cell office:value-type="float" office:value="1455907925.91893" calcext:value-type="float">
            <text:p>1455907925.91893</text:p>
          </table:table-cell>
          <table:table-cell office:value-type="float" office:value="7776" calcext:value-type="float">
            <text:p>7776</text:p>
          </table:table-cell>
          <table:table-cell table:formula="of:=[.B569]-[.B$2]" office:value-type="float" office:value="52.0681257247925" calcext:value-type="float">
            <text:p>52.0681257248</text:p>
          </table:table-cell>
          <table:table-cell table:formula="of:=[.D569]/([.E569]-[.E568])" office:value-type="float" office:value="85255.6969839552" calcext:value-type="float">
            <text:p>85255.6969839552</text:p>
          </table:table-cell>
          <table:table-cell table:formula="of:=[.E569]-[.E568]" office:value-type="float" office:value="0.0912079811096191" calcext:value-type="float">
            <text:p>0.09120798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907926.0108" calcext:value-type="float">
            <text:p>1455907926.0108</text:p>
          </table:table-cell>
          <table:table-cell office:value-type="float" office:value="1455907926.01098" calcext:value-type="float">
            <text:p>1455907926.01098</text:p>
          </table:table-cell>
          <table:table-cell office:value-type="float" office:value="7728" calcext:value-type="float">
            <text:p>7728</text:p>
          </table:table-cell>
          <table:table-cell table:formula="of:=[.B570]-[.B$2]" office:value-type="float" office:value="52.1601686477661" calcext:value-type="float">
            <text:p>52.1601686478</text:p>
          </table:table-cell>
          <table:table-cell table:formula="of:=[.D570]/([.E570]-[.E569])" office:value-type="float" office:value="83960.8277348364" calcext:value-type="float">
            <text:p>83960.8277348364</text:p>
          </table:table-cell>
          <table:table-cell table:formula="of:=[.E570]-[.E569]" office:value-type="float" office:value="0.0920429229736328" calcext:value-type="float">
            <text:p>0.0920429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907926.10329" calcext:value-type="float">
            <text:p>1455907926.10329</text:p>
          </table:table-cell>
          <table:table-cell office:value-type="float" office:value="1455907926.10364" calcext:value-type="float">
            <text:p>1455907926.10364</text:p>
          </table:table-cell>
          <table:table-cell office:value-type="float" office:value="7680" calcext:value-type="float">
            <text:p>7680</text:p>
          </table:table-cell>
          <table:table-cell table:formula="of:=[.B571]-[.B$2]" office:value-type="float" office:value="52.252658367157" calcext:value-type="float">
            <text:p>52.2526583672</text:p>
          </table:table-cell>
          <table:table-cell table:formula="of:=[.D571]/([.E571]-[.E570])" office:value-type="float" office:value="83036.2558193488" calcext:value-type="float">
            <text:p>83036.2558193488</text:p>
          </table:table-cell>
          <table:table-cell table:formula="of:=[.E571]-[.E570]" office:value-type="float" office:value="0.0924897193908691" calcext:value-type="float">
            <text:p>0.092489719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907926.19499" calcext:value-type="float">
            <text:p>1455907926.19499</text:p>
          </table:table-cell>
          <table:table-cell office:value-type="float" office:value="1455907926.19516" calcext:value-type="float">
            <text:p>1455907926.19516</text:p>
          </table:table-cell>
          <table:table-cell office:value-type="float" office:value="7624" calcext:value-type="float">
            <text:p>7624</text:p>
          </table:table-cell>
          <table:table-cell table:formula="of:=[.B572]-[.B$2]" office:value-type="float" office:value="52.3443517684937" calcext:value-type="float">
            <text:p>52.3443517685</text:p>
          </table:table-cell>
          <table:table-cell table:formula="of:=[.D572]/([.E572]-[.E571])" office:value-type="float" office:value="83146.6592891131" calcext:value-type="float">
            <text:p>83146.6592891131</text:p>
          </table:table-cell>
          <table:table-cell table:formula="of:=[.E572]-[.E571]" office:value-type="float" office:value="0.0916934013366699" calcext:value-type="float">
            <text:p>0.09169340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907926.28757" calcext:value-type="float">
            <text:p>1455907926.28757</text:p>
          </table:table-cell>
          <table:table-cell office:value-type="float" office:value="1455907926.28781" calcext:value-type="float">
            <text:p>1455907926.28781</text:p>
          </table:table-cell>
          <table:table-cell office:value-type="float" office:value="7560" calcext:value-type="float">
            <text:p>7560</text:p>
          </table:table-cell>
          <table:table-cell table:formula="of:=[.B573]-[.B$2]" office:value-type="float" office:value="52.4369349479675" calcext:value-type="float">
            <text:p>52.436934948</text:p>
          </table:table-cell>
          <table:table-cell table:formula="of:=[.D573]/([.E573]-[.E572])" office:value-type="float" office:value="81656.3013169483" calcext:value-type="float">
            <text:p>81656.3013169483</text:p>
          </table:table-cell>
          <table:table-cell table:formula="of:=[.E573]-[.E572]" office:value-type="float" office:value="0.092583179473877" calcext:value-type="float">
            <text:p>0.092583179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907926.37949" calcext:value-type="float">
            <text:p>1455907926.37949</text:p>
          </table:table-cell>
          <table:table-cell office:value-type="float" office:value="1455907926.37966" calcext:value-type="float">
            <text:p>1455907926.37966</text:p>
          </table:table-cell>
          <table:table-cell office:value-type="float" office:value="7488" calcext:value-type="float">
            <text:p>7488</text:p>
          </table:table-cell>
          <table:table-cell table:formula="of:=[.B574]-[.B$2]" office:value-type="float" office:value="52.5288574695587" calcext:value-type="float">
            <text:p>52.5288574696</text:p>
          </table:table-cell>
          <table:table-cell table:formula="of:=[.D574]/([.E574]-[.E573])" office:value-type="float" office:value="81459.9063470202" calcext:value-type="float">
            <text:p>81459.9063470202</text:p>
          </table:table-cell>
          <table:table-cell table:formula="of:=[.E574]-[.E573]" office:value-type="float" office:value="0.0919225215911865" calcext:value-type="float">
            <text:p>0.09192252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907926.4714" calcext:value-type="float">
            <text:p>1455907926.4714</text:p>
          </table:table-cell>
          <table:table-cell office:value-type="float" office:value="1455907926.47157" calcext:value-type="float">
            <text:p>1455907926.47157</text:p>
          </table:table-cell>
          <table:table-cell office:value-type="float" office:value="7408" calcext:value-type="float">
            <text:p>7408</text:p>
          </table:table-cell>
          <table:table-cell table:formula="of:=[.B575]-[.B$2]" office:value-type="float" office:value="52.6207649707794" calcext:value-type="float">
            <text:p>52.6207649708</text:p>
          </table:table-cell>
          <table:table-cell table:formula="of:=[.D575]/([.E575]-[.E574])" office:value-type="float" office:value="80602.7788984352" calcext:value-type="float">
            <text:p>80602.7788984352</text:p>
          </table:table-cell>
          <table:table-cell table:formula="of:=[.E575]-[.E574]" office:value-type="float" office:value="0.0919075012207031" calcext:value-type="float">
            <text:p>0.091907501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907926.56285" calcext:value-type="float">
            <text:p>1455907926.56285</text:p>
          </table:table-cell>
          <table:table-cell office:value-type="float" office:value="1455907926.56308" calcext:value-type="float">
            <text:p>1455907926.56308</text:p>
          </table:table-cell>
          <table:table-cell office:value-type="float" office:value="7328" calcext:value-type="float">
            <text:p>7328</text:p>
          </table:table-cell>
          <table:table-cell table:formula="of:=[.B576]-[.B$2]" office:value-type="float" office:value="52.7122120857239" calcext:value-type="float">
            <text:p>52.7122120857</text:p>
          </table:table-cell>
          <table:table-cell table:formula="of:=[.D576]/([.E576]-[.E575])" office:value-type="float" office:value="80133.7472970119" calcext:value-type="float">
            <text:p>80133.7472970119</text:p>
          </table:table-cell>
          <table:table-cell table:formula="of:=[.E576]-[.E575]" office:value-type="float" office:value="0.091447114944458" calcext:value-type="float">
            <text:p>0.091447114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907926.65498" calcext:value-type="float">
            <text:p>1455907926.65498</text:p>
          </table:table-cell>
          <table:table-cell office:value-type="float" office:value="1455907926.65517" calcext:value-type="float">
            <text:p>1455907926.65517</text:p>
          </table:table-cell>
          <table:table-cell office:value-type="float" office:value="7240" calcext:value-type="float">
            <text:p>7240</text:p>
          </table:table-cell>
          <table:table-cell table:formula="of:=[.B577]-[.B$2]" office:value-type="float" office:value="52.8043434619904" calcext:value-type="float">
            <text:p>52.804343462</text:p>
          </table:table-cell>
          <table:table-cell table:formula="of:=[.D577]/([.E577]-[.E576])" office:value-type="float" office:value="78583.4348013985" calcext:value-type="float">
            <text:p>78583.4348013985</text:p>
          </table:table-cell>
          <table:table-cell table:formula="of:=[.E577]-[.E576]" office:value-type="float" office:value="0.0921313762664795" calcext:value-type="float">
            <text:p>0.09213137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907926.74733" calcext:value-type="float">
            <text:p>1455907926.74733</text:p>
          </table:table-cell>
          <table:table-cell office:value-type="float" office:value="1455907926.7475" calcext:value-type="float">
            <text:p>1455907926.7475</text:p>
          </table:table-cell>
          <table:table-cell office:value-type="float" office:value="7152" calcext:value-type="float">
            <text:p>7152</text:p>
          </table:table-cell>
          <table:table-cell table:formula="of:=[.B578]-[.B$2]" office:value-type="float" office:value="52.8966979980469" calcext:value-type="float">
            <text:p>52.896697998</text:p>
          </table:table-cell>
          <table:table-cell table:formula="of:=[.D578]/([.E578]-[.E577])" office:value-type="float" office:value="77440.7008619822" calcext:value-type="float">
            <text:p>77440.7008619822</text:p>
          </table:table-cell>
          <table:table-cell table:formula="of:=[.E578]-[.E577]" office:value-type="float" office:value="0.0923545360565186" calcext:value-type="float">
            <text:p>0.092354536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907926.83883" calcext:value-type="float">
            <text:p>1455907926.83883</text:p>
          </table:table-cell>
          <table:table-cell office:value-type="float" office:value="1455907926.83901" calcext:value-type="float">
            <text:p>1455907926.83901</text:p>
          </table:table-cell>
          <table:table-cell office:value-type="float" office:value="7056" calcext:value-type="float">
            <text:p>7056</text:p>
          </table:table-cell>
          <table:table-cell table:formula="of:=[.B579]-[.B$2]" office:value-type="float" office:value="52.9881989955902" calcext:value-type="float">
            <text:p>52.9881989956</text:p>
          </table:table-cell>
          <table:table-cell table:formula="of:=[.D579]/([.E579]-[.E578])" office:value-type="float" office:value="77113.9133937668" calcext:value-type="float">
            <text:p>77113.9133937668</text:p>
          </table:table-cell>
          <table:table-cell table:formula="of:=[.E579]-[.E578]" office:value-type="float" office:value="0.091500997543335" calcext:value-type="float">
            <text:p>0.091500997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907926.931" calcext:value-type="float">
            <text:p>1455907926.931</text:p>
          </table:table-cell>
          <table:table-cell office:value-type="float" office:value="1455907926.93117" calcext:value-type="float">
            <text:p>1455907926.93117</text:p>
          </table:table-cell>
          <table:table-cell office:value-type="float" office:value="6960" calcext:value-type="float">
            <text:p>6960</text:p>
          </table:table-cell>
          <table:table-cell table:formula="of:=[.B580]-[.B$2]" office:value-type="float" office:value="53.0803666114807" calcext:value-type="float">
            <text:p>53.0803666115</text:p>
          </table:table-cell>
          <table:table-cell table:formula="of:=[.D580]/([.E580]-[.E579])" office:value-type="float" office:value="75514.5929809948" calcext:value-type="float">
            <text:p>75514.5929809948</text:p>
          </table:table-cell>
          <table:table-cell table:formula="of:=[.E580]-[.E579]" office:value-type="float" office:value="0.0921676158905029" calcext:value-type="float">
            <text:p>0.09216761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907927.02278" calcext:value-type="float">
            <text:p>1455907927.02278</text:p>
          </table:table-cell>
          <table:table-cell office:value-type="float" office:value="1455907927.02296" calcext:value-type="float">
            <text:p>1455907927.02296</text:p>
          </table:table-cell>
          <table:table-cell office:value-type="float" office:value="6856" calcext:value-type="float">
            <text:p>6856</text:p>
          </table:table-cell>
          <table:table-cell table:formula="of:=[.B581]-[.B$2]" office:value-type="float" office:value="53.1721441745758" calcext:value-type="float">
            <text:p>53.1721441746</text:p>
          </table:table-cell>
          <table:table-cell table:formula="of:=[.D581]/([.E581]-[.E580])" office:value-type="float" office:value="74702.3539173332" calcext:value-type="float">
            <text:p>74702.3539173332</text:p>
          </table:table-cell>
          <table:table-cell table:formula="of:=[.E581]-[.E580]" office:value-type="float" office:value="0.0917775630950928" calcext:value-type="float">
            <text:p>0.09177756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907927.11537" calcext:value-type="float">
            <text:p>1455907927.11537</text:p>
          </table:table-cell>
          <table:table-cell office:value-type="float" office:value="1455907927.11554" calcext:value-type="float">
            <text:p>1455907927.11554</text:p>
          </table:table-cell>
          <table:table-cell office:value-type="float" office:value="6744" calcext:value-type="float">
            <text:p>6744</text:p>
          </table:table-cell>
          <table:table-cell table:formula="of:=[.B582]-[.B$2]" office:value-type="float" office:value="53.2647368907928" calcext:value-type="float">
            <text:p>53.2647368908</text:p>
          </table:table-cell>
          <table:table-cell table:formula="of:=[.D582]/([.E582]-[.E581])" office:value-type="float" office:value="72835.1027546464" calcext:value-type="float">
            <text:p>72835.1027546464</text:p>
          </table:table-cell>
          <table:table-cell table:formula="of:=[.E582]-[.E581]" office:value-type="float" office:value="0.092592716217041" calcext:value-type="float">
            <text:p>0.092592716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907927.2072" calcext:value-type="float">
            <text:p>1455907927.2072</text:p>
          </table:table-cell>
          <table:table-cell office:value-type="float" office:value="1455907927.20736" calcext:value-type="float">
            <text:p>1455907927.20736</text:p>
          </table:table-cell>
          <table:table-cell office:value-type="float" office:value="6640" calcext:value-type="float">
            <text:p>6640</text:p>
          </table:table-cell>
          <table:table-cell table:formula="of:=[.B583]-[.B$2]" office:value-type="float" office:value="53.356565952301" calcext:value-type="float">
            <text:p>53.3565659523</text:p>
          </table:table-cell>
          <table:table-cell table:formula="of:=[.D583]/([.E583]-[.E582])" office:value-type="float" office:value="72308.2637560073" calcext:value-type="float">
            <text:p>72308.2637560073</text:p>
          </table:table-cell>
          <table:table-cell table:formula="of:=[.E583]-[.E582]" office:value-type="float" office:value="0.0918290615081787" calcext:value-type="float">
            <text:p>0.09182906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907927.29889" calcext:value-type="float">
            <text:p>1455907927.29889</text:p>
          </table:table-cell>
          <table:table-cell office:value-type="float" office:value="1455907927.29906" calcext:value-type="float">
            <text:p>1455907927.29906</text:p>
          </table:table-cell>
          <table:table-cell office:value-type="float" office:value="6528" calcext:value-type="float">
            <text:p>6528</text:p>
          </table:table-cell>
          <table:table-cell table:formula="of:=[.B584]-[.B$2]" office:value-type="float" office:value="53.4482529163361" calcext:value-type="float">
            <text:p>53.4482529163</text:p>
          </table:table-cell>
          <table:table-cell table:formula="of:=[.D584]/([.E584]-[.E583])" office:value-type="float" office:value="71198.7802050639" calcext:value-type="float">
            <text:p>71198.7802050639</text:p>
          </table:table-cell>
          <table:table-cell table:formula="of:=[.E584]-[.E583]" office:value-type="float" office:value="0.0916869640350342" calcext:value-type="float">
            <text:p>0.0916869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907927.39152" calcext:value-type="float">
            <text:p>1455907927.39152</text:p>
          </table:table-cell>
          <table:table-cell office:value-type="float" office:value="1455907927.3917" calcext:value-type="float">
            <text:p>1455907927.3917</text:p>
          </table:table-cell>
          <table:table-cell office:value-type="float" office:value="6416" calcext:value-type="float">
            <text:p>6416</text:p>
          </table:table-cell>
          <table:table-cell table:formula="of:=[.B585]-[.B$2]" office:value-type="float" office:value="53.5408906936646" calcext:value-type="float">
            <text:p>53.5408906937</text:p>
          </table:table-cell>
          <table:table-cell table:formula="of:=[.D585]/([.E585]-[.E584])" office:value-type="float" office:value="69259.0019431169" calcext:value-type="float">
            <text:p>69259.0019431169</text:p>
          </table:table-cell>
          <table:table-cell table:formula="of:=[.E585]-[.E584]" office:value-type="float" office:value="0.0926377773284912" calcext:value-type="float">
            <text:p>0.092637777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907927.48327" calcext:value-type="float">
            <text:p>1455907927.48327</text:p>
          </table:table-cell>
          <table:table-cell office:value-type="float" office:value="1455907927.48344" calcext:value-type="float">
            <text:p>1455907927.48344</text:p>
          </table:table-cell>
          <table:table-cell office:value-type="float" office:value="6296" calcext:value-type="float">
            <text:p>6296</text:p>
          </table:table-cell>
          <table:table-cell table:formula="of:=[.B586]-[.B$2]" office:value-type="float" office:value="53.6326389312744" calcext:value-type="float">
            <text:p>53.6326389313</text:p>
          </table:table-cell>
          <table:table-cell table:formula="of:=[.D586]/([.E586]-[.E585])" office:value-type="float" office:value="68622.5715503352" calcext:value-type="float">
            <text:p>68622.5715503352</text:p>
          </table:table-cell>
          <table:table-cell table:formula="of:=[.E586]-[.E585]" office:value-type="float" office:value="0.0917482376098633" calcext:value-type="float">
            <text:p>0.091748237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907927.57533" calcext:value-type="float">
            <text:p>1455907927.57533</text:p>
          </table:table-cell>
          <table:table-cell office:value-type="float" office:value="1455907927.5755" calcext:value-type="float">
            <text:p>1455907927.5755</text:p>
          </table:table-cell>
          <table:table-cell office:value-type="float" office:value="6184" calcext:value-type="float">
            <text:p>6184</text:p>
          </table:table-cell>
          <table:table-cell table:formula="of:=[.B587]-[.B$2]" office:value-type="float" office:value="53.7246923446655" calcext:value-type="float">
            <text:p>53.7246923447</text:p>
          </table:table-cell>
          <table:table-cell table:formula="of:=[.D587]/([.E587]-[.E586])" office:value-type="float" office:value="67178.3888526289" calcext:value-type="float">
            <text:p>67178.3888526289</text:p>
          </table:table-cell>
          <table:table-cell table:formula="of:=[.E587]-[.E586]" office:value-type="float" office:value="0.0920534133911133" calcext:value-type="float">
            <text:p>0.09205341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907927.66683" calcext:value-type="float">
            <text:p>1455907927.66683</text:p>
          </table:table-cell>
          <table:table-cell office:value-type="float" office:value="1455907927.66701" calcext:value-type="float">
            <text:p>1455907927.66701</text:p>
          </table:table-cell>
          <table:table-cell office:value-type="float" office:value="6072" calcext:value-type="float">
            <text:p>6072</text:p>
          </table:table-cell>
          <table:table-cell table:formula="of:=[.B588]-[.B$2]" office:value-type="float" office:value="53.8161997795105" calcext:value-type="float">
            <text:p>53.8161997795</text:p>
          </table:table-cell>
          <table:table-cell table:formula="of:=[.D588]/([.E588]-[.E587])" office:value-type="float" office:value="66355.2640316823" calcext:value-type="float">
            <text:p>66355.2640316823</text:p>
          </table:table-cell>
          <table:table-cell table:formula="of:=[.E588]-[.E587]" office:value-type="float" office:value="0.0915074348449707" calcext:value-type="float">
            <text:p>0.091507434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907927.75866" calcext:value-type="float">
            <text:p>1455907927.75866</text:p>
          </table:table-cell>
          <table:table-cell office:value-type="float" office:value="1455907927.75883" calcext:value-type="float">
            <text:p>1455907927.75883</text:p>
          </table:table-cell>
          <table:table-cell office:value-type="float" office:value="5952" calcext:value-type="float">
            <text:p>5952</text:p>
          </table:table-cell>
          <table:table-cell table:formula="of:=[.B589]-[.B$2]" office:value-type="float" office:value="53.9080257415772" calcext:value-type="float">
            <text:p>53.9080257416</text:p>
          </table:table-cell>
          <table:table-cell table:formula="of:=[.D589]/([.E589]-[.E588])" office:value-type="float" office:value="64818.2699755417" calcext:value-type="float">
            <text:p>64818.2699755417</text:p>
          </table:table-cell>
          <table:table-cell table:formula="of:=[.E589]-[.E588]" office:value-type="float" office:value="0.0918259620666504" calcext:value-type="float">
            <text:p>0.09182596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907927.8498" calcext:value-type="float">
            <text:p>1455907927.8498</text:p>
          </table:table-cell>
          <table:table-cell office:value-type="float" office:value="1455907927.85012" calcext:value-type="float">
            <text:p>1455907927.85012</text:p>
          </table:table-cell>
          <table:table-cell office:value-type="float" office:value="5840" calcext:value-type="float">
            <text:p>5840</text:p>
          </table:table-cell>
          <table:table-cell table:formula="of:=[.B590]-[.B$2]" office:value-type="float" office:value="53.9991669654846" calcext:value-type="float">
            <text:p>53.9991669655</text:p>
          </table:table-cell>
          <table:table-cell table:formula="of:=[.D590]/([.E590]-[.E589])" office:value-type="float" office:value="64076.3833271423" calcext:value-type="float">
            <text:p>64076.3833271423</text:p>
          </table:table-cell>
          <table:table-cell table:formula="of:=[.E590]-[.E589]" office:value-type="float" office:value="0.0911412239074707" calcext:value-type="float">
            <text:p>0.09114122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907927.94115" calcext:value-type="float">
            <text:p>1455907927.94115</text:p>
          </table:table-cell>
          <table:table-cell office:value-type="float" office:value="1455907927.94133" calcext:value-type="float">
            <text:p>1455907927.94133</text:p>
          </table:table-cell>
          <table:table-cell office:value-type="float" office:value="5728" calcext:value-type="float">
            <text:p>5728</text:p>
          </table:table-cell>
          <table:table-cell table:formula="of:=[.B591]-[.B$2]" office:value-type="float" office:value="54.0905115604401" calcext:value-type="float">
            <text:p>54.0905115604</text:p>
          </table:table-cell>
          <table:table-cell table:formula="of:=[.D591]/([.E591]-[.E590])" office:value-type="float" office:value="62707.5964680119" calcext:value-type="float">
            <text:p>62707.5964680119</text:p>
          </table:table-cell>
          <table:table-cell table:formula="of:=[.E591]-[.E590]" office:value-type="float" office:value="0.0913445949554443" calcext:value-type="float">
            <text:p>0.09134459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907928.03353" calcext:value-type="float">
            <text:p>1455907928.03353</text:p>
          </table:table-cell>
          <table:table-cell office:value-type="float" office:value="1455907928.03369" calcext:value-type="float">
            <text:p>1455907928.03369</text:p>
          </table:table-cell>
          <table:table-cell office:value-type="float" office:value="5616" calcext:value-type="float">
            <text:p>5616</text:p>
          </table:table-cell>
          <table:table-cell table:formula="of:=[.B592]-[.B$2]" office:value-type="float" office:value="54.1828939914703" calcext:value-type="float">
            <text:p>54.1828939915</text:p>
          </table:table-cell>
          <table:table-cell table:formula="of:=[.D592]/([.E592]-[.E591])" office:value-type="float" office:value="60790.7795602354" calcext:value-type="float">
            <text:p>60790.7795602354</text:p>
          </table:table-cell>
          <table:table-cell table:formula="of:=[.E592]-[.E591]" office:value-type="float" office:value="0.0923824310302734" calcext:value-type="float">
            <text:p>0.0923824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907928.12497" calcext:value-type="float">
            <text:p>1455907928.12497</text:p>
          </table:table-cell>
          <table:table-cell office:value-type="float" office:value="1455907928.12515" calcext:value-type="float">
            <text:p>1455907928.12515</text:p>
          </table:table-cell>
          <table:table-cell office:value-type="float" office:value="5504" calcext:value-type="float">
            <text:p>5504</text:p>
          </table:table-cell>
          <table:table-cell table:formula="of:=[.B593]-[.B$2]" office:value-type="float" office:value="54.2743399143219" calcext:value-type="float">
            <text:p>54.2743399143</text:p>
          </table:table-cell>
          <table:table-cell table:formula="of:=[.D593]/([.E593]-[.E592])" office:value-type="float" office:value="60188.5773402303" calcext:value-type="float">
            <text:p>60188.5773402303</text:p>
          </table:table-cell>
          <table:table-cell table:formula="of:=[.E593]-[.E592]" office:value-type="float" office:value="0.0914459228515625" calcext:value-type="float">
            <text:p>0.091445922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907928.2168" calcext:value-type="float">
            <text:p>1455907928.2168</text:p>
          </table:table-cell>
          <table:table-cell office:value-type="float" office:value="1455907928.21697" calcext:value-type="float">
            <text:p>1455907928.21697</text:p>
          </table:table-cell>
          <table:table-cell office:value-type="float" office:value="5400" calcext:value-type="float">
            <text:p>5400</text:p>
          </table:table-cell>
          <table:table-cell table:formula="of:=[.B594]-[.B$2]" office:value-type="float" office:value="54.3661620616913" calcext:value-type="float">
            <text:p>54.3661620617</text:p>
          </table:table-cell>
          <table:table-cell table:formula="of:=[.D594]/([.E594]-[.E593])" office:value-type="float" office:value="58809.3412613923" calcext:value-type="float">
            <text:p>58809.3412613923</text:p>
          </table:table-cell>
          <table:table-cell table:formula="of:=[.E594]-[.E593]" office:value-type="float" office:value="0.0918221473693848" calcext:value-type="float">
            <text:p>0.091822147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907928.30794" calcext:value-type="float">
            <text:p>1455907928.30794</text:p>
          </table:table-cell>
          <table:table-cell office:value-type="float" office:value="1455907928.30825" calcext:value-type="float">
            <text:p>1455907928.30825</text:p>
          </table:table-cell>
          <table:table-cell office:value-type="float" office:value="5296" calcext:value-type="float">
            <text:p>5296</text:p>
          </table:table-cell>
          <table:table-cell table:formula="of:=[.B595]-[.B$2]" office:value-type="float" office:value="54.4573044776917" calcext:value-type="float">
            <text:p>54.4573044777</text:p>
          </table:table-cell>
          <table:table-cell table:formula="of:=[.D595]/([.E595]-[.E594])" office:value-type="float" office:value="58106.8643163763" calcext:value-type="float">
            <text:p>58106.8643163763</text:p>
          </table:table-cell>
          <table:table-cell table:formula="of:=[.E595]-[.E594]" office:value-type="float" office:value="0.0911424160003662" calcext:value-type="float">
            <text:p>0.0911424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907928.39955" calcext:value-type="float">
            <text:p>1455907928.39955</text:p>
          </table:table-cell>
          <table:table-cell office:value-type="float" office:value="1455907928.39972" calcext:value-type="float">
            <text:p>1455907928.39972</text:p>
          </table:table-cell>
          <table:table-cell office:value-type="float" office:value="5192" calcext:value-type="float">
            <text:p>5192</text:p>
          </table:table-cell>
          <table:table-cell table:formula="of:=[.B596]-[.B$2]" office:value-type="float" office:value="54.5489127635956" calcext:value-type="float">
            <text:p>54.5489127636</text:p>
          </table:table-cell>
          <table:table-cell table:formula="of:=[.D596]/([.E596]-[.E595])" office:value-type="float" office:value="56676.095931375" calcext:value-type="float">
            <text:p>56676.095931375</text:p>
          </table:table-cell>
          <table:table-cell table:formula="of:=[.E596]-[.E595]" office:value-type="float" office:value="0.0916082859039307" calcext:value-type="float">
            <text:p>0.09160828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907928.49067" calcext:value-type="float">
            <text:p>1455907928.49067</text:p>
          </table:table-cell>
          <table:table-cell office:value-type="float" office:value="1455907928.49091" calcext:value-type="float">
            <text:p>1455907928.49091</text:p>
          </table:table-cell>
          <table:table-cell office:value-type="float" office:value="5096" calcext:value-type="float">
            <text:p>5096</text:p>
          </table:table-cell>
          <table:table-cell table:formula="of:=[.B597]-[.B$2]" office:value-type="float" office:value="54.640035867691" calcext:value-type="float">
            <text:p>54.6400358677</text:p>
          </table:table-cell>
          <table:table-cell table:formula="of:=[.D597]/([.E597]-[.E596])" office:value-type="float" office:value="55924.3459777393" calcext:value-type="float">
            <text:p>55924.3459777393</text:p>
          </table:table-cell>
          <table:table-cell table:formula="of:=[.E597]-[.E596]" office:value-type="float" office:value="0.091123104095459" calcext:value-type="float">
            <text:p>0.09112310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907928.58184" calcext:value-type="float">
            <text:p>1455907928.58184</text:p>
          </table:table-cell>
          <table:table-cell office:value-type="float" office:value="1455907928.58202" calcext:value-type="float">
            <text:p>1455907928.58202</text:p>
          </table:table-cell>
          <table:table-cell office:value-type="float" office:value="5000" calcext:value-type="float">
            <text:p>5000</text:p>
          </table:table-cell>
          <table:table-cell table:formula="of:=[.B598]-[.B$2]" office:value-type="float" office:value="54.7312095165253" calcext:value-type="float">
            <text:p>54.7312095165</text:p>
          </table:table-cell>
          <table:table-cell table:formula="of:=[.D598]/([.E598]-[.E597])" office:value-type="float" office:value="54840.4068931252" calcext:value-type="float">
            <text:p>54840.4068931252</text:p>
          </table:table-cell>
          <table:table-cell table:formula="of:=[.E598]-[.E597]" office:value-type="float" office:value="0.0911736488342285" calcext:value-type="float">
            <text:p>0.091173648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907928.67377" calcext:value-type="float">
            <text:p>1455907928.67377</text:p>
          </table:table-cell>
          <table:table-cell office:value-type="float" office:value="1455907928.67394" calcext:value-type="float">
            <text:p>1455907928.67394</text:p>
          </table:table-cell>
          <table:table-cell office:value-type="float" office:value="4912" calcext:value-type="float">
            <text:p>4912</text:p>
          </table:table-cell>
          <table:table-cell table:formula="of:=[.B599]-[.B$2]" office:value-type="float" office:value="54.8231315612793" calcext:value-type="float">
            <text:p>54.8231315613</text:p>
          </table:table-cell>
          <table:table-cell table:formula="of:=[.D599]/([.E599]-[.E598])" office:value-type="float" office:value="53436.58328254" calcext:value-type="float">
            <text:p>53436.58328254</text:p>
          </table:table-cell>
          <table:table-cell table:formula="of:=[.E599]-[.E598]" office:value-type="float" office:value="0.0919220447540283" calcext:value-type="float">
            <text:p>0.09192204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907928.76506" calcext:value-type="float">
            <text:p>1455907928.76506</text:p>
          </table:table-cell>
          <table:table-cell office:value-type="float" office:value="1455907928.76523" calcext:value-type="float">
            <text:p>1455907928.76523</text:p>
          </table:table-cell>
          <table:table-cell office:value-type="float" office:value="4824" calcext:value-type="float">
            <text:p>4824</text:p>
          </table:table-cell>
          <table:table-cell table:formula="of:=[.B600]-[.B$2]" office:value-type="float" office:value="54.9144253730774" calcext:value-type="float">
            <text:p>54.9144253731</text:p>
          </table:table-cell>
          <table:table-cell table:formula="of:=[.D600]/([.E600]-[.E599])" office:value-type="float" office:value="52840.3832087623" calcext:value-type="float">
            <text:p>52840.3832087623</text:p>
          </table:table-cell>
          <table:table-cell table:formula="of:=[.E600]-[.E599]" office:value-type="float" office:value="0.0912938117980957" calcext:value-type="float">
            <text:p>0.09129381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907928.85744" calcext:value-type="float">
            <text:p>1455907928.85744</text:p>
          </table:table-cell>
          <table:table-cell office:value-type="float" office:value="1455907928.85778" calcext:value-type="float">
            <text:p>1455907928.85778</text:p>
          </table:table-cell>
          <table:table-cell office:value-type="float" office:value="4744" calcext:value-type="float">
            <text:p>4744</text:p>
          </table:table-cell>
          <table:table-cell table:formula="of:=[.B601]-[.B$2]" office:value-type="float" office:value="55.0068111419678" calcext:value-type="float">
            <text:p>55.006811142</text:p>
          </table:table-cell>
          <table:table-cell table:formula="of:=[.D601]/([.E601]-[.E600])" office:value-type="float" office:value="51349.9000655494" calcext:value-type="float">
            <text:p>51349.9000655494</text:p>
          </table:table-cell>
          <table:table-cell table:formula="of:=[.E601]-[.E600]" office:value-type="float" office:value="0.0923857688903809" calcext:value-type="float">
            <text:p>0.09238576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907928.94898" calcext:value-type="float">
            <text:p>1455907928.94898</text:p>
          </table:table-cell>
          <table:table-cell office:value-type="float" office:value="1455907928.94915" calcext:value-type="float">
            <text:p>1455907928.94915</text:p>
          </table:table-cell>
          <table:table-cell office:value-type="float" office:value="4672" calcext:value-type="float">
            <text:p>4672</text:p>
          </table:table-cell>
          <table:table-cell table:formula="of:=[.B602]-[.B$2]" office:value-type="float" office:value="55.0983469486237" calcext:value-type="float">
            <text:p>55.0983469486</text:p>
          </table:table-cell>
          <table:table-cell table:formula="of:=[.D602]/([.E602]-[.E601])" office:value-type="float" office:value="51040.1357751043" calcext:value-type="float">
            <text:p>51040.1357751043</text:p>
          </table:table-cell>
          <table:table-cell table:formula="of:=[.E602]-[.E601]" office:value-type="float" office:value="0.0915358066558838" calcext:value-type="float">
            <text:p>0.09153580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907929.04043" calcext:value-type="float">
            <text:p>1455907929.04043</text:p>
          </table:table-cell>
          <table:table-cell office:value-type="float" office:value="1455907929.0406" calcext:value-type="float">
            <text:p>1455907929.0406</text:p>
          </table:table-cell>
          <table:table-cell office:value-type="float" office:value="4608" calcext:value-type="float">
            <text:p>4608</text:p>
          </table:table-cell>
          <table:table-cell table:formula="of:=[.B603]-[.B$2]" office:value-type="float" office:value="55.1897962093353" calcext:value-type="float">
            <text:p>55.1897962093</text:p>
          </table:table-cell>
          <table:table-cell table:formula="of:=[.D603]/([.E603]-[.E602])" office:value-type="float" office:value="50388.5976129271" calcext:value-type="float">
            <text:p>50388.5976129271</text:p>
          </table:table-cell>
          <table:table-cell table:formula="of:=[.E603]-[.E602]" office:value-type="float" office:value="0.0914492607116699" calcext:value-type="float">
            <text:p>0.09144926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907929.13131" calcext:value-type="float">
            <text:p>1455907929.13131</text:p>
          </table:table-cell>
          <table:table-cell office:value-type="float" office:value="1455907929.13154" calcext:value-type="float">
            <text:p>1455907929.13154</text:p>
          </table:table-cell>
          <table:table-cell office:value-type="float" office:value="4544" calcext:value-type="float">
            <text:p>4544</text:p>
          </table:table-cell>
          <table:table-cell table:formula="of:=[.B604]-[.B$2]" office:value-type="float" office:value="55.2806735038757" calcext:value-type="float">
            <text:p>55.2806735039</text:p>
          </table:table-cell>
          <table:table-cell table:formula="of:=[.D604]/([.E604]-[.E603])" office:value-type="float" office:value="50001.4885234031" calcext:value-type="float">
            <text:p>50001.4885234031</text:p>
          </table:table-cell>
          <table:table-cell table:formula="of:=[.E604]-[.E603]" office:value-type="float" office:value="0.0908772945404053" calcext:value-type="float">
            <text:p>0.09087729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907929.22245" calcext:value-type="float">
            <text:p>1455907929.22245</text:p>
          </table:table-cell>
          <table:table-cell office:value-type="float" office:value="1455907929.22261" calcext:value-type="float">
            <text:p>1455907929.22261</text:p>
          </table:table-cell>
          <table:table-cell office:value-type="float" office:value="4488" calcext:value-type="float">
            <text:p>4488</text:p>
          </table:table-cell>
          <table:table-cell table:formula="of:=[.B605]-[.B$2]" office:value-type="float" office:value="55.3718118667603" calcext:value-type="float">
            <text:p>55.3718118668</text:p>
          </table:table-cell>
          <table:table-cell table:formula="of:=[.D605]/([.E605]-[.E604])" office:value-type="float" office:value="49243.807524682" calcext:value-type="float">
            <text:p>49243.807524682</text:p>
          </table:table-cell>
          <table:table-cell table:formula="of:=[.E605]-[.E604]" office:value-type="float" office:value="0.0911383628845215" calcext:value-type="float">
            <text:p>0.09113836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907929.31417" calcext:value-type="float">
            <text:p>1455907929.31417</text:p>
          </table:table-cell>
          <table:table-cell office:value-type="float" office:value="1455907929.31434" calcext:value-type="float">
            <text:p>1455907929.31434</text:p>
          </table:table-cell>
          <table:table-cell office:value-type="float" office:value="4440" calcext:value-type="float">
            <text:p>4440</text:p>
          </table:table-cell>
          <table:table-cell table:formula="of:=[.B606]-[.B$2]" office:value-type="float" office:value="55.4635317325592" calcext:value-type="float">
            <text:p>55.4635317326</text:p>
          </table:table-cell>
          <table:table-cell table:formula="of:=[.D606]/([.E606]-[.E605])" office:value-type="float" office:value="48408.2696951659" calcext:value-type="float">
            <text:p>48408.2696951659</text:p>
          </table:table-cell>
          <table:table-cell table:formula="of:=[.E606]-[.E605]" office:value-type="float" office:value="0.0917198657989502" calcext:value-type="float">
            <text:p>0.091719865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907929.40499" calcext:value-type="float">
            <text:p>1455907929.40499</text:p>
          </table:table-cell>
          <table:table-cell office:value-type="float" office:value="1455907929.40515" calcext:value-type="float">
            <text:p>1455907929.40515</text:p>
          </table:table-cell>
          <table:table-cell office:value-type="float" office:value="4400" calcext:value-type="float">
            <text:p>4400</text:p>
          </table:table-cell>
          <table:table-cell table:formula="of:=[.B607]-[.B$2]" office:value-type="float" office:value="55.5543537139893" calcext:value-type="float">
            <text:p>55.554353714</text:p>
          </table:table-cell>
          <table:table-cell table:formula="of:=[.D607]/([.E607]-[.E606])" office:value-type="float" office:value="48446.421567984" calcext:value-type="float">
            <text:p>48446.421567984</text:p>
          </table:table-cell>
          <table:table-cell table:formula="of:=[.E607]-[.E606]" office:value-type="float" office:value="0.0908219814300537" calcext:value-type="float">
            <text:p>0.09082198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907929.49646" calcext:value-type="float">
            <text:p>1455907929.49646</text:p>
          </table:table-cell>
          <table:table-cell office:value-type="float" office:value="1455907929.4967" calcext:value-type="float">
            <text:p>1455907929.4967</text:p>
          </table:table-cell>
          <table:table-cell office:value-type="float" office:value="4360" calcext:value-type="float">
            <text:p>4360</text:p>
          </table:table-cell>
          <table:table-cell table:formula="of:=[.B608]-[.B$2]" office:value-type="float" office:value="55.6458239555359" calcext:value-type="float">
            <text:p>55.6458239555</text:p>
          </table:table-cell>
          <table:table-cell table:formula="of:=[.D608]/([.E608]-[.E607])" office:value-type="float" office:value="47665.775516481" calcext:value-type="float">
            <text:p>47665.775516481</text:p>
          </table:table-cell>
          <table:table-cell table:formula="of:=[.E608]-[.E607]" office:value-type="float" office:value="0.0914702415466309" calcext:value-type="float">
            <text:p>0.09147024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907929.58774" calcext:value-type="float">
            <text:p>1455907929.58774</text:p>
          </table:table-cell>
          <table:table-cell office:value-type="float" office:value="1455907929.58791" calcext:value-type="float">
            <text:p>1455907929.58791</text:p>
          </table:table-cell>
          <table:table-cell office:value-type="float" office:value="4336" calcext:value-type="float">
            <text:p>4336</text:p>
          </table:table-cell>
          <table:table-cell table:formula="of:=[.B609]-[.B$2]" office:value-type="float" office:value="55.7371056079865" calcext:value-type="float">
            <text:p>55.737105608</text:p>
          </table:table-cell>
          <table:table-cell table:formula="of:=[.D609]/([.E609]-[.E608])" office:value-type="float" office:value="47501.331139337" calcext:value-type="float">
            <text:p>47501.331139337</text:p>
          </table:table-cell>
          <table:table-cell table:formula="of:=[.E609]-[.E608]" office:value-type="float" office:value="0.0912816524505615" calcext:value-type="float">
            <text:p>0.09128165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907929.67977" calcext:value-type="float">
            <text:p>1455907929.67977</text:p>
          </table:table-cell>
          <table:table-cell office:value-type="float" office:value="1455907929.67994" calcext:value-type="float">
            <text:p>1455907929.67994</text:p>
          </table:table-cell>
          <table:table-cell office:value-type="float" office:value="4312" calcext:value-type="float">
            <text:p>4312</text:p>
          </table:table-cell>
          <table:table-cell table:formula="of:=[.B610]-[.B$2]" office:value-type="float" office:value="55.8291323184967" calcext:value-type="float">
            <text:p>55.8291323185</text:p>
          </table:table-cell>
          <table:table-cell table:formula="of:=[.D610]/([.E610]-[.E609])" office:value-type="float" office:value="46855.9614495787" calcext:value-type="float">
            <text:p>46855.9614495787</text:p>
          </table:table-cell>
          <table:table-cell table:formula="of:=[.E610]-[.E609]" office:value-type="float" office:value="0.0920267105102539" calcext:value-type="float">
            <text:p>0.09202671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907929.77053" calcext:value-type="float">
            <text:p>1455907929.77053</text:p>
          </table:table-cell>
          <table:table-cell office:value-type="float" office:value="1455907929.77072" calcext:value-type="float">
            <text:p>1455907929.77072</text:p>
          </table:table-cell>
          <table:table-cell office:value-type="float" office:value="4296" calcext:value-type="float">
            <text:p>4296</text:p>
          </table:table-cell>
          <table:table-cell table:formula="of:=[.B611]-[.B$2]" office:value-type="float" office:value="55.9198944568634" calcext:value-type="float">
            <text:p>55.9198944569</text:p>
          </table:table-cell>
          <table:table-cell table:formula="of:=[.D611]/([.E611]-[.E610])" office:value-type="float" office:value="47332.5119626777" calcext:value-type="float">
            <text:p>47332.5119626777</text:p>
          </table:table-cell>
          <table:table-cell table:formula="of:=[.E611]-[.E610]" office:value-type="float" office:value="0.0907621383666992" calcext:value-type="float">
            <text:p>0.09076213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907929.86193" calcext:value-type="float">
            <text:p>1455907929.86193</text:p>
          </table:table-cell>
          <table:table-cell office:value-type="float" office:value="1455907929.8621" calcext:value-type="float">
            <text:p>1455907929.8621</text:p>
          </table:table-cell>
          <table:table-cell office:value-type="float" office:value="4296" calcext:value-type="float">
            <text:p>4296</text:p>
          </table:table-cell>
          <table:table-cell table:formula="of:=[.B612]-[.B$2]" office:value-type="float" office:value="56.0113005638123" calcext:value-type="float">
            <text:p>56.0113005638</text:p>
          </table:table-cell>
          <table:table-cell table:formula="of:=[.D612]/([.E612]-[.E611])" office:value-type="float" office:value="46999.0479126726" calcext:value-type="float">
            <text:p>46999.0479126726</text:p>
          </table:table-cell>
          <table:table-cell table:formula="of:=[.E612]-[.E611]" office:value-type="float" office:value="0.0914061069488525" calcext:value-type="float">
            <text:p>0.091406106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907929.95341" calcext:value-type="float">
            <text:p>1455907929.95341</text:p>
          </table:table-cell>
          <table:table-cell office:value-type="float" office:value="1455907929.95378" calcext:value-type="float">
            <text:p>1455907929.95378</text:p>
          </table:table-cell>
          <table:table-cell office:value-type="float" office:value="4296" calcext:value-type="float">
            <text:p>4296</text:p>
          </table:table-cell>
          <table:table-cell table:formula="of:=[.B613]-[.B$2]" office:value-type="float" office:value="56.1027755737305" calcext:value-type="float">
            <text:p>56.1027755737</text:p>
          </table:table-cell>
          <table:table-cell table:formula="of:=[.D613]/([.E613]-[.E612])" office:value-type="float" office:value="46963.6461787872" calcext:value-type="float">
            <text:p>46963.6461787872</text:p>
          </table:table-cell>
          <table:table-cell table:formula="of:=[.E613]-[.E612]" office:value-type="float" office:value="0.0914750099182129" calcext:value-type="float">
            <text:p>0.091475009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907930.04443" calcext:value-type="float">
            <text:p>1455907930.04443</text:p>
          </table:table-cell>
          <table:table-cell office:value-type="float" office:value="1455907930.0446" calcext:value-type="float">
            <text:p>1455907930.0446</text:p>
          </table:table-cell>
          <table:table-cell office:value-type="float" office:value="4304" calcext:value-type="float">
            <text:p>4304</text:p>
          </table:table-cell>
          <table:table-cell table:formula="of:=[.B614]-[.B$2]" office:value-type="float" office:value="56.1937963962555" calcext:value-type="float">
            <text:p>56.1937963963</text:p>
          </table:table-cell>
          <table:table-cell table:formula="of:=[.D614]/([.E614]-[.E613])" office:value-type="float" office:value="47285.8833902176" calcext:value-type="float">
            <text:p>47285.8833902176</text:p>
          </table:table-cell>
          <table:table-cell table:formula="of:=[.E614]-[.E613]" office:value-type="float" office:value="0.0910208225250244" calcext:value-type="float">
            <text:p>0.09102082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907930.13568" calcext:value-type="float">
            <text:p>1455907930.13568</text:p>
          </table:table-cell>
          <table:table-cell office:value-type="float" office:value="1455907930.13585" calcext:value-type="float">
            <text:p>1455907930.13585</text:p>
          </table:table-cell>
          <table:table-cell office:value-type="float" office:value="4320" calcext:value-type="float">
            <text:p>4320</text:p>
          </table:table-cell>
          <table:table-cell table:formula="of:=[.B615]-[.B$2]" office:value-type="float" office:value="56.2850432395935" calcext:value-type="float">
            <text:p>56.2850432396</text:p>
          </table:table-cell>
          <table:table-cell table:formula="of:=[.D615]/([.E615]-[.E614])" office:value-type="float" office:value="47344.1035543234" calcext:value-type="float">
            <text:p>47344.1035543234</text:p>
          </table:table-cell>
          <table:table-cell table:formula="of:=[.E615]-[.E614]" office:value-type="float" office:value="0.0912468433380127" calcext:value-type="float">
            <text:p>0.091246843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907930.22642" calcext:value-type="float">
            <text:p>1455907930.22642</text:p>
          </table:table-cell>
          <table:table-cell office:value-type="float" office:value="1455907930.22658" calcext:value-type="float">
            <text:p>1455907930.22658</text:p>
          </table:table-cell>
          <table:table-cell office:value-type="float" office:value="4336" calcext:value-type="float">
            <text:p>4336</text:p>
          </table:table-cell>
          <table:table-cell table:formula="of:=[.B616]-[.B$2]" office:value-type="float" office:value="56.3757839202881" calcext:value-type="float">
            <text:p>56.3757839203</text:p>
          </table:table-cell>
          <table:table-cell table:formula="of:=[.D616]/([.E616]-[.E615])" office:value-type="float" office:value="47784.5214165226" calcext:value-type="float">
            <text:p>47784.5214165226</text:p>
          </table:table-cell>
          <table:table-cell table:formula="of:=[.E616]-[.E615]" office:value-type="float" office:value="0.0907406806945801" calcext:value-type="float">
            <text:p>0.0907406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2:55:58.551550184</dc:date>
    <meta:editing-duration>PT1M18S</meta:editing-duration>
    <meta:editing-cycles>1</meta:editing-cycles>
    <meta:document-statistic meta:table-count="1" meta:cell-count="430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068cm" svg:height="21.57cm" xlink:href=".." xlink:type="simple" chart:class="chart:scatter" chart:style-name="ch1">
        <chart:plot-area chart:style-name="ch2" table:cell-range-address="'relay3.comm.sub.network'.E2:'relay3.comm.sub.network'.F616" svg:x="0.681cm" svg:y="0.431cm" svg:width="32.706cm" svg:height="20.708cm">
          <chartooo:coordinate-region svg:x="1.858cm" svg:y="0.63cm" svg:width="31.158cm" svg:height="19.86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3.comm.sub.network'.F2:'relay3.comm.sub.network'.F616" chart:class="chart:scatter">
            <chart:domain table:cell-range-address="'relay3.comm.sub.network'.E2:'relay3.comm.sub.network'.E616"/>
            <chart:data-point chart:repeated="6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3.comm.sub.network'.E2:'relay3.comm.sub.network'.E616</svg:desc>
                </draw:g>
              </table:table-cell>
              <table:table-cell office:value-type="float" office:value="0">
                <text:p>0</text:p>
                <draw:g>
                  <svg:desc>'relay3.comm.sub.network'.F2:'relay3.comm.sub.network'.F6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7549600601196">
                <text:p>0.177549600601196</text:p>
              </table:table-cell>
              <table:table-cell office:value-type="float" office:value="31675.6555968401">
                <text:p>31675.6555968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0566940307617">
                <text:p>0.270566940307617</text:p>
              </table:table-cell>
              <table:table-cell office:value-type="float" office:value="59257.7686848156">
                <text:p>59257.768684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2186193466187">
                <text:p>0.362186193466187</text:p>
              </table:table-cell>
              <table:table-cell office:value-type="float" office:value="58939.5767137939">
                <text:p>58939.5767137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014539718628">
                <text:p>0.454014539718628</text:p>
              </table:table-cell>
              <table:table-cell office:value-type="float" office:value="57672.8234377759">
                <text:p>57672.8234377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644760131836">
                <text:p>0.545644760131836</text:p>
              </table:table-cell>
              <table:table-cell office:value-type="float" office:value="56662.5287660184">
                <text:p>56662.5287660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7069702148438">
                <text:p>0.637069702148438</text:p>
              </table:table-cell>
              <table:table-cell office:value-type="float" office:value="55739.7126822857">
                <text:p>55739.712682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730989456177">
                <text:p>0.727730989456177</text:p>
              </table:table-cell>
              <table:table-cell office:value-type="float" office:value="55238.5714864264">
                <text:p>55238.5714864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9549322128296">
                <text:p>0.819549322128296</text:p>
              </table:table-cell>
              <table:table-cell office:value-type="float" office:value="53496.9418094382">
                <text:p>53496.9418094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169285774231">
                <text:p>0.91169285774231</text:p>
              </table:table-cell>
              <table:table-cell office:value-type="float" office:value="52439.9239490993">
                <text:p>52439.9239490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289344787598">
                <text:p>1.00289344787598</text:p>
              </table:table-cell>
              <table:table-cell office:value-type="float" office:value="52104.925999221">
                <text:p>52104.925999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471106529236">
                <text:p>1.09471106529236</text:p>
              </table:table-cell>
              <table:table-cell office:value-type="float" office:value="50970.6103435114">
                <text:p>50970.6103435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8631625175476">
                <text:p>1.18631625175476</text:p>
              </table:table-cell>
              <table:table-cell office:value-type="float" office:value="50302.8286710739">
                <text:p>50302.8286710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757930755615">
                <text:p>1.27757930755615</text:p>
              </table:table-cell>
              <table:table-cell office:value-type="float" office:value="49790.1364369032">
                <text:p>49790.1364369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6831831932068">
                <text:p>1.36831831932068</text:p>
              </table:table-cell>
              <table:table-cell office:value-type="float" office:value="49460.5342589211">
                <text:p>49460.5342589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941710472107">
                <text:p>1.45941710472107</text:p>
              </table:table-cell>
              <table:table-cell office:value-type="float" office:value="48738.300741175">
                <text:p>48738.300741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5151081085205">
                <text:p>1.55151081085205</text:p>
              </table:table-cell>
              <table:table-cell office:value-type="float" office:value="47777.423505381">
                <text:p>47777.423505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4354968070984">
                <text:p>1.64354968070984</text:p>
              </table:table-cell>
              <table:table-cell office:value-type="float" office:value="47371.2900510052">
                <text:p>47371.2900510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3564219474792">
                <text:p>1.73564219474792</text:p>
              </table:table-cell>
              <table:table-cell office:value-type="float" office:value="47083.088623325">
                <text:p>47083.08862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66909122467">
                <text:p>1.8266909122467</text:p>
              </table:table-cell>
              <table:table-cell office:value-type="float" office:value="47359.2612664512">
                <text:p>47359.2612664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1796803474426">
                <text:p>1.91796803474426</text:p>
              </table:table-cell>
              <table:table-cell office:value-type="float" office:value="47065.4626531956">
                <text:p>47065.4626531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0849413871765">
                <text:p>2.00849413871765</text:p>
              </table:table-cell>
              <table:table-cell office:value-type="float" office:value="47455.9249922306">
                <text:p>47455.9249922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9937500953674">
                <text:p>2.09937500953674</text:p>
              </table:table-cell>
              <table:table-cell office:value-type="float" office:value="47270.6738093614">
                <text:p>47270.673809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9110703468323">
                <text:p>2.19110703468323</text:p>
              </table:table-cell>
              <table:table-cell office:value-type="float" office:value="46919.273755562">
                <text:p>46919.273755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8277969360352">
                <text:p>2.28277969360352</text:p>
              </table:table-cell>
              <table:table-cell office:value-type="float" office:value="47124.1922169658">
                <text:p>47124.1922169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7398624420166">
                <text:p>2.37398624420166</text:p>
              </table:table-cell>
              <table:table-cell office:value-type="float" office:value="47540.4449742255">
                <text:p>47540.4449742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6519756317139">
                <text:p>2.46519756317139</text:p>
              </table:table-cell>
              <table:table-cell office:value-type="float" office:value="47888.7932916501">
                <text:p>47888.7932916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687260627747">
                <text:p>2.55687260627747</text:p>
              </table:table-cell>
              <table:table-cell office:value-type="float" office:value="48082.8789455753">
                <text:p>48082.8789455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755368232727">
                <text:p>2.64755368232727</text:p>
              </table:table-cell>
              <table:table-cell office:value-type="float" office:value="49051.0279957091">
                <text:p>49051.0279957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38365650177">
                <text:p>2.738365650177</text:p>
              </table:table-cell>
              <table:table-cell office:value-type="float" office:value="49508.8930066974">
                <text:p>49508.8930066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296844959259">
                <text:p>2.8296844959259</text:p>
              </table:table-cell>
              <table:table-cell office:value-type="float" office:value="49847.3229996423">
                <text:p>49847.3229996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2077875137329">
                <text:p>2.92077875137329</text:p>
              </table:table-cell>
              <table:table-cell office:value-type="float" office:value="50672.7891603001">
                <text:p>50672.7891603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1295781135559">
                <text:p>3.01295781135559</text:p>
              </table:table-cell>
              <table:table-cell office:value-type="float" office:value="50857.5375025541">
                <text:p>50857.5375025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0477113723755">
                <text:p>3.10477113723755</text:p>
              </table:table-cell>
              <table:table-cell office:value-type="float" office:value="51844.3260199484">
                <text:p>51844.3260199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9639801979065">
                <text:p>3.19639801979065</text:p>
              </table:table-cell>
              <table:table-cell office:value-type="float" office:value="52822.9255993193">
                <text:p>52822.9255993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8701090812683">
                <text:p>3.28701090812683</text:p>
              </table:table-cell>
              <table:table-cell office:value-type="float" office:value="54385.1993958817">
                <text:p>54385.1993958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7853360176086">
                <text:p>3.37853360176086</text:p>
              </table:table-cell>
              <table:table-cell office:value-type="float" office:value="54806.0792447522">
                <text:p>54806.0792447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7047805786133">
                <text:p>3.47047805786133</text:p>
              </table:table-cell>
              <table:table-cell office:value-type="float" office:value="55598.7844923932">
                <text:p>55598.7844923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6157302856445">
                <text:p>3.56157302856445</text:p>
              </table:table-cell>
              <table:table-cell office:value-type="float" office:value="57171.1035175879">
                <text:p>57171.1035175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5333843231201">
                <text:p>3.65333843231201</text:p>
              </table:table-cell>
              <table:table-cell office:value-type="float" office:value="57886.7392619228">
                <text:p>57886.7392619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4457740783691">
                <text:p>3.74457740783691</text:p>
              </table:table-cell>
              <table:table-cell office:value-type="float" office:value="59360.5963771676">
                <text:p>59360.5963771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3591270446777">
                <text:p>3.83591270446777</text:p>
              </table:table-cell>
              <table:table-cell office:value-type="float" office:value="60436.6570605187">
                <text:p>60436.6570605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2706799507141">
                <text:p>3.92706799507141</text:p>
              </table:table-cell>
              <table:table-cell office:value-type="float" office:value="61784.6749508936">
                <text:p>61784.6749508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1837801933289">
                <text:p>4.01837801933289</text:p>
              </table:table-cell>
              <table:table-cell office:value-type="float" office:value="62906.5652589417">
                <text:p>62906.5652589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1008787155151">
                <text:p>4.11008787155151</text:p>
              </table:table-cell>
              <table:table-cell office:value-type="float" office:value="63853.5539893776">
                <text:p>63853.5539893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0153331756592">
                <text:p>4.20153331756592</text:p>
              </table:table-cell>
              <table:table-cell office:value-type="float" office:value="65262.954691696">
                <text:p>65262.954691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9366731643677">
                <text:p>4.29366731643677</text:p>
              </table:table-cell>
              <table:table-cell office:value-type="float" office:value="66077.6702912239">
                <text:p>66077.6702912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8552069664001">
                <text:p>4.38552069664001</text:p>
              </table:table-cell>
              <table:table-cell office:value-type="float" office:value="67498.8768652939">
                <text:p>67498.8768652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7744798660278">
                <text:p>4.47744798660278</text:p>
              </table:table-cell>
              <table:table-cell office:value-type="float" office:value="68749.9871100264">
                <text:p>68749.9871100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6853246688843">
                <text:p>4.56853246688843</text:p>
              </table:table-cell>
              <table:table-cell office:value-type="float" office:value="70615.7622004209">
                <text:p>70615.7622004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6008877754211">
                <text:p>4.66008877754211</text:p>
              </table:table-cell>
              <table:table-cell office:value-type="float" office:value="71475.1386690624">
                <text:p>71475.1386690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5184512138367">
                <text:p>4.75184512138367</text:p>
              </table:table-cell>
              <table:table-cell office:value-type="float" office:value="72539.9435214393">
                <text:p>72539.9435214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430712223053">
                <text:p>4.8430712223053</text:p>
              </table:table-cell>
              <table:table-cell office:value-type="float" office:value="74101.5995609335">
                <text:p>74101.5995609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3502855300903">
                <text:p>4.93502855300903</text:p>
              </table:table-cell>
              <table:table-cell office:value-type="float" office:value="74643.3149752267">
                <text:p>74643.3149752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2681946754456">
                <text:p>5.02681946754456</text:p>
              </table:table-cell>
              <table:table-cell office:value-type="float" office:value="75911.6524250712">
                <text:p>75911.6524250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1886692047119">
                <text:p>5.11886692047119</text:p>
              </table:table-cell>
              <table:table-cell office:value-type="float" office:value="76743.0252049472">
                <text:p>76743.02520494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1017527580261">
                <text:p>5.21017527580261</text:p>
              </table:table-cell>
              <table:table-cell office:value-type="float" office:value="78415.6058228344">
                <text:p>78415.6058228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0239677429199">
                <text:p>5.30239677429199</text:p>
              </table:table-cell>
              <table:table-cell office:value-type="float" office:value="78680.135530823">
                <text:p>78680.135530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9516043663025">
                <text:p>5.39516043663025</text:p>
              </table:table-cell>
              <table:table-cell office:value-type="float" office:value="79082.690517864">
                <text:p>79082.690517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8767924308777">
                <text:p>5.48767924308777</text:p>
              </table:table-cell>
              <table:table-cell office:value-type="float" office:value="80243.1449805696">
                <text:p>80243.1449805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025431632996">
                <text:p>5.58025431632996</text:p>
              </table:table-cell>
              <table:table-cell office:value-type="float" office:value="80972.1206527114">
                <text:p>80972.1206527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7163300514221">
                <text:p>5.67163300514221</text:p>
              </table:table-cell>
              <table:table-cell office:value-type="float" office:value="82820.18595768">
                <text:p>82820.18595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6334834098816">
                <text:p>5.76334834098816</text:p>
              </table:table-cell>
              <table:table-cell office:value-type="float" office:value="83214.000467919">
                <text:p>83214.000467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55055809021">
                <text:p>5.855055809021</text:p>
              </table:table-cell>
              <table:table-cell office:value-type="float" office:value="83831.7768978991">
                <text:p>83831.7768978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4785571098328">
                <text:p>5.94785571098328</text:p>
              </table:table-cell>
              <table:table-cell office:value-type="float" office:value="83362.1570327132">
                <text:p>83362.1570327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4141235351563">
                <text:p>6.04141235351563</text:p>
              </table:table-cell>
              <table:table-cell office:value-type="float" office:value="83200.9335660861">
                <text:p>83200.9335660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3285899162293">
                <text:p>6.13285899162293</text:p>
              </table:table-cell>
              <table:table-cell office:value-type="float" office:value="85470.6106399343">
                <text:p>85470.61063993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494888305664">
                <text:p>6.22494888305664</text:p>
              </table:table-cell>
              <table:table-cell office:value-type="float" office:value="85221.0799450101">
                <text:p>85221.0799450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1630992889404">
                <text:p>6.31630992889404</text:p>
              </table:table-cell>
              <table:table-cell office:value-type="float" office:value="86163.63711521">
                <text:p>86163.63711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0798616409302">
                <text:p>6.40798616409302</text:p>
              </table:table-cell>
              <table:table-cell office:value-type="float" office:value="85954.6640729433">
                <text:p>85954.6640729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994752407074">
                <text:p>6.4994752407074</text:p>
              </table:table-cell>
              <table:table-cell office:value-type="float" office:value="86217.9430802146">
                <text:p>86217.9430802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9193682670593">
                <text:p>6.59193682670593</text:p>
              </table:table-cell>
              <table:table-cell office:value-type="float" office:value="85311.1042257589">
                <text:p>85311.1042257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846284866333">
                <text:p>6.6846284866333</text:p>
              </table:table-cell>
              <table:table-cell office:value-type="float" office:value="85013.0422324366">
                <text:p>85013.0422324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618169784546">
                <text:p>6.77618169784546</text:p>
              </table:table-cell>
              <table:table-cell office:value-type="float" office:value="85982.7841729991">
                <text:p>85982.7841729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838459968567">
                <text:p>6.86838459968567</text:p>
              </table:table-cell>
              <table:table-cell office:value-type="float" office:value="85116.6269538977">
                <text:p>85116.6269538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6009016036987">
                <text:p>6.96009016036987</text:p>
              </table:table-cell>
              <table:table-cell office:value-type="float" office:value="85229.2918955598">
                <text:p>85229.2918955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5181884765625">
                <text:p>7.05181884765625</text:p>
              </table:table-cell>
              <table:table-cell office:value-type="float" office:value="84858.9490406458">
                <text:p>84858.9490406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338660240173">
                <text:p>7.14338660240173</text:p>
              </table:table-cell>
              <table:table-cell office:value-type="float" office:value="84483.8886953443">
                <text:p>84483.8886953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3501539230347">
                <text:p>7.23501539230347</text:p>
              </table:table-cell>
              <table:table-cell office:value-type="float" office:value="83903.7600326812">
                <text:p>83903.7600326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2722473144531">
                <text:p>7.32722473144531</text:p>
              </table:table-cell>
              <table:table-cell office:value-type="float" office:value="82768.1888952668">
                <text:p>82768.1888952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1915345191956">
                <text:p>7.41915345191956</text:p>
              </table:table-cell>
              <table:table-cell office:value-type="float" office:value="82324.6528501441">
                <text:p>82324.6528501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1153135299683">
                <text:p>7.51153135299683</text:p>
              </table:table-cell>
              <table:table-cell office:value-type="float" office:value="81231.5490229985">
                <text:p>81231.5490229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0324954986572">
                <text:p>7.60324954986572</text:p>
              </table:table-cell>
              <table:table-cell office:value-type="float" office:value="80943.5886600779">
                <text:p>80943.5886600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9535803794861">
                <text:p>7.69535803794861</text:p>
              </table:table-cell>
              <table:table-cell office:value-type="float" office:value="79732.0654464695">
                <text:p>79732.0654464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8670072555542">
                <text:p>7.78670072555542</text:p>
              </table:table-cell>
              <table:table-cell office:value-type="float" office:value="79524.7018706981">
                <text:p>79524.7018706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781578540802">
                <text:p>7.8781578540802</text:p>
              </table:table-cell>
              <table:table-cell office:value-type="float" office:value="78375.5199361834">
                <text:p>78375.51993618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700334072113">
                <text:p>7.9700334072113</text:p>
              </table:table-cell>
              <table:table-cell office:value-type="float" office:value="76973.6862417414">
                <text:p>76973.6862417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6133413314819">
                <text:p>8.06133413314819</text:p>
              </table:table-cell>
              <table:table-cell office:value-type="float" office:value="76406.8404540624">
                <text:p>76406.8404540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5346527099609">
                <text:p>8.15346527099609</text:p>
              </table:table-cell>
              <table:table-cell office:value-type="float" office:value="74589.3316909318">
                <text:p>74589.3316909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4538660049439">
                <text:p>8.24538660049439</text:p>
              </table:table-cell>
              <table:table-cell office:value-type="float" office:value="73628.1778879822">
                <text:p>73628.1778879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3792328834534">
                <text:p>8.33792328834534</text:p>
              </table:table-cell>
              <table:table-cell office:value-type="float" office:value="72014.6803906969">
                <text:p>72014.68039069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42915034294128">
                <text:p>8.42915034294128</text:p>
              </table:table-cell>
              <table:table-cell office:value-type="float" office:value="71820.7995316673">
                <text:p>71820.7995316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52077722549439">
                <text:p>8.52077722549439</text:p>
              </table:table-cell>
              <table:table-cell office:value-type="float" office:value="70285.0497643835">
                <text:p>70285.0497643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1266112327576">
                <text:p>8.61266112327576</text:p>
              </table:table-cell>
              <table:table-cell office:value-type="float" office:value="68869.5206972695">
                <text:p>68869.5206972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391798019409">
                <text:p>8.70391798019409</text:p>
              </table:table-cell>
              <table:table-cell office:value-type="float" office:value="68027.7648128457">
                <text:p>68027.7648128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79592680931091">
                <text:p>8.79592680931091</text:p>
              </table:table-cell>
              <table:table-cell office:value-type="float" office:value="66254.5112084848">
                <text:p>66254.5112084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88775706291199">
                <text:p>8.88775706291199</text:p>
              </table:table-cell>
              <table:table-cell office:value-type="float" office:value="65076.5925787457">
                <text:p>65076.5925787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97948527336121">
                <text:p>8.97948527336121</text:p>
              </table:table-cell>
              <table:table-cell office:value-type="float" office:value="63927.9886883473">
                <text:p>63927.9886883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7041573524475">
                <text:p>9.07041573524475</text:p>
              </table:table-cell>
              <table:table-cell office:value-type="float" office:value="63257.129468523">
                <text:p>63257.1294685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16201329231262">
                <text:p>9.16201329231262</text:p>
              </table:table-cell>
              <table:table-cell office:value-type="float" office:value="61573.6945453788">
                <text:p>61573.69454537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5377607345581">
                <text:p>9.25377607345581</text:p>
              </table:table-cell>
              <table:table-cell office:value-type="float" office:value="60242.2892062741">
                <text:p>60242.2892062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3448326587677">
                <text:p>9.3448326587677</text:p>
              </table:table-cell>
              <table:table-cell office:value-type="float" office:value="59567.3556330007">
                <text:p>59567.355633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3655347824097">
                <text:p>9.43655347824097</text:p>
              </table:table-cell>
              <table:table-cell office:value-type="float" office:value="58002.0984390637">
                <text:p>58002.0984390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2772784233093">
                <text:p>9.52772784233093</text:p>
              </table:table-cell>
              <table:table-cell office:value-type="float" office:value="57209.0636667687">
                <text:p>57209.0636667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61933064460754">
                <text:p>9.61933064460754</text:p>
              </table:table-cell>
              <table:table-cell office:value-type="float" office:value="55806.1530100726">
                <text:p>55806.1530100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1035742759705">
                <text:p>9.71035742759705</text:p>
              </table:table-cell>
              <table:table-cell office:value-type="float" office:value="55192.5470175016">
                <text:p>55192.5470175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0171942710876">
                <text:p>9.80171942710876</text:p>
              </table:table-cell>
              <table:table-cell office:value-type="float" office:value="53939.274822547">
                <text:p>53939.2748225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89335584640503">
                <text:p>9.89335584640503</text:p>
              </table:table-cell>
              <table:table-cell office:value-type="float" office:value="52904.7297704442">
                <text:p>52904.72977044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8434805870056">
                <text:p>9.98434805870056</text:p>
              </table:table-cell>
              <table:table-cell office:value-type="float" office:value="52400.0887517064">
                <text:p>52400.0887517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0761506557465">
                <text:p>10.0761506557465</text:p>
              </table:table-cell>
              <table:table-cell office:value-type="float" office:value="51066.0934532837">
                <text:p>51066.09345328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1673579216003">
                <text:p>10.1673579216003</text:p>
              </table:table-cell>
              <table:table-cell office:value-type="float" office:value="50697.7153268453">
                <text:p>50697.7153268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2589540481567">
                <text:p>10.2589540481567</text:p>
              </table:table-cell>
              <table:table-cell office:value-type="float" office:value="49783.7645699174">
                <text:p>49783.7645699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3498206138611">
                <text:p>10.3498206138611</text:p>
              </table:table-cell>
              <table:table-cell office:value-type="float" office:value="49567.1864022544">
                <text:p>49567.1864022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4407875537872">
                <text:p>10.4407875537872</text:p>
              </table:table-cell>
              <table:table-cell office:value-type="float" office:value="48896.8849959244">
                <text:p>48896.8849959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323665142059">
                <text:p>10.5323665142059</text:p>
              </table:table-cell>
              <table:table-cell office:value-type="float" office:value="48133.3264741871">
                <text:p>48133.3264741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232125759125">
                <text:p>10.6232125759125</text:p>
              </table:table-cell>
              <table:table-cell office:value-type="float" office:value="48081.3358107895">
                <text:p>48081.3358107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147696018219">
                <text:p>10.7147696018219</text:p>
              </table:table-cell>
              <table:table-cell office:value-type="float" office:value="47445.8399762511">
                <text:p>47445.8399762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063621520996">
                <text:p>10.8063621520996</text:p>
              </table:table-cell>
              <table:table-cell office:value-type="float" office:value="47165.4079606005">
                <text:p>47165.4079606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8987600803375">
                <text:p>10.8987600803375</text:p>
              </table:table-cell>
              <table:table-cell office:value-type="float" office:value="46581.1310067218">
                <text:p>46581.13100672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9896559715271">
                <text:p>10.9896559715271</text:p>
              </table:table-cell>
              <table:table-cell office:value-type="float" office:value="47262.8624218023">
                <text:p>47262.86242180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809216499329">
                <text:p>11.0809216499329</text:p>
              </table:table-cell>
              <table:table-cell office:value-type="float" office:value="47071.3643402752">
                <text:p>47071.3643402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1726834774017">
                <text:p>11.1726834774017</text:p>
              </table:table-cell>
              <table:table-cell office:value-type="float" office:value="46816.8531348976">
                <text:p>46816.8531348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633221149445">
                <text:p>11.2633221149445</text:p>
              </table:table-cell>
              <table:table-cell office:value-type="float" office:value="47573.5306366166">
                <text:p>47573.53063661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545696735382">
                <text:p>11.3545696735382</text:p>
              </table:table-cell>
              <table:table-cell office:value-type="float" office:value="47519.0795986622">
                <text:p>47519.07959866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4457137584686">
                <text:p>11.4457137584686</text:p>
              </table:table-cell>
              <table:table-cell office:value-type="float" office:value="47836.3461910716">
                <text:p>47836.3461910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5367975234985">
                <text:p>11.5367975234985</text:p>
              </table:table-cell>
              <table:table-cell office:value-type="float" office:value="48219.3506006026">
                <text:p>48219.3506006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6276957988739">
                <text:p>11.6276957988739</text:p>
              </table:table-cell>
              <table:table-cell office:value-type="float" office:value="48845.8112287052">
                <text:p>48845.8112287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7189140319824">
                <text:p>11.7189140319824</text:p>
              </table:table-cell>
              <table:table-cell office:value-type="float" office:value="49200.6898956343">
                <text:p>49200.6898956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8127572536469">
                <text:p>11.8127572536469</text:p>
              </table:table-cell>
              <table:table-cell office:value-type="float" office:value="48421.1850297378">
                <text:p>48421.1850297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9063882827759">
                <text:p>11.9063882827759</text:p>
              </table:table-cell>
              <table:table-cell office:value-type="float" office:value="49214.4542558636">
                <text:p>49214.4542558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997829914093">
                <text:p>11.997829914093</text:p>
              </table:table-cell>
              <table:table-cell office:value-type="float" office:value="51092.7017891504">
                <text:p>51092.7017891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0888497829437">
                <text:p>12.0888497829437</text:p>
              </table:table-cell>
              <table:table-cell office:value-type="float" office:value="52120.4881956177">
                <text:p>52120.4881956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1805317401886">
                <text:p>12.1805317401886</text:p>
              </table:table-cell>
              <table:table-cell office:value-type="float" office:value="52616.677751715">
                <text:p>52616.677751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2714421749115">
                <text:p>12.2714421749115</text:p>
              </table:table-cell>
              <table:table-cell office:value-type="float" office:value="54031.2013133809">
                <text:p>54031.20131338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3625771999359">
                <text:p>12.3625771999359</text:p>
              </table:table-cell>
              <table:table-cell office:value-type="float" office:value="54863.648730667">
                <text:p>54863.648730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4542880058289">
                <text:p>12.4542880058289</text:p>
              </table:table-cell>
              <table:table-cell office:value-type="float" office:value="55478.7404871277">
                <text:p>55478.7404871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5457201004028">
                <text:p>12.5457201004028</text:p>
              </table:table-cell>
              <table:table-cell office:value-type="float" office:value="56785.3118119188">
                <text:p>56785.31181191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6379733085632">
                <text:p>12.6379733085632</text:p>
              </table:table-cell>
              <table:table-cell office:value-type="float" office:value="57320.4998010017">
                <text:p>57320.4998010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7292711734772">
                <text:p>12.7292711734772</text:p>
              </table:table-cell>
              <table:table-cell office:value-type="float" office:value="59059.43151116">
                <text:p>59059.43151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8207995891571">
                <text:p>12.8207995891571</text:p>
              </table:table-cell>
              <table:table-cell office:value-type="float" office:value="60134.3305148763">
                <text:p>60134.3305148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9119448661804">
                <text:p>12.9119448661804</text:p>
              </table:table-cell>
              <table:table-cell office:value-type="float" office:value="61615.9189308668">
                <text:p>61615.91893086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0033094882965">
                <text:p>13.0033094882965</text:p>
              </table:table-cell>
              <table:table-cell office:value-type="float" office:value="62606.2896941894">
                <text:p>62606.28969418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0952739715576">
                <text:p>13.0952739715576</text:p>
              </table:table-cell>
              <table:table-cell office:value-type="float" office:value="63502.7762121915">
                <text:p>63502.7762121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1865599155426">
                <text:p>13.1865599155426</text:p>
              </table:table-cell>
              <table:table-cell office:value-type="float" office:value="65201.7138693223">
                <text:p>65201.71386932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2785658836365">
                <text:p>13.2785658836365</text:p>
              </table:table-cell>
              <table:table-cell office:value-type="float" office:value="65908.7679378908">
                <text:p>65908.76793789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3700637817383">
                <text:p>13.3700637817383</text:p>
              </table:table-cell>
              <table:table-cell office:value-type="float" office:value="67586.2520155301">
                <text:p>67586.2520155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4625768661499">
                <text:p>13.4625768661499</text:p>
              </table:table-cell>
              <table:table-cell office:value-type="float" office:value="68055.2382405393">
                <text:p>68055.23824053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5537655353546">
                <text:p>13.5537655353546</text:p>
              </table:table-cell>
              <table:table-cell office:value-type="float" office:value="70271.8885568393">
                <text:p>70271.8885568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645081281662">
                <text:p>13.645081281662</text:p>
              </table:table-cell>
              <table:table-cell office:value-type="float" office:value="71400.6101209903">
                <text:p>71400.61012099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7370641231537">
                <text:p>13.7370641231537</text:p>
              </table:table-cell>
              <table:table-cell office:value-type="float" office:value="72100.4036453743">
                <text:p>72100.40364537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828587770462">
                <text:p>13.828587770462</text:p>
              </table:table-cell>
              <table:table-cell office:value-type="float" office:value="73685.8746164146">
                <text:p>73685.87461641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9208610057831">
                <text:p>13.9208610057831</text:p>
              </table:table-cell>
              <table:table-cell office:value-type="float" office:value="74214.3697050814">
                <text:p>74214.36970508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0126178264618">
                <text:p>14.0126178264618</text:p>
              </table:table-cell>
              <table:table-cell office:value-type="float" office:value="75765.4847735257">
                <text:p>75765.4847735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1048209667206">
                <text:p>14.1048209667206</text:p>
              </table:table-cell>
              <table:table-cell office:value-type="float" office:value="76526.6777269812">
                <text:p>76526.67772698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1961362361908">
                <text:p>14.1961362361908</text:p>
              </table:table-cell>
              <table:table-cell office:value-type="float" office:value="78234.4512746603">
                <text:p>78234.45127466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2877509593964">
                <text:p>14.2877509593964</text:p>
              </table:table-cell>
              <table:table-cell office:value-type="float" office:value="79026.599073544">
                <text:p>79026.599073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3799142837524">
                <text:p>14.3799142837524</text:p>
              </table:table-cell>
              <table:table-cell office:value-type="float" office:value="79511.0208013742">
                <text:p>79511.0208013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4716210365295">
                <text:p>14.4716210365295</text:p>
              </table:table-cell>
              <table:table-cell office:value-type="float" office:value="80779.2204572516">
                <text:p>80779.22045725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5638263225555">
                <text:p>14.5638263225555</text:p>
              </table:table-cell>
              <table:table-cell office:value-type="float" office:value="81123.3316698428">
                <text:p>81123.3316698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6555509567261">
                <text:p>14.6555509567261</text:p>
              </table:table-cell>
              <table:table-cell office:value-type="float" office:value="82333.3891521388">
                <text:p>82333.3891521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7474949359894">
                <text:p>14.7474949359894</text:p>
              </table:table-cell>
              <table:table-cell office:value-type="float" office:value="82833.0474819845">
                <text:p>82833.04748198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8390281200409">
                <text:p>14.8390281200409</text:p>
              </table:table-cell>
              <table:table-cell office:value-type="float" office:value="83816.5970024849">
                <text:p>83816.59700248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931396484375">
                <text:p>14.931396484375</text:p>
              </table:table-cell>
              <table:table-cell office:value-type="float" office:value="83665.0086391806">
                <text:p>83665.00863918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0238502025604">
                <text:p>15.0238502025604</text:p>
              </table:table-cell>
              <table:table-cell office:value-type="float" office:value="84106.9472663553">
                <text:p>84106.94726635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115195274353">
                <text:p>15.115195274353</text:p>
              </table:table-cell>
              <table:table-cell office:value-type="float" office:value="85478.0651738709">
                <text:p>85478.06517387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2070641517639">
                <text:p>15.2070641517639</text:p>
              </table:table-cell>
              <table:table-cell office:value-type="float" office:value="85339.0203619792">
                <text:p>85339.02036197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2986035346985">
                <text:p>15.2986035346985</text:p>
              </table:table-cell>
              <table:table-cell office:value-type="float" office:value="85908.3789719334">
                <text:p>85908.3789719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3907027244568">
                <text:p>15.3907027244568</text:p>
              </table:table-cell>
              <table:table-cell office:value-type="float" office:value="85559.9275159724">
                <text:p>85559.92751597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4820785522461">
                <text:p>15.4820785522461</text:p>
              </table:table-cell>
              <table:table-cell office:value-type="float" office:value="86324.7993570911">
                <text:p>86324.79935709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5739059448242">
                <text:p>15.5739059448242</text:p>
              </table:table-cell>
              <table:table-cell office:value-type="float" office:value="85900.2937853107">
                <text:p>85900.2937853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6661729812622">
                <text:p>15.6661729812622</text:p>
              </table:table-cell>
              <table:table-cell office:value-type="float" office:value="85490.9868629133">
                <text:p>85490.9868629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7578189373016">
                <text:p>15.7578189373016</text:p>
              </table:table-cell>
              <table:table-cell office:value-type="float" office:value="85895.7704212638">
                <text:p>85895.7704212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8507165908813">
                <text:p>15.8507165908813</text:p>
              </table:table-cell>
              <table:table-cell office:value-type="float" office:value="84566.1832917994">
                <text:p>84566.1832917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9426693916321">
                <text:p>15.9426693916321</text:p>
              </table:table-cell>
              <table:table-cell office:value-type="float" office:value="85087.1309641722">
                <text:p>85087.1309641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0348138809204">
                <text:p>16.0348138809204</text:p>
              </table:table-cell>
              <table:table-cell office:value-type="float" office:value="84562.8432061519">
                <text:p>84562.8432061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1265890598297">
                <text:p>16.1265890598297</text:p>
              </table:table-cell>
              <table:table-cell office:value-type="float" office:value="84380.1133599873">
                <text:p>84380.11335998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2186076641083">
                <text:p>16.2186076641083</text:p>
              </table:table-cell>
              <table:table-cell office:value-type="float" office:value="83635.2611554745">
                <text:p>83635.26115547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310676574707">
                <text:p>16.310676574707</text:p>
              </table:table-cell>
              <table:table-cell office:value-type="float" office:value="82981.3229060117">
                <text:p>82981.32290601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4020411968231">
                <text:p>16.4020411968231</text:p>
              </table:table-cell>
              <table:table-cell office:value-type="float" office:value="83008.0596225056">
                <text:p>83008.0596225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4939289093018">
                <text:p>16.4939289093018</text:p>
              </table:table-cell>
              <table:table-cell office:value-type="float" office:value="81751.9535242148">
                <text:p>81751.95352421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5857090950012">
                <text:p>16.5857090950012</text:p>
              </table:table-cell>
              <table:table-cell office:value-type="float" office:value="81063.2484920276">
                <text:p>81063.2484920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6780064105988">
                <text:p>16.6780064105988</text:p>
              </table:table-cell>
              <table:table-cell office:value-type="float" office:value="79742.2975126769">
                <text:p>79742.2975126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7692317962646">
                <text:p>16.7692317962646</text:p>
              </table:table-cell>
              <table:table-cell office:value-type="float" office:value="79802.348292201">
                <text:p>79802.3482922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8611600399017">
                <text:p>16.8611600399017</text:p>
              </table:table-cell>
              <table:table-cell office:value-type="float" office:value="78147.9088011412">
                <text:p>78147.9088011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953141450882">
                <text:p>16.953141450882</text:p>
              </table:table-cell>
              <table:table-cell office:value-type="float" office:value="77146.0224884525">
                <text:p>77146.0224884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0445709228516">
                <text:p>17.0445709228516</text:p>
              </table:table-cell>
              <table:table-cell office:value-type="float" office:value="76561.745892256">
                <text:p>76561.7458922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1363809108734">
                <text:p>17.1363809108734</text:p>
              </table:table-cell>
              <table:table-cell office:value-type="float" office:value="75111.6534113779">
                <text:p>75111.65341137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2278866767883">
                <text:p>17.2278866767883</text:p>
              </table:table-cell>
              <table:table-cell office:value-type="float" office:value="74224.8308845944">
                <text:p>74224.8308845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3195111751556">
                <text:p>17.3195111751556</text:p>
              </table:table-cell>
              <table:table-cell office:value-type="float" office:value="72906.2654533816">
                <text:p>72906.2654533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4107165336609">
                <text:p>17.4107165336609</text:p>
              </table:table-cell>
              <table:table-cell office:value-type="float" office:value="72101.0268231284">
                <text:p>72101.0268231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5020489692688">
                <text:p>17.5020489692688</text:p>
              </table:table-cell>
              <table:table-cell office:value-type="float" office:value="70774.4182773131">
                <text:p>70774.418277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949420928955">
                <text:p>17.5949420928955</text:p>
              </table:table-cell>
              <table:table-cell office:value-type="float" office:value="68293.5372643229">
                <text:p>68293.5372643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6865627765656">
                <text:p>17.6865627765656</text:p>
              </table:table-cell>
              <table:table-cell office:value-type="float" office:value="68019.5753880583">
                <text:p>68019.57538805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7783217430115">
                <text:p>17.7783217430115</text:p>
              </table:table-cell>
              <table:table-cell office:value-type="float" office:value="66696.4792329778">
                <text:p>66696.4792329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8695888519287">
                <text:p>17.8695888519287</text:p>
              </table:table-cell>
              <table:table-cell office:value-type="float" office:value="65741.0985313556">
                <text:p>65741.0985313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9614319801331">
                <text:p>17.9614319801331</text:p>
              </table:table-cell>
              <table:table-cell office:value-type="float" office:value="64109.314601083">
                <text:p>64109.3146010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0522150993347">
                <text:p>18.0522150993347</text:p>
              </table:table-cell>
              <table:table-cell office:value-type="float" office:value="63624.1632893175">
                <text:p>63624.1632893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143755197525">
                <text:p>18.143755197525</text:p>
              </table:table-cell>
              <table:table-cell office:value-type="float" office:value="61874.5239733609">
                <text:p>61874.52397336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2357637882233">
                <text:p>18.2357637882233</text:p>
              </table:table-cell>
              <table:table-cell office:value-type="float" office:value="60342.191504799">
                <text:p>60342.191504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3274321556091">
                <text:p>18.3274321556091</text:p>
              </table:table-cell>
              <table:table-cell office:value-type="float" office:value="59344.3535118405">
                <text:p>59344.3535118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4197468757629">
                <text:p>18.4197468757629</text:p>
              </table:table-cell>
              <table:table-cell office:value-type="float" office:value="57802.2658911766">
                <text:p>57802.2658911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5108208656311">
                <text:p>18.5108208656311</text:p>
              </table:table-cell>
              <table:table-cell office:value-type="float" office:value="57447.7961004419">
                <text:p>57447.79610044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602445602417">
                <text:p>18.602445602417</text:p>
              </table:table-cell>
              <table:table-cell office:value-type="float" office:value="56054.7312894547">
                <text:p>56054.73128945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6931366920471">
                <text:p>18.6931366920471</text:p>
              </table:table-cell>
              <table:table-cell office:value-type="float" office:value="55573.2654724412">
                <text:p>55573.26547244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7843625545502">
                <text:p>18.7843625545502</text:p>
              </table:table-cell>
              <table:table-cell office:value-type="float" office:value="54282.8520786454">
                <text:p>54282.85207864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8761003017426">
                <text:p>18.8761003017426</text:p>
              </table:table-cell>
              <table:table-cell office:value-type="float" office:value="53020.7046593343">
                <text:p>53020.7046593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9673178195953">
                <text:p>18.9673178195953</text:p>
              </table:table-cell>
              <table:table-cell office:value-type="float" office:value="52446.0664202784">
                <text:p>52446.06642027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0583279132843">
                <text:p>19.0583279132843</text:p>
              </table:table-cell>
              <table:table-cell office:value-type="float" office:value="51686.5746350767">
                <text:p>51686.57463507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1497147083282">
                <text:p>19.1497147083282</text:p>
              </table:table-cell>
              <table:table-cell office:value-type="float" office:value="50685.6597583119">
                <text:p>50685.6597583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2417442798615">
                <text:p>19.2417442798615</text:p>
              </table:table-cell>
              <table:table-cell office:value-type="float" office:value="49636.219357513">
                <text:p>49636.2193575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3327393531799">
                <text:p>19.3327393531799</text:p>
              </table:table-cell>
              <table:table-cell office:value-type="float" office:value="49585.1020879786">
                <text:p>49585.10208797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4238476753235">
                <text:p>19.4238476753235</text:p>
              </table:table-cell>
              <table:table-cell office:value-type="float" office:value="48996.6217681663">
                <text:p>48996.6217681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5150713920593">
                <text:p>19.5150713920593</text:p>
              </table:table-cell>
              <table:table-cell office:value-type="float" office:value="48408.4639172024">
                <text:p>48408.46391720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6063904762268">
                <text:p>19.6063904762268</text:p>
              </table:table-cell>
              <table:table-cell office:value-type="float" office:value="47919.8848728526">
                <text:p>47919.88487285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6983008384705">
                <text:p>19.6983008384705</text:p>
              </table:table-cell>
              <table:table-cell office:value-type="float" office:value="47263.4411828794">
                <text:p>47263.44118287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7893087863922">
                <text:p>19.7893087863922</text:p>
              </table:table-cell>
              <table:table-cell office:value-type="float" office:value="47468.3815935973">
                <text:p>47468.3815935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8810698986053">
                <text:p>19.8810698986053</text:p>
              </table:table-cell>
              <table:table-cell office:value-type="float" office:value="46904.4009623929">
                <text:p>46904.40096239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9719445705414">
                <text:p>19.9719445705414</text:p>
              </table:table-cell>
              <table:table-cell office:value-type="float" office:value="47273.8983093537">
                <text:p>47273.8983093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0629122257233">
                <text:p>20.0629122257233</text:p>
              </table:table-cell>
              <table:table-cell office:value-type="float" office:value="47225.5769527134">
                <text:p>47225.57695271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1549556255341">
                <text:p>20.1549556255341</text:p>
              </table:table-cell>
              <table:table-cell office:value-type="float" office:value="46673.6344901543">
                <text:p>46673.6344901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2457239627838">
                <text:p>20.2457239627838</text:p>
              </table:table-cell>
              <table:table-cell office:value-type="float" office:value="47505.5523837041">
                <text:p>47505.5523837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3371875286102">
                <text:p>20.3371875286102</text:p>
              </table:table-cell>
              <table:table-cell office:value-type="float" office:value="47319.3884460386">
                <text:p>47319.38844603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4285409450531">
                <text:p>20.4285409450531</text:p>
              </table:table-cell>
              <table:table-cell office:value-type="float" office:value="47639.1597540479">
                <text:p>47639.1597540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5200097560883">
                <text:p>20.5200097560883</text:p>
              </table:table-cell>
              <table:table-cell office:value-type="float" office:value="48016.3670030862">
                <text:p>48016.36700308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6105804443359">
                <text:p>20.6105804443359</text:p>
              </table:table-cell>
              <table:table-cell office:value-type="float" office:value="48934.1539271509">
                <text:p>48934.15392715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7016506195068">
                <text:p>20.7016506195068</text:p>
              </table:table-cell>
              <table:table-cell office:value-type="float" office:value="49192.8338953233">
                <text:p>49192.83389532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7927618026733">
                <text:p>20.7927618026733</text:p>
              </table:table-cell>
              <table:table-cell office:value-type="float" office:value="49697.5216722317">
                <text:p>49697.5216722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8840365409851">
                <text:p>20.8840365409851</text:p>
              </table:table-cell>
              <table:table-cell office:value-type="float" office:value="50309.6484847218">
                <text:p>50309.6484847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9760327339172">
                <text:p>20.9760327339172</text:p>
              </table:table-cell>
              <table:table-cell office:value-type="float" office:value="50610.7899860053">
                <text:p>50610.7899860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0672607421875">
                <text:p>21.0672607421875</text:p>
              </table:table-cell>
              <table:table-cell office:value-type="float" office:value="51826.1890141596">
                <text:p>51826.18901415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159031867981">
                <text:p>21.159031867981</text:p>
              </table:table-cell>
              <table:table-cell office:value-type="float" office:value="52391.2064762182">
                <text:p>52391.2064762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249810218811">
                <text:p>21.249810218811</text:p>
              </table:table-cell>
              <table:table-cell office:value-type="float" office:value="53845.4373240324">
                <text:p>53845.43732403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3410413265228">
                <text:p>21.3410413265228</text:p>
              </table:table-cell>
              <table:table-cell office:value-type="float" office:value="54542.7993236657">
                <text:p>54542.79932366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4336178302765">
                <text:p>21.4336178302765</text:p>
              </table:table-cell>
              <table:table-cell office:value-type="float" office:value="54787.1197803726">
                <text:p>54787.11978037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5252532958984">
                <text:p>21.5252532958984</text:p>
              </table:table-cell>
              <table:table-cell office:value-type="float" office:value="56397.3780776226">
                <text:p>56397.37807762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6175007820129">
                <text:p>21.6175007820129</text:p>
              </table:table-cell>
              <table:table-cell office:value-type="float" office:value="57150.6088898308">
                <text:p>57150.6088898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7085716724396">
                <text:p>21.7085716724396</text:p>
              </table:table-cell>
              <table:table-cell office:value-type="float" office:value="58943.0933951866">
                <text:p>58943.0933951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8000798225403">
                <text:p>21.8000798225403</text:p>
              </table:table-cell>
              <table:table-cell office:value-type="float" office:value="59885.3762639619">
                <text:p>59885.3762639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890896320343">
                <text:p>21.890896320343</text:p>
              </table:table-cell>
              <table:table-cell office:value-type="float" office:value="61486.6256143151">
                <text:p>61486.62561431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9822425842285">
                <text:p>21.9822425842285</text:p>
              </table:table-cell>
              <table:table-cell office:value-type="float" office:value="62356.1354095434">
                <text:p>62356.13540954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0740106105804">
                <text:p>22.0740106105804</text:p>
              </table:table-cell>
              <table:table-cell office:value-type="float" office:value="63290.0175680626">
                <text:p>63290.01756806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1651568412781">
                <text:p>22.1651568412781</text:p>
              </table:table-cell>
              <table:table-cell office:value-type="float" office:value="65038.3450267464">
                <text:p>65038.3450267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2569622993469">
                <text:p>22.2569622993469</text:p>
              </table:table-cell>
              <table:table-cell office:value-type="float" office:value="65791.2952786579">
                <text:p>65791.29527865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483839035034">
                <text:p>22.3483839035034</text:p>
              </table:table-cell>
              <table:table-cell office:value-type="float" office:value="67292.6280036511">
                <text:p>67292.62800365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404609203339">
                <text:p>22.4404609203339</text:p>
              </table:table-cell>
              <table:table-cell office:value-type="float" office:value="68116.8897071199">
                <text:p>68116.88970711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531729221344">
                <text:p>22.531729221344</text:p>
              </table:table-cell>
              <table:table-cell office:value-type="float" office:value="69947.6152107981">
                <text:p>69947.61521079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6230101585388">
                <text:p>22.6230101585388</text:p>
              </table:table-cell>
              <table:table-cell office:value-type="float" office:value="71164.9135036306">
                <text:p>71164.91350363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7151830196381">
                <text:p>22.7151830196381</text:p>
              </table:table-cell>
              <table:table-cell office:value-type="float" office:value="71691.3842230103">
                <text:p>71691.3842230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8064970970154">
                <text:p>22.8064970970154</text:p>
              </table:table-cell>
              <table:table-cell office:value-type="float" office:value="73592.1578907517">
                <text:p>73592.15789075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8983592987061">
                <text:p>22.8983592987061</text:p>
              </table:table-cell>
              <table:table-cell office:value-type="float" office:value="74285.1779557641">
                <text:p>74285.17795576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9898438453674">
                <text:p>22.9898438453674</text:p>
              </table:table-cell>
              <table:table-cell office:value-type="float" office:value="75728.6367242269">
                <text:p>75728.6367242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0814998149872">
                <text:p>23.0814998149872</text:p>
              </table:table-cell>
              <table:table-cell office:value-type="float" office:value="76634.3974008475">
                <text:p>76634.39740084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17298579216">
                <text:p>23.17298579216</text:p>
              </table:table-cell>
              <table:table-cell office:value-type="float" office:value="77913.579985406">
                <text:p>77913.579985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2646677494049">
                <text:p>23.2646677494049</text:p>
              </table:table-cell>
              <table:table-cell office:value-type="float" office:value="78706.8711974245">
                <text:p>78706.87119742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3566417694092">
                <text:p>23.3566417694092</text:p>
              </table:table-cell>
              <table:table-cell office:value-type="float" office:value="79413.7300909616">
                <text:p>79413.73009096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4483880996704">
                <text:p>23.4483880996704</text:p>
              </table:table-cell>
              <table:table-cell office:value-type="float" office:value="80482.7831148717">
                <text:p>80482.78311487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544088602066">
                <text:p>23.544088602066</text:p>
              </table:table-cell>
              <table:table-cell office:value-type="float" office:value="77993.3209665244">
                <text:p>77993.3209665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6406786441803">
                <text:p>23.6406786441803</text:p>
              </table:table-cell>
              <table:table-cell office:value-type="float" office:value="78103.2892715389">
                <text:p>78103.28927153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7334136962891">
                <text:p>23.7334136962891</text:p>
              </table:table-cell>
              <table:table-cell office:value-type="float" office:value="82040.1760391198">
                <text:p>82040.17603911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8247497081757">
                <text:p>23.8247497081757</text:p>
              </table:table-cell>
              <table:table-cell office:value-type="float" office:value="83909.947913159">
                <text:p>83909.9479131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9162874221802">
                <text:p>23.9162874221802</text:p>
              </table:table-cell>
              <table:table-cell office:value-type="float" office:value="84336.8231767191">
                <text:p>84336.82317671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082972049713">
                <text:p>24.0082972049713</text:p>
              </table:table-cell>
              <table:table-cell office:value-type="float" office:value="84425.805217184">
                <text:p>84425.8052171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006002426147">
                <text:p>24.1006002426147</text:p>
              </table:table-cell>
              <table:table-cell office:value-type="float" office:value="84590.9322092125">
                <text:p>84590.9322092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1931507587433">
                <text:p>24.1931507587433</text:p>
              </table:table-cell>
              <table:table-cell office:value-type="float" office:value="84710.4946352899">
                <text:p>84710.49463528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285040140152">
                <text:p>24.285040140152</text:p>
              </table:table-cell>
              <table:table-cell office:value-type="float" office:value="85581.1616036864">
                <text:p>85581.1616036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3770222663879">
                <text:p>24.3770222663879</text:p>
              </table:table-cell>
              <table:table-cell office:value-type="float" office:value="85668.8176546976">
                <text:p>85668.81765469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4684031009674">
                <text:p>24.4684031009674</text:p>
              </table:table-cell>
              <table:table-cell office:value-type="float" office:value="86320.0695889939">
                <text:p>86320.06958899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5602815151215">
                <text:p>24.5602815151215</text:p>
              </table:table-cell>
              <table:table-cell office:value-type="float" office:value="85852.5919567372">
                <text:p>85852.59195673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523826122284">
                <text:p>24.6523826122284</text:p>
              </table:table-cell>
              <table:table-cell office:value-type="float" office:value="85645.0167020451">
                <text:p>85645.01670204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440166473389">
                <text:p>24.7440166473389</text:p>
              </table:table-cell>
              <table:table-cell office:value-type="float" office:value="85906.9448432512">
                <text:p>85906.9448432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365616798401">
                <text:p>24.8365616798401</text:p>
              </table:table-cell>
              <table:table-cell office:value-type="float" office:value="84888.4028421123">
                <text:p>84888.4028421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9291207790375">
                <text:p>24.9291207790375</text:p>
              </table:table-cell>
              <table:table-cell office:value-type="float" office:value="84616.2081082682">
                <text:p>84616.20810826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0217037200928">
                <text:p>25.0217037200928</text:p>
              </table:table-cell>
              <table:table-cell office:value-type="float" office:value="84162.3727998228">
                <text:p>84162.3727998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1130418777466">
                <text:p>25.1130418777466</text:p>
              </table:table-cell>
              <table:table-cell office:value-type="float" office:value="84871.429412686">
                <text:p>84871.429412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047708034515">
                <text:p>25.2047708034515</text:p>
              </table:table-cell>
              <table:table-cell office:value-type="float" office:value="83986.5935504329">
                <text:p>83986.5935504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2966277599335">
                <text:p>25.2966277599335</text:p>
              </table:table-cell>
              <table:table-cell office:value-type="float" office:value="83259.8889938641">
                <text:p>83259.88899386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883543014526">
                <text:p>25.3883543014526</text:p>
              </table:table-cell>
              <table:table-cell office:value-type="float" office:value="82767.7559217007">
                <text:p>82767.7559217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803423881531">
                <text:p>25.4803423881531</text:p>
              </table:table-cell>
              <table:table-cell office:value-type="float" office:value="81836.6841840622">
                <text:p>81836.68418406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720949172974">
                <text:p>25.5720949172974</text:p>
              </table:table-cell>
              <table:table-cell office:value-type="float" office:value="81174.8740820813">
                <text:p>81174.87408208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6641862392426">
                <text:p>25.6641862392426</text:p>
              </table:table-cell>
              <table:table-cell office:value-type="float" office:value="80094.408943222">
                <text:p>80094.4089432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7557065486908">
                <text:p>25.7557065486908</text:p>
              </table:table-cell>
              <table:table-cell office:value-type="float" office:value="79632.5978784153">
                <text:p>79632.59787841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8473711013794">
                <text:p>25.8473711013794</text:p>
              </table:table-cell>
              <table:table-cell office:value-type="float" office:value="78547.265969428">
                <text:p>78547.2659694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9397988319397">
                <text:p>25.9397988319397</text:p>
              </table:table-cell>
              <table:table-cell office:value-type="float" office:value="76860.0500838342">
                <text:p>76860.05008383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0313189029694">
                <text:p>26.0313189029694</text:p>
              </table:table-cell>
              <table:table-cell office:value-type="float" office:value="76573.3671440071">
                <text:p>76573.36714400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1230609416962">
                <text:p>26.1230609416962</text:p>
              </table:table-cell>
              <table:table-cell office:value-type="float" office:value="75341.6873651876">
                <text:p>75341.68736518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2144656181335">
                <text:p>26.2144656181335</text:p>
              </table:table-cell>
              <table:table-cell office:value-type="float" office:value="74481.9659710104">
                <text:p>74481.9659710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3062579631805">
                <text:p>26.3062579631805</text:p>
              </table:table-cell>
              <table:table-cell office:value-type="float" office:value="72947.2593446838">
                <text:p>72947.25934468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974637985229">
                <text:p>26.3974637985229</text:p>
              </table:table-cell>
              <table:table-cell office:value-type="float" office:value="72276.0772405861">
                <text:p>72276.07724058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4898366928101">
                <text:p>26.4898366928101</text:p>
              </table:table-cell>
              <table:table-cell office:value-type="float" office:value="70150.4488953128">
                <text:p>70150.4488953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5818462371826">
                <text:p>26.5818462371826</text:p>
              </table:table-cell>
              <table:table-cell office:value-type="float" office:value="69123.2637154199">
                <text:p>69123.2637154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6735601425171">
                <text:p>26.6735601425171</text:p>
              </table:table-cell>
              <table:table-cell office:value-type="float" office:value="68124.8931360418">
                <text:p>68124.89313604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7661116123199">
                <text:p>26.7661116123199</text:p>
              </table:table-cell>
              <table:table-cell office:value-type="float" office:value="66298.2447828249">
                <text:p>66298.2447828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8578987121582">
                <text:p>26.8578987121582</text:p>
              </table:table-cell>
              <table:table-cell office:value-type="float" office:value="65542.9794666258">
                <text:p>65542.9794666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9501204490662">
                <text:p>26.9501204490662</text:p>
              </table:table-cell>
              <table:table-cell office:value-type="float" office:value="64019.6140080557">
                <text:p>64019.6140080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.0414257049561">
                <text:p>27.0414257049561</text:p>
              </table:table-cell>
              <table:table-cell office:value-type="float" office:value="63347.941404108">
                <text:p>63347.9414041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1325697898865">
                <text:p>27.1325697898865</text:p>
              </table:table-cell>
              <table:table-cell office:value-type="float" office:value="62231.1366045317">
                <text:p>62231.13660453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2242090702057">
                <text:p>27.2242090702057</text:p>
              </table:table-cell>
              <table:table-cell office:value-type="float" office:value="60759.9708400653">
                <text:p>60759.97084006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3153903484344">
                <text:p>27.3153903484344</text:p>
              </table:table-cell>
              <table:table-cell office:value-type="float" office:value="59836.8448653652">
                <text:p>59836.84486536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4074094295502">
                <text:p>27.4074094295502</text:p>
              </table:table-cell>
              <table:table-cell office:value-type="float" office:value="58161.8500761745">
                <text:p>58161.85007617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4988844394684">
                <text:p>27.4988844394684</text:p>
              </table:table-cell>
              <table:table-cell office:value-type="float" office:value="57370.86013647">
                <text:p>57370.860136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5913507938385">
                <text:p>27.5913507938385</text:p>
              </table:table-cell>
              <table:table-cell office:value-type="float" office:value="55631.0458549063">
                <text:p>55631.04585490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6823663711548">
                <text:p>27.6823663711548</text:p>
              </table:table-cell>
              <table:table-cell office:value-type="float" office:value="55463.0333493125">
                <text:p>55463.033349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7733333110809">
                <text:p>27.7733333110809</text:p>
              </table:table-cell>
              <table:table-cell office:value-type="float" office:value="54525.3034127215">
                <text:p>54525.30341272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8648369312286">
                <text:p>27.8648369312286</text:p>
              </table:table-cell>
              <table:table-cell office:value-type="float" office:value="53243.7950775677">
                <text:p>53243.79507756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9561846256256">
                <text:p>27.9561846256256</text:p>
              </table:table-cell>
              <table:table-cell office:value-type="float" office:value="52458.9047554419">
                <text:p>52458.90475544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047890663147">
                <text:p>28.047890663147</text:p>
              </table:table-cell>
              <table:table-cell office:value-type="float" office:value="51381.5679682199">
                <text:p>51381.5679682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1390118598938">
                <text:p>28.1390118598938</text:p>
              </table:table-cell>
              <table:table-cell office:value-type="float" office:value="50921.192495879">
                <text:p>50921.19249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2303650379181">
                <text:p>28.2303650379181</text:p>
              </table:table-cell>
              <table:table-cell office:value-type="float" office:value="50091.3060603451">
                <text:p>50091.30606034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3213551044464">
                <text:p>28.3213551044464</text:p>
              </table:table-cell>
              <table:table-cell office:value-type="float" office:value="49675.7522272299">
                <text:p>49675.75222722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4126393795013">
                <text:p>28.4126393795013</text:p>
              </table:table-cell>
              <table:table-cell office:value-type="float" office:value="48902.1794532927">
                <text:p>48902.17945329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5046031475067">
                <text:p>28.5046031475067</text:p>
              </table:table-cell>
              <table:table-cell office:value-type="float" office:value="48105.9018780268">
                <text:p>48105.9018780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5954782962799">
                <text:p>28.5954782962799</text:p>
              </table:table-cell>
              <table:table-cell office:value-type="float" office:value="48242.0118061276">
                <text:p>48242.0118061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6869196891785">
                <text:p>28.6869196891785</text:p>
              </table:table-cell>
              <table:table-cell office:value-type="float" office:value="47593.3257581486">
                <text:p>47593.32575814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7782280445099">
                <text:p>28.7782280445099</text:p>
              </table:table-cell>
              <table:table-cell office:value-type="float" office:value="47312.2090998107">
                <text:p>47312.20909981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8699245452881">
                <text:p>28.8699245452881</text:p>
              </table:table-cell>
              <table:table-cell office:value-type="float" office:value="46937.4508675179">
                <text:p>46937.45086751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9607458114624">
                <text:p>28.9607458114624</text:p>
              </table:table-cell>
              <table:table-cell office:value-type="float" office:value="47301.6968487814">
                <text:p>47301.69684878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0522968769073">
                <text:p>29.0522968769073</text:p>
              </table:table-cell>
              <table:table-cell office:value-type="float" office:value="46924.6313969265">
                <text:p>46924.63139692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1439759731293">
                <text:p>29.1439759731293</text:p>
              </table:table-cell>
              <table:table-cell office:value-type="float" office:value="46859.1006787507">
                <text:p>46859.10067875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2350265979767">
                <text:p>29.2350265979767</text:p>
              </table:table-cell>
              <table:table-cell office:value-type="float" office:value="47270.4059660534">
                <text:p>47270.40596605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3265643119812">
                <text:p>29.3265643119812</text:p>
              </table:table-cell>
              <table:table-cell office:value-type="float" office:value="47281.0583819741">
                <text:p>47281.05838197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41801404953">
                <text:p>29.41801404953</text:p>
              </table:table-cell>
              <table:table-cell office:value-type="float" office:value="47588.9829391399">
                <text:p>47588.98293913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509227514267">
                <text:p>29.509227514267</text:p>
              </table:table-cell>
              <table:table-cell office:value-type="float" office:value="48063.0794219203">
                <text:p>48063.07942192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6000375747681">
                <text:p>29.6000375747681</text:p>
              </table:table-cell>
              <table:table-cell office:value-type="float" office:value="48717.0691836119">
                <text:p>48717.0691836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6910874843597">
                <text:p>29.6910874843597</text:p>
              </table:table-cell>
              <table:table-cell office:value-type="float" office:value="49115.9191706534">
                <text:p>49115.91917065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782778263092">
                <text:p>29.782778263092</text:p>
              </table:table-cell>
              <table:table-cell office:value-type="float" office:value="49296.1240213324">
                <text:p>49296.1240213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8740034103394">
                <text:p>29.8740034103394</text:p>
              </table:table-cell>
              <table:table-cell office:value-type="float" office:value="50249.3022847376">
                <text:p>50249.30228473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9662499427795">
                <text:p>29.9662499427795</text:p>
              </table:table-cell>
              <table:table-cell office:value-type="float" office:value="50386.7178206818">
                <text:p>50386.7178206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.0576450824738">
                <text:p>30.0576450824738</text:p>
              </table:table-cell>
              <table:table-cell office:value-type="float" office:value="51643.8840817136">
                <text:p>51643.88408171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.149263381958">
                <text:p>30.149263381958</text:p>
              </table:table-cell>
              <table:table-cell office:value-type="float" office:value="52391.2802029796">
                <text:p>52391.28020297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2408564090729">
                <text:p>30.2408564090729</text:p>
              </table:table-cell>
              <table:table-cell office:value-type="float" office:value="53279.164950842">
                <text:p>53279.1649508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.3330907821655">
                <text:p>30.3330907821655</text:p>
              </table:table-cell>
              <table:table-cell office:value-type="float" office:value="53862.7827503044">
                <text:p>53862.78275030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4251346588135">
                <text:p>30.4251346588135</text:p>
              </table:table-cell>
              <table:table-cell office:value-type="float" office:value="55017.2394342848">
                <text:p>55017.2394342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5163426399231">
                <text:p>30.5163426399231</text:p>
              </table:table-cell>
              <table:table-cell office:value-type="float" office:value="56573.9964554024">
                <text:p>56573.9964554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608302116394">
                <text:p>30.608302116394</text:p>
              </table:table-cell>
              <table:table-cell office:value-type="float" office:value="57155.6102938508">
                <text:p>57155.6102938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6996383666992">
                <text:p>30.6996383666992</text:p>
              </table:table-cell>
              <table:table-cell office:value-type="float" office:value="58684.2571497186">
                <text:p>58684.25714971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79114985466">
                <text:p>30.79114985466</text:p>
              </table:table-cell>
              <table:table-cell office:value-type="float" office:value="59708.350522501">
                <text:p>59708.3505225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8823900222778">
                <text:p>30.8823900222778</text:p>
              </table:table-cell>
              <table:table-cell office:value-type="float" office:value="61113.4344180261">
                <text:p>61113.43441802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9738326072693">
                <text:p>30.9738326072693</text:p>
              </table:table-cell>
              <table:table-cell office:value-type="float" office:value="62202.9659434007">
                <text:p>62202.9659434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.0655941963196">
                <text:p>31.0655941963196</text:p>
              </table:table-cell>
              <table:table-cell office:value-type="float" office:value="63207.2750704123">
                <text:p>63207.27507041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.1570026874542">
                <text:p>31.1570026874542</text:p>
              </table:table-cell>
              <table:table-cell office:value-type="float" office:value="64676.7048292231">
                <text:p>64676.70482922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.2487239837646">
                <text:p>31.2487239837646</text:p>
              </table:table-cell>
              <table:table-cell office:value-type="float" office:value="65764.4434023816">
                <text:p>65764.44340238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3399806022644">
                <text:p>31.3399806022644</text:p>
              </table:table-cell>
              <table:table-cell office:value-type="float" office:value="67326.6235480382">
                <text:p>67326.62354803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4315717220306">
                <text:p>31.4315717220306</text:p>
              </table:table-cell>
              <table:table-cell office:value-type="float" office:value="68303.5649740604">
                <text:p>68303.5649740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5227811336517">
                <text:p>31.5227811336517</text:p>
              </table:table-cell>
              <table:table-cell office:value-type="float" office:value="69905.0666666667">
                <text:p>69905.0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614609003067">
                <text:p>31.614609003067</text:p>
              </table:table-cell>
              <table:table-cell office:value-type="float" office:value="70653.9315494581">
                <text:p>70653.93154945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7066459655762">
                <text:p>31.7066459655762</text:p>
              </table:table-cell>
              <table:table-cell office:value-type="float" office:value="71710.3196375421">
                <text:p>71710.31963754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7982375621796">
                <text:p>31.7982375621796</text:p>
              </table:table-cell>
              <table:table-cell office:value-type="float" office:value="73194.4877981482">
                <text:p>73194.48779814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8904590606689">
                <text:p>31.8904590606689</text:p>
              </table:table-cell>
              <table:table-cell office:value-type="float" office:value="73909.0137511149">
                <text:p>73909.01375111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9821479320526">
                <text:p>31.9821479320526</text:p>
              </table:table-cell>
              <table:table-cell office:value-type="float" office:value="75472.6271091684">
                <text:p>75472.62710916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.0740163326263">
                <text:p>32.0740163326263</text:p>
              </table:table-cell>
              <table:table-cell office:value-type="float" office:value="76370.111552875">
                <text:p>76370.1115528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.165647983551">
                <text:p>32.165647983551</text:p>
              </table:table-cell>
              <table:table-cell office:value-type="float" office:value="77702.4088090734">
                <text:p>77702.40880907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.2574219703674">
                <text:p>32.2574219703674</text:p>
              </table:table-cell>
              <table:table-cell office:value-type="float" office:value="78540.7744617175">
                <text:p>78540.774461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3490664958954">
                <text:p>32.3490664958954</text:p>
              </table:table-cell>
              <table:table-cell office:value-type="float" office:value="79611.9567204756">
                <text:p>79611.95672047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4404327869415">
                <text:p>32.4404327869415</text:p>
              </table:table-cell>
              <table:table-cell office:value-type="float" office:value="80729.9925995125">
                <text:p>80729.9925995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5328707695007">
                <text:p>32.5328707695007</text:p>
              </table:table-cell>
              <table:table-cell office:value-type="float" office:value="80659.4842680024">
                <text:p>80659.4842680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6244833469391">
                <text:p>32.6244833469391</text:p>
              </table:table-cell>
              <table:table-cell office:value-type="float" office:value="82172.1232007204">
                <text:p>82172.12320072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7162439823151">
                <text:p>32.7162439823151</text:p>
              </table:table-cell>
              <table:table-cell office:value-type="float" office:value="82824.1867426053">
                <text:p>82824.18674260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8074946403503">
                <text:p>32.8074946403503</text:p>
              </table:table-cell>
              <table:table-cell office:value-type="float" office:value="83900.7648256095">
                <text:p>83900.76482560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8991203308105">
                <text:p>32.8991203308105</text:p>
              </table:table-cell>
              <table:table-cell office:value-type="float" office:value="84168.5335331741">
                <text:p>84168.53353317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9913063049316">
                <text:p>32.9913063049316</text:p>
              </table:table-cell>
              <table:table-cell office:value-type="float" office:value="84177.6644872962">
                <text:p>84177.66448729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.0831234455109">
                <text:p>33.0831234455109</text:p>
              </table:table-cell>
              <table:table-cell office:value-type="float" office:value="84951.458418266">
                <text:p>84951.4584182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.1752109527588">
                <text:p>33.1752109527588</text:p>
              </table:table-cell>
              <table:table-cell office:value-type="float" office:value="85049.5385754564">
                <text:p>85049.5385754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.2671763896942">
                <text:p>33.2671763896942</text:p>
              </table:table-cell>
              <table:table-cell office:value-type="float" office:value="85423.3966779958">
                <text:p>85423.39667799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.3594670295715">
                <text:p>33.3594670295715</text:p>
              </table:table-cell>
              <table:table-cell office:value-type="float" office:value="85382.4397628489">
                <text:p>85382.4397628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450963973999">
                <text:p>33.450963973999</text:p>
              </table:table-cell>
              <table:table-cell office:value-type="float" office:value="86210.5292079027">
                <text:p>86210.5292079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5426917076111">
                <text:p>33.5426917076111</text:p>
              </table:table-cell>
              <table:table-cell office:value-type="float" office:value="85993.6214423472">
                <text:p>85993.62144234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6347320079803">
                <text:p>33.6347320079803</text:p>
              </table:table-cell>
              <table:table-cell office:value-type="float" office:value="85701.5890686319">
                <text:p>85701.58906863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7263283729553">
                <text:p>33.7263283729553</text:p>
              </table:table-cell>
              <table:table-cell office:value-type="float" office:value="86029.6148450088">
                <text:p>86029.61484500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8185837268829">
                <text:p>33.8185837268829</text:p>
              </table:table-cell>
              <table:table-cell office:value-type="float" office:value="85241.6652823255">
                <text:p>85241.66528232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9100871086121">
                <text:p>33.9100871086121</text:p>
              </table:table-cell>
              <table:table-cell office:value-type="float" office:value="85592.465021509">
                <text:p>85592.4650215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.0020864009857">
                <text:p>34.0020864009857</text:p>
              </table:table-cell>
              <table:table-cell office:value-type="float" office:value="84783.2608137911">
                <text:p>84783.2608137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.0934376716614">
                <text:p>34.0934376716614</text:p>
              </table:table-cell>
              <table:table-cell office:value-type="float" office:value="84946.8205817489">
                <text:p>84946.82058174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.1856195926666">
                <text:p>34.1856195926666</text:p>
              </table:table-cell>
              <table:table-cell office:value-type="float" office:value="83747.4411013891">
                <text:p>83747.44110138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.2783811092377">
                <text:p>34.2783811092377</text:p>
              </table:table-cell>
              <table:table-cell office:value-type="float" office:value="82620.4689541728">
                <text:p>82620.46895417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.3700177669525">
                <text:p>34.3700177669525</text:p>
              </table:table-cell>
              <table:table-cell office:value-type="float" office:value="82936.2417783698">
                <text:p>82936.2417783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.4622175693512">
                <text:p>34.4622175693512</text:p>
              </table:table-cell>
              <table:table-cell office:value-type="float" office:value="81735.5330916388">
                <text:p>81735.53309163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5539419651031">
                <text:p>34.5539419651031</text:p>
              </table:table-cell>
              <table:table-cell office:value-type="float" office:value="81374.2073611978">
                <text:p>81374.20736119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.6458392143249">
                <text:p>34.6458392143249</text:p>
              </table:table-cell>
              <table:table-cell office:value-type="float" office:value="80437.663396853">
                <text:p>80437.6633968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.7371897697449">
                <text:p>34.7371897697449</text:p>
              </table:table-cell>
              <table:table-cell office:value-type="float" office:value="79955.7262287552">
                <text:p>79955.72622875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8287370204926">
                <text:p>34.8287370204926</text:p>
              </table:table-cell>
              <table:table-cell office:value-type="float" office:value="78822.6838169995">
                <text:p>78822.6838169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9210312366486">
                <text:p>34.9210312366486</text:p>
              </table:table-cell>
              <table:table-cell office:value-type="float" office:value="77231.2751207667">
                <text:p>77231.2751207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.0126657485962">
                <text:p>35.0126657485962</text:p>
              </table:table-cell>
              <table:table-cell office:value-type="float" office:value="76739.6459100335">
                <text:p>76739.64591003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.1050338745117">
                <text:p>35.1050338745117</text:p>
              </table:table-cell>
              <table:table-cell office:value-type="float" office:value="75004.2282587373">
                <text:p>75004.22825873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.1967167854309">
                <text:p>35.1967167854309</text:p>
              </table:table-cell>
              <table:table-cell office:value-type="float" office:value="74430.4465421562">
                <text:p>74430.4465421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.2887258529663">
                <text:p>35.2887258529663</text:p>
              </table:table-cell>
              <table:table-cell office:value-type="float" office:value="73036.2797929072">
                <text:p>73036.27979290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.3799562454224">
                <text:p>35.3799562454224</text:p>
              </table:table-cell>
              <table:table-cell office:value-type="float" office:value="72432.0023415776">
                <text:p>72432.00234157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.4715614318848">
                <text:p>35.4715614318848</text:p>
              </table:table-cell>
              <table:table-cell office:value-type="float" office:value="70913.01541825">
                <text:p>70913.015418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.5637001991272">
                <text:p>35.5637001991272</text:p>
              </table:table-cell>
              <table:table-cell office:value-type="float" office:value="69286.7963297435">
                <text:p>69286.79632974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.6551611423492">
                <text:p>35.6551611423492</text:p>
              </table:table-cell>
              <table:table-cell office:value-type="float" office:value="68575.7196355721">
                <text:p>68575.71963557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.7469170093536">
                <text:p>35.7469170093536</text:p>
              </table:table-cell>
              <table:table-cell office:value-type="float" office:value="67134.6716140231">
                <text:p>67134.67161402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.8381450176239">
                <text:p>35.8381450176239</text:p>
              </table:table-cell>
              <table:table-cell office:value-type="float" office:value="66207.7372346709">
                <text:p>66207.73723467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.9302017688751">
                <text:p>35.9302017688751</text:p>
              </table:table-cell>
              <table:table-cell office:value-type="float" office:value="64395.0597802721">
                <text:p>64395.05978027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.0211253166199">
                <text:p>36.0211253166199</text:p>
              </table:table-cell>
              <table:table-cell office:value-type="float" office:value="63965.8278219325">
                <text:p>63965.82782193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.1124000549316">
                <text:p>36.1124000549316</text:p>
              </table:table-cell>
              <table:table-cell office:value-type="float" office:value="62492.6469853775">
                <text:p>62492.64698537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.2043960094452">
                <text:p>36.2043960094452</text:p>
              </table:table-cell>
              <table:table-cell office:value-type="float" office:value="60785.2815873156">
                <text:p>60785.2815873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.2957496643066">
                <text:p>36.2957496643066</text:p>
              </table:table-cell>
              <table:table-cell office:value-type="float" office:value="59986.6530606919">
                <text:p>59986.65306069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.3877091407776">
                <text:p>36.3877091407776</text:p>
              </table:table-cell>
              <table:table-cell office:value-type="float" office:value="58373.5380626695">
                <text:p>58373.53806266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.4789915084839">
                <text:p>36.4789915084839</text:p>
              </table:table-cell>
              <table:table-cell office:value-type="float" office:value="57754.85597572">
                <text:p>57754.855975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.5712141990662">
                <text:p>36.5712141990662</text:p>
              </table:table-cell>
              <table:table-cell office:value-type="float" office:value="56038.269620744">
                <text:p>56038.2696207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.6620380878448">
                <text:p>36.6620380878448</text:p>
              </table:table-cell>
              <table:table-cell office:value-type="float" office:value="55844.3386228386">
                <text:p>55844.33862283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.7533600330353">
                <text:p>36.7533600330353</text:p>
              </table:table-cell>
              <table:table-cell office:value-type="float" office:value="54488.5458760626">
                <text:p>54488.54587606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.8450703620911">
                <text:p>36.8450703620911</text:p>
              </table:table-cell>
              <table:table-cell office:value-type="float" office:value="53298.249502809">
                <text:p>53298.2495028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.9365468025207">
                <text:p>36.9365468025207</text:p>
              </table:table-cell>
              <table:table-cell office:value-type="float" office:value="52559.9813177648">
                <text:p>52559.98131776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.0280954837799">
                <text:p>37.0280954837799</text:p>
              </table:table-cell>
              <table:table-cell office:value-type="float" office:value="51644.6543518854">
                <text:p>51644.65435188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.1190066337585">
                <text:p>37.1190066337585</text:p>
              </table:table-cell>
              <table:table-cell office:value-type="float" office:value="51214.8399959088">
                <text:p>51214.83999590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.2104189395905">
                <text:p>37.2104189395905</text:p>
              </table:table-cell>
              <table:table-cell office:value-type="float" office:value="50233.9368667044">
                <text:p>50233.9368667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.3014323711395">
                <text:p>37.3014323711395</text:p>
              </table:table-cell>
              <table:table-cell office:value-type="float" office:value="49750.8985534581">
                <text:p>49750.89855345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.3928461074829">
                <text:p>37.3928461074829</text:p>
              </table:table-cell>
              <table:table-cell office:value-type="float" office:value="49007.9519687442">
                <text:p>49007.95196874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.4855864048004">
                <text:p>37.4855864048004</text:p>
              </table:table-cell>
              <table:table-cell office:value-type="float" office:value="47789.3658764824">
                <text:p>47789.3658764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7.5769731998444">
                <text:p>37.5769731998444</text:p>
              </table:table-cell>
              <table:table-cell office:value-type="float" office:value="48059.4597708346">
                <text:p>48059.45977083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7.6688244342804">
                <text:p>37.6688244342804</text:p>
              </table:table-cell>
              <table:table-cell office:value-type="float" office:value="47380.9636497669">
                <text:p>47380.96364976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.7589280605316">
                <text:p>37.7589280605316</text:p>
              </table:table-cell>
              <table:table-cell office:value-type="float" office:value="48033.5828874741">
                <text:p>48033.58288747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.8506004810333">
                <text:p>37.8506004810333</text:p>
              </table:table-cell>
              <table:table-cell office:value-type="float" office:value="47037.0475264108">
                <text:p>47037.04752641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.9411571025848">
                <text:p>37.9411571025848</text:p>
              </table:table-cell>
              <table:table-cell office:value-type="float" office:value="47439.9323472574">
                <text:p>47439.93234725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.0322225093842">
                <text:p>38.0322225093842</text:p>
              </table:table-cell>
              <table:table-cell office:value-type="float" office:value="47174.8839761648">
                <text:p>47174.88397616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.1236255168915">
                <text:p>38.1236255168915</text:p>
              </table:table-cell>
              <table:table-cell office:value-type="float" office:value="47000.6416326701">
                <text:p>47000.64163267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.2146193981171">
                <text:p>38.2146193981171</text:p>
              </table:table-cell>
              <table:table-cell office:value-type="float" office:value="47299.8837067936">
                <text:p>47299.8837067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.3064436912537">
                <text:p>38.3064436912537</text:p>
              </table:table-cell>
              <table:table-cell office:value-type="float" office:value="47046.3735949878">
                <text:p>47046.37359498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.3974397182465">
                <text:p>38.3974397182465</text:p>
              </table:table-cell>
              <table:table-cell office:value-type="float" office:value="47738.3479648383">
                <text:p>47738.34796483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.4888243675232">
                <text:p>38.4888243675232</text:p>
              </table:table-cell>
              <table:table-cell office:value-type="float" office:value="47885.5041260648">
                <text:p>47885.50412606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.5797774791718">
                <text:p>38.5797774791718</text:p>
              </table:table-cell>
              <table:table-cell office:value-type="float" office:value="48552.4895185918">
                <text:p>48552.48951859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.6706609725952">
                <text:p>38.6706609725952</text:p>
              </table:table-cell>
              <table:table-cell office:value-type="float" office:value="49029.8054371408">
                <text:p>49029.80543714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.7614302635193">
                <text:p>38.7614302635193</text:p>
              </table:table-cell>
              <table:table-cell office:value-type="float" office:value="49708.4416333521">
                <text:p>49708.44163335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.8528096675873">
                <text:p>38.8528096675873</text:p>
              </table:table-cell>
              <table:table-cell office:value-type="float" office:value="49989.382690667">
                <text:p>49989.382690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.9444515705109">
                <text:p>38.9444515705109</text:p>
              </table:table-cell>
              <table:table-cell office:value-type="float" office:value="50544.5637009787">
                <text:p>50544.56370097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.0359556674957">
                <text:p>39.0359556674957</text:p>
              </table:table-cell>
              <table:table-cell office:value-type="float" office:value="51407.5342525717">
                <text:p>51407.53425257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.1279301643372">
                <text:p>39.1279301643372</text:p>
              </table:table-cell>
              <table:table-cell office:value-type="float" office:value="51927.4381922861">
                <text:p>51927.43819228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.2193365097046">
                <text:p>39.2193365097046</text:p>
              </table:table-cell>
              <table:table-cell office:value-type="float" office:value="53212.9359340195">
                <text:p>53212.93593401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.3103358745575">
                <text:p>39.3103358745575</text:p>
              </table:table-cell>
              <table:table-cell office:value-type="float" office:value="54330.0495337705">
                <text:p>54330.04953377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.4017865657806">
                <text:p>39.4017865657806</text:p>
              </table:table-cell>
              <table:table-cell office:value-type="float" office:value="55111.6665450033">
                <text:p>55111.66654500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9.4929330348968">
                <text:p>39.4929330348968</text:p>
              </table:table-cell>
              <table:table-cell office:value-type="float" office:value="56348.8640843744">
                <text:p>56348.8640843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.5849752426147">
                <text:p>39.5849752426147</text:p>
              </table:table-cell>
              <table:table-cell office:value-type="float" office:value="56843.486588629">
                <text:p>56843.4865886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.6763679981232">
                <text:p>39.6763679981232</text:p>
              </table:table-cell>
              <table:table-cell office:value-type="float" office:value="58385.3716885495">
                <text:p>58385.37168854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.7676887512207">
                <text:p>39.7676887512207</text:p>
              </table:table-cell>
              <table:table-cell office:value-type="float" office:value="59570.2489902801">
                <text:p>59570.24899028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.858633518219">
                <text:p>39.858633518219</text:p>
              </table:table-cell>
              <table:table-cell office:value-type="float" office:value="61048.0424904968">
                <text:p>61048.04249049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.9501659870148">
                <text:p>39.9501659870148</text:p>
              </table:table-cell>
              <table:table-cell office:value-type="float" office:value="61792.2806454554">
                <text:p>61792.28064545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.0421650409699">
                <text:p>40.0421650409699</text:p>
              </table:table-cell>
              <table:table-cell office:value-type="float" office:value="62696.296886014">
                <text:p>62696.2968860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.13312458992">
                <text:p>40.13312458992</text:p>
              </table:table-cell>
              <table:table-cell office:value-type="float" office:value="64732.0712113905">
                <text:p>64732.07121139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.2250683307648">
                <text:p>40.2250683307648</text:p>
              </table:table-cell>
              <table:table-cell office:value-type="float" office:value="65257.2969608962">
                <text:p>65257.29696089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.31662774086">
                <text:p>40.31662774086</text:p>
              </table:table-cell>
              <table:table-cell office:value-type="float" office:value="66754.4711531451">
                <text:p>66754.47115314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.4087603092194">
                <text:p>40.4087603092194</text:p>
              </table:table-cell>
              <table:table-cell office:value-type="float" office:value="67641.6614773104">
                <text:p>67641.66147731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.4997010231018">
                <text:p>40.4997010231018</text:p>
              </table:table-cell>
              <table:table-cell office:value-type="float" office:value="69759.7338877339">
                <text:p>69759.73388773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.5910923480988">
                <text:p>40.5910923480988</text:p>
              </table:table-cell>
              <table:table-cell office:value-type="float" office:value="70641.2780448864">
                <text:p>70641.27804488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.6831653118134">
                <text:p>40.6831653118134</text:p>
              </table:table-cell>
              <table:table-cell office:value-type="float" office:value="71334.7299252684">
                <text:p>71334.7299252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.7747194766998">
                <text:p>40.7747194766998</text:p>
              </table:table-cell>
              <table:table-cell office:value-type="float" office:value="72962.2732978131">
                <text:p>72962.2732978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.8670573234558">
                <text:p>40.8670573234558</text:p>
              </table:table-cell>
              <table:table-cell office:value-type="float" office:value="73555.9712362475">
                <text:p>73555.97123624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.9586482048035">
                <text:p>40.9586482048035</text:p>
              </table:table-cell>
              <table:table-cell office:value-type="float" office:value="75291.337942524">
                <text:p>75291.3379425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.0502123832703">
                <text:p>41.0502123832703</text:p>
              </table:table-cell>
              <table:table-cell office:value-type="float" office:value="76361.7401158189">
                <text:p>76361.74011581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.1416411399841">
                <text:p>41.1416411399841</text:p>
              </table:table-cell>
              <table:table-cell office:value-type="float" office:value="77524.8428914155">
                <text:p>77524.84289141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.2330920696259">
                <text:p>41.2330920696259</text:p>
              </table:table-cell>
              <table:table-cell office:value-type="float" office:value="78555.7897349396">
                <text:p>78555.78973493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.3254659175873">
                <text:p>41.3254659175873</text:p>
              </table:table-cell>
              <table:table-cell office:value-type="float" office:value="78723.5798928361">
                <text:p>78723.57989283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.4168751239777">
                <text:p>41.4168751239777</text:p>
              </table:table-cell>
              <table:table-cell office:value-type="float" office:value="80517.0539230773">
                <text:p>80517.05392307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.5089242458344">
                <text:p>41.5089242458344</text:p>
              </table:table-cell>
              <table:table-cell office:value-type="float" office:value="80826.4093120114">
                <text:p>80826.40931201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.6008064746857">
                <text:p>41.6008064746857</text:p>
              </table:table-cell>
              <table:table-cell office:value-type="float" office:value="81756.8325661292">
                <text:p>81756.83256612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.6931133270264">
                <text:p>41.6931133270264</text:p>
              </table:table-cell>
              <table:table-cell office:value-type="float" office:value="82160.7476334257">
                <text:p>82160.74763342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.7846047878265">
                <text:p>41.7846047878265</text:p>
              </table:table-cell>
              <table:table-cell office:value-type="float" office:value="83505.0608349859">
                <text:p>83505.06083498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.8763024806976">
                <text:p>41.8763024806976</text:p>
              </table:table-cell>
              <table:table-cell office:value-type="float" office:value="83927.9567351693">
                <text:p>83927.95673516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.96839427948">
                <text:p>41.96839427948</text:p>
              </table:table-cell>
              <table:table-cell office:value-type="float" office:value="84090.0069538473">
                <text:p>84090.00695384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.0597014427185">
                <text:p>42.0597014427185</text:p>
              </table:table-cell>
              <table:table-cell office:value-type="float" office:value="85338.3209337546">
                <text:p>85338.32093375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.1517241001129">
                <text:p>42.1517241001129</text:p>
              </table:table-cell>
              <table:table-cell office:value-type="float" office:value="85022.5392477673">
                <text:p>85022.53924776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.243381023407">
                <text:p>42.243381023407</text:p>
              </table:table-cell>
              <table:table-cell office:value-type="float" office:value="85623.6465064497">
                <text:p>85623.6465064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.3352990150452">
                <text:p>42.3352990150452</text:p>
              </table:table-cell>
              <table:table-cell office:value-type="float" office:value="85641.5578680888">
                <text:p>85641.55786808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.4269208908081">
                <text:p>42.4269208908081</text:p>
              </table:table-cell>
              <table:table-cell office:value-type="float" office:value="86092.9765333472">
                <text:p>86092.97653334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.519140958786">
                <text:p>42.519140958786</text:p>
              </table:table-cell>
              <table:table-cell office:value-type="float" office:value="85534.528145109">
                <text:p>85534.5281451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.6118514537811">
                <text:p>42.6118514537811</text:p>
              </table:table-cell>
              <table:table-cell office:value-type="float" office:value="85082.0611023104">
                <text:p>85082.06110231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.7035119533539">
                <text:p>42.7035119533539</text:p>
              </table:table-cell>
              <table:table-cell office:value-type="float" office:value="85969.4201616847">
                <text:p>85969.42016168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.7959451675415">
                <text:p>42.7959451675415</text:p>
              </table:table-cell>
              <table:table-cell office:value-type="float" office:value="85077.6430216692">
                <text:p>85077.64302166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.8884499073029">
                <text:p>42.8884499073029</text:p>
              </table:table-cell>
              <table:table-cell office:value-type="float" office:value="84752.4139868503">
                <text:p>84752.41398685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.9810473918915">
                <text:p>42.9810473918915</text:p>
              </table:table-cell>
              <table:table-cell office:value-type="float" office:value="84321.9449717031">
                <text:p>84321.9449717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.072265625">
                <text:p>43.072265625</text:p>
              </table:table-cell>
              <table:table-cell office:value-type="float" office:value="85246.1151132915">
                <text:p>85246.11511329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1641757488251">
                <text:p>43.1641757488251</text:p>
              </table:table-cell>
              <table:table-cell office:value-type="float" office:value="84082.1411002363">
                <text:p>84082.14110023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257034778595">
                <text:p>43.257034778595</text:p>
              </table:table-cell>
              <table:table-cell office:value-type="float" office:value="82706.0116720029">
                <text:p>82706.01167200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3485906124115">
                <text:p>43.3485906124115</text:p>
              </table:table-cell>
              <table:table-cell office:value-type="float" office:value="83184.2132011156">
                <text:p>83184.21320111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4407050609589">
                <text:p>43.4407050609589</text:p>
              </table:table-cell>
              <table:table-cell office:value-type="float" office:value="81984.9667353425">
                <text:p>81984.96673534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5321304798126">
                <text:p>43.5321304798126</text:p>
              </table:table-cell>
              <table:table-cell office:value-type="float" office:value="81815.321097568">
                <text:p>81815.3210975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6241993904114">
                <text:p>43.6241993904114</text:p>
              </table:table-cell>
              <table:table-cell office:value-type="float" office:value="80461.4712156721">
                <text:p>80461.47121567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7153880596161">
                <text:p>43.7153880596161</text:p>
              </table:table-cell>
              <table:table-cell office:value-type="float" office:value="80360.8613209298">
                <text:p>80360.86132092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.8066985607147">
                <text:p>43.8066985607147</text:p>
              </table:table-cell>
              <table:table-cell office:value-type="float" office:value="79289.8945125645">
                <text:p>79289.89451256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.8985831737518">
                <text:p>43.8985831737518</text:p>
              </table:table-cell>
              <table:table-cell office:value-type="float" office:value="77836.7537675925">
                <text:p>77836.75376759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.9903287887573">
                <text:p>43.9903287887573</text:p>
              </table:table-cell>
              <table:table-cell office:value-type="float" office:value="76908.3078202433">
                <text:p>76908.30782024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.0828685760498">
                <text:p>44.0828685760498</text:p>
              </table:table-cell>
              <table:table-cell office:value-type="float" office:value="75124.4432627402">
                <text:p>75124.44326274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.1745181083679">
                <text:p>44.1745181083679</text:p>
              </table:table-cell>
              <table:table-cell office:value-type="float" office:value="74719.4211120534">
                <text:p>74719.42111205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.2664737701416">
                <text:p>44.2664737701416</text:p>
              </table:table-cell>
              <table:table-cell office:value-type="float" office:value="73339.6929554824">
                <text:p>73339.69295548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.3576402664185">
                <text:p>44.3576402664185</text:p>
              </table:table-cell>
              <table:table-cell office:value-type="float" office:value="72833.7741513677">
                <text:p>72833.77415136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.4490933418274">
                <text:p>44.4490933418274</text:p>
              </table:table-cell>
              <table:table-cell office:value-type="float" office:value="71380.869050164">
                <text:p>71380.8690501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.5408325195313">
                <text:p>44.5408325195313</text:p>
              </table:table-cell>
              <table:table-cell office:value-type="float" office:value="69937.4047226741">
                <text:p>69937.40472267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.6325798034668">
                <text:p>44.6325798034668</text:p>
              </table:table-cell>
              <table:table-cell office:value-type="float" office:value="68710.4808947653">
                <text:p>68710.48089476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.724458694458">
                <text:p>44.724458694458</text:p>
              </table:table-cell>
              <table:table-cell office:value-type="float" office:value="67305.9930663677">
                <text:p>67305.99306636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.8161642551422">
                <text:p>44.8161642551422</text:p>
              </table:table-cell>
              <table:table-cell office:value-type="float" office:value="66211.906395834">
                <text:p>66211.906395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.9089162349701">
                <text:p>44.9089162349701</text:p>
              </table:table-cell>
              <table:table-cell office:value-type="float" office:value="64171.1369508778">
                <text:p>64171.13695087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.9999434947968">
                <text:p>44.9999434947968</text:p>
              </table:table-cell>
              <table:table-cell office:value-type="float" office:value="64156.6055170824">
                <text:p>64156.60551708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.09126496315">
                <text:p>45.09126496315</text:p>
              </table:table-cell>
              <table:table-cell office:value-type="float" office:value="62723.4767824975">
                <text:p>62723.47678249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.1832444667816">
                <text:p>45.1832444667816</text:p>
              </table:table-cell>
              <table:table-cell office:value-type="float" office:value="61057.0809611447">
                <text:p>61057.08096114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.2744772434235">
                <text:p>45.2744772434235</text:p>
              </table:table-cell>
              <table:table-cell office:value-type="float" office:value="60329.1953023326">
                <text:p>60329.19530233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.3661372661591">
                <text:p>45.3661372661591</text:p>
              </table:table-cell>
              <table:table-cell office:value-type="float" office:value="58913.3609051892">
                <text:p>58913.36090518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.4570276737213">
                <text:p>45.4570276737213</text:p>
              </table:table-cell>
              <table:table-cell office:value-type="float" office:value="58267.9750486593">
                <text:p>58267.9750486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.5484638214111">
                <text:p>45.5484638214111</text:p>
              </table:table-cell>
              <table:table-cell office:value-type="float" office:value="56782.7946734253">
                <text:p>56782.79467342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.6395044326782">
                <text:p>45.6395044326782</text:p>
              </table:table-cell>
              <table:table-cell office:value-type="float" office:value="55975.0195992165">
                <text:p>55975.01959921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.730623960495">
                <text:p>45.730623960495</text:p>
              </table:table-cell>
              <table:table-cell office:value-type="float" office:value="54872.9796982074">
                <text:p>54872.97969820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.8225061893463">
                <text:p>45.8225061893463</text:p>
              </table:table-cell>
              <table:table-cell office:value-type="float" office:value="53459.7392924423">
                <text:p>53459.73929244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.9137055873871">
                <text:p>45.9137055873871</text:p>
              </table:table-cell>
              <table:table-cell office:value-type="float" office:value="52895.0859724248">
                <text:p>52895.08597242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.0050551891327">
                <text:p>46.0050551891327</text:p>
              </table:table-cell>
              <table:table-cell office:value-type="float" office:value="52019.9312223997">
                <text:p>52019.93122239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.0961256027222">
                <text:p>46.0961256027222</text:p>
              </table:table-cell>
              <table:table-cell office:value-type="float" office:value="51300.9639009679">
                <text:p>51300.96390096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6.1876177787781">
                <text:p>46.1876177787781</text:p>
              </table:table-cell>
              <table:table-cell office:value-type="float" office:value="50364.9623240373">
                <text:p>50364.96232403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6.2784924507141">
                <text:p>46.2784924507141</text:p>
              </table:table-cell>
              <table:table-cell office:value-type="float" office:value="50002.9315450892">
                <text:p>50002.93154508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.3694384098053">
                <text:p>46.3694384098053</text:p>
              </table:table-cell>
              <table:table-cell office:value-type="float" office:value="49347.9869237525">
                <text:p>49347.98692375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.4608516693115">
                <text:p>46.4608516693115</text:p>
              </table:table-cell>
              <table:table-cell office:value-type="float" office:value="48570.6343257306">
                <text:p>48570.63432573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.5519506931305">
                <text:p>46.5519506931305</text:p>
              </table:table-cell>
              <table:table-cell office:value-type="float" office:value="48299.090545071">
                <text:p>48299.0905450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.6439278125763">
                <text:p>46.6439278125763</text:p>
              </table:table-cell>
              <table:table-cell office:value-type="float" office:value="47403.0935766499">
                <text:p>47403.09357664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6.7349424362183">
                <text:p>46.7349424362183</text:p>
              </table:table-cell>
              <table:table-cell office:value-type="float" office:value="47640.6958189148">
                <text:p>47640.69581891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6.8262012004852">
                <text:p>46.8262012004852</text:p>
              </table:table-cell>
              <table:table-cell office:value-type="float" office:value="47250.2562864615">
                <text:p>47250.25628646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.9173481464386">
                <text:p>46.9173481464386</text:p>
              </table:table-cell>
              <table:table-cell office:value-type="float" office:value="47132.6817927376">
                <text:p>47132.6817927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7.0154299736023">
                <text:p>47.0154299736023</text:p>
              </table:table-cell>
              <table:table-cell office:value-type="float" office:value="43800.162825577">
                <text:p>43800.1628255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1166424751282">
                <text:p>47.1166424751282</text:p>
              </table:table-cell>
              <table:table-cell office:value-type="float" office:value="42445.3494897719">
                <text:p>42445.34948977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.207808971405">
                <text:p>47.207808971405</text:p>
              </table:table-cell>
              <table:table-cell office:value-type="float" office:value="47210.3258957058">
                <text:p>47210.32589570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7.2995901107788">
                <text:p>47.2995901107788</text:p>
              </table:table-cell>
              <table:table-cell office:value-type="float" office:value="47068.4939136218">
                <text:p>47068.49391362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.3910148143768">
                <text:p>47.3910148143768</text:p>
              </table:table-cell>
              <table:table-cell office:value-type="float" office:value="47514.5100726798">
                <text:p>47514.51007267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7.482795715332">
                <text:p>47.482795715332</text:p>
              </table:table-cell>
              <table:table-cell office:value-type="float" office:value="47678.7649114057">
                <text:p>47678.76491140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7.5735285282135">
                <text:p>47.5735285282135</text:p>
              </table:table-cell>
              <table:table-cell office:value-type="float" office:value="48582.2037255525">
                <text:p>48582.20372555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7.6647381782532">
                <text:p>47.6647381782532</text:p>
              </table:table-cell>
              <table:table-cell office:value-type="float" office:value="48854.4797404858">
                <text:p>48854.47974048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.7564225196838">
                <text:p>47.7564225196838</text:p>
              </table:table-cell>
              <table:table-cell office:value-type="float" office:value="49125.073373692">
                <text:p>49125.0733736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.8472709655762">
                <text:p>47.8472709655762</text:p>
              </table:table-cell>
              <table:table-cell office:value-type="float" office:value="50281.5425749122">
                <text:p>50281.54257491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.9391305446625">
                <text:p>47.9391305446625</text:p>
              </table:table-cell>
              <table:table-cell office:value-type="float" office:value="50424.7901642153">
                <text:p>50424.79016421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8.0303189754486">
                <text:p>48.0303189754486</text:p>
              </table:table-cell>
              <table:table-cell office:value-type="float" office:value="51497.7608400092">
                <text:p>51497.76084000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8.1220662593842">
                <text:p>48.1220662593842</text:p>
              </table:table-cell>
              <table:table-cell office:value-type="float" office:value="52056.0369215417">
                <text:p>52056.03692154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8.21373462677">
                <text:p>48.21373462677</text:p>
              </table:table-cell>
              <table:table-cell office:value-type="float" office:value="52973.5626201282">
                <text:p>52973.56262012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8.3057363033295">
                <text:p>48.3057363033295</text:p>
              </table:table-cell>
              <table:table-cell office:value-type="float" office:value="53738.1511390758">
                <text:p>53738.15113907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8.3978471755981">
                <text:p>48.3978471755981</text:p>
              </table:table-cell>
              <table:table-cell office:value-type="float" office:value="54629.8159605116">
                <text:p>54629.81596051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.4893183708191">
                <text:p>48.4893183708191</text:p>
              </table:table-cell>
              <table:table-cell office:value-type="float" office:value="56061.3643192635">
                <text:p>56061.36431926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8.5809044837952">
                <text:p>48.5809044837952</text:p>
              </table:table-cell>
              <table:table-cell office:value-type="float" office:value="57039.2151194877">
                <text:p>57039.21511948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.6722223758698">
                <text:p>48.6722223758698</text:p>
              </table:table-cell>
              <table:table-cell office:value-type="float" office:value="58345.6306202107">
                <text:p>58345.63062021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8.7635705471039">
                <text:p>48.7635705471039</text:p>
              </table:table-cell>
              <table:table-cell office:value-type="float" office:value="59464.791977909">
                <text:p>59464.7919779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8.8548884391785">
                <text:p>48.8548884391785</text:p>
              </table:table-cell>
              <table:table-cell office:value-type="float" office:value="60710.9940237328">
                <text:p>60710.99402373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8.9463715553284">
                <text:p>48.9463715553284</text:p>
              </table:table-cell>
              <table:table-cell office:value-type="float" office:value="61825.6158954205">
                <text:p>61825.61589542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.038067817688">
                <text:p>49.038067817688</text:p>
              </table:table-cell>
              <table:table-cell office:value-type="float" office:value="62903.3272629887">
                <text:p>62903.32726298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.1294052600861">
                <text:p>49.1294052600861</text:p>
              </table:table-cell>
              <table:table-cell office:value-type="float" office:value="64376.6657530599">
                <text:p>64376.66575305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.2218794822693">
                <text:p>49.2218794822693</text:p>
              </table:table-cell>
              <table:table-cell office:value-type="float" office:value="64882.9463859848">
                <text:p>64882.94638598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9.3132727146149">
                <text:p>49.3132727146149</text:p>
              </table:table-cell>
              <table:table-cell office:value-type="float" office:value="66875.8489347326">
                <text:p>66875.84893473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.4048840999603">
                <text:p>49.4048840999603</text:p>
              </table:table-cell>
              <table:table-cell office:value-type="float" office:value="67939.1538129219">
                <text:p>67939.15381292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.4960494041443">
                <text:p>49.4960494041443</text:p>
              </table:table-cell>
              <table:table-cell office:value-type="float" office:value="69500.1246001961">
                <text:p>69500.12460019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.5877730846405">
                <text:p>49.5877730846405</text:p>
              </table:table-cell>
              <table:table-cell office:value-type="float" office:value="70385.3134225938">
                <text:p>70385.31342259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.6797313690186">
                <text:p>49.6797313690186</text:p>
              </table:table-cell>
              <table:table-cell office:value-type="float" office:value="71423.690039694">
                <text:p>71423.6900396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9.7714133262634">
                <text:p>49.7714133262634</text:p>
              </table:table-cell>
              <table:table-cell office:value-type="float" office:value="72773.3154973969">
                <text:p>72773.31549739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9.8632662296295">
                <text:p>49.8632662296295</text:p>
              </table:table-cell>
              <table:table-cell office:value-type="float" office:value="73857.2190033198">
                <text:p>73857.21900331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9.9549009799957">
                <text:p>49.9549009799957</text:p>
              </table:table-cell>
              <table:table-cell office:value-type="float" office:value="75167.9900089503">
                <text:p>75167.99000895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0.0474209785461">
                <text:p>50.0474209785461</text:p>
              </table:table-cell>
              <table:table-cell office:value-type="float" office:value="75572.8502977655">
                <text:p>75572.85029776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.1385037899017">
                <text:p>50.1385037899017</text:p>
              </table:table-cell>
              <table:table-cell office:value-type="float" office:value="77819.2931740784">
                <text:p>77819.29317407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.230283498764">
                <text:p>50.230283498764</text:p>
              </table:table-cell>
              <table:table-cell office:value-type="float" office:value="78274.382094391">
                <text:p>78274.382094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.3225891590118">
                <text:p>50.3225891590118</text:p>
              </table:table-cell>
              <table:table-cell office:value-type="float" office:value="78781.7342996916">
                <text:p>78781.73429969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.4140133857727">
                <text:p>50.4140133857727</text:p>
              </table:table-cell>
              <table:table-cell office:value-type="float" office:value="80503.8255259336">
                <text:p>80503.8255259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.5060935020447">
                <text:p>50.5060935020447</text:p>
              </table:table-cell>
              <table:table-cell office:value-type="float" office:value="80799.2029248185">
                <text:p>80799.20292481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.5977494716644">
                <text:p>50.5977494716644</text:p>
              </table:table-cell>
              <table:table-cell office:value-type="float" office:value="81958.6550790385">
                <text:p>81958.65507903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0.690408706665">
                <text:p>50.690408706665</text:p>
              </table:table-cell>
              <table:table-cell office:value-type="float" office:value="81761.9528150658">
                <text:p>81761.95281506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0.7818598747253">
                <text:p>50.7818598747253</text:p>
              </table:table-cell>
              <table:table-cell office:value-type="float" office:value="83541.8525760349">
                <text:p>83541.85257603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.8734726905823">
                <text:p>50.8734726905823</text:p>
              </table:table-cell>
              <table:table-cell office:value-type="float" office:value="84005.7139169087">
                <text:p>84005.71391690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.9656319618225">
                <text:p>50.9656319618225</text:p>
              </table:table-cell>
              <table:table-cell office:value-type="float" office:value="84028.4422368475">
                <text:p>84028.44223684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.0574266910553">
                <text:p>51.0574266910553</text:p>
              </table:table-cell>
              <table:table-cell office:value-type="float" office:value="84797.8970585562">
                <text:p>84797.89705855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.1496438980103">
                <text:p>51.1496438980103</text:p>
              </table:table-cell>
              <table:table-cell office:value-type="float" office:value="84843.1681933467">
                <text:p>84843.16819334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.2414207458496">
                <text:p>51.2414207458496</text:p>
              </table:table-cell>
              <table:table-cell office:value-type="float" office:value="85511.762331792">
                <text:p>85511.76233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.3333570957184">
                <text:p>51.3333570957184</text:p>
              </table:table-cell>
              <table:table-cell office:value-type="float" office:value="85624.4566075999">
                <text:p>85624.45660759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.4247949123383">
                <text:p>51.4247949123383</text:p>
              </table:table-cell>
              <table:table-cell office:value-type="float" office:value="86266.276816212">
                <text:p>86266.2768162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.5169179439545">
                <text:p>51.5169179439545</text:p>
              </table:table-cell>
              <table:table-cell office:value-type="float" office:value="85624.6246092052">
                <text:p>85624.62460920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.609393119812">
                <text:p>51.609393119812</text:p>
              </table:table-cell>
              <table:table-cell office:value-type="float" office:value="85298.5671760311">
                <text:p>85298.56717603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.7011222839355">
                <text:p>51.7011222839355</text:p>
              </table:table-cell>
              <table:table-cell office:value-type="float" office:value="85905.0671102563">
                <text:p>85905.0671102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.7932815551758">
                <text:p>51.7932815551758</text:p>
              </table:table-cell>
              <table:table-cell office:value-type="float" office:value="85330.5358665508">
                <text:p>85330.53586655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.8847751617432">
                <text:p>51.8847751617432</text:p>
              </table:table-cell>
              <table:table-cell office:value-type="float" office:value="85689.0475098501">
                <text:p>85689.04750985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.9769177436829">
                <text:p>51.9769177436829</text:p>
              </table:table-cell>
              <table:table-cell office:value-type="float" office:value="84825.0595486372">
                <text:p>84825.05954863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.0681257247925">
                <text:p>52.0681257247925</text:p>
              </table:table-cell>
              <table:table-cell office:value-type="float" office:value="85255.6969839552">
                <text:p>85255.69698395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.1601686477661">
                <text:p>52.1601686477661</text:p>
              </table:table-cell>
              <table:table-cell office:value-type="float" office:value="83960.8277348364">
                <text:p>83960.82773483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2.252658367157">
                <text:p>52.252658367157</text:p>
              </table:table-cell>
              <table:table-cell office:value-type="float" office:value="83036.2558193488">
                <text:p>83036.2558193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2.3443517684937">
                <text:p>52.3443517684937</text:p>
              </table:table-cell>
              <table:table-cell office:value-type="float" office:value="83146.6592891131">
                <text:p>83146.65928911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.4369349479675">
                <text:p>52.4369349479675</text:p>
              </table:table-cell>
              <table:table-cell office:value-type="float" office:value="81656.3013169483">
                <text:p>81656.30131694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.5288574695587">
                <text:p>52.5288574695587</text:p>
              </table:table-cell>
              <table:table-cell office:value-type="float" office:value="81459.9063470202">
                <text:p>81459.90634702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2.6207649707794">
                <text:p>52.6207649707794</text:p>
              </table:table-cell>
              <table:table-cell office:value-type="float" office:value="80602.7788984352">
                <text:p>80602.77889843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2.7122120857239">
                <text:p>52.7122120857239</text:p>
              </table:table-cell>
              <table:table-cell office:value-type="float" office:value="80133.7472970119">
                <text:p>80133.74729701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2.8043434619904">
                <text:p>52.8043434619904</text:p>
              </table:table-cell>
              <table:table-cell office:value-type="float" office:value="78583.4348013985">
                <text:p>78583.43480139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2.8966979980469">
                <text:p>52.8966979980469</text:p>
              </table:table-cell>
              <table:table-cell office:value-type="float" office:value="77440.7008619822">
                <text:p>77440.70086198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2.9881989955902">
                <text:p>52.9881989955902</text:p>
              </table:table-cell>
              <table:table-cell office:value-type="float" office:value="77113.9133937668">
                <text:p>77113.91339376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3.0803666114807">
                <text:p>53.0803666114807</text:p>
              </table:table-cell>
              <table:table-cell office:value-type="float" office:value="75514.5929809948">
                <text:p>75514.59298099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3.1721441745758">
                <text:p>53.1721441745758</text:p>
              </table:table-cell>
              <table:table-cell office:value-type="float" office:value="74702.3539173332">
                <text:p>74702.3539173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3.2647368907928">
                <text:p>53.2647368907928</text:p>
              </table:table-cell>
              <table:table-cell office:value-type="float" office:value="72835.1027546464">
                <text:p>72835.10275464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3.356565952301">
                <text:p>53.356565952301</text:p>
              </table:table-cell>
              <table:table-cell office:value-type="float" office:value="72308.2637560073">
                <text:p>72308.26375600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3.4482529163361">
                <text:p>53.4482529163361</text:p>
              </table:table-cell>
              <table:table-cell office:value-type="float" office:value="71198.7802050639">
                <text:p>71198.78020506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3.5408906936646">
                <text:p>53.5408906936646</text:p>
              </table:table-cell>
              <table:table-cell office:value-type="float" office:value="69259.0019431169">
                <text:p>69259.00194311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3.6326389312744">
                <text:p>53.6326389312744</text:p>
              </table:table-cell>
              <table:table-cell office:value-type="float" office:value="68622.5715503352">
                <text:p>68622.57155033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3.7246923446655">
                <text:p>53.7246923446655</text:p>
              </table:table-cell>
              <table:table-cell office:value-type="float" office:value="67178.3888526289">
                <text:p>67178.38885262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3.8161997795105">
                <text:p>53.8161997795105</text:p>
              </table:table-cell>
              <table:table-cell office:value-type="float" office:value="66355.2640316823">
                <text:p>66355.26403168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3.9080257415772">
                <text:p>53.9080257415772</text:p>
              </table:table-cell>
              <table:table-cell office:value-type="float" office:value="64818.2699755417">
                <text:p>64818.26997554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3.9991669654846">
                <text:p>53.9991669654846</text:p>
              </table:table-cell>
              <table:table-cell office:value-type="float" office:value="64076.3833271423">
                <text:p>64076.38332714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4.0905115604401">
                <text:p>54.0905115604401</text:p>
              </table:table-cell>
              <table:table-cell office:value-type="float" office:value="62707.5964680119">
                <text:p>62707.59646801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.1828939914703">
                <text:p>54.1828939914703</text:p>
              </table:table-cell>
              <table:table-cell office:value-type="float" office:value="60790.7795602354">
                <text:p>60790.77956023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.2743399143219">
                <text:p>54.2743399143219</text:p>
              </table:table-cell>
              <table:table-cell office:value-type="float" office:value="60188.5773402303">
                <text:p>60188.57734023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4.3661620616913">
                <text:p>54.3661620616913</text:p>
              </table:table-cell>
              <table:table-cell office:value-type="float" office:value="58809.3412613923">
                <text:p>58809.34126139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4.4573044776917">
                <text:p>54.4573044776917</text:p>
              </table:table-cell>
              <table:table-cell office:value-type="float" office:value="58106.8643163763">
                <text:p>58106.86431637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.5489127635956">
                <text:p>54.5489127635956</text:p>
              </table:table-cell>
              <table:table-cell office:value-type="float" office:value="56676.095931375">
                <text:p>56676.095931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4.640035867691">
                <text:p>54.640035867691</text:p>
              </table:table-cell>
              <table:table-cell office:value-type="float" office:value="55924.3459777393">
                <text:p>55924.34597773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.7312095165253">
                <text:p>54.7312095165253</text:p>
              </table:table-cell>
              <table:table-cell office:value-type="float" office:value="54840.4068931252">
                <text:p>54840.40689312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4.8231315612793">
                <text:p>54.8231315612793</text:p>
              </table:table-cell>
              <table:table-cell office:value-type="float" office:value="53436.58328254">
                <text:p>53436.583282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9144253730774">
                <text:p>54.9144253730774</text:p>
              </table:table-cell>
              <table:table-cell office:value-type="float" office:value="52840.3832087623">
                <text:p>52840.38320876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.0068111419678">
                <text:p>55.0068111419678</text:p>
              </table:table-cell>
              <table:table-cell office:value-type="float" office:value="51349.9000655494">
                <text:p>51349.90006554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.0983469486237">
                <text:p>55.0983469486237</text:p>
              </table:table-cell>
              <table:table-cell office:value-type="float" office:value="51040.1357751043">
                <text:p>51040.13577510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1897962093353">
                <text:p>55.1897962093353</text:p>
              </table:table-cell>
              <table:table-cell office:value-type="float" office:value="50388.5976129271">
                <text:p>50388.59761292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2806735038757">
                <text:p>55.2806735038757</text:p>
              </table:table-cell>
              <table:table-cell office:value-type="float" office:value="50001.4885234031">
                <text:p>50001.48852340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.3718118667603">
                <text:p>55.3718118667603</text:p>
              </table:table-cell>
              <table:table-cell office:value-type="float" office:value="49243.807524682">
                <text:p>49243.8075246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.4635317325592">
                <text:p>55.4635317325592</text:p>
              </table:table-cell>
              <table:table-cell office:value-type="float" office:value="48408.2696951659">
                <text:p>48408.26969516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.5543537139893">
                <text:p>55.5543537139893</text:p>
              </table:table-cell>
              <table:table-cell office:value-type="float" office:value="48446.421567984">
                <text:p>48446.4215679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.6458239555359">
                <text:p>55.6458239555359</text:p>
              </table:table-cell>
              <table:table-cell office:value-type="float" office:value="47665.775516481">
                <text:p>47665.7755164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.7371056079865">
                <text:p>55.7371056079865</text:p>
              </table:table-cell>
              <table:table-cell office:value-type="float" office:value="47501.331139337">
                <text:p>47501.3311393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.8291323184967">
                <text:p>55.8291323184967</text:p>
              </table:table-cell>
              <table:table-cell office:value-type="float" office:value="46855.9614495787">
                <text:p>46855.96144957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.9198944568634">
                <text:p>55.9198944568634</text:p>
              </table:table-cell>
              <table:table-cell office:value-type="float" office:value="47332.5119626777">
                <text:p>47332.51196267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.0113005638123">
                <text:p>56.0113005638123</text:p>
              </table:table-cell>
              <table:table-cell office:value-type="float" office:value="46999.0479126726">
                <text:p>46999.04791267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.1027755737305">
                <text:p>56.1027755737305</text:p>
              </table:table-cell>
              <table:table-cell office:value-type="float" office:value="46963.6461787872">
                <text:p>46963.64617878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.1937963962555">
                <text:p>56.1937963962555</text:p>
              </table:table-cell>
              <table:table-cell office:value-type="float" office:value="47285.8833902176">
                <text:p>47285.88339021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2850432395935">
                <text:p>56.2850432395935</text:p>
              </table:table-cell>
              <table:table-cell office:value-type="float" office:value="47344.1035543234">
                <text:p>47344.10355432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3757839202881">
                <text:p>56.3757839202881</text:p>
              </table:table-cell>
              <table:table-cell office:value-type="float" office:value="47784.5214165226">
                <text:p>47784.5214165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